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Georgia" svg:font-family="Georgia, 'Times New Roman', Times, serif"/>
    <style:font-face style:name="OpenSymbol" svg:font-family="OpenSymbol"/>
    <style:font-face style:name="Times New Roman1" svg:font-family="'Times New Roman'"/>
    <style:font-face style:name="mon" svg:font-family="mon"/>
    <style:font-face style:name="monospace" svg:font-family="monospace"/>
    <style:font-face style:name="monospace1" svg:font-family="monospace, 'Courier New'"/>
    <style:font-face style:name="sans-serif" svg:font-family="sans-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7.668cm" fo:margin-left="0.265cm" table:align="left"/>
    </style:style>
    <style:style style:name="Tabla1.A" style:family="table-column">
      <style:table-column-properties style:column-width="2.651cm"/>
    </style:style>
    <style:style style:name="Tabla1.B" style:family="table-column">
      <style:table-column-properties style:column-width="1.337cm"/>
    </style:style>
    <style:style style:name="Tabla1.C" style:family="table-column">
      <style:table-column-properties style:column-width="3.679cm"/>
    </style:style>
    <style:style style:name="Tabla1.A1" style:family="table-cell">
      <style:table-cell-properties style:vertical-align="middle" fo:padding="0.049cm" fo:border="none"/>
    </style:style>
    <style:style style:name="Tabla2" style:family="table">
      <style:table-properties style:width="6.087cm" fo:margin-left="0.265cm" table:align="left"/>
    </style:style>
    <style:style style:name="Tabla2.A" style:family="table-column">
      <style:table-column-properties style:column-width="1.132cm"/>
    </style:style>
    <style:style style:name="Tabla2.B" style:family="table-column">
      <style:table-column-properties style:column-width="1.494cm"/>
    </style:style>
    <style:style style:name="Tabla2.C" style:family="table-column">
      <style:table-column-properties style:column-width="3.461cm"/>
    </style:style>
    <style:style style:name="Tabla2.A1" style:family="table-cell">
      <style:table-cell-properties style:vertical-align="middle" fo:padding="0.049cm" fo:border="none"/>
    </style:style>
    <style:style style:name="P1" style:family="paragraph" style:parent-style-name="Text_20_body">
      <style:paragraph-properties fo:orphans="2" fo:widows="2"/>
      <style:text-properties fo:font-variant="normal" fo:text-transform="none" fo:color="#000000" style:font-name="sans-serif" fo:letter-spacing="normal" fo:font-style="normal" fo:font-weight="normal"/>
    </style:style>
    <style:style style:name="P2" style:family="paragraph" style:parent-style-name="Text_20_body">
      <style:paragraph-properties fo:orphans="2" fo:widows="2"/>
      <style:text-properties fo:font-variant="normal" fo:text-transform="none" fo:color="#000000" style:font-name="sans-serif" fo:letter-spacing="normal" fo:font-style="normal" fo:font-weight="bold"/>
    </style:style>
    <style:style style:name="P3" style:family="paragraph" style:parent-style-name="Text_20_body">
      <style:paragraph-properties fo:orphans="2" fo:widows="2"/>
    </style:style>
    <style:style style:name="P4" style:family="paragraph" style:parent-style-name="Text_20_body">
      <style:paragraph-properties fo:margin-top="0cm" fo:margin-bottom="0cm" fo:text-align="center" style:justify-single-word="false"/>
    </style:style>
    <style:style style:name="P5" style:family="paragraph" style:parent-style-name="List_20_Heading">
      <style:paragraph-properties fo:margin-top="0cm" fo:margin-bottom="0cm" fo:orphans="2" fo:widows="2"/>
      <style:text-properties fo:font-variant="normal" fo:text-transform="none" fo:color="#000000" style:font-name="sans-serif" fo:letter-spacing="normal" fo:font-style="normal" fo:font-weight="bold"/>
    </style:style>
    <style:style style:name="P6" style:family="paragraph" style:parent-style-name="List_20_Heading">
      <style:paragraph-properties fo:margin-top="0cm" fo:margin-bottom="0cm" fo:orphans="2" fo:widows="2"/>
    </style:style>
    <style:style style:name="P7" style:family="paragraph" style:parent-style-name="List_20_Contents">
      <style:paragraph-properties fo:margin-top="0cm" fo:margin-bottom="0cm" fo:orphans="2" fo:widows="2"/>
      <style:text-properties fo:font-variant="normal" fo:text-transform="none" fo:color="#000000" style:font-name="sans-serif" fo:letter-spacing="normal" fo:font-style="normal" fo:font-weight="normal"/>
    </style:style>
    <style:style style:name="P8" style:family="paragraph" style:parent-style-name="List_20_Contents">
      <style:paragraph-properties fo:margin-top="0cm" fo:margin-bottom="0cm" fo:orphans="2" fo:widows="2"/>
    </style:style>
    <style:style style:name="P9" style:family="paragraph" style:parent-style-name="Text_20_body">
      <style:paragraph-properties fo:margin-left="0.265cm" fo:margin-right="0.265cm" fo:margin-top="0cm" fo:margin-bottom="0cm" fo:text-align="start" style:justify-single-word="false" fo:orphans="2" fo:widows="2" fo:text-indent="0cm" style:auto-text-indent="false" fo:padding="0cm" fo:border="none"/>
    </style:style>
    <style:style style:name="P10" style:family="paragraph" style:parent-style-name="Text_20_body">
      <style:paragraph-properties fo:margin-left="0.265cm" fo:margin-right="0.265cm" fo:margin-top="0cm" fo:margin-bottom="0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fo:background-color="#ffcccc"/>
    </style:style>
    <style:style style:name="P11" style:family="paragraph" style:parent-style-name="Text_20_body">
      <style:paragraph-properties fo:margin-left="0.265cm" fo:margin-right="0.265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fo:background-color="#ffcccc"/>
    </style:style>
    <style:style style:name="P12" style:family="paragraph" style:parent-style-name="Text_20_body">
      <style:paragraph-properties fo:margin-left="0.265cm" fo:margin-right="0.265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style:style>
    <style:style style:name="P13" style:family="paragraph" style:parent-style-name="Text_20_body">
      <style:paragraph-properties fo:margin-left="0.265cm" fo:margin-right="0.265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fo:background-color="#ff9999"/>
    </style:style>
    <style:style style:name="P14" style:family="paragraph" style:parent-style-name="Text_20_body">
      <style:paragraph-properties fo:margin-left="0.265cm" fo:margin-right="0.265cm" fo:text-align="start" style:justify-single-word="false" fo:orphans="2" fo:widows="2" fo:text-indent="0cm" style:auto-text-indent="false" fo:padding="0cm" fo:border="none"/>
      <style:text-properties fo:font-variant="normal" fo:text-transform="none" fo:color="#000000" fo:letter-spacing="normal" fo:background-color="#ff9999"/>
    </style:style>
    <style:style style:name="P15" style:family="paragraph" style:parent-style-name="Text_20_body">
      <style:paragraph-properties fo:margin-left="0.265cm" fo:margin-right="0.265cm" fo:text-align="start" style:justify-single-word="false" fo:orphans="2" fo:widows="2" fo:text-indent="0cm" style:auto-text-indent="false" fo:padding="0cm" fo:border="none"/>
      <style:text-properties fo:font-variant="normal" fo:text-transform="none" fo:color="#000000" fo:letter-spacing="normal"/>
    </style:style>
    <style:style style:name="P16" style:family="paragraph" style:parent-style-name="Text_20_body">
      <style:paragraph-properties fo:margin-left="0.265cm" fo:margin-right="0.265cm" fo:text-align="start" style:justify-single-word="false" fo:orphans="2" fo:widows="2" fo:text-indent="0cm" style:auto-text-indent="false" fo:padding="0cm" fo:border="none"/>
      <style:text-properties fo:font-variant="normal" fo:text-transform="none" fo:color="#808080" style:font-name="Times New Roman1" fo:font-size="13.5pt" fo:letter-spacing="normal" fo:font-style="italic" fo:font-weight="normal" fo:background-color="#ffcccc"/>
    </style:style>
    <style:style style:name="P17" style:family="paragraph" style:parent-style-name="Text_20_body">
      <style:paragraph-properties fo:margin-left="0.265cm" fo:margin-right="0.265cm" fo:text-align="start" style:justify-single-word="false" fo:orphans="2" fo:widows="2" fo:text-indent="0cm" style:auto-text-indent="false" fo:padding="0cm" fo:border="none"/>
    </style:style>
    <style:style style:name="P18" style:family="paragraph" style:parent-style-name="Text_20_body">
      <style:paragraph-properties fo:margin-left="0.265cm" fo:margin-right="0.265cm" fo:text-align="start" style:justify-single-word="false" fo:orphans="2" fo:widows="2" fo:text-indent="0cm" style:auto-text-indent="false" fo:padding="0cm" fo:border="none"/>
      <style:text-properties fo:background-color="#ff9999"/>
    </style:style>
    <style:style style:name="P19" style:family="paragraph" style:parent-style-name="Heading_20_2">
      <style:paragraph-properties fo:margin-left="0.265cm" fo:margin-right="0.265cm" fo:text-align="start" style:justify-single-word="false" fo:orphans="2" fo:widows="2" fo:text-indent="0cm" style:auto-text-indent="false" fo:padding="0cm" fo:border="none"/>
      <style:text-properties fo:font-variant="normal" fo:text-transform="none" fo:color="#990000" style:font-name="Times New Roman1" fo:font-size="13.5pt" fo:letter-spacing="normal" fo:font-style="normal" fo:font-weight="normal"/>
    </style:style>
    <style:style style:name="P20" style:family="paragraph" style:parent-style-name="Heading_20_2">
      <style:paragraph-properties fo:margin-left="0.265cm" fo:margin-right="0.265cm" fo:text-align="start" style:justify-single-word="false" fo:orphans="2" fo:widows="2" fo:text-indent="0cm" style:auto-text-indent="false" fo:padding="0cm" fo:border="none"/>
      <style:text-properties fo:font-variant="normal" fo:text-transform="none" fo:color="#990000" style:font-name="Times New Roman1" fo:font-size="13.5pt" fo:letter-spacing="normal" fo:font-style="normal" fo:font-weight="normal" fo:background-color="#ff9999"/>
    </style:style>
    <style:style style:name="P21" style:family="paragraph" style:parent-style-name="Heading_20_2">
      <style:paragraph-properties fo:margin-left="0.265cm" fo:margin-right="0.265cm" fo:text-align="start" style:justify-single-word="false" fo:orphans="2" fo:widows="2" fo:text-indent="0cm" style:auto-text-indent="false" fo:padding="0cm" fo:border="none"/>
      <style:text-properties fo:font-variant="normal" fo:text-transform="none" fo:color="#000000" style:font-name="sans-serif" fo:font-size="14.25pt" fo:letter-spacing="normal" fo:font-style="normal" fo:font-weight="normal" fo:background-color="#ff9999"/>
    </style:style>
    <style:style style:name="P22" style:family="paragraph" style:parent-style-name="Heading_20_1">
      <style:paragraph-properties fo:margin-left="0.265cm" fo:margin-right="0.265cm" fo:text-align="start" style:justify-single-word="false" fo:orphans="2" fo:widows="2" fo:text-indent="0cm" style:auto-text-indent="false" fo:padding="0cm" fo:border="none"/>
      <style:text-properties fo:font-variant="normal" fo:text-transform="none" fo:color="#990000" style:font-name="Times New Roman1" fo:font-size="13.5pt" fo:letter-spacing="normal" fo:font-style="normal" fo:font-weight="normal" fo:background-color="#ff9999"/>
    </style:style>
    <style:style style:name="P23" style:family="paragraph" style:parent-style-name="Heading_20_1">
      <style:paragraph-properties fo:margin-left="0.265cm" fo:margin-right="0.265cm" fo:text-align="start" style:justify-single-word="false" fo:orphans="2" fo:widows="2" fo:text-indent="0cm" style:auto-text-indent="false" fo:padding="0cm" fo:border="none"/>
      <style:text-properties fo:font-variant="normal" fo:text-transform="none" fo:color="#005a9c" style:font-name="sans-serif" fo:font-size="13.5pt" fo:letter-spacing="normal" fo:font-style="normal" fo:font-weight="normal" fo:background-color="#ff9999"/>
    </style:style>
    <style:style style:name="P24" style:family="paragraph" style:parent-style-name="List_20_Heading">
      <style:paragraph-properties fo:margin-left="0.265cm" fo:margin-right="0.265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fo:background-color="#ff9999"/>
    </style:style>
    <style:style style:name="P25" style:family="paragraph" style:parent-style-name="Heading_20_3">
      <style:paragraph-properties fo:margin-left="0.265cm" fo:margin-right="0.265cm" fo:text-align="start" style:justify-single-word="false" fo:orphans="2" fo:widows="2" fo:text-indent="0cm" style:auto-text-indent="false" fo:padding="0cm" fo:border="none"/>
      <style:text-properties fo:font-variant="normal" fo:text-transform="none" fo:color="#990000" style:font-name="Times New Roman1" fo:font-size="13.5pt" fo:letter-spacing="normal" fo:font-style="normal" fo:font-weight="normal" fo:background-color="#ff9999"/>
    </style:style>
    <style:style style:name="P26" style:family="paragraph" style:parent-style-name="Heading_20_3">
      <style:paragraph-properties fo:margin-left="0.265cm" fo:margin-right="0.265cm" fo:text-align="start" style:justify-single-word="false" fo:orphans="2" fo:widows="2" fo:text-indent="0cm" style:auto-text-indent="false" fo:padding="0cm" fo:border="none"/>
      <style:text-properties fo:font-variant="normal" fo:text-transform="none" fo:color="#990000" style:font-name="Times New Roman1" fo:font-size="13.5pt" fo:letter-spacing="normal" fo:font-style="normal" fo:font-weight="normal"/>
    </style:style>
    <style:style style:name="P27" style:family="paragraph" style:parent-style-name="Preformatted_20_Text">
      <style:paragraph-properties fo:margin-left="0.265cm" fo:margin-right="0.265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fo:background-color="#ffcccc"/>
    </style:style>
    <style:style style:name="P28" style:family="paragraph" style:parent-style-name="Preformatted_20_Text">
      <style:paragraph-properties fo:margin-left="0.265cm" fo:margin-right="0.265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bold" fo:background-color="#ffcccc"/>
    </style:style>
    <style:style style:name="P29" style:family="paragraph" style:parent-style-name="Preformatted_20_Text">
      <style:paragraph-properties fo:margin-left="0.265cm" fo:margin-right="0.265cm" fo:text-align="start" style:justify-single-word="false" fo:orphans="2" fo:widows="2" fo:text-indent="0cm" style:auto-text-indent="false" fo:padding="0cm" fo:border="none"/>
      <style:text-properties fo:font-variant="normal" fo:text-transform="none" fo:color="#000000" fo:letter-spacing="normal" fo:background-color="#ffcccc"/>
    </style:style>
    <style:style style:name="P30" style:family="paragraph" style:parent-style-name="Preformatted_20_Text">
      <style:paragraph-properties fo:margin-left="0.265cm" fo:margin-right="0.265cm" fo:text-align="start" style:justify-single-word="false" fo:orphans="2" fo:widows="2" fo:text-indent="0cm" style:auto-text-indent="false" fo:padding="0cm" fo:border="none"/>
      <style:text-properties fo:font-variant="normal" fo:text-transform="none" fo:color="#000000" fo:letter-spacing="normal" fo:background-color="#ff9999"/>
    </style:style>
    <style:style style:name="P31" style:family="paragraph" style:parent-style-name="Heading_20_4">
      <style:paragraph-properties fo:margin-left="0.265cm" fo:margin-right="0.265cm" fo:text-align="start" style:justify-single-word="false" fo:orphans="2" fo:widows="2" fo:text-indent="0cm" style:auto-text-indent="false" fo:padding="0cm" fo:border="none"/>
      <style:text-properties fo:font-variant="normal" fo:text-transform="none" fo:color="#990000" style:font-name="Times New Roman1" fo:font-size="13.5pt" fo:letter-spacing="normal" fo:font-style="normal" fo:font-weight="normal" fo:background-color="#ff9999"/>
    </style:style>
    <style:style style:name="P32" style:family="paragraph" style:parent-style-name="Heading_20_4">
      <style:paragraph-properties fo:margin-left="0.265cm" fo:margin-right="0.265cm" fo:text-align="start" style:justify-single-word="false" fo:orphans="2" fo:widows="2" fo:text-indent="0cm" style:auto-text-indent="false" fo:padding="0cm" fo:border="none"/>
      <style:text-properties fo:font-variant="normal" fo:text-transform="none" fo:color="#990000" style:font-name="Times New Roman1" fo:font-size="13.5pt" fo:letter-spacing="normal" fo:font-style="normal" fo:font-weight="normal"/>
    </style:style>
    <style:style style:name="P33" style:family="paragraph" style:parent-style-name="Heading_20_5">
      <style:paragraph-properties fo:margin-left="0.265cm" fo:margin-right="0.265cm" fo:text-align="start" style:justify-single-word="false" fo:orphans="2" fo:widows="2" fo:text-indent="0cm" style:auto-text-indent="false" fo:padding="0cm" fo:border="none"/>
      <style:text-properties fo:font-variant="normal" fo:text-transform="none" fo:color="#990000" style:font-name="Times New Roman1" fo:font-size="13.5pt" fo:letter-spacing="normal" fo:font-style="normal" fo:font-weight="normal" fo:background-color="#ff9999"/>
    </style:style>
    <style:style style:name="P34" style:family="paragraph" style:parent-style-name="Heading_20_6">
      <style:paragraph-properties fo:margin-left="0.265cm" fo:margin-right="0.265cm" fo:text-align="start" style:justify-single-word="false" fo:orphans="2" fo:widows="2" fo:text-indent="0cm" style:auto-text-indent="false" fo:padding="0cm" fo:border="none"/>
      <style:text-properties fo:font-variant="normal" fo:text-transform="none" fo:color="#990000" style:font-name="Times New Roman1" fo:font-size="13.5pt" fo:letter-spacing="normal" fo:font-style="normal" fo:font-weight="normal" fo:background-color="#ff9999"/>
    </style:style>
    <style:style style:name="P35" style:family="paragraph" style:parent-style-name="Preformatted_20_Text">
      <style:paragraph-properties fo:margin-left="0.265cm" fo:margin-right="0.265cm" fo:margin-top="0cm" fo:margin-bottom="0.499cm" fo:text-align="start" style:justify-single-word="false" fo:orphans="2" fo:widows="2" fo:text-indent="0cm" style:auto-text-indent="false" fo:padding="0cm" fo:border="none"/>
      <style:text-properties fo:font-variant="normal" fo:text-transform="none" fo:color="#000000" fo:letter-spacing="normal" fo:background-color="#ffcccc"/>
    </style:style>
    <style:style style:name="P36" style:family="paragraph" style:parent-style-name="Preformatted_20_Text">
      <style:paragraph-properties fo:margin-left="0.265cm" fo:margin-right="0.265cm" fo:margin-top="0cm" fo:margin-bottom="0.499cm" fo:text-align="start" style:justify-single-word="false" fo:orphans="2" fo:widows="2" fo:text-indent="0cm" style:auto-text-indent="false" fo:padding="0cm" fo:border="none"/>
      <style:text-properties fo:font-variant="normal" fo:text-transform="none" fo:color="#000000" fo:letter-spacing="normal" fo:background-color="#ff9999"/>
    </style:style>
    <style:style style:name="P37" style:family="paragraph" style:parent-style-name="Preformatted_20_Text">
      <style:paragraph-properties fo:margin-left="0.265cm" fo:margin-right="0.265cm" fo:margin-top="0cm" fo:margin-bottom="0.499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bold" fo:background-color="#ffcccc"/>
    </style:style>
    <style:style style:name="P38" style:family="paragraph" style:parent-style-name="Preformatted_20_Text">
      <style:paragraph-properties fo:margin-left="0.265cm" fo:margin-right="0.265cm" fo:margin-top="0cm" fo:margin-bottom="0.499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fo:background-color="#ffcccc"/>
    </style:style>
    <style:style style:name="P39" style:family="paragraph" style:parent-style-name="Heading_20_2">
      <style:text-properties fo:font-variant="normal" fo:text-transform="none" fo:color="#0050b2" style:font-name="sans-serif" fo:letter-spacing="normal" fo:font-style="normal" fo:font-weight="normal"/>
    </style:style>
    <style:style style:name="P40" style:family="paragraph" style:parent-style-name="Heading_20_2">
      <style:paragraph-properties fo:text-align="start" style:justify-single-word="false" fo:orphans="2" fo:widows="2"/>
      <style:text-properties fo:font-variant="normal" fo:text-transform="none" fo:color="#0050b2" style:font-name="sans-serif" fo:letter-spacing="normal" fo:font-style="normal" fo:font-weight="normal"/>
    </style:style>
    <style:style style:name="P41" style:family="paragraph" style:parent-style-name="Heading_20_2">
      <style:text-properties fo:font-variant="normal" fo:text-transform="none" fo:color="#cc3333" style:font-name="Georgia" fo:font-size="26.25pt" fo:letter-spacing="normal" fo:font-style="normal" fo:font-weight="normal"/>
    </style:style>
    <style:style style:name="P42" style:family="paragraph" style:parent-style-name="Heading_20_2">
      <style:paragraph-properties fo:text-align="start" style:justify-single-word="false" fo:orphans="2" fo:widows="2"/>
    </style:style>
    <style:style style:name="P43" style:family="paragraph" style:parent-style-name="Heading_20_1">
      <style:paragraph-properties fo:text-align="start" style:justify-single-word="false" fo:orphans="2" fo:widows="2"/>
      <style:text-properties fo:font-variant="normal" fo:text-transform="none" fo:color="#0050b2" style:font-name="sans-serif" fo:letter-spacing="normal" fo:font-style="normal" fo:font-weight="normal"/>
    </style:style>
    <style:style style:name="P44" style:family="paragraph" style:parent-style-name="List_20_Contents">
      <style:paragraph-properties fo:margin-top="0cm" fo:margin-bottom="0.499cm" fo:orphans="2" fo:widows="2"/>
      <style:text-properties fo:font-variant="normal" fo:text-transform="none" fo:color="#000000" style:font-name="sans-serif" fo:letter-spacing="normal" fo:font-style="normal" fo:font-weight="normal"/>
    </style:style>
    <style:style style:name="P45" style:family="paragraph" style:parent-style-name="List_20_Contents">
      <style:paragraph-properties fo:margin-top="0cm" fo:margin-bottom="0.499cm" fo:orphans="2" fo:widows="2"/>
    </style:style>
    <style:style style:name="P46" style:family="paragraph" style:parent-style-name="Preformatted_20_Text">
      <style:paragraph-properties fo:margin-top="0cm" fo:margin-bottom="0.499cm" fo:orphans="2" fo:widows="2"/>
      <style:text-properties fo:font-variant="normal" fo:text-transform="none" fo:color="#000000" style:font-name="monospace" fo:letter-spacing="normal" fo:font-style="normal" fo:font-weight="normal"/>
    </style:style>
    <style:style style:name="P47" style:family="paragraph" style:parent-style-name="Preformatted_20_Text">
      <style:paragraph-properties fo:margin-top="0cm" fo:margin-bottom="0.499cm" fo:orphans="2" fo:widows="2"/>
      <style:text-properties fo:font-variant="normal" fo:text-transform="none" fo:color="#000000" fo:letter-spacing="normal"/>
    </style:style>
    <style:style style:name="P48" style:family="paragraph" style:parent-style-name="Preformatted_20_Text">
      <style:paragraph-properties fo:margin-top="0cm" fo:margin-bottom="0.499cm" fo:orphans="2" fo:widows="2"/>
    </style:style>
    <style:style style:name="P49" style:family="paragraph" style:parent-style-name="List_20_Contents">
      <style:paragraph-properties fo:margin-left="1.265cm" fo:margin-right="0.265cm" fo:margin-top="0cm" fo:margin-bottom="0.499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fo:background-color="#ff9999"/>
    </style:style>
    <style:style style:name="P50" style:family="paragraph" style:parent-style-name="List_20_Contents">
      <style:paragraph-properties fo:margin-left="1.265cm" fo:margin-right="0.265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fo:background-color="#ff9999"/>
    </style:style>
    <style:style style:name="P51" style:family="paragraph" style:parent-style-name="Heading_20_3">
      <style:paragraph-properties fo:text-align="start" style:justify-single-word="false" fo:orphans="2" fo:widows="2"/>
      <style:text-properties fo:font-variant="normal" fo:text-transform="none" fo:color="#0050b2" style:font-name="sans-serif" fo:letter-spacing="normal" fo:font-style="normal" fo:font-weight="normal"/>
    </style:style>
    <style:style style:name="P52" style:family="paragraph" style:parent-style-name="Preformatted_20_Text">
      <style:paragraph-properties fo:orphans="2" fo:widows="2"/>
      <style:text-properties fo:font-variant="normal" fo:text-transform="none" fo:color="#000000" style:font-name="monospace" fo:letter-spacing="normal" fo:font-style="normal" fo:font-weight="normal"/>
    </style:style>
    <style:style style:name="P53" style:family="paragraph" style:parent-style-name="Preformatted_20_Text">
      <style:paragraph-properties fo:orphans="2" fo:widows="2"/>
      <style:text-properties fo:font-variant="normal" fo:text-transform="none" fo:color="#000000" fo:letter-spacing="normal"/>
    </style:style>
    <style:style style:name="P54" style:family="paragraph" style:parent-style-name="Preformatted_20_Text">
      <style:paragraph-properties fo:orphans="2" fo:widows="2"/>
    </style:style>
    <style:style style:name="P55" style:family="paragraph" style:parent-style-name="Quotations">
      <style:paragraph-properties fo:margin-left="1.265cm" fo:margin-right="1.265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fo:background-color="#ff9999"/>
    </style:style>
    <style:style style:name="P56" style:family="paragraph" style:parent-style-name="Heading_20_1">
      <style:paragraph-properties fo:text-align="start" style:justify-single-word="false" fo:orphans="2" fo:widows="2" fo:background-color="#ffffff">
        <style:background-image/>
      </style:paragraph-properties>
      <style:text-properties fo:font-variant="normal" fo:text-transform="none" fo:color="#005a9c" style:font-name="sans-serif" fo:letter-spacing="normal" fo:font-style="normal" fo:font-weight="normal"/>
    </style:style>
    <style:style style:name="P57" style:family="paragraph" style:parent-style-name="Heading_20_2">
      <style:paragraph-properties fo:text-align="start" style:justify-single-word="false" fo:orphans="2" fo:widows="2" fo:background-color="#ffffff">
        <style:background-image/>
      </style:paragraph-properties>
      <style:text-properties fo:font-variant="normal" fo:text-transform="none" fo:color="#005a9c" style:font-name="sans-serif" fo:letter-spacing="normal" fo:font-style="normal" fo:font-weight="normal"/>
    </style:style>
    <style:style style:name="P58" style:family="paragraph" style:parent-style-name="Heading_20_3">
      <style:paragraph-properties fo:text-align="start" style:justify-single-word="false" fo:orphans="2" fo:widows="2" fo:background-color="#ffffff">
        <style:background-image/>
      </style:paragraph-properties>
      <style:text-properties fo:font-variant="normal" fo:text-transform="none" fo:color="#005a9c" style:font-name="sans-serif" fo:letter-spacing="normal" fo:font-style="normal" fo:font-weight="normal"/>
    </style:style>
    <style:style style:name="P59" style:family="paragraph" style:parent-style-name="Heading_20_1">
      <style:paragraph-properties fo:margin-left="0cm" fo:margin-right="0.926cm" fo:text-align="start" style:justify-single-word="false" fo:orphans="2" fo:widows="2" fo:text-indent="0cm" style:auto-text-indent="false" fo:background-color="#ffffff">
        <style:background-image/>
      </style:paragraph-properties>
      <style:text-properties fo:font-variant="normal" fo:text-transform="none" fo:color="#005a9c" style:font-name="sans-serif" fo:letter-spacing="normal" fo:font-style="normal" fo:font-weight="normal"/>
    </style:style>
    <style:style style:name="P60" style:family="paragraph" style:parent-style-name="Text_20_body">
      <style:paragraph-properties fo:margin-left="0cm" fo:margin-right="0cm" fo:margin-top="0cm" fo:margin-bottom="0.212cm" style:line-height-at-least="0.503cm" fo:orphans="2" fo:widows="2" fo:text-indent="0cm" style:auto-text-indent="false"/>
    </style:style>
    <style:style style:name="P61" style:family="paragraph" style:parent-style-name="Text_20_body">
      <style:paragraph-properties fo:margin-left="0cm" fo:margin-right="0cm" style:line-height-at-least="0.503cm" fo:orphans="2" fo:widows="2" fo:text-indent="0cm" style:auto-text-indent="false"/>
    </style:style>
    <style:style style:name="P62"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000000" style:font-name="monospace" fo:letter-spacing="normal" fo:font-style="normal" fo:font-weight="normal"/>
    </style:style>
    <style:style style:name="P63"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letter-spacing="normal" fo:font-style="normal" fo:font-weight="normal"/>
    </style:style>
    <style:style style:name="P64" style:family="paragraph" style:parent-style-name="Text_20_body">
      <style:paragraph-properties fo:orphans="2" fo:widows="2" fo:background-color="#ffdead">
        <style:background-image/>
      </style:paragraph-properties>
    </style:style>
    <style:style style:name="P65" style:family="paragraph" style:parent-style-name="Heading_20_3">
      <style:paragraph-properties fo:margin-left="0.132cm" fo:margin-right="0cm" fo:margin-top="0cm" fo:margin-bottom="0.212cm" style:line-height-at-least="0.503cm" fo:orphans="2" fo:widows="2" fo:text-indent="0cm" style:auto-text-indent="false" fo:padding="0cm" fo:border="none"/>
    </style:style>
    <style:style style:name="P66" style:family="paragraph" style:parent-style-name="Horizontal_20_Line">
      <style:paragraph-properties fo:orphans="2" fo:widows="2"/>
    </style:style>
    <style:style style:name="P67" style:family="paragraph" style:parent-style-name="Text_20_body" style:list-style-name="L1">
      <style:paragraph-properties fo:orphans="2" fo:widows="2"/>
    </style:style>
    <style:style style:name="P68" style:family="paragraph" style:parent-style-name="Text_20_body" style:list-style-name="L4">
      <style:paragraph-properties fo:orphans="2" fo:widows="2"/>
    </style:style>
    <style:style style:name="P69" style:family="paragraph" style:parent-style-name="Text_20_body" style:list-style-name="L5">
      <style:paragraph-properties fo:orphans="2" fo:widows="2"/>
    </style:style>
    <style:style style:name="P70" style:family="paragraph" style:parent-style-name="Text_20_body" style:list-style-name="L7">
      <style:paragraph-properties fo:orphans="2" fo:widows="2"/>
    </style:style>
    <style:style style:name="P71" style:family="paragraph" style:parent-style-name="Text_20_body" style:list-style-name="L8">
      <style:paragraph-properties fo:orphans="2" fo:widows="2"/>
    </style:style>
    <style:style style:name="P72" style:family="paragraph" style:parent-style-name="Text_20_body" style:list-style-name="L9">
      <style:paragraph-properties fo:orphans="2" fo:widows="2"/>
    </style:style>
    <style:style style:name="P73" style:family="paragraph" style:parent-style-name="Text_20_body" style:list-style-name="L30">
      <style:paragraph-properties fo:orphans="2" fo:widows="2"/>
    </style:style>
    <style:style style:name="P74" style:family="paragraph" style:parent-style-name="Text_20_body" style:list-style-name="L31">
      <style:paragraph-properties fo:orphans="2" fo:widows="2"/>
    </style:style>
    <style:style style:name="P75" style:family="paragraph" style:parent-style-name="Text_20_body" style:list-style-name="L2">
      <style:paragraph-properties fo:orphans="2" fo:widows="2"/>
      <style:text-properties fo:font-variant="normal" fo:text-transform="none" fo:color="#000000" style:font-name="sans-serif" fo:letter-spacing="normal" fo:font-style="normal" fo:font-weight="normal"/>
    </style:style>
    <style:style style:name="P76" style:family="paragraph" style:parent-style-name="Text_20_body" style:list-style-name="L3">
      <style:paragraph-properties fo:orphans="2" fo:widows="2"/>
      <style:text-properties fo:font-variant="normal" fo:text-transform="none" fo:color="#000000" style:font-name="sans-serif" fo:letter-spacing="normal" fo:font-style="normal" fo:font-weight="normal"/>
    </style:style>
    <style:style style:name="P77" style:family="paragraph" style:parent-style-name="Text_20_body" style:list-style-name="L5">
      <style:paragraph-properties fo:orphans="2" fo:widows="2"/>
      <style:text-properties fo:font-variant="normal" fo:text-transform="none" fo:color="#000000" style:font-name="sans-serif" fo:letter-spacing="normal" fo:font-style="normal" fo:font-weight="normal"/>
    </style:style>
    <style:style style:name="P78" style:family="paragraph" style:parent-style-name="Text_20_body" style:list-style-name="L6">
      <style:paragraph-properties fo:orphans="2" fo:widows="2"/>
      <style:text-properties fo:font-variant="normal" fo:text-transform="none" fo:color="#000000" style:font-name="sans-serif" fo:letter-spacing="normal" fo:font-style="normal" fo:font-weight="normal"/>
    </style:style>
    <style:style style:name="P79" style:family="paragraph" style:parent-style-name="Text_20_body" style:list-style-name="L10">
      <style:paragraph-properties fo:orphans="2" fo:widows="2"/>
      <style:text-properties fo:font-variant="normal" fo:text-transform="none" fo:color="#000000" style:font-name="sans-serif" fo:letter-spacing="normal" fo:font-style="normal" fo:font-weight="normal"/>
    </style:style>
    <style:style style:name="P80" style:family="paragraph" style:parent-style-name="Text_20_body" style:list-style-name="L1">
      <style:paragraph-properties fo:margin-top="0cm" fo:margin-bottom="0cm" fo:orphans="2" fo:widows="2"/>
    </style:style>
    <style:style style:name="P81" style:family="paragraph" style:parent-style-name="Text_20_body" style:list-style-name="L2">
      <style:paragraph-properties fo:margin-top="0cm" fo:margin-bottom="0cm" fo:orphans="2" fo:widows="2"/>
    </style:style>
    <style:style style:name="P82" style:family="paragraph" style:parent-style-name="Text_20_body" style:list-style-name="L5">
      <style:paragraph-properties fo:margin-top="0cm" fo:margin-bottom="0cm" fo:orphans="2" fo:widows="2"/>
    </style:style>
    <style:style style:name="P83" style:family="paragraph" style:parent-style-name="Text_20_body" style:list-style-name="L9">
      <style:paragraph-properties fo:margin-top="0cm" fo:margin-bottom="0cm" fo:orphans="2" fo:widows="2"/>
    </style:style>
    <style:style style:name="P84" style:family="paragraph" style:parent-style-name="Text_20_body" style:list-style-name="L31">
      <style:paragraph-properties fo:margin-top="0cm" fo:margin-bottom="0cm" fo:orphans="2" fo:widows="2"/>
    </style:style>
    <style:style style:name="P85" style:family="paragraph" style:parent-style-name="Text_20_body" style:list-style-name="L2">
      <style:paragraph-properties fo:margin-top="0cm" fo:margin-bottom="0cm" fo:orphans="2" fo:widows="2"/>
      <style:text-properties fo:font-variant="normal" fo:text-transform="none" fo:color="#000000" style:font-name="sans-serif" fo:letter-spacing="normal" fo:font-style="normal" fo:font-weight="normal"/>
    </style:style>
    <style:style style:name="P86" style:family="paragraph" style:parent-style-name="Text_20_body" style:list-style-name="L3">
      <style:paragraph-properties fo:margin-top="0cm" fo:margin-bottom="0cm" fo:orphans="2" fo:widows="2"/>
      <style:text-properties fo:font-variant="normal" fo:text-transform="none" fo:color="#000000" style:font-name="sans-serif" fo:letter-spacing="normal" fo:font-style="normal" fo:font-weight="normal"/>
    </style:style>
    <style:style style:name="P87" style:family="paragraph" style:parent-style-name="Text_20_body" style:list-style-name="L5">
      <style:paragraph-properties fo:margin-top="0cm" fo:margin-bottom="0cm" fo:orphans="2" fo:widows="2"/>
      <style:text-properties fo:font-variant="normal" fo:text-transform="none" fo:color="#000000" style:font-name="sans-serif" fo:letter-spacing="normal" fo:font-style="normal" fo:font-weight="normal"/>
    </style:style>
    <style:style style:name="P88" style:family="paragraph" style:parent-style-name="Text_20_body" style:list-style-name="L10">
      <style:paragraph-properties fo:margin-top="0cm" fo:margin-bottom="0cm" fo:orphans="2" fo:widows="2"/>
      <style:text-properties fo:font-variant="normal" fo:text-transform="none" fo:color="#000000" style:font-name="sans-serif" fo:letter-spacing="normal" fo:font-style="normal" fo:font-weight="normal"/>
    </style:style>
    <style:style style:name="P89" style:family="paragraph" style:parent-style-name="Text_20_body" style:list-style-name="L26">
      <style:paragraph-properties fo:margin-top="0cm" fo:margin-bottom="0cm" style:line-height-at-least="0.503cm" fo:orphans="2" fo:widows="2" fo:padding="0cm" fo:border="none"/>
    </style:style>
    <style:style style:name="P90" style:family="paragraph" style:parent-style-name="Text_20_body" style:list-style-name="L27">
      <style:paragraph-properties fo:margin-top="0cm" fo:margin-bottom="0cm" style:line-height-at-least="0.503cm" fo:orphans="2" fo:widows="2" fo:padding="0cm" fo:border="none"/>
    </style:style>
    <style:style style:name="P91" style:family="paragraph" style:parent-style-name="Text_20_body" style:list-style-name="L26">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92" style:family="paragraph" style:parent-style-name="Text_20_body" style:list-style-name="L27">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93" style:family="paragraph" style:parent-style-name="Text_20_body" style:list-style-name="L11">
      <style:paragraph-properties fo:margin-left="0.265cm" fo:margin-right="0.265cm" fo:margin-top="0cm" fo:margin-bottom="0cm" fo:text-align="start" style:justify-single-word="false" fo:orphans="2" fo:widows="2" fo:text-indent="0cm" style:auto-text-indent="false" fo:padding="0cm" fo:border="none"/>
    </style:style>
    <style:style style:name="P94" style:family="paragraph" style:parent-style-name="Text_20_body" style:list-style-name="L12">
      <style:paragraph-properties fo:margin-left="0.265cm" fo:margin-right="0.265cm" fo:margin-top="0cm" fo:margin-bottom="0cm" fo:text-align="start" style:justify-single-word="false" fo:orphans="2" fo:widows="2" fo:text-indent="0cm" style:auto-text-indent="false" fo:padding="0cm" fo:border="none"/>
    </style:style>
    <style:style style:name="P95" style:family="paragraph" style:parent-style-name="Text_20_body" style:list-style-name="L14">
      <style:paragraph-properties fo:margin-left="0.265cm" fo:margin-right="0.265cm" fo:margin-top="0cm" fo:margin-bottom="0cm" fo:text-align="start" style:justify-single-word="false" fo:orphans="2" fo:widows="2" fo:text-indent="0cm" style:auto-text-indent="false" fo:padding="0cm" fo:border="none"/>
    </style:style>
    <style:style style:name="P96" style:family="paragraph" style:parent-style-name="Text_20_body" style:list-style-name="L15">
      <style:paragraph-properties fo:margin-left="0.265cm" fo:margin-right="0.265cm" fo:margin-top="0cm" fo:margin-bottom="0cm" fo:text-align="start" style:justify-single-word="false" fo:orphans="2" fo:widows="2" fo:text-indent="0cm" style:auto-text-indent="false" fo:padding="0cm" fo:border="none"/>
    </style:style>
    <style:style style:name="P97" style:family="paragraph" style:parent-style-name="Text_20_body" style:list-style-name="L16">
      <style:paragraph-properties fo:margin-left="0.265cm" fo:margin-right="0.265cm" fo:margin-top="0cm" fo:margin-bottom="0cm" fo:text-align="start" style:justify-single-word="false" fo:orphans="2" fo:widows="2" fo:text-indent="0cm" style:auto-text-indent="false" fo:padding="0cm" fo:border="none"/>
    </style:style>
    <style:style style:name="P98" style:family="paragraph" style:parent-style-name="Text_20_body" style:list-style-name="L17">
      <style:paragraph-properties fo:margin-left="0.265cm" fo:margin-right="0.265cm" fo:margin-top="0cm" fo:margin-bottom="0cm" fo:text-align="start" style:justify-single-word="false" fo:orphans="2" fo:widows="2" fo:text-indent="0cm" style:auto-text-indent="false" fo:padding="0cm" fo:border="none"/>
    </style:style>
    <style:style style:name="P99" style:family="paragraph" style:parent-style-name="Text_20_body" style:list-style-name="L18">
      <style:paragraph-properties fo:margin-left="0.265cm" fo:margin-right="0.265cm" fo:margin-top="0cm" fo:margin-bottom="0cm" fo:text-align="start" style:justify-single-word="false" fo:orphans="2" fo:widows="2" fo:text-indent="0cm" style:auto-text-indent="false" fo:padding="0cm" fo:border="none"/>
    </style:style>
    <style:style style:name="P100" style:family="paragraph" style:parent-style-name="Text_20_body" style:list-style-name="L19">
      <style:paragraph-properties fo:margin-left="0.265cm" fo:margin-right="0.265cm" fo:margin-top="0cm" fo:margin-bottom="0cm" fo:text-align="start" style:justify-single-word="false" fo:orphans="2" fo:widows="2" fo:text-indent="0cm" style:auto-text-indent="false" fo:padding="0cm" fo:border="none"/>
    </style:style>
    <style:style style:name="P101" style:family="paragraph" style:parent-style-name="Text_20_body" style:list-style-name="L21">
      <style:paragraph-properties fo:margin-left="0.265cm" fo:margin-right="0.265cm" fo:margin-top="0cm" fo:margin-bottom="0cm" fo:text-align="start" style:justify-single-word="false" fo:orphans="2" fo:widows="2" fo:text-indent="0cm" style:auto-text-indent="false" fo:padding="0cm" fo:border="none"/>
    </style:style>
    <style:style style:name="P102" style:family="paragraph" style:parent-style-name="Text_20_body" style:list-style-name="L23">
      <style:paragraph-properties fo:margin-left="0.265cm" fo:margin-right="0.265cm" fo:margin-top="0cm" fo:margin-bottom="0cm" fo:text-align="start" style:justify-single-word="false" fo:orphans="2" fo:widows="2" fo:text-indent="0cm" style:auto-text-indent="false" fo:padding="0cm" fo:border="none"/>
    </style:style>
    <style:style style:name="P103" style:family="paragraph" style:parent-style-name="Text_20_body" style:list-style-name="L24">
      <style:paragraph-properties fo:margin-left="0.265cm" fo:margin-right="0.265cm" fo:margin-top="0cm" fo:margin-bottom="0cm" fo:text-align="start" style:justify-single-word="false" fo:orphans="2" fo:widows="2" fo:text-indent="0cm" style:auto-text-indent="false" fo:padding="0cm" fo:border="none"/>
    </style:style>
    <style:style style:name="P104" style:family="paragraph" style:parent-style-name="Text_20_body" style:list-style-name="L25">
      <style:paragraph-properties fo:margin-left="0.265cm" fo:margin-right="0.265cm" fo:margin-top="0cm" fo:margin-bottom="0cm" fo:text-align="start" style:justify-single-word="false" fo:orphans="2" fo:widows="2" fo:text-indent="0cm" style:auto-text-indent="false" fo:padding="0cm" fo:border="none"/>
    </style:style>
    <style:style style:name="P105" style:family="paragraph" style:parent-style-name="Text_20_body" style:list-style-name="L20">
      <style:paragraph-properties fo:margin-left="0.265cm" fo:margin-right="0.265cm" fo:margin-top="0cm" fo:margin-bottom="0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fo:background-color="#ff9999"/>
    </style:style>
    <style:style style:name="P106" style:family="paragraph" style:parent-style-name="Text_20_body" style:list-style-name="L22">
      <style:paragraph-properties fo:margin-left="0.265cm" fo:margin-right="0.265cm" fo:margin-top="0cm" fo:margin-bottom="0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fo:background-color="#ff9999"/>
    </style:style>
    <style:style style:name="P107" style:family="paragraph" style:parent-style-name="Text_20_body" style:list-style-name="L11">
      <style:paragraph-properties fo:margin-left="0.265cm" fo:margin-right="0.265cm" fo:text-align="start" style:justify-single-word="false" fo:orphans="2" fo:widows="2" fo:text-indent="0cm" style:auto-text-indent="false" fo:padding="0cm" fo:border="none"/>
    </style:style>
    <style:style style:name="P108" style:family="paragraph" style:parent-style-name="Text_20_body" style:list-style-name="L12">
      <style:paragraph-properties fo:margin-left="0.265cm" fo:margin-right="0.265cm" fo:text-align="start" style:justify-single-word="false" fo:orphans="2" fo:widows="2" fo:text-indent="0cm" style:auto-text-indent="false" fo:padding="0cm" fo:border="none"/>
    </style:style>
    <style:style style:name="P109" style:family="paragraph" style:parent-style-name="Text_20_body" style:list-style-name="L13">
      <style:paragraph-properties fo:margin-left="0.265cm" fo:margin-right="0.265cm" fo:text-align="start" style:justify-single-word="false" fo:orphans="2" fo:widows="2" fo:text-indent="0cm" style:auto-text-indent="false" fo:padding="0cm" fo:border="none"/>
    </style:style>
    <style:style style:name="P110" style:family="paragraph" style:parent-style-name="Text_20_body" style:list-style-name="L14">
      <style:paragraph-properties fo:margin-left="0.265cm" fo:margin-right="0.265cm" fo:text-align="start" style:justify-single-word="false" fo:orphans="2" fo:widows="2" fo:text-indent="0cm" style:auto-text-indent="false" fo:padding="0cm" fo:border="none"/>
    </style:style>
    <style:style style:name="P111" style:family="paragraph" style:parent-style-name="Text_20_body" style:list-style-name="L15">
      <style:paragraph-properties fo:margin-left="0.265cm" fo:margin-right="0.265cm" fo:text-align="start" style:justify-single-word="false" fo:orphans="2" fo:widows="2" fo:text-indent="0cm" style:auto-text-indent="false" fo:padding="0cm" fo:border="none"/>
    </style:style>
    <style:style style:name="P112" style:family="paragraph" style:parent-style-name="Text_20_body" style:list-style-name="L16">
      <style:paragraph-properties fo:margin-left="0.265cm" fo:margin-right="0.265cm" fo:text-align="start" style:justify-single-word="false" fo:orphans="2" fo:widows="2" fo:text-indent="0cm" style:auto-text-indent="false" fo:padding="0cm" fo:border="none"/>
    </style:style>
    <style:style style:name="P113" style:family="paragraph" style:parent-style-name="Text_20_body" style:list-style-name="L17">
      <style:paragraph-properties fo:margin-left="0.265cm" fo:margin-right="0.265cm" fo:text-align="start" style:justify-single-word="false" fo:orphans="2" fo:widows="2" fo:text-indent="0cm" style:auto-text-indent="false" fo:padding="0cm" fo:border="none"/>
    </style:style>
    <style:style style:name="P114" style:family="paragraph" style:parent-style-name="Text_20_body" style:list-style-name="L18">
      <style:paragraph-properties fo:margin-left="0.265cm" fo:margin-right="0.265cm" fo:text-align="start" style:justify-single-word="false" fo:orphans="2" fo:widows="2" fo:text-indent="0cm" style:auto-text-indent="false" fo:padding="0cm" fo:border="none"/>
    </style:style>
    <style:style style:name="P115" style:family="paragraph" style:parent-style-name="Text_20_body" style:list-style-name="L19">
      <style:paragraph-properties fo:margin-left="0.265cm" fo:margin-right="0.265cm" fo:text-align="start" style:justify-single-word="false" fo:orphans="2" fo:widows="2" fo:text-indent="0cm" style:auto-text-indent="false" fo:padding="0cm" fo:border="none"/>
    </style:style>
    <style:style style:name="P116" style:family="paragraph" style:parent-style-name="Text_20_body" style:list-style-name="L21">
      <style:paragraph-properties fo:margin-left="0.265cm" fo:margin-right="0.265cm" fo:text-align="start" style:justify-single-word="false" fo:orphans="2" fo:widows="2" fo:text-indent="0cm" style:auto-text-indent="false" fo:padding="0cm" fo:border="none"/>
    </style:style>
    <style:style style:name="P117" style:family="paragraph" style:parent-style-name="Text_20_body" style:list-style-name="L23">
      <style:paragraph-properties fo:margin-left="0.265cm" fo:margin-right="0.265cm" fo:text-align="start" style:justify-single-word="false" fo:orphans="2" fo:widows="2" fo:text-indent="0cm" style:auto-text-indent="false" fo:padding="0cm" fo:border="none"/>
    </style:style>
    <style:style style:name="P118" style:family="paragraph" style:parent-style-name="Text_20_body" style:list-style-name="L24">
      <style:paragraph-properties fo:margin-left="0.265cm" fo:margin-right="0.265cm" fo:text-align="start" style:justify-single-word="false" fo:orphans="2" fo:widows="2" fo:text-indent="0cm" style:auto-text-indent="false" fo:padding="0cm" fo:border="none"/>
    </style:style>
    <style:style style:name="P119" style:family="paragraph" style:parent-style-name="Text_20_body" style:list-style-name="L25">
      <style:paragraph-properties fo:margin-left="0.265cm" fo:margin-right="0.265cm" fo:text-align="start" style:justify-single-word="false" fo:orphans="2" fo:widows="2" fo:text-indent="0cm" style:auto-text-indent="false" fo:padding="0cm" fo:border="none"/>
    </style:style>
    <style:style style:name="P120" style:family="paragraph" style:parent-style-name="Text_20_body" style:list-style-name="L20">
      <style:paragraph-properties fo:margin-left="0.265cm" fo:margin-right="0.265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fo:background-color="#ff9999"/>
    </style:style>
    <style:style style:name="P121" style:family="paragraph" style:parent-style-name="Text_20_body" style:list-style-name="L22">
      <style:paragraph-properties fo:margin-left="0.265cm" fo:margin-right="0.265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fo:background-color="#ff9999"/>
    </style:style>
    <style:style style:name="P122" style:family="paragraph" style:parent-style-name="Text_20_body" style:list-style-name="L26">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123" style:family="paragraph" style:parent-style-name="Text_20_body" style:list-style-name="L27">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124" style:family="paragraph" style:parent-style-name="Text_20_body" style:list-style-name="L26">
      <style:paragraph-properties fo:margin-left="0cm" fo:margin-right="0cm" fo:margin-top="0cm" fo:margin-bottom="0cm" style:line-height-at-least="0.503cm" fo:orphans="2" fo:widows="2" fo:text-indent="0cm" style:auto-text-indent="false" fo:padding="0cm" fo:border="none"/>
    </style:style>
    <style:style style:name="P125" style:family="paragraph" style:parent-style-name="Text_20_body" style:list-style-name="L27">
      <style:paragraph-properties fo:margin-left="0cm" fo:margin-right="0cm" fo:margin-top="0cm" fo:margin-bottom="0cm" style:line-height-at-least="0.503cm" fo:orphans="2" fo:widows="2" fo:text-indent="0cm" style:auto-text-indent="false" fo:padding="0cm" fo:border="none"/>
    </style:style>
    <style:style style:name="P126" style:family="paragraph" style:parent-style-name="Text_20_body">
      <style:paragraph-properties fo:margin-left="0cm" fo:margin-right="0cm" fo:margin-top="1.058cm" fo:margin-bottom="1.058cm" fo:text-align="center" style:justify-single-word="false" fo:orphans="2" fo:widows="2" fo:text-indent="0cm" style:auto-text-indent="false"/>
    </style:style>
    <style:style style:name="P127" style:family="paragraph" style:parent-style-name="Text_20_body" style:list-style-name="L28">
      <style:paragraph-properties fo:margin-left="0cm" fo:margin-right="0.926cm" fo:margin-top="0cm" fo:margin-bottom="0cm" fo:orphans="2" fo:widows="2" fo:text-indent="0cm" style:auto-text-indent="false" fo:padding="0cm" fo:border="none"/>
    </style:style>
    <style:style style:name="P128" style:family="paragraph" style:parent-style-name="Text_20_body" style:list-style-name="L29">
      <style:paragraph-properties fo:margin-left="0cm" fo:margin-right="0.926cm" fo:margin-top="0cm" fo:margin-bottom="0cm" fo:orphans="2" fo:widows="2" fo:text-indent="0cm" style:auto-text-indent="false" fo:padding="0cm" fo:border="none"/>
    </style:style>
    <style:style style:name="P129" style:family="paragraph" style:parent-style-name="Text_20_body" style:list-style-name="L28">
      <style:paragraph-properties fo:margin-left="0cm" fo:margin-right="0.926cm" fo:orphans="2" fo:widows="2" fo:text-indent="0cm" style:auto-text-indent="false" fo:padding="0cm" fo:border="none"/>
    </style:style>
    <style:style style:name="P130" style:family="paragraph" style:parent-style-name="Text_20_body" style:list-style-name="L29">
      <style:paragraph-properties fo:margin-left="0cm" fo:margin-right="0.926cm" fo:orphans="2" fo:widows="2" fo:text-indent="0cm" style:auto-text-indent="false" fo:padding="0cm" fo:border="none"/>
    </style:style>
    <style:style style:name="P131" style:family="paragraph" style:parent-style-name="Text_20_body">
      <style:paragraph-properties fo:margin-left="0.529cm" fo:margin-right="0.529cm" fo:margin-top="0.397cm" fo:margin-bottom="0.397cm" fo:text-align="justify" style:justify-single-word="false" fo:orphans="2" fo:widows="2" fo:text-indent="0cm" style:auto-text-indent="false"/>
      <style:text-properties fo:font-variant="normal" fo:text-transform="none" fo:color="#000000" style:font-name="sans-serif" fo:letter-spacing="normal" fo:font-style="normal" fo:font-weight="normal"/>
    </style:style>
    <style:style style:name="P132" style:family="paragraph" style:parent-style-name="Text_20_body">
      <style:paragraph-properties fo:margin-left="0.529cm" fo:margin-right="0.529cm" fo:margin-top="0.397cm" fo:margin-bottom="0.397cm" fo:text-align="justify" style:justify-single-word="false" fo:orphans="2" fo:widows="2" fo:text-indent="0cm" style:auto-text-indent="false"/>
    </style:style>
    <style:style style:name="P133" style:family="paragraph" style:parent-style-name="Text_20_body" style:list-style-name="L32">
      <style:paragraph-properties fo:margin-left="0cm" fo:margin-right="0.794cm" fo:text-align="justify" style:justify-single-word="false" fo:orphans="2" fo:widows="2" fo:text-indent="0cm" style:auto-text-indent="false" fo:padding="0cm" fo:border="none"/>
      <style:text-properties fo:font-variant="normal" fo:text-transform="none" fo:color="#000000" style:font-name="sans-serif" fo:letter-spacing="normal" fo:font-style="normal" fo:font-weight="normal"/>
    </style:style>
    <style:style style:name="P134" style:family="paragraph" style:parent-style-name="Text_20_body" style:list-style-name="L32">
      <style:paragraph-properties fo:margin-left="0cm" fo:margin-right="0.794cm" fo:text-align="justify" style:justify-single-word="false" fo:orphans="2" fo:widows="2" fo:text-indent="0cm" style:auto-text-indent="false" fo:padding="0cm" fo:border="none"/>
    </style:style>
    <style:style style:name="P135" style:family="paragraph" style:parent-style-name="Text_20_body" style:list-style-name="L32">
      <style:paragraph-properties fo:margin-left="0.529cm" fo:margin-right="1.323cm" fo:margin-top="0.397cm" fo:margin-bottom="0.397cm" fo:text-align="justify" style:justify-single-word="false" fo:orphans="2" fo:widows="2" fo:text-indent="0cm" style:auto-text-indent="false" fo:padding="0cm" fo:border="none"/>
      <style:text-properties fo:font-variant="normal" fo:text-transform="none" fo:color="#000000" style:font-name="sans-serif" fo:letter-spacing="normal" fo:font-style="normal" fo:font-weight="normal"/>
    </style:style>
    <style:style style:name="P136" style:family="paragraph" style:parent-style-name="Heading_20_2">
      <style:paragraph-properties fo:text-align="start" style:justify-single-word="false" fo:orphans="2" fo:widows="2" fo:background-color="#005a9c">
        <style:background-image/>
      </style:paragraph-properties>
      <style:text-properties fo:font-variant="normal" fo:text-transform="none" fo:color="#ffffff" style:font-name="sans-serif" fo:letter-spacing="normal" fo:font-style="normal" fo:font-weight="normal"/>
    </style:style>
    <style:style style:name="P137" style:family="paragraph" style:parent-style-name="Heading_20_2">
      <style:paragraph-properties fo:margin-left="0cm" fo:margin-right="0.794cm" fo:text-align="start" style:justify-single-word="false" fo:orphans="2" fo:widows="2" fo:text-indent="0cm" style:auto-text-indent="false" fo:background-color="#005a9c">
        <style:background-image/>
      </style:paragraph-properties>
      <style:text-properties fo:font-variant="normal" fo:text-transform="none" fo:color="#ffffff" style:font-name="sans-serif" fo:letter-spacing="normal" fo:font-style="normal" fo:font-weight="normal"/>
    </style:style>
    <style:style style:name="P138" style:family="paragraph" style:parent-style-name="Heading_20_1">
      <style:paragraph-properties fo:margin-left="0.265cm" fo:margin-right="0.265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fo:background-color="#ff9999"/>
    </style:style>
    <style:style style:name="P139" style:family="paragraph" style:parent-style-name="List_20_Heading" style:list-style-name="L22">
      <style:paragraph-properties fo:margin-left="0.265cm" fo:margin-right="0.265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fo:background-color="#ff9999"/>
    </style:style>
    <style:style style:name="P140" style:family="paragraph" style:parent-style-name="List_20_Heading">
      <style:paragraph-properties fo:margin-left="0.794cm" fo:margin-right="0.794cm" fo:text-align="justify" style:justify-single-word="false" fo:orphans="2" fo:widows="2" fo:text-indent="0cm" style:auto-text-indent="false"/>
    </style:style>
    <style:style style:name="P141" style:family="paragraph" style:parent-style-name="Preformatted_20_Text" style:list-style-name="L4">
      <style:paragraph-properties fo:orphans="2" fo:widows="2"/>
      <style:text-properties fo:font-variant="normal" fo:text-transform="none" fo:color="#000000" style:font-name="monospace" fo:letter-spacing="normal" fo:font-style="normal" fo:font-weight="normal"/>
    </style:style>
    <style:style style:name="P142" style:family="paragraph" style:parent-style-name="Preformatted_20_Text" style:list-style-name="L4">
      <style:paragraph-properties fo:orphans="2" fo:widows="2"/>
      <style:text-properties fo:font-variant="normal" fo:text-transform="none" fo:color="#000000" fo:letter-spacing="normal"/>
    </style:style>
    <style:style style:name="P143" style:family="paragraph" style:parent-style-name="Preformatted_20_Text" style:list-style-name="L4">
      <style:paragraph-properties fo:orphans="2" fo:widows="2"/>
    </style:style>
    <style:style style:name="P144" style:family="paragraph" style:parent-style-name="Preformatted_20_Text" style:list-style-name="L4">
      <style:paragraph-properties fo:margin-top="0cm" fo:margin-bottom="0.499cm" fo:orphans="2" fo:widows="2"/>
    </style:style>
    <style:style style:name="P145" style:family="paragraph" style:parent-style-name="Preformatted_20_Text" style:list-style-name="L30">
      <style:paragraph-properties fo:margin-top="0cm" fo:margin-bottom="0.499cm" fo:orphans="2" fo:widows="2"/>
      <style:text-properties fo:font-variant="normal" fo:text-transform="none" fo:color="#000000" style:font-name="monospace" fo:letter-spacing="normal" fo:font-style="normal" fo:font-weight="normal"/>
    </style:style>
    <style:style style:name="P146" style:family="paragraph" style:parent-style-name="Preformatted_20_Text" style:list-style-name="L32">
      <style:paragraph-properties fo:margin-left="1.588cm" fo:margin-right="2.381cm" fo:text-align="justify" style:justify-single-word="false" fo:orphans="2" fo:widows="2" fo:text-indent="0cm" style:auto-text-indent="false" fo:background-color="#fffcec" fo:padding="0cm" fo:border="none">
        <style:background-image/>
      </style:paragraph-properties>
    </style:style>
    <style:style style:name="P147" style:family="paragraph" style:parent-style-name="Preformatted_20_Text" style:list-style-name="L32">
      <style:paragraph-properties fo:margin-left="1.588cm" fo:margin-right="2.381cm" fo:margin-top="0cm" fo:margin-bottom="0.499cm" fo:text-align="justify" style:justify-single-word="false" fo:orphans="2" fo:widows="2" fo:text-indent="0cm" style:auto-text-indent="false" fo:background-color="#fffcec" fo:padding="0cm" fo:border="none">
        <style:background-image/>
      </style:paragraph-properties>
    </style:style>
    <style:style style:name="P148" style:family="paragraph" style:parent-style-name="List_20_Contents" style:list-style-name="L22">
      <style:paragraph-properties fo:margin-left="1.265cm" fo:margin-right="0.265cm" fo:text-align="start" style:justify-single-word="false" fo:orphans="2" fo:widows="2" fo:text-indent="0cm" style:auto-text-indent="false" fo:padding="0cm" fo:border="none"/>
      <style:text-properties fo:font-variant="normal" fo:text-transform="none" fo:color="#000000" style:font-name="Times New Roman1" fo:font-size="13.5pt" fo:letter-spacing="normal" fo:font-style="normal" fo:font-weight="normal" fo:background-color="#ff9999"/>
    </style:style>
    <style:style style:name="P149" style:family="paragraph" style:parent-style-name="List_20_Contents">
      <style:paragraph-properties fo:margin-left="1.794cm" fo:margin-right="0.794cm" fo:margin-top="0.079cm" fo:margin-bottom="0.132cm" fo:text-align="justify" style:justify-single-word="false" fo:orphans="2" fo:widows="2" fo:text-indent="0cm" style:auto-text-indent="false"/>
      <style:text-properties fo:font-variant="normal" fo:text-transform="none" fo:color="#000000" style:font-name="sans-serif" fo:letter-spacing="normal" fo:font-style="normal" fo:font-weight="normal"/>
    </style:style>
    <style:style style:name="P150" style:family="paragraph" style:parent-style-name="List_20_Contents">
      <style:paragraph-properties fo:margin-left="1.794cm" fo:margin-right="0.794cm" fo:margin-top="0.079cm" fo:margin-bottom="0.132cm" fo:text-align="justify" style:justify-single-word="false" fo:orphans="2" fo:widows="2" fo:text-indent="0cm" style:auto-text-indent="false"/>
    </style:style>
    <style:style style:name="P151" style:family="paragraph">
      <style:paragraph-properties fo:text-align="start"/>
      <style:text-properties style:text-line-through-style="none" style:font-name="DejaVu Sans Mono" fo:font-size="10pt" fo:font-style="normal" style:text-underline-style="none"/>
    </style:style>
    <style:style style:name="P152" style:family="paragraph">
      <style:paragraph-properties fo:text-align="start"/>
    </style:style>
    <style:style style:name="P153" style:family="paragraph">
      <style:paragraph-properties fo:text-align="center"/>
    </style:style>
    <style:style style:name="T1" style:family="text">
      <style:text-properties fo:font-variant="normal" fo:text-transform="none" fo:color="#000000" style:font-name="sans-serif" fo:letter-spacing="normal" fo:font-style="normal" fo:font-weight="normal"/>
    </style:style>
    <style:style style:name="T2" style:family="text">
      <style:text-properties fo:font-variant="normal" fo:text-transform="none" fo:color="#000000" style:font-name="sans-serif" fo:letter-spacing="normal" fo:font-style="normal" fo:font-weight="normal" fo:background-color="#ccccff"/>
    </style:style>
    <style:style style:name="T3" style:family="text">
      <style:text-properties fo:font-variant="normal" fo:text-transform="none" fo:color="#000000" style:font-name="sans-serif" fo:letter-spacing="normal" fo:font-style="normal" fo:font-weight="bold"/>
    </style:style>
    <style:style style:name="T4" style:family="text">
      <style:text-properties fo:font-variant="normal" fo:text-transform="none" fo:color="#000000" style:font-name="sans-serif" fo:letter-spacing="normal" fo:font-style="italic" fo:font-weight="normal"/>
    </style:style>
    <style:style style:name="T5" style:family="text">
      <style:text-properties fo:font-variant="normal" fo:text-transform="none" fo:color="#000000" style:font-name="sans-serif" fo:font-size="10pt" fo:letter-spacing="normal" fo:font-style="normal" fo:font-weight="normal"/>
    </style:style>
    <style:style style:name="T6" style:family="text">
      <style:text-properties fo:font-variant="normal" fo:text-transform="none" fo:color="#000000" style:font-name="sans-serif" fo:font-size="8.25pt" fo:letter-spacing="normal" fo:font-style="italic" fo:font-weight="normal"/>
    </style:style>
    <style:style style:name="T7" style:family="text">
      <style:text-properties fo:font-variant="normal" fo:text-transform="none" fo:color="#000000" style:font-name="sans-serif" fo:font-size="9.75pt" fo:letter-spacing="normal" fo:font-style="italic" fo:font-weight="normal"/>
    </style:style>
    <style:style style:name="T8" style:family="text">
      <style:text-properties fo:font-variant="normal" fo:text-transform="none" fo:color="#000000" style:font-name="sans-serif" fo:font-size="9.75pt" fo:letter-spacing="normal" fo:font-style="normal" fo:font-weight="normal"/>
    </style:style>
    <style:style style:name="T9" style:family="text">
      <style:text-properties fo:font-variant="normal" fo:text-transform="none" fo:color="#000000" style:font-name="sans-serif" fo:font-size="12.75pt" fo:letter-spacing="normal" fo:font-style="normal" fo:font-weight="bold"/>
    </style:style>
    <style:style style:name="T10" style:family="text">
      <style:text-properties fo:font-variant="normal" fo:text-transform="none" fo:color="#000000" style:font-name="sans-serif" fo:font-size="12pt" fo:letter-spacing="normal" fo:font-style="normal" fo:font-weight="normal"/>
    </style:style>
    <style:style style:name="T11" style:family="text">
      <style:text-properties fo:font-variant="normal" fo:text-transform="none" fo:color="#000000" style:text-position="33% 80%" style:font-name="sans-serif" fo:letter-spacing="normal" fo:font-style="normal" fo:font-weight="normal"/>
    </style:style>
    <style:style style:name="T12" style:family="text">
      <style:text-properties fo:font-variant="normal" fo:text-transform="none" fo:color="#000000" style:text-position="33% 80%" style:font-name="sans-serif" fo:font-size="12pt" fo:letter-spacing="normal" fo:font-style="normal" fo:font-weight="normal"/>
    </style:style>
    <style:style style:name="T13" style:family="text">
      <style:text-properties fo:font-variant="normal" fo:text-transform="none" fo:color="#000000" style:font-name="Times New Roman1" fo:font-size="13.5pt" fo:letter-spacing="normal" fo:font-style="normal" fo:font-weight="normal"/>
    </style:style>
    <style:style style:name="T14" style:family="text">
      <style:text-properties fo:font-variant="normal" fo:text-transform="none" fo:color="#000000" style:font-name="Times New Roman1" fo:font-size="13.5pt" fo:letter-spacing="normal" fo:font-style="normal" fo:font-weight="normal" fo:background-color="#ff9999"/>
    </style:style>
    <style:style style:name="T15" style:family="text">
      <style:text-properties fo:font-variant="normal" fo:text-transform="none" fo:color="#000000" style:font-name="Times New Roman1" fo:font-size="13.5pt" fo:letter-spacing="normal" fo:font-style="normal" fo:font-weight="normal" fo:background-color="#ffcccc"/>
    </style:style>
    <style:style style:name="T16" style:family="text">
      <style:text-properties fo:font-variant="normal" fo:text-transform="none" fo:color="#000000" style:font-name="Times New Roman1" fo:font-size="13.5pt" fo:letter-spacing="normal" fo:font-style="normal" fo:font-weight="bold" fo:background-color="#ffcccc"/>
    </style:style>
    <style:style style:name="T17" style:family="text">
      <style:text-properties fo:font-variant="normal" fo:text-transform="none" fo:color="#000000" style:font-name="Times New Roman1" fo:font-size="13.5pt" fo:letter-spacing="normal" fo:language="en" fo:country="none" fo:font-style="normal" fo:font-weight="normal"/>
    </style:style>
    <style:style style:name="T18" style:family="text">
      <style:text-properties fo:font-variant="normal" fo:text-transform="none" fo:color="#000000" style:font-name="Times New Roman1" fo:font-size="13.5pt" fo:letter-spacing="normal" fo:language="en" fo:country="none" fo:font-style="normal" fo:font-weight="normal" fo:background-color="#ff9999"/>
    </style:style>
    <style:style style:name="T19" style:family="text">
      <style:text-properties fo:font-variant="normal" fo:text-transform="none" fo:color="#000000" style:font-name="Times New Roman1" fo:font-size="13.5pt" fo:letter-spacing="normal" fo:font-style="italic" fo:font-weight="bold"/>
    </style:style>
    <style:style style:name="T20" style:family="text">
      <style:text-properties fo:font-variant="normal" fo:text-transform="none" fo:color="#000000" style:font-name="Times New Roman1" fo:font-size="13.5pt" fo:letter-spacing="normal" fo:font-style="italic" fo:font-weight="normal"/>
    </style:style>
    <style:style style:name="T21" style:family="text">
      <style:text-properties fo:font-variant="normal" fo:text-transform="none" fo:color="#000000" style:font-name="monospace1" fo:font-size="9.75pt" fo:letter-spacing="normal" fo:font-style="normal" fo:font-weight="normal" fo:background-color="#f9f9f9"/>
    </style:style>
    <style:style style:name="T22" style:family="text">
      <style:text-properties fo:font-variant="normal" fo:text-transform="none" fo:color="#0050b2" style:font-name="sans-serif" fo:font-size="24pt" fo:letter-spacing="normal" fo:font-style="normal" fo:font-weight="normal"/>
    </style:style>
    <style:style style:name="T23" style:family="text">
      <style:text-properties fo:font-variant="normal" fo:text-transform="none" fo:color="#0050b2" style:font-name="sans-serif" fo:letter-spacing="normal" fo:font-style="normal" fo:font-weight="normal"/>
    </style:style>
    <style:style style:name="T24" style:family="text">
      <style:text-properties fo:font-variant="normal" fo:text-transform="none" fo:color="#ff0000" style:font-name="Times New Roman1" fo:font-size="13.5pt" fo:letter-spacing="normal" fo:font-style="normal" fo:font-weight="normal"/>
    </style:style>
    <style:style style:name="T25" style:family="text">
      <style:text-properties fo:font-variant="normal" fo:text-transform="none" fo:color="#ff0000" style:font-name="Times New Roman1" fo:font-size="13.5pt" fo:letter-spacing="normal" fo:font-style="normal" fo:font-weight="normal" fo:background-color="#ff9999"/>
    </style:style>
    <style:style style:name="T26" style:family="text">
      <style:text-properties fo:font-variant="normal" fo:text-transform="none" fo:color="#ff0000" style:font-name="sans-serif" fo:letter-spacing="normal" fo:font-style="normal" fo:font-weight="normal" fo:background-color="transparent"/>
    </style:style>
    <style:style style:name="T27" style:family="text">
      <style:text-properties fo:font-variant="normal" fo:text-transform="none" fo:color="#008000" style:font-name="Times New Roman1" fo:font-size="13.5pt" fo:letter-spacing="normal" fo:font-style="normal" fo:font-weight="normal" fo:background-color="#ffcccc"/>
    </style:style>
    <style:style style:name="T28" style:family="text">
      <style:text-properties fo:font-variant="normal" fo:text-transform="none" fo:color="#aa0000" style:font-name="Times New Roman1" fo:font-size="13.5pt" fo:letter-spacing="normal" fo:font-style="normal" fo:font-weight="normal" fo:background-color="#ffcccc"/>
    </style:style>
    <style:style style:name="T29" style:family="text">
      <style:text-properties fo:font-variant="normal" fo:text-transform="none" fo:color="#aa0000" style:font-name="mon" fo:font-size="13.5pt" fo:letter-spacing="normal" fo:font-style="normal" fo:font-weight="normal" fo:background-color="#ffcccc"/>
    </style:style>
    <style:style style:name="T30" style:family="text">
      <style:text-properties fo:font-variant="normal" fo:text-transform="none" fo:color="#0645ad" style:text-line-through-style="none" style:font-name="sans-serif" fo:font-size="9.75pt" fo:letter-spacing="normal" fo:font-style="italic" style:text-underline-style="none" fo:font-weight="normal" style:text-blinking="false"/>
    </style:style>
    <style:style style:name="T31" style:family="text">
      <style:text-properties fo:font-variant="normal" fo:text-transform="none" fo:color="#0645ad" style:text-line-through-style="none" style:font-name="sans-serif" fo:font-size="9.75pt" fo:letter-spacing="normal" fo:font-style="normal" style:text-underline-style="none" fo:font-weight="normal" style:text-blinking="false"/>
    </style:style>
    <style:style style:name="T32" style:family="text">
      <style:text-properties fo:font-variant="normal" fo:text-transform="none" fo:color="#0000cc" style:font-name="sans-serif" fo:letter-spacing="normal" fo:font-style="normal" fo:font-weight="normal" fo:background-color="transparent"/>
    </style:style>
    <style:style style:name="T33" style:family="text">
      <style:text-properties fo:font-variant="normal" fo:text-transform="none" fo:color="#0000cc" style:font-name="sans-serif" fo:letter-spacing="normal" fo:font-style="normal" fo:font-weight="bold" fo:background-color="transparent"/>
    </style:style>
    <style:style style:name="T34" style:family="text">
      <style:text-properties fo:font-variant="normal" fo:text-transform="none" fo:color="#0000cc" style:font-name="sans-serif" fo:letter-spacing="normal" fo:font-style="italic" fo:font-weight="normal" fo:background-color="transparent"/>
    </style:style>
    <style:style style:name="T35" style:family="text">
      <style:text-properties fo:font-variant="normal" fo:text-transform="none" fo:color="#0000cc" style:font-name="sans-serif" fo:font-size="12pt" fo:letter-spacing="normal" fo:font-style="normal" fo:font-weight="normal" fo:background-color="transparent"/>
    </style:style>
    <style:style style:name="T36" style:family="text">
      <style:text-properties fo:font-variant="normal" fo:text-transform="none" fo:color="#660099" style:font-name="monospace" fo:letter-spacing="normal" fo:font-style="normal" fo:font-weight="bold"/>
    </style:style>
    <style:style style:name="T37" style:family="text">
      <style:text-properties fo:font-variant="normal" fo:text-transform="none" fo:color="#4000af" style:font-name="sans-serif" fo:letter-spacing="normal" fo:font-style="normal" fo:font-weight="normal"/>
    </style:style>
    <style:style style:name="T38" style:family="text">
      <style:text-properties fo:font-variant="normal" fo:text-transform="none" fo:color="#7b5d16" style:font-name="sans-serif" fo:letter-spacing="normal" fo:font-style="normal" fo:font-weight="bold" fo:background-color="transparent"/>
    </style:style>
    <style:style style:name="T39" style:family="text">
      <style:text-properties fo:font-variant="normal" fo:text-transform="none" fo:color="#7b5d16" fo:letter-spacing="normal" fo:background-color="transparent"/>
    </style:style>
    <style:style style:name="T40" style:family="text">
      <style:text-properties fo:font-style="italic"/>
    </style:style>
    <style:style style:name="T41" style:family="text">
      <style:text-properties style:font-name="monospace" fo:font-style="normal" fo:font-weight="normal"/>
    </style:style>
    <style:style style:name="T42" style:family="text">
      <style:text-properties style:font-name="monospace" fo:font-weight="bold"/>
    </style:style>
    <style:style style:name="T43" style:family="text">
      <style:text-properties fo:font-weight="bold"/>
    </style:style>
    <style:style style:name="T44" style:family="text">
      <style:text-properties style:font-name="Times New Roman1" fo:font-size="13.5pt" fo:font-style="normal" fo:font-weight="normal"/>
    </style:style>
    <style:style style:name="T45" style:family="text">
      <style:text-properties style:font-name="Times New Roman1" fo:font-size="13.5pt" fo:font-style="normal" fo:font-weight="bold"/>
    </style:style>
    <style:style style:name="T46" style:family="text">
      <style:text-properties fo:color="#ff0000"/>
    </style:style>
    <style:style style:name="T47" style:family="text">
      <style:text-properties fo:color="#008000"/>
    </style:style>
    <style:style style:name="T48" style:family="text">
      <style:text-properties fo:color="#008000" style:font-name="Times New Roman1" fo:font-size="13.5pt" fo:font-style="normal" fo:font-weight="normal"/>
    </style:style>
    <style:style style:name="T49" style:family="text">
      <style:text-properties fo:color="#008000" fo:font-weight="bold"/>
    </style:style>
    <style:style style:name="T50" style:family="text">
      <style:text-properties fo:color="#aa0000"/>
    </style:style>
    <style:style style:name="T51" style:family="text">
      <style:text-properties fo:color="#aa0000" style:font-name="Times New Roman1" fo:font-size="13.5pt" fo:font-style="normal" fo:font-weight="normal"/>
    </style:style>
    <style:style style:name="T52" style:family="text">
      <style:text-properties fo:color="#aa0000" fo:font-weight="bold"/>
    </style:style>
    <style:style style:name="T53" style:family="text">
      <style:text-properties fo:color="#800000" fo:font-weight="bold"/>
    </style:style>
    <style:style style:name="T54" style:family="text">
      <style:text-properties fo:color="#808080" fo:font-style="italic"/>
    </style:style>
    <style:style style:name="T55" style:family="text">
      <style:text-properties style:text-position="33% 80%"/>
    </style:style>
    <style:style style:name="T56" style:family="text">
      <style:text-properties fo:color="#005a9c" style:font-name="sans-serif"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http://none/">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nombre" form:control-implementation="ooo:com.sun.star.form.component.TextField" form:id="control1" form:convert-empty-to-null="true">
            <form:properties>
              <form:property form:property-name="DefaultControl" office:value-type="string" office:string-value="com.sun.star.form.control.TextField"/>
            </form:properties>
          </form:text>
          <form:text form:name="apellido" form:control-implementation="ooo:com.sun.star.form.component.TextField" form:id="control2" form:convert-empty-to-null="true">
            <form:properties>
              <form:property form:property-name="DefaultControl" office:value-type="string" office:string-value="com.sun.star.form.control.TextField"/>
            </form:properties>
          </form:text>
        </form:form>
        <form:form form:name="unnamed1" form:apply-filter="true" form:control-implementation="ooo:com.sun.star.form.component.Form" office:target-frame="" xlink:href="http://none/">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mail" form:control-implementation="ooo:com.sun.star.form.component.TextField" form:id="control3" form:current-value="example@example.com" form:value="example@example.com" form:convert-empty-to-null="true">
            <form:properties>
              <form:property form:property-name="DefaultControl" office:value-type="string" office:string-value="com.sun.star.form.control.TextField"/>
            </form:properties>
          </form:text>
          <form:password form:name="password" form:control-implementation="ooo:com.sun.star.form.component.TextField" form:id="control4" form:convert-empty-to-null="true" form:echo-char="*">
            <form:properties>
              <form:property form:property-name="DefaultControl" office:value-type="string" office:string-value="com.sun.star.form.control.TextField"/>
            </form:properties>
          </form:password>
          <form:text form:name="inicial" form:control-implementation="ooo:com.sun.star.form.component.TextField" form:id="control5" form:max-length="2" form:convert-empty-to-null="true">
            <form:properties>
              <form:property form:property-name="DefaultControl" office:value-type="string" office:string-value="com.sun.star.form.control.TextField"/>
            </form:properties>
          </form:text>
          <form:text form:name="unnamed0" form:control-implementation="ooo:com.sun.star.form.component.TextField" form:id="control6" form:disabled="true" form:current-value="jo jo" form:value="jo jo" form:convert-empty-to-null="true">
            <form:properties>
              <form:property form:property-name="DefaultControl" office:value-type="string" office:string-value="com.sun.star.form.control.TextField"/>
            </form:properties>
          </form:text>
        </form:form>
        <form:form form:name="unnamed2" form:apply-filter="true" form:control-implementation="ooo:com.sun.star.form.component.Form" office:target-frame="" xlink:href="http://none/">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radio form:name="edad" form:control-implementation="ooo:com.sun.star.form.component.RadioButton" form:id="control7" form:value="mayor"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edad" form:control-implementation="ooo:com.sun.star.form.component.RadioButton" form:id="control8" form:value="menor"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genero" form:control-implementation="ooo:com.sun.star.form.component.RadioButton" form:id="control9" form:value="hombre"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genero" form:control-implementation="ooo:com.sun.star.form.component.RadioButton" form:id="control10" form:value="mujer" form:image-position="center">
            <form:properties>
              <form:property form:property-name="DefaultControl" office:value-type="string" office:string-value="com.sun.star.form.control.RadioButton"/>
              <form:property form:property-name="SecondaryRefValue" office:value-type="string" office:string-value=""/>
            </form:properties>
          </form:radio>
        </form:form>
        <form:form form:name="unnamed3" form:apply-filter="true" form:control-implementation="ooo:com.sun.star.form.component.Form" office:target-frame="" xlink:href="http://www.example.com/">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checkbox form:name="fuma" form:control-implementation="ooo:com.sun.star.form.component.CheckBox" form:id="control11" form:value="si"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deporte" form:control-implementation="ooo:com.sun.star.form.component.CheckBox" form:id="control12" form:value="si" form:image-position="center">
            <form:properties>
              <form:property form:property-name="DefaultControl" office:value-type="string" office:string-value="com.sun.star.form.control.CheckBox"/>
              <form:property form:property-name="SecondaryRefValue" office:value-type="string" office:string-value=""/>
            </form:properties>
          </form:checkbox>
        </form:form>
        <form:form form:name="unnamed4" form:apply-filter="true" form:control-implementation="ooo:com.sun.star.form.component.Form" office:target-frame="" xlink:href="http://www.google.com/search">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q" form:control-implementation="ooo:com.sun.star.form.component.TextField" form:id="control13" form:convert-empty-to-null="true">
            <form:properties>
              <form:property form:property-name="DefaultControl" office:value-type="string" office:string-value="com.sun.star.form.control.TextField"/>
            </form:properties>
          </form:text>
          <form:button form:name="unnamed0" form:control-implementation="ooo:com.sun.star.form.component.CommandButton" form:id="control14" form:label="Busca en Google" form:button-type="submit" office:target-frame="" xlink:href="" form:image-data="" form:delay-for-repeat="PT0.50S" form:image-position="center">
            <form:properties>
              <form:property form:property-name="DefaultControl" office:value-type="string" office:string-value="com.sun.star.form.control.CommandButton"/>
            </form:properties>
          </form:button>
        </form:form>
        <form:form form:name="unnamed5" form:apply-filter="true" form:control-implementation="ooo:com.sun.star.form.component.Form" office:target-frame="" xlink:href="http://none/">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unnamed0" form:control-implementation="ooo:com.sun.star.form.component.TextField" form:id="control15" form:current-value="Soy el original" form:value="Soy el original" form:convert-empty-to-null="true">
            <form:properties>
              <form:property form:property-name="DefaultControl" office:value-type="string" office:string-value="com.sun.star.form.control.TextField"/>
            </form:properties>
          </form:text>
          <form:button form:name="Reset" form:control-implementation="ooo:com.sun.star.form.component.CommandButton" form:id="control16" form:label="Reset" form:button-type="reset" office:target-frame="" xlink:href="" form:image-data="" form:delay-for-repeat="PT0.50S" form:image-position="center">
            <form:properties>
              <form:property form:property-name="DefaultControl" office:value-type="string" office:string-value="com.sun.star.form.control.CommandButton"/>
            </form:properties>
          </form:button>
        </form:form>
        <form:form form:name="unnamed6" form:apply-filter="true" form:control-implementation="ooo:com.sun.star.form.component.Form" office:target-frame="" xlink:href="http://none/">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area form:name="unnamed0" form:control-implementation="ooo:com.sun.star.form.component.TextField" form:id="control17" form:convert-empty-to-null="true">
            <form:properties>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VScroll" office:value-type="boolean" office:boolean-value="true"/>
            </form:properties>
          </form:textarea>
        </form:form>
        <form:form form:name="unnamed7" form:apply-filter="true" form:control-implementation="ooo:com.sun.star.form.component.Form" office:target-frame="" xlink:href="http://none/">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fruta" form:control-implementation="ooo:com.sun.star.form.component.ListBox" form:id="control18" form:dropdown="true" form:bound-column="1">
            <form:properties>
              <form:property form:property-name="DefaultControl" office:value-type="string" office:string-value="com.sun.star.form.control.ListBox"/>
            </form:properties>
            <form:option form:label="Manzana     " form:value="" form:current-selected="true" form:selected="true"/>
            <form:option form:label="Pera     " form:value=""/>
            <form:option form:label="Kiwi     " form:value=""/>
            <form:option form:label="Uva   " form:value=""/>
          </form:listbox>
        </form:form>
        <form:form form:name="unnamed8" form:apply-filter="true" form:control-implementation="ooo:com.sun.star.form.component.Form" office:target-frame="" xlink:href="http://none/">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checkbox form:name="unnamed0" form:control-implementation="ooo:com.sun.star.form.component.CheckBox" form:id="control19" form:value="on"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unnamed1" form:control-implementation="ooo:com.sun.star.form.component.CheckBox" form:id="control20" form:value="on" form:image-position="center">
            <form:properties>
              <form:property form:property-name="DefaultControl" office:value-type="string" office:string-value="com.sun.star.form.control.CheckBox"/>
              <form:property form:property-name="SecondaryRefValue" office:value-type="string" office:string-value=""/>
            </form:properties>
          </form:checkbox>
        </form:form>
        <form:form form:name="unnamed9" form:apply-filter="true" form:control-implementation="ooo:com.sun.star.form.component.Form" office:target-frame="" xlink:href="http://none/">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unnamed0" form:control-implementation="ooo:com.sun.star.form.component.TextField" form:id="control21" form:convert-empty-to-null="true">
            <form:properties>
              <form:property form:property-name="DefaultControl" office:value-type="string" office:string-value="com.sun.star.form.control.TextField"/>
            </form:properties>
          </form:text>
          <form:text form:name="unnamed1" form:control-implementation="ooo:com.sun.star.form.component.TextField" form:id="control22" form:convert-empty-to-null="true">
            <form:properties>
              <form:property form:property-name="DefaultControl" office:value-type="string" office:string-value="com.sun.star.form.control.TextField"/>
            </form:properties>
          </form:text>
          <form:checkbox form:name="unnamed2" form:control-implementation="ooo:com.sun.star.form.component.CheckBox" form:id="control23" form:value="on" form:image-position="center">
            <form:properties>
              <form:property form:property-name="DefaultControl" office:value-type="string" office:string-value="com.sun.star.form.control.CheckBox"/>
              <form:property form:property-name="SecondaryRefValue" office:value-type="string" office:string-value=""/>
            </form:properties>
          </form:checkbox>
          <form:text form:name="unnamed3" form:control-implementation="ooo:com.sun.star.form.component.TextField" form:id="control24" form:convert-empty-to-null="true">
            <form:properties>
              <form:property form:property-name="DefaultControl" office:value-type="string" office:string-value="com.sun.star.form.control.TextField"/>
            </form:properties>
          </form:text>
          <form:checkbox form:name="unnamed4" form:control-implementation="ooo:com.sun.star.form.component.CheckBox" form:id="control25" form:value="on"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2">Resumen</text:h>
      <text:p text:style-name="P1">Esta especificación define XHTML 1.0, una reformulación de HTML 4.0 como aplicación XML 1.0, y tres definiciones de tipo de documentos (DTD) correspondientes a las usadas en HTML 4.0. El significado de los elementos y sus atributos se encuentran en la Recomendación del W3C para HTML 4.0 y conforman la base para una futura extensión de XHTML. La compatibilidad con aplicaciones de usuario HTML existentes es posible siguiendo un pequeño conjunto de reglas.</text:p>
      <text:h text:style-name="P40" text:outline-level="2">Estado de este documento</text:h>
      <text:p text:style-name="P3"><text:span text:style-name="Emphasis"><text:span text:style-name="T1">Esta sección describe el estado de este documento en el momento de su publicación. Otros documentos pueden dejarlo obsoleto. La última versión de esta serie de documentos se encuentra en la W3C.</text:span></text:span></text:p>
      <text:p text:style-name="P1">Este documento ha sido revisado por los miembros del W3C y otras partes interesadas y ha sido avalado por el Director como una Recomendación del W3C. Es un documento estable y puede ser citado como material de referencia o referencia normativa en otro documento. El objetivo del W3C al hacer la Recomendación es llamar la atención sobre la especificación y promover su máxima difusión. Esto potencia la funcionalidad e interoperabilidad en la Web.</text:p>
      <text:p text:style-name="P3"><text:span text:style-name="T1">Este documento ha sido producido como parte de la </text:span><text:a xlink:type="simple" xlink:href="http://www.w3.org/MarkUp/">Actividad HTML del W3C</text:a><text:span text:style-name="T1">. Las metas del</text:span><text:a xlink:type="simple" xlink:href="http://www.w3.org/MarkUp/Group/">Grupo de Trabajo de HTML </text:a><text:span text:style-name="T4">(</text:span><text:a xlink:type="simple" xlink:href="http://cgi.w3.org/MemberAccess/">de acceso exclusivo a sus miembros</text:a><text:span text:style-name="T4">)</text:span><text:span text:style-name="T1"> se discuten en la </text:span><text:a xlink:type="simple" xlink:href="http://www.w3.org/MarkUp/Group/HTMLcharter">carta del Grupo de Trabajo de HTML</text:a><text:span text:style-name="T1"> </text:span><text:span text:style-name="T4">(</text:span><text:a xlink:type="simple" xlink:href="http://cgi.w3.org/MemberAccess/"> de acceso exclusivo a sus miembros</text:a><text:span text:style-name="T4">)</text:span><text:span text:style-name="T1">.</text:span></text:p>
      <text:p text:style-name="P3"><text:span text:style-name="T1">Una lista actualizada de las Recomendaciones del W3C y otros documentos técnicos pueden encontrase en </text:span><text:a xlink:type="simple" xlink:href="http://www.w3.org/TR">http://www.w3.org/TR</text:a><text:span text:style-name="T1">.</text:span></text:p>
      <text:p text:style-name="P3"><text:span text:style-name="T1">La discusión pública sobre carácterísticas del HTML tiene lugar en la lista de correo </text:span><text:a xlink:type="simple" xlink:href="mailto:www-html@w3.org">www-html@w3.org</text:a><text:span text:style-name="T1"> (</text:span><text:a xlink:type="simple" xlink:href="http://lists.w3.org/Archives/Public/www-html/"><text:span text:style-name="T5">también disponible está disponible una recopilación</text:span></text:a><text:span text:style-name="T1">).</text:span></text:p>
      <text:p text:style-name="P3"><text:span text:style-name="T1">Por favor, notifiquen los errores que encuentren en este documento a </text:span><text:a xlink:type="simple" xlink:href="mailto:www-html-editor@w3.org">www-html-editor@w3.org</text:a><text:span text:style-name="T1">.</text:span></text:p>
      <text:p text:style-name="P3"><text:span text:style-name="T1">Una lista de los errores de esta especificación puede encontrase en</text:span><text:a xlink:type="simple" xlink:href="http://www.w3.org/2000/01/REC-xhtml1-20000126-errata">http://www.w3.org/2000/01/REC-xhtml1-20000126-errata</text:a><text:span text:style-name="T1"> (en inglés).</text:span></text:p>
      <text:h text:style-name="P40" text:outline-level="2"><text:bookmark text:name="toc"/>Contenido</text:h>
      <text:list xml:id="list1229067905" text:style-name="L1">
        <text:list-item>
          <text:p text:style-name="P80"><text:span text:style-name="T1">1. </text:span><text:a xlink:type="simple" xlink:href="#xhtml">¿Qué es XHTML?</text:a></text:p>
          <text:list>
            <text:list-item>
              <text:p text:style-name="P80"><text:span text:style-name="T1">1.1 </text:span><text:a xlink:type="simple" xlink:href="#html4">¿Qué es HTML 4.0?</text:a></text:p>
            </text:list-item>
            <text:list-item>
              <text:p text:style-name="P80"><text:span text:style-name="T1">1.2 </text:span><text:a xlink:type="simple" xlink:href="#xml">¿Qué es XML?</text:a></text:p>
            </text:list-item>
            <text:list-item>
              <text:p text:style-name="P80"><text:span text:style-name="T1">1.3 </text:span><text:a xlink:type="simple" xlink:href="#why">¿Por qué es necesario XHTML?</text:a></text:p>
            </text:list-item>
          </text:list>
        </text:list-item>
        <text:list-item>
          <text:p text:style-name="P80"><text:span text:style-name="T1">2. </text:span><text:a xlink:type="simple" xlink:href="#defs">Definiciones</text:a></text:p>
          <text:list>
            <text:list-item>
              <text:p text:style-name="P80"><text:span text:style-name="T1">2.1 </text:span><text:a xlink:type="simple" xlink:href="#terms">Terminología</text:a></text:p>
            </text:list-item>
            <text:list-item>
              <text:p text:style-name="P80"><text:span text:style-name="T1">2.2 </text:span><text:a xlink:type="simple" xlink:href="#general">Conceptos Generales</text:a></text:p>
            </text:list-item>
          </text:list>
        </text:list-item>
        <text:list-item>
          <text:p text:style-name="P80"><text:span text:style-name="T1">3. </text:span><text:a xlink:type="simple" xlink:href="#normative">Definición Normativa de XHTML 1.0</text:a></text:p>
          <text:list>
            <text:list-item>
              <text:p text:style-name="P80"><text:span text:style-name="T1">3.1 </text:span><text:a xlink:type="simple" xlink:href="#docconf">Requisitos de Conformidad para Documentos</text:a></text:p>
            </text:list-item>
            <text:list-item>
              <text:p text:style-name="P80"><text:span text:style-name="T1">3.2 </text:span><text:a xlink:type="simple" xlink:href="#uaconf">Requisitos de Conformidad para Aplicaciones de Usuario</text:a></text:p>
            </text:list-item>
          </text:list>
        </text:list-item>
        <text:list-item>
          <text:p text:style-name="P80"><text:span text:style-name="T1">4. </text:span><text:a xlink:type="simple" xlink:href="#diffs">Diferencias con HTML 4.0</text:a></text:p>
        </text:list-item>
        <text:list-item>
          <text:p text:style-name="P80"><text:span text:style-name="T1">5. </text:span><text:a xlink:type="simple" xlink:href="#issues">Compatibilidad</text:a></text:p>
          <text:list>
            <text:list-item>
              <text:p text:style-name="P80"><text:soft-page-break/><text:span text:style-name="T1">5.1 </text:span><text:a xlink:type="simple" xlink:href="#media">Especificación del Tipo de Soporte de Internet</text:a></text:p>
            </text:list-item>
          </text:list>
        </text:list-item>
        <text:list-item>
          <text:p text:style-name="P80"><text:span text:style-name="T1">6. </text:span><text:a xlink:type="simple" xlink:href="#future">Futuras Líneas de Actuación</text:a></text:p>
          <text:list>
            <text:list-item>
              <text:p text:style-name="P80"><text:span text:style-name="T1">6.1 </text:span><text:a xlink:type="simple" xlink:href="#mods">Modularizar HTML</text:a></text:p>
            </text:list-item>
            <text:list-item>
              <text:p text:style-name="P80"><text:span text:style-name="T1">6.2 </text:span><text:a xlink:type="simple" xlink:href="#extensions">Subconjuntos y Extensibilidad</text:a></text:p>
            </text:list-item>
            <text:list-item>
              <text:p text:style-name="P80"><text:span text:style-name="T1">6.3 </text:span><text:a xlink:type="simple" xlink:href="#profiles">Perfiles de Documento</text:a></text:p>
            </text:list-item>
          </text:list>
        </text:list-item>
        <text:list-item>
          <text:p text:style-name="P80"><text:a xlink:type="simple" xlink:href="#dtds"><text:span text:style-name="T1">Apéndice A. DTD</text:span></text:a></text:p>
        </text:list-item>
        <text:list-item>
          <text:p text:style-name="P80"><text:a xlink:type="simple" xlink:href="#prohibitions"><text:span text:style-name="T1">Apéndice B. Incompatibilidades entre elementos</text:span></text:a></text:p>
        </text:list-item>
        <text:list-item>
          <text:p text:style-name="P80"><text:a xlink:type="simple" xlink:href="#guidelines"><text:span text:style-name="T1">Apéndice C. Directrices de compatibilidad con HTML</text:span></text:a></text:p>
        </text:list-item>
        <text:list-item>
          <text:p text:style-name="P80"><text:a xlink:type="simple" xlink:href="#acks"><text:span text:style-name="T1">Apéndice D. Agradecimientos</text:span></text:a></text:p>
        </text:list-item>
        <text:list-item>
          <text:p text:style-name="P67"><text:a xlink:type="simple" xlink:href="#refs"><text:span text:style-name="T1">Apéndice E. Referencias</text:span></text:a></text:p>
        </text:list-item>
      </text:list>
      <text:h text:style-name="P43" text:outline-level="1"><text:bookmark text:name="xhtml"/>1. ¿Qué es XHTML?</text:h>
      <text:p text:style-name="P3"><text:span text:style-name="T1">XHTML es una familia de módulos y tipos de documentos que reproduce, engloba y extiende HTML 4.0 </text:span><text:a xlink:type="simple" xlink:href="#ref-html4">[HTML]</text:a><text:span text:style-name="T1">. Los tipos de documentos de la familia XHTML están basados en XML, y diseñados fundamentalmente para trabajar en conjunto con aplicaciones de usuario basados en XML. Los detalles de esta familia y su evolución se discuten en más profundidad en la sección de </text:span><text:a xlink:type="simple" xlink:href="#future">Futuras Directrices</text:a><text:span text:style-name="T1">.</text:span></text:p>
      <text:p text:style-name="P3"><text:span text:style-name="T1">XHTML 1.0 (esta especificación) es el primer tipo de documento de la familia XHTML. Es una reformulación de las tres definiciones de tipo de documento HTML 4.0 como aplicaciones de XML 1.0 </text:span><text:a xlink:type="simple" xlink:href="#ref-xml">[XML]</text:a><text:span text:style-name="T1">. Su finalidad es ser usado como lenguaje de contenidos que es a la vez conforme a XML y, si se siguen algunas sencillas </text:span><text:a xlink:type="simple" xlink:href="#guidelines">directrices</text:a><text:span text:style-name="T1">, funciona en aplicaciones de usuario conformes con HTML 4.0. Los desarrolladores que migren aplicaciones hacia XHTML 1.0 apreciarán las siguientes mejoras:</text:span></text:p>
      <text:list xml:id="list727402431" text:style-name="L2">
        <text:list-item>
          <text:p text:style-name="P85">Los documentos XHTML son conformes a XML. Como tales, son fácilmente visualizados, editados y validados con herramientas XML estándar.</text:p>
        </text:list-item>
        <text:list-item>
          <text:p text:style-name="P85">Los documentos XHTML pueden escribirse para que funcionen igual o mejor que lo hacían antes tanto en las aplicaciones de usuario conformes a HTML 4.0 como en los nuevas aplicaciones conformes a XHTML 1.0.</text:p>
        </text:list-item>
        <text:list-item>
          <text:p text:style-name="P81"><text:span text:style-name="T1">Los documentos XHTML pueden usar aplicaciones (e.g. scripts y applets) que se basen ya sea en el Modelo del Objeto Documento de HTML o XML</text:span><text:a xlink:type="simple" xlink:href="#ref-dom">[DOM]</text:a><text:span text:style-name="T1">.</text:span></text:p>
        </text:list-item>
        <text:list-item>
          <text:p text:style-name="P75">A medida que la familia XHTML evolucione, los documentos conformes a XHTML 1.0 estarán más preparados para interactuar dentro de y entre distintos entornos XHTML.</text:p>
        </text:list-item>
      </text:list>
      <text:p text:style-name="P1">La familia XHTML es el siguiente paso en la evolución de Internet. Al migrar en este momento hacia XHTML, los desarrolladores de contenidos web entran en el mundo de XML con todos los beneficios que se esperan de él a la vez que se aseguran la compatibilidad con aplicaciones de usuario pasadas y futuras.</text:p>
      <text:h text:style-name="P40" text:outline-level="2"><text:bookmark text:name="html4"/>1.1 ¿Qué es HTML 4.0?</text:h>
      <text:p text:style-name="P3"><text:span text:style-name="T1">HTML 4.0 </text:span><text:a xlink:type="simple" xlink:href="#ref-html4">[HTML]</text:a><text:span text:style-name="T1"> es una aplicación SGML (Lenguage de Etiquetado Generalizado Estándar) conforme al estándar internacional ISO 8879, y está </text:span><text:soft-page-break/><text:span text:style-name="T1">ampliamente considerado como el lenguage de publicación estándar de la World Wide Web.</text:span></text:p>
      <text:p text:style-name="P1">SGML es un lenguage para la descripción de lenguages de etiquetado, particularmente aquellos usados en el intercambio electrónico, manejo y publicación de documentos. HTML es un ejemplo de un lenguaje definido en SGML.</text:p>
      <text:p text:style-name="P1">SGML es utilizado desde mitad de los 80 y ha permanecido bastante estable. Gran parte de su estabilidad se la debe al hecho de que el lenguaje es a la vez flexible y rico en posibilidades. Esta flexibilidad tiene sin embargo su coste, el nivel de complejidad que ha inhibido su uso en diversos ámbitos como la World Wide Web.</text:p>
      <text:p text:style-name="P1">HTML, tal y como fue concebido, era un lenguaje para el intercambio de documentos científicos y técnicos adaptado para su uso por no especialistas en tratamiento de documentos. HTML resolvió el problema de la complejidad de SGML sirviéndose de un reducido conjunto de etiquetas estructurales y semánticas apropiadas para la realización de documentos relativamente simples. Además de simplificar la estructura de los documentos, HTML soportaba el hipertexto. Las posibilidades de usar elementos multimedia fueron añadidas con posterioridad.</text:p>
      <text:p text:style-name="P1">En un corto período de tiempo, HTML se hizo muy popular y rápidamente superó los propósitos para los que había sido creado. Desde los albores de HTML , ha habido una constante invención de nuevos elementos para ser usados dentro de HTML (como estándar) y para adaptar HTML a mercados verticales, altamente especializados. Esta plétora de nuevos elementos ha llevado a problemas de compatibilidad de los documentos en las distintas plataformas.</text:p>
      <text:p text:style-name="P1">Dada la creciente heterogeneidad de programas y plataformas , está claro que la idoneidad del HTML 4.0 'clásico' para ser usado en dichas plataformas es más que limitado.</text:p>
      <text:h text:style-name="P40" text:outline-level="2"><text:bookmark text:name="xml"/>1.2 ¿Qué es XML?</text:h>
      <text:p text:style-name="P3"><text:span text:style-name="T1">XML</text:span><text:span text:style-name="T11">™</text:span><text:span text:style-name="T1"> son las siglas de Lenguaje de Etiquetado Extensible , fórmandose la palabra como acrónimo de la expresión inglesa 'eXtensible Markup Language' </text:span><text:a xlink:type="simple" xlink:href="#ref-xml">[XML]</text:a><text:span text:style-name="T1">.</text:span></text:p>
      <text:p text:style-name="P1">XML fue concebido como un medio para recobrar la potencia y flexibilidad de SGML sin que adquiriese su gran complejidad. A pesar de ser una forma restringida de SGML, XML conserva casi toda la potencia y riqueza de las carácterísticas de SGML.</text:p>
      <text:p text:style-name="P1">Aún manteniendo estas carácterísticas, XML elimina las más complejas de SGML que hacían la creación y diseño de los programas apropiados dificil y costosa.</text:p>
      <text:h text:style-name="P40" text:outline-level="2"><text:bookmark text:name="why"/>1.3 ¿Por qué es necesario XHTML?</text:h>
      <text:p text:style-name="P1">Los beneficios de migrar hacia XHTML 1.0 se han descrito más arriba. Algunos de esos beneficios generales son:</text:p>
      <text:list xml:id="list1698409452" text:style-name="L3">
        <text:list-item>
          <text:p text:style-name="P86"><text:soft-page-break/>Los desarrolladores de aplicaciones de usuario y documentos descubren constantemente nuevas formas de expresar sus ideas usando nuevas etiquetas. En XML, es relativamente fácil añadir nuevos elementos así como atributos adicionales a dichos elementos o a los ya existentes. La familia XHTML está concebida para acomodar estas extensiones a través de módulos XHTML y técnicas para desarrollar nuevos módulos conformes a XHTML (tal y cómo se describirá en la futura especificación sobre Modularización XHTML). Estos módulos permitirán la combinación de las carácterísticas existentes con las nuevas al crear contenidos para la web así como al desarrollar nuevas aplicaciones de usuario.</text:p>
        </text:list-item>
        <text:list-item>
          <text:p text:style-name="P76">Constantemente se desarrollan nuevas formas de acceder a Internet. Algunas estimaciones indican que en el año 2002, un 75% de las peticiones de documentos que se visualicen en Internet se realizarán desde esas plataformas alternativas. La familia XHTML está concebida teniendo en mente la interoperabilidad con aplicaciones de usuario generales. A través de un nuevo mecanismo de especificación de documentos y aplicaciones de usuarios , los servidores, proxies, y aplicaciones de usuario finales podrán realizar una mejor transformación del contenido. Como objetivo final, será posible desarrollar contenido conforme a XHTML que sea utilizable por cualquier aplicación de usuario conforme a XHTML.</text:p>
        </text:list-item>
      </text:list>
      <text:h text:style-name="P43" text:outline-level="1"><text:bookmark text:name="defs"/>2. Definiciones</text:h>
      <text:h text:style-name="P40" text:outline-level="2"><text:bookmark text:name="terms"/>2.1 Terminología</text:h>
      <text:p text:style-name="P3"><text:span text:style-name="T1">Los siguientes términos se utilizan en esta especificación. Estos términos extienden las definiciones de </text:span><text:a xlink:type="simple" xlink:href="#ref-rfc2119">[RFC2119]</text:a><text:span text:style-name="T1"> basándose en definiciones similares que aparecen en ISO/IEC 9945-1:1990 </text:span><text:a xlink:type="simple" xlink:href="#ref-posix">[POSIX.1]</text:a><text:span text:style-name="T1">:</text:span></text:p>
      <text:p text:style-name="P5">Definido por la aplicación</text:p>
      <text:p text:style-name="P7">Un valor o comportamiento se considera definido por la aplicación cuando esta última es la encargada de definir [y documentar] los requisitos correspondientes para la correcta construcción del documento.</text:p>
      <text:p text:style-name="P5">Puede</text:p>
      <text:p text:style-name="P8"><text:span text:style-name="T1">Con respecto a las aplicaciones, la palabra "puede" debe entenderse como introductoria a una carácterística opcional que no es obligatoria para hacer conforme el documento a esta especificación pero que puede indicarse. Con respecto a los </text:span><text:a xlink:type="simple" xlink:href="#docconf">Requisitos de Conformidad para Documentos</text:a><text:span text:style-name="T1">, la palabra "puede" significa que la carácterística opcional que introduce no debe utilizarse. El término "opcional" tiene la misma definición que "puede".</text:span></text:p>
      <text:p text:style-name="P5">Debe</text:p>
      <text:p text:style-name="P7">En esta especificación la palabra "debe" denota un requisito obligatorio ya sea de la aplicación o de los Documentos XHTML Estrictamente Conformes con la especificación, dependiendo del contexto. El término "deberá" tiene el mismo sentido que "debe".</text:p>
      <text:p text:style-name="P5">Reservado</text:p>
      <text:p text:style-name="P7"><text:soft-page-break/>Denota un valor o comportamiento que no está especificado y cuyo uso tampoco está permitido en Documentos Conformes ni debe ser aceptado por Aplicaciones de Ususario Conformes.</text:p>
      <text:p text:style-name="P5">Debería</text:p>
      <text:p text:style-name="P7">Con respecto a las aplicaciones, la palabra "debería" ha de intrepretarse como una recomendación para la aplicación, pero no como un requisito. Con respecto a los documentos, este término ha de enterderse como una práctica de programación deseable en general y un requisito para Documentos XHTML Estrictamente Conformes en particular.</text:p>
      <text:p text:style-name="P5">Admitido</text:p>
      <text:p text:style-name="P7">Algunos recursos recogidos en esta especificación son opcionales. Si uno de ellos es admitido por alguna aplicación, se comporta como se indica en esta especificación.</text:p>
      <text:p text:style-name="P5">No determinado</text:p>
      <text:p text:style-name="P44">Cuando un valor o comportamiento no quedan determinados, la especificación no define requisitos de portabilidad para un recurso en una aplicación ni siquiera cuando deba analizar un documento que use dicho recurso. Un documento tal que requiera un comportamiento específico en dicha situación en vez de tolerar cualquier comportamiento al usar el recurso, no será un Documento XHTML Estrictamente Conforme.</text:p>
      <text:h text:style-name="P40" text:outline-level="2"><text:bookmark text:name="general"/>2.2 Conceptos Generales</text:h>
      <text:p text:style-name="P5">Atributo</text:p>
      <text:p text:style-name="P7">Un atributo es un parámetro de un elemento declarado en la DTD. El tipo de un atributo y su rango de valores, incluyendo la posibilidad de un valor por defecto, se definen en la DTD.</text:p>
      <text:p text:style-name="P5">DTD</text:p>
      <text:p text:style-name="P7">Una DTD, o definición del tipo de documento, es una colección de declaraciones XML que, como colección, define la estructura reglamentaria, los <text:span text:style-name="T40">elementos</text:span> y <text:span text:style-name="T40">atributos</text:span> que están disponibles para su uso en documentos que cumplan con la DTD.</text:p>
      <text:p text:style-name="P5">Documento</text:p>
      <text:p text:style-name="P8"><text:span text:style-name="T1">Un documento es una cadena de datos que, tras ser combinado con cualquier otra cadena a la que referencie, queda estructurado de tal manera que porta información contenida en</text:span><text:span text:style-name="T4">elementos</text:span><text:span text:style-name="T1"> que se organizan tal y como está especificado en la correspondiente </text:span><text:span text:style-name="T4">DTD</text:span><text:span text:style-name="T1">. Para más información, ver los </text:span><text:a xlink:type="simple" xlink:href="#docconf">Requisitos de Conformidad para Documentos</text:a><text:span text:style-name="T1">.</text:span></text:p>
      <text:p text:style-name="P5">Elemento</text:p>
      <text:p text:style-name="P7">Un elemento es una unidad estructural de un documento que ha sido declarada en la <text:span text:style-name="T40">DTD</text:span>. El modelo de contenidos del elemento está definido en la <text:span text:style-name="T40">DTD</text:span>, y la explicación adicional puede especificarse en la descripción comentada del elemento.</text:p>
      <text:p text:style-name="P5"><text:bookmark text:name="facilities"/>Recursos</text:p>
      <text:p text:style-name="P7">Los componentes disponibles incluyen <text:span text:style-name="T40">elementos</text:span>, <text:span text:style-name="T40">atributos</text:span> y las explicaciones asociadas a dichos <text:span text:style-name="T40">elementos</text:span> y <text:span text:style-name="T40">atributos</text:span>. Una aplicación que admita dichos componentes debe facilitar los recursos necesarios para procesarlos.</text:p>
      <text:p text:style-name="P5">Aplicación</text:p>
      <text:p text:style-name="P8"><text:soft-page-break/><text:span text:style-name="T1">Una aplicación es una sistema que posee una colección de </text:span><text:span text:style-name="T4">recursos</text:span><text:span text:style-name="T1"> y servicios que admite esta especificación. Ver el apartado de </text:span><text:a xlink:type="simple" xlink:href="#uaconf">Conformidad de Aplicaciones de Usuario</text:a><text:span text:style-name="T1"> para más información.</text:span></text:p>
      <text:p text:style-name="P5">Análisis</text:p>
      <text:p text:style-name="P7">El análisis es el proceso por el cual un <text:span text:style-name="T40">documento</text:span> es leído y la información en él contenida se traduce en el contexto de <text:span text:style-name="T40">elementos</text:span> en que esta información está estructurada.</text:p>
      <text:p text:style-name="P5">Presentación</text:p>
      <text:p text:style-name="P7">La presentación es el proceso por el cual la información contenida en un <text:span text:style-name="T40">documento</text:span> se muestra al usuario. Esto se lleva a cabo de la forma más apropiada al entorno que utilice el usuario (e.g. de forma auditiva, visual, impresa).</text:p>
      <text:p text:style-name="P5">Aplicación de Usuario</text:p>
      <text:p text:style-name="P8"><text:span text:style-name="T1">Una aplicación de usuario es una </text:span><text:span text:style-name="T4">aplicación</text:span><text:span text:style-name="T1"> que lee y procesa documentos XHTML. Ver</text:span><text:a xlink:type="simple" xlink:href="#uaconf">Conformidad de Aplicaiones de Usuario</text:a><text:span text:style-name="T1"> para más información.</text:span></text:p>
      <text:p text:style-name="P5">Convalidación</text:p>
      <text:p text:style-name="P7">La convalidación es un proceso por el cual los <text:span text:style-name="T40">documentos</text:span> son contrastados con la <text:span text:style-name="T40">DTD</text:span>asociada, asegurándose de que la estructura, el uso de <text:span text:style-name="T40">elementos</text:span> y el uso de <text:span text:style-name="T40">atributos</text:span> son consistentes con las definiciones de la <text:span text:style-name="T40">DTD</text:span>.</text:p>
      <text:p text:style-name="P5"><text:bookmark text:name="wellformed"/>Gramaticalidad (Documento "bien formado")</text:p>
      <text:p text:style-name="P45"><text:span text:style-name="T1">Un </text:span><text:span text:style-name="T4">documento</text:span><text:span text:style-name="T1"> se dice "bien formado" o "gramaticalmente correcto" cuando está estructurado de acuerdo a las reglas definidas en la </text:span><text:a xlink:type="simple" xlink:href="http://www.w3.org/TR/REC-xml#sec-well-formed">Sección 2.1</text:a><text:span text:style-name="T1"> de la Recomendación de XML 1.0 </text:span><text:a xlink:type="simple" xlink:href="#ref-xml">[XML]</text:a><text:span text:style-name="T1">. Básicamente, en dicha definición implica que los elementos, delimitados por sus etiquetas de inicio y fin, estén convenientemente anidados.</text:span></text:p>
      <text:h text:style-name="P43" text:outline-level="1"><text:bookmark text:name="normative"/>3. Definición Normativa de XHTML 1.0</text:h>
      <text:h text:style-name="P40" text:outline-level="2"><text:bookmark text:name="docconf"/>3.1 Requisitos de Conformidad para Documentos</text:h>
      <text:p text:style-name="P3"><text:span text:style-name="T1">Esta versión de XHTML suministra una definición de documentos XHTML estrictamente conformes que se restringe a las etiquetas y atributos del espacio nominal de XHTML. Ver la</text:span><text:a xlink:type="simple" xlink:href="#well-formed">Sección 3.1.2</text:a><text:span text:style-name="T1"> para información concerniente al uso de XHTML con otros espacios nominales, por ejemplo la inclusión de metadatos expresados en RDF dentro de documentos XHTML.</text:span></text:p>
      <text:h text:style-name="P51" text:outline-level="3"><text:bookmark text:name="strict"/>3.1.1 Documentos Estrictamente Conformes</text:h>
      <text:p text:style-name="P1">Un documento XHTML estrictamente conforme es un documento que para ser procesado requiere tan sólo los recursos descritos como obligatorios en esta especificación. Tales documentos deben ajustarse a los siguientes puntos:</text:p>
      <text:list xml:id="list1106388832" text:style-name="L4">
        <text:list-item>
          <text:p text:style-name="P68"><text:span text:style-name="T1">Deben poder validarse con alguna de las tres DTD que se encuentran en el </text:span><text:a xlink:type="simple" xlink:href="#dtds">ApéndiceA</text:a><text:span text:style-name="T1">.</text:span></text:p>
        </text:list-item>
        <text:list-item>
          <text:p text:style-name="P68"><text:span text:style-name="T1">El elemento raíz del documento debe ser</text:span><text:span text:style-name="Source_20_Text"><text:span text:style-name="T1"> &lt;html&gt;</text:span></text:span><text:span text:style-name="T1">.</text:span></text:p>
        </text:list-item>
        <text:list-item>
          <text:p text:style-name="P68"><text:span text:style-name="T1">El elemento raíz del documento debe indicar el espacio nominal XHTML usando el atributo</text:span><text:span text:style-name="Source_20_Text"><text:span text:style-name="T1">xmlns</text:span></text:span><text:span text:style-name="T1"> </text:span><text:a xlink:type="simple" xlink:href="#ref-xmlns">[XMLNAMES]</text:a><text:span text:style-name="T1">. El espacio nominal para XHTML es </text:span><text:span text:style-name="Source_20_Text"><text:span text:style-name="T1">http://www.w3.org/1999/xhtml</text:span></text:span></text:p>
        </text:list-item>
        <text:list-item>
          <text:p text:style-name="P68"><text:soft-page-break/><text:span text:style-name="T1">Debe haber una declaración DOCTYPE en el documento antes del elemento raíz. El identificador público incluido en la declaración DOCTYPE debe hacer referencia a alguna de las tres DTD que se hallan en el </text:span><text:a xlink:type="simple" xlink:href="#dtds">Apéndice A</text:a><text:span text:style-name="T1"> usando el Identificador Formal Público correspondiente. El identificador del sistema puede ser modificado apropiadamente para reflejar convenciones de rango local.</text:span></text:p>
          <text:p text:style-name="P141">&lt;!DOCTYPE html </text:p>
          <text:p text:style-name="P142"><text:s text:c="3"/><text:span text:style-name="T41">PUBLIC "-//W3C//DTD XHTML 1.0 Strict//EN"</text:span></text:p>
          <text:p text:style-name="P142"><text:s text:c="3"/><text:span text:style-name="T41">"http://www.w3.org/TR/xhtml1/DTD/xhtml1-strict.dtd"&gt;</text:span></text:p>
          <text:p text:style-name="P143"/>
          <text:p text:style-name="P143"/>
          <text:p text:style-name="P143"/>
          <text:p text:style-name="P141">&lt;!DOCTYPE html </text:p>
          <text:p text:style-name="P142"><text:s text:c="3"/><text:span text:style-name="T41">PUBLIC "-//W3C//DTD XHTML 1.0 Transitional//EN"</text:span></text:p>
          <text:p text:style-name="P142"><text:s text:c="3"/><text:span text:style-name="T41">"http://www.w3.org/TR/xhtml1/DTD/xhtml1-transitional.dtd"&gt;</text:span></text:p>
          <text:p text:style-name="P143"/>
          <text:p text:style-name="P143"/>
          <text:p text:style-name="P141">&lt;!DOCTYPE html </text:p>
          <text:p text:style-name="P142"><text:s text:c="3"/><text:span text:style-name="T41">PUBLIC "-//W3C//DTD XHTML 1.0 Frameset//EN"</text:span></text:p>
          <text:p text:style-name="P142"><text:s text:c="3"/><text:span text:style-name="T41">"http://www.w3.org/TR/xhtml1/DTD/xhtml1-frameset.dtd"&gt;</text:span></text:p>
          <text:p text:style-name="P144"/>
        </text:list-item>
      </text:list>
      <text:p text:style-name="P1">He aquí un ejemplo de un pequeño documento XHTML.</text:p>
      <text:p text:style-name="P52">&lt;?xml version="1.0" encoding="UTF-8"?&gt;</text:p>
      <text:p text:style-name="P52">&lt;!DOCTYPE html </text:p>
      <text:p text:style-name="P53"><text:s text:c="3"/><text:span text:style-name="T41">PUBLIC "-//W3C//DTD XHTML 1.0 Strict//EN"</text:span></text:p>
      <text:p text:style-name="P53"><text:s text:c="2"/><text:span text:style-name="T41">"http://www.w3.org/TR/xhtml1/DTD/xhtml1-strict.dtd"&gt;</text:span></text:p>
      <text:p text:style-name="P52">&lt;html xmlns="http://www.w3.org/1999/xhtml" xml:lang="sp" lang="sp"&gt;</text:p>
      <text:p text:style-name="P53"><text:s/><text:span text:style-name="T41">&lt;head&gt;</text:span></text:p>
      <text:p text:style-name="P53"><text:s text:c="2"/><text:span text:style-name="T41">&lt;title&gt;Biblioteca Virtual&lt;/title&gt;</text:span></text:p>
      <text:p text:style-name="P53"><text:s/><text:span text:style-name="T41">&lt;/head&gt;</text:span></text:p>
      <text:p text:style-name="P53"><text:s/><text:span text:style-name="T41">&lt;body&gt;</text:span></text:p>
      <text:p text:style-name="P53"><text:s text:c="2"/><text:span text:style-name="T41">&lt;p&gt;Trasladada a &lt;a href="http://vlib.org/"&gt;vlib.org&lt;/a&gt;.&lt;/p&gt;</text:span></text:p>
      <text:p text:style-name="P53"><text:s/><text:span text:style-name="T41">&lt;/body&gt;</text:span></text:p>
      <text:p text:style-name="P46">&lt;/html&gt;</text:p>
      <text:p text:style-name="P1">Nótese que en este ejemplo, se incluye la declaración XML. Una declaración XML como la que se hace arriba no es necesaria en todos los documentos XML. Aún así, se recomienda encarecidamente a los autores de documentos XHTML que incluyan declaraciones XML en todos sus documentos. Tal declaración es necesaria cuando la codificación de los caracteres que se usa en el documento no es UTF-8 o UTF-16, los tipos usados por defecto en este tipo de documentos.</text:p>
      <text:h text:style-name="P51" text:outline-level="3"><text:bookmark text:name="well-formed"/>3.1.2 Usando XHTML con otros espacios nominales</text:h>
      <text:p text:style-name="P3"><text:span text:style-name="T1">El espacio nominal XHTML 1.0 puede usarse conjuntamente a otros espacios nominales XML como se indica en </text:span><text:a xlink:type="simple" xlink:href="#ref-xmlns">[XMLNAMES]</text:a><text:span text:style-name="T1">, aunque los documentos así producidos no serán documentos XHTML 1.0 estrictamente conformes. Futuros trabajos del W3C darán directrices que especifiquen la conformidad de documentos que usen varios espacios nominales.</text:span></text:p>
      <text:p text:style-name="P1">El siguiente ejemplo muestra cómo XHTML 1.0 podría usarse en conjunción con la Recomendación MathML:</text:p>
      <text:p text:style-name="P52">&lt;html xmlns="http://www.w3.org/1999/xhtml" xml:lang="sp" lang="sp"&gt;</text:p>
      <text:p text:style-name="P53"><text:s/><text:span text:style-name="T41">&lt;head&gt;</text:span></text:p>
      <text:p text:style-name="P53"><text:s text:c="2"/><text:span text:style-name="T41">&lt;title&gt;Un ejemplo matemático&lt;/title&gt;</text:span></text:p>
      <text:p text:style-name="P53"><text:soft-page-break/><text:s/><text:span text:style-name="T41">&lt;/head&gt;</text:span></text:p>
      <text:p text:style-name="P53"><text:s/><text:span text:style-name="T41">&lt;body&gt;</text:span></text:p>
      <text:p text:style-name="P53"><text:s text:c="2"/><text:span text:style-name="T41">&lt;p&gt;Lo que viene a continuación es etiquetado MathML:&lt;/p&gt;</text:span></text:p>
      <text:p text:style-name="P53"><text:s text:c="2"/><text:span text:style-name="T41">&lt;math xmlns="http://www.w3.org/1998/Math/MathML"&gt;</text:span></text:p>
      <text:p text:style-name="P53"><text:s text:c="3"/><text:span text:style-name="T41">&lt;apply&gt; &lt;log/&gt;</text:span></text:p>
      <text:p text:style-name="P53"><text:s text:c="4"/><text:span text:style-name="T41">&lt;logbase&gt;</text:span></text:p>
      <text:p text:style-name="P53"><text:s text:c="5"/><text:span text:style-name="T41">&lt;cn&gt; 3 &lt;/cn&gt;</text:span></text:p>
      <text:p text:style-name="P53"><text:s text:c="4"/><text:span text:style-name="T41">&lt;/logbase&gt;</text:span></text:p>
      <text:p text:style-name="P53"><text:s text:c="4"/><text:span text:style-name="T41">&lt;ci&gt; x &lt;/ci&gt;</text:span></text:p>
      <text:p text:style-name="P53"><text:s text:c="3"/><text:span text:style-name="T41">&lt;/apply&gt;</text:span></text:p>
      <text:p text:style-name="P53"><text:s text:c="2"/><text:span text:style-name="T41">&lt;/math&gt;</text:span></text:p>
      <text:p text:style-name="P53"><text:s/><text:span text:style-name="T41">&lt;/body&gt;</text:span></text:p>
      <text:p text:style-name="P46">&lt;/html&gt;</text:p>
      <text:p text:style-name="P1">El siguiente ejemplo muestra cómo el etiquetado XHTML 1.0 podría usarse en otro espacio nominal XML:</text:p>
      <text:p text:style-name="P52">&lt;?xml version="1.0" encoding="UTF-8"?&gt;</text:p>
      <text:p text:style-name="P52">&lt;!-- inicialmente, el espacio nominal por defecto es "books" --&gt;</text:p>
      <text:p text:style-name="P52">&lt;book xmlns='urn:loc.gov:books'</text:p>
      <text:p text:style-name="P53"><text:s text:c="2"/><text:span text:style-name="T41">xmlns:isbn='urn:ISBN:0-395-36341-6' xml:lang="en" lang="en"&gt;</text:span></text:p>
      <text:p text:style-name="P53"><text:s/><text:span text:style-name="T41">&lt;title&gt;Cheaper by the Dozen&lt;/title&gt;</text:span></text:p>
      <text:p text:style-name="P53"><text:s/><text:span text:style-name="T41">&lt;isbn:number&gt;1568491379&lt;/isbn:number&gt;</text:span></text:p>
      <text:p text:style-name="P53"><text:s/><text:span text:style-name="T41">&lt;notes&gt;</text:span></text:p>
      <text:p text:style-name="P53"><text:s text:c="2"/><text:span text:style-name="T41">&lt;!-- hacemos HTML el espacio nominal por efecto para un comentario </text:span></text:p>
      <text:p text:style-name="P53"><text:s text:c="16"/><text:span text:style-name="T41">hipertextual --&gt;</text:span></text:p>
      <text:p text:style-name="P53"><text:s text:c="2"/><text:span text:style-name="T41">&lt;p xmlns='http://www.w3.org/1999/xhtml' xml:lang="sp" lang="sp"&gt;</text:span></text:p>
      <text:p text:style-name="P53"><text:s text:c="4"/><text:span text:style-name="T41">También está disponible &lt;a href="http://www.w3.org/"&gt;en la red&lt;/a&gt;.</text:span></text:p>
      <text:p text:style-name="P53"><text:s text:c="2"/><text:span text:style-name="T41">&lt;/p&gt;</text:span></text:p>
      <text:p text:style-name="P53"><text:s/><text:span text:style-name="T41">&lt;/notes&gt;</text:span></text:p>
      <text:p text:style-name="P46">&lt;/book&gt;</text:p>
      <text:h text:style-name="P40" text:outline-level="2"><text:bookmark text:name="uaconf"/>3.2 Requisitos de Conformidad para Aplicaciones de Usuario</text:h>
      <text:p text:style-name="P1">Una aplicación de usuario debe cumplir todos y cada uno de los siguientes criterios de conformidad:</text:p>
      <text:list xml:id="list929822526" text:style-name="L5">
        <text:list-item>
          <text:p text:style-name="P82"><text:span text:style-name="T1">Para ser consistente con la Recomendación XML 1.0 </text:span><text:a xlink:type="simple" xlink:href="#ref-xml">[XML]</text:a><text:span text:style-name="T1">, la aplicación de usuario debe analizar y evaluar si un documento XHTML es "gramaticalmente correcto". Si el aplicación de usuario se dice convalidante debe contrastar los documentos con las DTD de acuerdo con </text:span><text:a xlink:type="simple" xlink:href="#ref-xml">[XML]</text:a><text:span text:style-name="T1">.</text:span></text:p>
        </text:list-item>
        <text:list-item>
          <text:p text:style-name="P82"><text:span text:style-name="T1">Cuando una aplicación de usuario dice soportar </text:span><text:a xlink:type="simple" xlink:href="#facilities">recursos</text:a><text:span text:style-name="T1"> definidos en esta especificación o requeridos por esta especificación a través de referencia normativa debe hacerlo de manera consistente con la definición del recurso.</text:span></text:p>
        </text:list-item>
        <text:list-item>
          <text:p text:style-name="P82"><text:span text:style-name="T1">Cuando una aplicación de usuario procesa un documento XHTML como XML genérico, tan sólo debería reconocer atributos del tipo </text:span><text:span text:style-name="Source_20_Text"><text:span text:style-name="T1">ID</text:span></text:span><text:span text:style-name="T1"> (e.g. el atributo </text:span><text:span text:style-name="Source_20_Text"><text:span text:style-name="T1">id</text:span></text:span><text:span text:style-name="T1"> de la mayoria de los elementos XHTML) como identificadores de fragmentos.</text:span></text:p>
        </text:list-item>
        <text:list-item>
          <text:p text:style-name="P87">Si una aplicación de usuario encuentra un elemento que no reconoce, debe presentar el contenido de dicho elemento.</text:p>
        </text:list-item>
        <text:list-item>
          <text:p text:style-name="P87">Si una aplicación de usuario encuentra un atributo que no reconoce, debe ignorar completamente la directriz que marque el atributo (i.e., el atributo y su valor).</text:p>
        </text:list-item>
        <text:list-item>
          <text:p text:style-name="P87"><text:soft-page-break/>Si una aplicación de usuario encuentra un valor de un atributo que no reconoce, debe usar en su lugar el valor por defecto del atributo.</text:p>
        </text:list-item>
        <text:list-item>
          <text:p text:style-name="P87">Si encuentra una referencia a una entidad (distinta a las entidades predefinidas) para la que la aplicación de usuario no ha procesado ninguna declaración (lo que podría suceder si la declaración se encuentra en un subconjunto externo al que la aplicación de usuario no ha accedido), la entidad debe presentarse como los caracteres (comenzando con &amp; y terminando con punto y coma) que componen la referencia a la entidad.</text:p>
        </text:list-item>
        <text:list-item>
          <text:p text:style-name="P87">Cuando se presente el contenido, las aplicaciones de usuario que encuentren caracteres o referencias a entidades de tipo carácter que reconozcan pero que no sean capaces de mostrar, deberían mostrar el documento de tal manera que el usuario aprecie claramente que no ha sido posible una presentación correcta.</text:p>
        </text:list-item>
        <text:list-item>
          <text:p text:style-name="P77">Los siguientes caracteres se definen en [XML] como caracteres de espacios en blanco: </text:p>
          <text:list>
            <text:list-item>
              <text:p text:style-name="P87">Espacio (&amp;#x0020;)</text:p>
            </text:list-item>
            <text:list-item>
              <text:p text:style-name="P87">Tabulación (&amp;#x0009;)</text:p>
            </text:list-item>
            <text:list-item>
              <text:p text:style-name="P87">Retorno de carro (&amp;#x000D;)</text:p>
            </text:list-item>
            <text:list-item>
              <text:p text:style-name="P77">Avance de línea (&amp;#x000A;)</text:p>
            </text:list-item>
          </text:list>
          <text:p text:style-name="P77">El procesador XML normaliza varios sistemas de códigos de fin de línea en un único carácter de avance de línea que se pasa a la aplicación. La aplicación de usuario XHTML debe, además, tratar los siguientes caracteres como espacios en blanco:</text:p>
          <text:list text:continue-numbering="true">
            <text:list-item>
              <text:p text:style-name="P87">Salto de página (&amp;#x000C;)</text:p>
            </text:list-item>
            <text:list-item>
              <text:p text:style-name="P77">Espacio de anchura nula (&amp;#x200B;)</text:p>
            </text:list-item>
          </text:list>
          <text:p text:style-name="P77">En elementos donde el atributo 'xml:space' tenga el valor 'preserve', la aplicación de usuario debe conservar intactos todos los espacios en blanco (con excepción de los caracteres de espacio en blanco de encabezamiento y terminación, que deberían ser suprimidos). En otros casos un espacio en blanco se manipula de acuerdo con las siguientes reglas:</text:p>
          <text:list text:continue-numbering="true">
            <text:list-item>
              <text:p text:style-name="P87">Todos los espacios en blanco que rodean a un elemento en bloque deberían ser suprimidos.</text:p>
            </text:list-item>
            <text:list-item>
              <text:p text:style-name="P87">Los comentarios se suprimen por completo y no afectan a la manipulación de espacios en blanco. Un carácter de espacio en blanco a ambos lados de un comentario se trata como dos espacios en blanco.</text:p>
            </text:list-item>
            <text:list-item>
              <text:p text:style-name="P87">Los espacios en blanco de encabezamiento y terminación dentro de un elemento en bloque deben suprimirse.</text:p>
            </text:list-item>
            <text:list-item>
              <text:p text:style-name="P87">Los caracteres de avance de línea dentro de un elemento en bloque deben convertirse en un espacio (excepto cuando el atributo 'xml:space' tenga el valor 'preserve').</text:p>
            </text:list-item>
            <text:list-item>
              <text:p text:style-name="P87">Una secuencia de espacios en blanco debe reducirse a un solo carácter de espacio en blanco (excepto cuando el atributo 'xml:space' tenga el valor 'preserve').</text:p>
            </text:list-item>
            <text:list-item>
              <text:p text:style-name="P77">Con respecto a la presentación, la aplicación de usuario debería presentar el contenido de manera adecuada al idioma en el que el <text:soft-page-break/>contenido está escrito. En idiomas cuya base de escritura sea de caracteres latinos, el carácter ASCII de espacio se usa normalmente bien como límite gramatical entre palabras bien como espacio tipográfico en blanco; en idiomas cuya base esté relacionada con Nagari (e.g., Sanskrit, Thai, etc.), los límites gramaticales pueden codificarse con el carácter de 'espacio' ZW, pero no serán normalmente representados por caracteres tipográficos de espacio en blanco al ser mostrados; los idiomas que usen una base de escritura arábica pueden codificar el carácter tipográfico espacio en blanco usando un carácter de espacio en blanco, pero también pueden usar el carácter de 'espacio' ZW para delimitar límites gramaticales 'internos' (lo que parecen palabras en árabe para un lector inglés frecuentemente engloba varias palabras, e.g. 'kitAbuhum' = 'kitAbu-hum' = 'libro de ellos' == su libro); e idiomas provenientes del chino normalmente no codifican tales delimitadores ni usan el carácter tipográfico de espacio en blanco de este modo.</text:p>
            </text:list-item>
          </text:list>
          <text:p text:style-name="P69"><text:span text:style-name="T1">El espacio en blanco en los valores de atributos se procesa de acuerdo con </text:span><text:a xlink:type="simple" xlink:href="#ref-xml">[XML]</text:a><text:span text:style-name="T1">.</text:span></text:p>
        </text:list-item>
      </text:list>
      <text:h text:style-name="P43" text:outline-level="1"><text:bookmark text:name="diffs"/>4. Diferencias con HTML 4.0</text:h>
      <text:p text:style-name="P3"><text:span text:style-name="T1">Debido al hecho de que XHTML es una aplicación XML, ciertas prácticas que eran perfectamente válidas en HTML 4.0 </text:span><text:a xlink:type="simple" xlink:href="#ref-html4">[HTML]</text:a><text:span text:style-name="T1">,basado en SGML, deben cambiar.</text:span></text:p>
      <text:h text:style-name="P40" text:outline-level="2"><text:bookmark text:name="h-4.1"/>4.1 Los documentos deben ser "gramaticalmente correctos"</text:h>
      <text:p text:style-name="P3"><text:span text:style-name="T1">La </text:span><text:a xlink:type="simple" xlink:href="#wellformed">gramaticalidad</text:a><text:span text:style-name="T1"> de los documentos es un nuevo concepto introducido por </text:span><text:a xlink:type="simple" xlink:href="#ref-xml">[XML]</text:a><text:span text:style-name="T1">. Esencialmente significa que todos los elementos bien deben tener etiquetas de cierre bien deben ser escritos de manera especial (tal y como se describe abajo), y que todos los elementos deben estar anidados.</text:span></text:p>
      <text:p text:style-name="P1">Aunque el solapamiento de elementos no está permitido en SGML, era tolerado en los navegadores existentes.</text:p>
      <text:p text:style-name="P3"><text:span text:style-name="Emphasis"><text:span text:style-name="T1">CORRECTO: elementos anidados</text:span></text:span></text:p>
      <text:p text:style-name="P1">&lt;p&gt;he aquí un &lt;em&gt;párrafo&lt;/em&gt; enfatizado.&lt;/p&gt;</text:p>
      <text:p text:style-name="P3"/>
      <text:p text:style-name="P3"><text:span text:style-name="Emphasis"><text:span text:style-name="T1">INCORRECTO: elementos solapados</text:span></text:span></text:p>
      <text:p text:style-name="P1">&lt;p&gt;he aquí un &lt;em&gt;párrafo&lt;/p&gt; enfatizado&lt;/em&gt;</text:p>
      <text:h text:style-name="P40" text:outline-level="2"><text:bookmark text:name="h-4.2"/>4.2 Los nombres de elementos y atributos deben escribirse en minúscula</text:h>
      <text:p text:style-name="P1">Los documentos XHTML deben usar minúsculas para los nombres de todos los elementos y atributos HTML. Esta diferencia es necesaria porque XML es <text:soft-page-break/>sensible a minúsculas y mayúsculas e.g. &lt;li&gt; and &lt;LI&gt; son etiquetas diferentes.</text:p>
      <text:h text:style-name="P40" text:outline-level="2"><text:bookmark text:name="h-4.3"/>4.3 Los elementos no vacíos requieren etiquetas de cierre</text:h>
      <text:p text:style-name="P3"><text:span text:style-name="T1">Con HTML 4.0, basado en SGML, en algunos elementos podía omitirse la etiqueta de cierre, de tal manera que la apertura de los elementos que les sucedían implicaba dicho cierre. Esta omisión no está permitida en XHTML, basado en XML. Todos los elementos que no estén declarados en la DTD como </text:span><text:span text:style-name="Source_20_Text"><text:span text:style-name="T1">EMPTY</text:span></text:span><text:span text:style-name="T1"> deben tener una etiqueta de cierre.</text:span></text:p>
      <text:p text:style-name="P3"><text:span text:style-name="Emphasis"><text:span text:style-name="T1">CORRECTO: elementos cerrados</text:span></text:span></text:p>
      <text:p text:style-name="P1">&lt;p&gt;he aquí un párrafo.&lt;/p&gt;&lt;p&gt;aquí hay otro párrafo.&lt;/p&gt;</text:p>
      <text:p text:style-name="P3"/>
      <text:p text:style-name="P3"><text:span text:style-name="Emphasis"><text:span text:style-name="T1">INCORRECTO: elementos no cerrados</text:span></text:span></text:p>
      <text:p text:style-name="P1">&lt;p&gt;he aquí un párrafo.&lt;p&gt;aquí hay un párrafo.</text:p>
      <text:h text:style-name="P40" text:outline-level="2"><text:bookmark text:name="h-4.4"/>4.4 Los valores de los atributos deben ir entre comillas</text:h>
      <text:p text:style-name="P1">Todos los valores de atributos deben ir entrecomillados, incluso aquellos que son numéricos.</text:p>
      <text:p text:style-name="P3"><text:span text:style-name="Emphasis"><text:span text:style-name="T1">CORRECTO: valores de atributo entrecomillados</text:span></text:span></text:p>
      <text:p text:style-name="P1">&lt;table rows="3"&gt;</text:p>
      <text:p text:style-name="P3"/>
      <text:p text:style-name="P3"><text:span text:style-name="Emphasis"><text:span text:style-name="T1">INCORRECTO: valores de atributo no entrecomillados</text:span></text:span></text:p>
      <text:p text:style-name="P1">&lt;table rows=3&gt;</text:p>
      <text:h text:style-name="P40" text:outline-level="2"><text:bookmark text:name="h-4.5"/>4.5 Minimización de atributos</text:h>
      <text:p text:style-name="P3"><text:span text:style-name="T1">XML no soporta la minimización de atributos. Los pares atributo-valor deben escribirse en toda su extensión. Los nombres de atributos como </text:span><text:span text:style-name="Source_20_Text"><text:span text:style-name="T1">compact</text:span></text:span><text:span text:style-name="T1"> y </text:span><text:span text:style-name="Source_20_Text"><text:span text:style-name="T1">checked</text:span></text:span><text:span text:style-name="T1"> no pueden aparecen en elementos sin que sea especificado su valor.</text:span></text:p>
      <text:p text:style-name="P3"><text:span text:style-name="Emphasis"><text:span text:style-name="T1">CORRECTO: atributos no minimizados</text:span></text:span></text:p>
      <text:p text:style-name="P1">&lt;dl compact="compact"&gt;</text:p>
      <text:p text:style-name="P3"/>
      <text:p text:style-name="P3"><text:span text:style-name="Emphasis"><text:span text:style-name="T1">INCORRECTO: atributos minimizados</text:span></text:span></text:p>
      <text:p text:style-name="P1">&lt;dl compact&gt;</text:p>
      <text:h text:style-name="P40" text:outline-level="2"><text:bookmark text:name="h-4.6"/><text:soft-page-break/>4.6 Elementos vacíos</text:h>
      <text:p text:style-name="P3"><text:span text:style-name="T1">Los elementos vacíos deben bien tener una etiqueta de cierre bien terminar su etiqueta de apertura con </text:span><text:span text:style-name="Source_20_Text"><text:span text:style-name="T1">/&gt;</text:span></text:span><text:span text:style-name="T1">. Por ejemplo, </text:span><text:span text:style-name="Source_20_Text"><text:span text:style-name="T1">&lt;br/&gt;</text:span></text:span><text:span text:style-name="T1"> o </text:span><text:span text:style-name="Source_20_Text"><text:span text:style-name="T1">&lt;hr&gt;&lt;/hr&gt;</text:span></text:span><text:span text:style-name="T1">. Ver las </text:span><text:a xlink:type="simple" xlink:href="#guidelines">directrices de compatibilidad con HTML</text:a><text:span text:style-name="T1">para recabar información sobre cómo asegurar la compatibilidad retroactiva con aplicaciones de usuario HTML 4.0.</text:span></text:p>
      <text:p text:style-name="P3"><text:span text:style-name="Emphasis"><text:span text:style-name="T1">CORRECTO: etiquetas vacías cerradas</text:span></text:span></text:p>
      <text:p text:style-name="P1">&lt;br/&gt;&lt;hr/&gt;</text:p>
      <text:p text:style-name="P3"/>
      <text:p text:style-name="P3"><text:span text:style-name="Emphasis"><text:span text:style-name="T1">INCORRECTO: etiquetas vacías no cerradas</text:span></text:span></text:p>
      <text:p text:style-name="P1">&lt;br&gt;&lt;hr&gt;</text:p>
      <text:h text:style-name="P40" text:outline-level="2"><text:bookmark text:name="h-4.7"/>4.7 Manipulación de espacios en blanco dentro de los valores de atributos</text:h>
      <text:p text:style-name="P3"><text:span text:style-name="T1">En los valores de atributos, las aplicaciones de usuario eliminarán los espacios en blanco de encabezamiento y terminación y sustituirán las secuencias de uno o más espacios en blanco (incluyendo los saltos de línea) por un único espacio en blanco entre palabras (un carácter ASCII de espacio en blanco para escrituras occidentales). Ver la</text:span><text:a xlink:type="simple" xlink:href="http://www.w3.org/TR/REC-xml#AVNormalize"> sección 3.3.3</text:a><text:span text:style-name="T1"> de </text:span><text:a xlink:type="simple" xlink:href="#ref-xml">[XML]</text:a><text:span text:style-name="T1">.</text:span></text:p>
      <text:h text:style-name="P42" text:outline-level="2"><text:bookmark text:name="h-4.8"/><text:span text:style-name="T23">4.8 Elementos </text:span><text:span text:style-name="Source_20_Text"><text:span text:style-name="T22">script</text:span></text:span><text:span text:style-name="T23"> y </text:span><text:span text:style-name="Source_20_Text"><text:span text:style-name="T22">style</text:span></text:span></text:h>
      <text:p text:style-name="P3"><text:span text:style-name="T1">En XHTML, los elementos </text:span><text:span text:style-name="Source_20_Text"><text:span text:style-name="T1">script</text:span></text:span><text:span text:style-name="T1"> y </text:span><text:span text:style-name="Source_20_Text"><text:span text:style-name="T1">style</text:span></text:span><text:span text:style-name="T1"> se declaran como elementos con contenido </text:span><text:span text:style-name="Source_20_Text"><text:span text:style-name="T1">#PCDATA</text:span></text:span><text:span text:style-name="T1">. Como resultado, </text:span><text:span text:style-name="Source_20_Text"><text:span text:style-name="T1">&lt;</text:span></text:span><text:span text:style-name="T1"> y </text:span><text:span text:style-name="Source_20_Text"><text:span text:style-name="T1">&amp;</text:span></text:span><text:span text:style-name="T1"> serán tratados como comienzos de etiquetado, y entidades como </text:span><text:span text:style-name="Source_20_Text"><text:span text:style-name="T1">&amp;lt;</text:span></text:span><text:span text:style-name="T1"> y</text:span><text:span text:style-name="Source_20_Text"><text:span text:style-name="T1">&amp;amp;</text:span></text:span><text:span text:style-name="T1"> serán reconocidas como referencias a las entidades </text:span><text:span text:style-name="Source_20_Text"><text:span text:style-name="T1">&lt;</text:span></text:span><text:span text:style-name="T1"> y </text:span><text:span text:style-name="Source_20_Text"><text:span text:style-name="T1">&amp;</text:span></text:span><text:span text:style-name="T1"> respectivamente por el procesador XML. Englobar el contenido del elemento </text:span><text:span text:style-name="Source_20_Text"><text:span text:style-name="T1">script</text:span></text:span><text:span text:style-name="T1"> o </text:span><text:span text:style-name="Source_20_Text"><text:span text:style-name="T1">style</text:span></text:span><text:span text:style-name="T1"> dentro de una sección marcada como </text:span><text:span text:style-name="Source_20_Text"><text:span text:style-name="T1">CDATA</text:span></text:span><text:span text:style-name="T1"> evita el procesamiento de estas entidades.</text:span></text:p>
      <text:p text:style-name="P52">&lt;script&gt;</text:p>
      <text:p text:style-name="P53"><text:s/><text:span text:style-name="T41">&lt;![CDATA[</text:span></text:p>
      <text:p text:style-name="P53"><text:s/><text:span text:style-name="T41">... contenido no procesado del script ...</text:span></text:p>
      <text:p text:style-name="P53"><text:s/><text:span text:style-name="T41">]]&gt;</text:span></text:p>
      <text:p text:style-name="P47"><text:s/><text:span text:style-name="T41">&lt;/script&gt;</text:span></text:p>
      <text:p text:style-name="P3"><text:span text:style-name="T1">Las secciones </text:span><text:span text:style-name="Source_20_Text"><text:span text:style-name="T1">CDATA</text:span></text:span><text:span text:style-name="T1"> son reconocidas por el procesador XML y aparecen como nodos en el Modelo del Objeto Documento (DOM), ver la </text:span><text:a xlink:type="simple" xlink:href="http://www.w3.org/TR/REC-DOM-Level-1/level-one-core.html#ID-E067D597">sección 1.3</text:a><text:span text:style-name="T1"> de la Recomendación DOM Level 1</text:span><text:a xlink:type="simple" xlink:href="#ref-dom">[DOM]</text:a><text:span text:style-name="T1">.</text:span></text:p>
      <text:p text:style-name="P1">Una alternativa es usar documentos externos de estilo y escritura de código.</text:p>
      <text:h text:style-name="P40" text:outline-level="2"><text:bookmark text:name="h-4.9"/>4.9 Las exclusiones de SGML</text:h>
      <text:p text:style-name="P1">SGML da al escritor de una DTD la posibilidad de impedir que elementos específicos estén anidados en otros elementos. Tales prohibiciones (denominadas "exclusiones") no son posibles de realizar en XML.</text:p>
      <text:p text:style-name="P3"><text:span text:style-name="T1">Por ejemplo, la DTD de HTML 4.0 Strict prohibe el anidamiento de un elemento '</text:span><text:span text:style-name="Source_20_Text"><text:span text:style-name="T1">a</text:span></text:span><text:span text:style-name="T1">' dentro de otro elemento '</text:span><text:span text:style-name="Source_20_Text"><text:span text:style-name="T1">a</text:span></text:span><text:span text:style-name="T1">' en cualquier profundidad de anidamiento. No es </text:span><text:soft-page-break/><text:span text:style-name="T1">posible dictar tal prohibición en XML. Aunque tales prohibiciones no puedan definirse en la DTD, algunos elementos no deberían anidarse. Un resumen de dichos elementos y los elementos que no deberían anidarse en ellos se encuentra en la normativa </text:span><text:a xlink:type="simple" xlink:href="#prohibitions">Apéndice B</text:a><text:span text:style-name="T1">.</text:span></text:p>
      <text:h text:style-name="P42" text:outline-level="2"><text:bookmark text:name="h-4.10"/><text:span text:style-name="T23">4.10 Elementos con atributos </text:span><text:span text:style-name="Source_20_Text"><text:span text:style-name="T22">id</text:span></text:span><text:span text:style-name="T23"> y </text:span><text:span text:style-name="Source_20_Text"><text:span text:style-name="T22">name</text:span></text:span></text:h>
      <text:p text:style-name="P3"><text:span text:style-name="T1">HTML 4.0 definía el atributo </text:span><text:span text:style-name="Source_20_Text"><text:span text:style-name="T1">name</text:span></text:span><text:span text:style-name="T1"> para los elementos </text:span><text:span text:style-name="Source_20_Text"><text:span text:style-name="T1">a</text:span></text:span><text:span text:style-name="T1">, </text:span><text:span text:style-name="Source_20_Text"><text:span text:style-name="T1">applet</text:span></text:span><text:span text:style-name="T1">, </text:span><text:span text:style-name="Source_20_Text"><text:span text:style-name="T1">frame</text:span></text:span><text:span text:style-name="T1">, </text:span><text:span text:style-name="Source_20_Text"><text:span text:style-name="T1">iframe</text:span></text:span><text:span text:style-name="T1">, </text:span><text:span text:style-name="Source_20_Text"><text:span text:style-name="T1">img</text:span></text:span><text:span text:style-name="T1">, y </text:span><text:span text:style-name="Source_20_Text"><text:span text:style-name="T1">map</text:span></text:span><text:span text:style-name="T1">. HTML 4.0 también introducía el atributo </text:span><text:span text:style-name="Source_20_Text"><text:span text:style-name="T1">id</text:span></text:span><text:span text:style-name="T1">. Ambos atributos están diseñados para ser usados como identificadores de fragmentos de información.</text:span></text:p>
      <text:p text:style-name="P3"><text:span text:style-name="T1">En XML, los identificadores de fragmentos son del tipo </text:span><text:span text:style-name="Source_20_Text"><text:span text:style-name="T1">ID</text:span></text:span><text:span text:style-name="T1">, y tan sólo puede haber un único atributo de tipo </text:span><text:span text:style-name="Source_20_Text"><text:span text:style-name="T1">ID</text:span></text:span><text:span text:style-name="T1"> por elemento. Por tanto, en XHTML 1.0 el atributo </text:span><text:span text:style-name="Source_20_Text"><text:span text:style-name="T1">id</text:span></text:span><text:span text:style-name="T1"> se define con tipo </text:span><text:span text:style-name="Source_20_Text"><text:span text:style-name="T1">ID</text:span></text:span><text:span text:style-name="T1">. Con objeto de asegurar que los documentos XHTML 1.0 sean documentos XML bien estructurados, los documentos XHTML 1.0 DEBEN usar el atributo </text:span><text:span text:style-name="Source_20_Text"><text:span text:style-name="T1">id</text:span></text:span><text:span text:style-name="T1"> para definir un identificador de fragmento, incluso en elementos que históricamente también hayan usado el atributo </text:span><text:span text:style-name="Source_20_Text"><text:span text:style-name="T1">name</text:span></text:span><text:span text:style-name="T1">. Ver las</text:span><text:a xlink:type="simple" xlink:href="#guidelines">directrices de compatibilidad con HTML</text:a><text:span text:style-name="T1"> para recabar información sobre cómo asegurar la compatibilidad retroactiva de los anclajes cuando se sirvan documentos XHTML cuyo tipo de soporte de internet (MIME) sea </text:span><text:span text:style-name="Source_20_Text"><text:span text:style-name="T1">text/html</text:span></text:span><text:span text:style-name="T1">.</text:span></text:p>
      <text:p text:style-name="P3"><text:span text:style-name="T1">Notar que en XHTML 1.0, el atributo </text:span><text:span text:style-name="Source_20_Text"><text:span text:style-name="T1">name</text:span></text:span><text:span text:style-name="T1"> de dichos elementos está formalmente prohibido y desaparecerá en la siguiente versión de XHTML.</text:span></text:p>
      <text:h text:style-name="P43" text:outline-level="1"><text:bookmark text:name="issues"/>5. Compatibilidad</text:h>
      <text:p text:style-name="P3"><text:span text:style-name="T1">Aunque no hay ninguna obligación de que los documentos XHTML 1.0 sean compatibles con las aplicaciones de usuario existentes, en la práctica es algo fácil de conseguir. Las directrices para crear documentos compatibles pueden encontrarse en el </text:span><text:a xlink:type="simple" xlink:href="#guidelines">Apéndice C</text:a><text:span text:style-name="T1">.</text:span></text:p>
      <text:h text:style-name="P40" text:outline-level="2"><text:bookmark text:name="media"/>5.1 Especificación del Tipo de Soporte de Internet</text:h>
      <text:p text:style-name="P1">En el momento de la publicación de esta recomendación, el etiquetado MIME general recomendado para aplicaciones basadas en XML aún no ha sido decidido.</text:p>
      <text:p text:style-name="P3"><text:span text:style-name="T1">Sin embargo, los documentos XHTML que sigan la directrices indicadas en el </text:span><text:a xlink:type="simple" xlink:href="#guidelines">Apéndice C</text:a><text:span text:style-name="T1">, "Directrices de compatibilidad con HTML " pueden ser etiquetados con el tipo de soporte de internet "text/html", dado que son compatibles con la mayoría de los navegadores HTML. Este documento no hace ninguna recomendación sobre el etiquetado MIME de otros documentos XHTML.</text:span></text:p>
      <text:h text:style-name="P43" text:outline-level="1"><text:bookmark text:name="future"/>6. Futuras Líneas de Actuación</text:h>
      <text:p text:style-name="P1">XHTML 1.0 sienta la base para una familia de tipos de documentos que extenderán y acotarán XHTML con objeto de soportar un amplio rango de nuevos dispositivos y aplicaciones, definiendo módulos que especifiquen un mecanismo para combinar dichos módulos. Dicho mecanismo permitirá la <text:soft-page-break/>extensión y el acotamiento de XHTML 1.0 de una manera uniforme a través de la definición de nuevos módulos.</text:p>
      <text:h text:style-name="P40" text:outline-level="2"><text:bookmark text:name="mods"/>6.1 Modularizar HTML</text:h>
      <text:p text:style-name="P1">A la vez que el uso de XHTML vaya pasando de las aplicaciones de usuario del ordenador de sobremesa tradicional a otras plataformas, está claro que no todos los elementos de XHTML serán necesarios en todas las plataformas. Por ejemplo un dispositivo de mano o un teléfono móvil pueden soportar sólo un subconjunto elementos de XHTML.</text:p>
      <text:p text:style-name="P1">El proceso de modularización rompe XHTML en una serie de pequeños conjuntos de elementos. Dichos elementos pueden ser recombinados para cumplir las necesidades de diferentes comunidades.</text:p>
      <text:p text:style-name="P1">Estos módulos se definirán en un documento posterior de la W3C.</text:p>
      <text:h text:style-name="P40" text:outline-level="2"><text:bookmark text:name="extensions"/>6.2 Subconjuntos y Extensibilidad</text:h>
      <text:p text:style-name="P1">La modularización conlleva diversas ventajas:</text:p>
      <text:list xml:id="list1715101727" text:style-name="L6">
        <text:list-item>
          <text:p text:style-name="P78">Provee un mecanismo formal para acotar XHTML.</text:p>
        </text:list-item>
        <text:list-item>
          <text:p text:style-name="P78">Provee un mecanismo formal para extender XHTML.</text:p>
        </text:list-item>
        <text:list-item>
          <text:p text:style-name="P78">Simplifica la transformación entre tipos de documento.</text:p>
        </text:list-item>
        <text:list-item>
          <text:p text:style-name="P78">Promueve la reutilización de módulos en nuevos tipos de documento.</text:p>
        </text:list-item>
      </text:list>
      <text:h text:style-name="P40" text:outline-level="2"><text:bookmark text:name="profiles"/>6.3 Perfiles de Documento</text:h>
      <text:p text:style-name="P1">Un perfil de documento especifica la sintáxis y la semántica de un conjunto de documentos. La conformidad con un perfil de documento provee una base para la garantía de interoperabilidad. El perfil de documento especifica los recursos necesarios para procesar los documentos de dicho tipo, e.g. qué formatos de imagen pueden usarse, niveles de escritura de codigo, soporte de hojas de estilo, etc.</text:p>
      <text:p text:style-name="P1">Para diseñadores de productos, esto permite a distintos grupos la definición de su propio perfil estándar.</text:p>
      <text:p text:style-name="P1">Para autores, esto permitirá obviar la necesidad de escribir diferentes versiones de documentos para diferentes clientes.</text:p>
      <text:p text:style-name="P1">Para grupos especiales tales como químicos, médicos o matemáticos esto permitirá la construcción de un perfil especial usando elementos HTML estándar más un grupo de elementos específicamente diseñados para cubrir las necesidades de los especialistas.</text:p>
      <text:h text:style-name="P43" text:outline-level="1"><text:bookmark text:name="appendices"/><text:bookmark text:name="dtds"/>Apéndice A. DTD</text:h>
      <text:p text:style-name="P2">Este apéndice es normativo.</text:p>
      <text:p text:style-name="P3"><text:span text:style-name="T1">Estas DTD y conjuntos de entidades forman una parte normativa de esta especificación. El conjunto completo de archivos DTD conjuntamente con una </text:span><text:soft-page-break/><text:span text:style-name="T1">declaración XML y el Catálogo Abierto SGML se incluye en el </text:span><text:a xlink:type="simple" xlink:href="http://www.w3.org/TR/xhtml1/xhtml1.zip">archivo zip</text:a><text:span text:style-name="T1"> disponible para esta especificación.</text:span></text:p>
      <text:h text:style-name="P40" text:outline-level="2"><text:bookmark text:name="h-A1"/>A.1 Definiciones del Tipo de Documento</text:h>
      <text:p text:style-name="P1">Estas DTD se aproximan a las DTD de HTML 4.0. Se trata de que cuando, en un futuro, estas DTD se modularicen, se emplee un método de construcción de DTD que se corresponda más claramente con HTML 4.0.</text:p>
      <text:list xml:id="list639253347" text:style-name="L7">
        <text:list-item>
          <text:p text:style-name="P70"><text:a xlink:type="simple" xlink:href="http://www.w3.org/TR/xhtml1/DTD/xhtml1-strict.dtd"><text:span text:style-name="T1">XHTML-1.0-Strict</text:span></text:a></text:p>
        </text:list-item>
        <text:list-item>
          <text:p text:style-name="P70"><text:a xlink:type="simple" xlink:href="http://www.w3.org/TR/xhtml1/DTD/xhtml1-transitional.dtd"><text:span text:style-name="T1">XHTML-1.0-Transitional</text:span></text:a></text:p>
        </text:list-item>
        <text:list-item>
          <text:p text:style-name="P70"><text:a xlink:type="simple" xlink:href="http://www.w3.org/TR/xhtml1/DTD/xhtml1-frameset.dtd"><text:span text:style-name="T1">XHTML-1.0-Frameset</text:span></text:a></text:p>
        </text:list-item>
      </text:list>
      <text:h text:style-name="P40" text:outline-level="2"><text:bookmark text:name="h-A2"/>A.2 Conjunto de Entidades</text:h>
      <text:p text:style-name="P3"><text:span text:style-name="T1">Los conjuntos de entidades XHTML predefinidas son los mismos que en HTML 4.0, pero han sido modificados para ser declaraciones de entidades válidas en XML 1.0. Fijémonos en que la entidad para el signo del Euro (</text:span><text:span text:style-name="Source_20_Text"><text:span text:style-name="T1">&amp;euro;</text:span></text:span><text:span text:style-name="T1"> o </text:span><text:span text:style-name="Source_20_Text"><text:span text:style-name="T1">&amp;#8364;</text:span></text:span><text:span text:style-name="T1"> o </text:span><text:span text:style-name="Source_20_Text"><text:span text:style-name="T1">&amp;#x20AC;</text:span></text:span><text:span text:style-name="T1">) se define como una parte de los caracteres especiales.</text:span></text:p>
      <text:list xml:id="list1467709922" text:style-name="L8">
        <text:list-item>
          <text:p text:style-name="P71"><text:a xlink:type="simple" xlink:href="http://www.w3.org/TR/xhtml1/DTD/xhtml-lat1.ent"><text:span text:style-name="T1">Caracteres Latin-1</text:span></text:a></text:p>
        </text:list-item>
        <text:list-item>
          <text:p text:style-name="P71"><text:a xlink:type="simple" xlink:href="http://www.w3.org/TR/xhtml1/DTD/xhtml-special.ent"><text:span text:style-name="T1">Caracteres Especiales</text:span></text:a></text:p>
        </text:list-item>
        <text:list-item>
          <text:p text:style-name="P71"><text:a xlink:type="simple" xlink:href="http://www.w3.org/TR/xhtml1/DTD/xhtml-symbol.ent"><text:span text:style-name="T1">Símbolos</text:span></text:a></text:p>
        </text:list-item>
      </text:list>
      <text:h text:style-name="P43" text:outline-level="1"><text:bookmark text:name="prohibitions"/>Apéndice B. Incompatibilidades entre elementos</text:h>
      <text:p text:style-name="P2">Este apéndice es normativo.</text:p>
      <text:p text:style-name="P3"><text:span text:style-name="T1">A continuación se detallan las incompatibilidades en el anidamiento de elementos (ver la </text:span><text:a xlink:type="simple" xlink:href="#h-4.9">sección 4.9</text:a><text:span text:style-name="T1">). Esta prohibición se aplica a todas las profundidades de anidamiento, i.e. afecta a todos los elementos descendientes de aquel para el que se especifica la restricción.</text:span></text:p>
      <text:p text:style-name="P6"><text:span text:style-name="Source_20_Text"><text:span text:style-name="T3">a</text:span></text:span></text:p>
      <text:p text:style-name="P8"><text:span text:style-name="T1">no puede contener otros elementos </text:span><text:span text:style-name="Source_20_Text"><text:span text:style-name="T1">a</text:span></text:span><text:span text:style-name="T1">.</text:span></text:p>
      <text:p text:style-name="P6"><text:span text:style-name="Source_20_Text"><text:span text:style-name="T3">pre</text:span></text:span></text:p>
      <text:p text:style-name="P8"><text:span text:style-name="T1">no puede contener los elementos </text:span><text:span text:style-name="Source_20_Text"><text:span text:style-name="T1">img</text:span></text:span><text:span text:style-name="T1">, </text:span><text:span text:style-name="Source_20_Text"><text:span text:style-name="T1">object</text:span></text:span><text:span text:style-name="T1">, </text:span><text:span text:style-name="Source_20_Text"><text:span text:style-name="T1">big</text:span></text:span><text:span text:style-name="T1">, </text:span><text:span text:style-name="Source_20_Text"><text:span text:style-name="T1">small</text:span></text:span><text:span text:style-name="T1">, </text:span><text:span text:style-name="Source_20_Text"><text:span text:style-name="T1">sub</text:span></text:span><text:span text:style-name="T1"> o </text:span><text:span text:style-name="Source_20_Text"><text:span text:style-name="T1">sup</text:span></text:span><text:span text:style-name="T1">.</text:span></text:p>
      <text:p text:style-name="P6"><text:span text:style-name="Source_20_Text"><text:span text:style-name="T3">button</text:span></text:span></text:p>
      <text:p text:style-name="P8"><text:span text:style-name="T1">no puede contener los elementos </text:span><text:span text:style-name="Source_20_Text"><text:span text:style-name="T1">input</text:span></text:span><text:span text:style-name="T1">, </text:span><text:span text:style-name="Source_20_Text"><text:span text:style-name="T1">select</text:span></text:span><text:span text:style-name="T1">, </text:span><text:span text:style-name="Source_20_Text"><text:span text:style-name="T1">textarea</text:span></text:span><text:span text:style-name="T1">, </text:span><text:span text:style-name="Source_20_Text"><text:span text:style-name="T1">label</text:span></text:span><text:span text:style-name="T1">, </text:span><text:span text:style-name="Source_20_Text"><text:span text:style-name="T1">button</text:span></text:span><text:span text:style-name="T1">, </text:span><text:span text:style-name="Source_20_Text"><text:span text:style-name="T1">form</text:span></text:span><text:span text:style-name="T1">, </text:span><text:span text:style-name="Source_20_Text"><text:span text:style-name="T1">fieldset</text:span></text:span><text:span text:style-name="T1">,</text:span><text:span text:style-name="Source_20_Text"><text:span text:style-name="T1">iframe</text:span></text:span><text:span text:style-name="T1"> o </text:span><text:span text:style-name="Source_20_Text"><text:span text:style-name="T1">isindex</text:span></text:span><text:span text:style-name="T1">.</text:span></text:p>
      <text:p text:style-name="P6"><text:span text:style-name="Source_20_Text"><text:span text:style-name="T3">label</text:span></text:span></text:p>
      <text:p text:style-name="P8"><text:span text:style-name="T1">no puede contener otros elementos </text:span><text:span text:style-name="Source_20_Text"><text:span text:style-name="T1">label</text:span></text:span><text:span text:style-name="T1">.</text:span></text:p>
      <text:p text:style-name="P6"><text:span text:style-name="Source_20_Text"><text:span text:style-name="T3">form</text:span></text:span></text:p>
      <text:p text:style-name="P45"><text:span text:style-name="T1">no puede contener otros elementos </text:span><text:span text:style-name="Source_20_Text"><text:span text:style-name="T1">form</text:span></text:span><text:span text:style-name="T1">.</text:span></text:p>
      <text:h text:style-name="P43" text:outline-level="1"><text:bookmark text:name="guidelines"/><text:soft-page-break/>Apéndice C. Directrices de Compatibilidad con HTML</text:h>
      <text:p text:style-name="P2">Este apéndice es informativo.</text:p>
      <text:p text:style-name="P1">Este apéndice resume las directrices de diseño para autores que quieren que sus documentos XHTML puedan ser presentados en aplicaciones de usuario HTML ya existentes.</text:p>
      <text:h text:style-name="P40" text:outline-level="2">C.1 Instrucciones de Proceso</text:h>
      <text:p text:style-name="P1">Hay que ser consciente de que las instrucciones de proceso se ejecutan en algunas aplicaciones de usuario. Sin embargo, hay que notar que cuando la declaración XML no se incluye en un documento, éste sólo puede usar las codificaciones de caracteres por defecto UTF-8 o UTF-16.</text:p>
      <text:h text:style-name="P40" text:outline-level="2">C.2 Elementos Vacíos</text:h>
      <text:p text:style-name="P3"><text:span text:style-name="T1">Incluir un espacio en blanco antes de la barra y ángulo de cierre </text:span><text:span text:style-name="Source_20_Text"><text:span text:style-name="T1">/</text:span></text:span><text:span text:style-name="T1"> y </text:span><text:span text:style-name="Source_20_Text"><text:span text:style-name="T1">&gt;</text:span></text:span><text:span text:style-name="T1"> de los elementos vacíos, e.g. </text:span><text:span text:style-name="Source_20_Text"><text:span text:style-name="T1">&lt;br /&gt;</text:span></text:span><text:span text:style-name="T1">, </text:span><text:span text:style-name="Source_20_Text"><text:span text:style-name="T1">&lt;hr /&gt;</text:span></text:span><text:span text:style-name="T1"> y </text:span><text:span text:style-name="Source_20_Text"><text:span text:style-name="T1">&lt;img src="karen.jpg" alt="Karen" /&gt;</text:span></text:span><text:span text:style-name="T1">. También, usar la sintaxis minimizada de etiquetas para los elementos vacíos, e.g. </text:span><text:span text:style-name="Source_20_Text"><text:span text:style-name="T1">&lt;br /&gt;</text:span></text:span><text:span text:style-name="T1">, dado que la sintaxis alternativa a</text:span><text:span text:style-name="Source_20_Text"><text:span text:style-name="T1">&lt;br&gt;&lt;/br&gt;</text:span></text:span><text:span text:style-name="T1"> permitida por XML da resultados no previsibles en muchos de las aplicaciones de usuario ya existentes.</text:span></text:p>
      <text:h text:style-name="P40" text:outline-level="2">C.3 Minimización de Elementos y Contenido de Elementos Vacíos</text:h>
      <text:p text:style-name="P3"><text:span text:style-name="T1">Dada una instancia vacía de un elemento cuyo modelo de contenido no es </text:span><text:span text:style-name="Source_20_Text"><text:span text:style-name="T1">EMPTY</text:span></text:span><text:span text:style-name="T1"> (por ejemplo, un título o párrafo vacíos) no usar la forma minimizada (e.g. usar </text:span><text:span text:style-name="Source_20_Text"><text:span text:style-name="T1">&lt;p&gt; &lt;/p&gt;</text:span></text:span><text:span text:style-name="T1"> y no </text:span><text:span text:style-name="Source_20_Text"><text:span text:style-name="T1">&lt;p /&gt;</text:span></text:span><text:span text:style-name="T1">).</text:span></text:p>
      <text:h text:style-name="P40" text:outline-level="2">C.4 Hojas de Estilo y Archivos de Código Incrustados</text:h>
      <text:p text:style-name="P3"><text:span text:style-name="T1">Usar hojas de estilo externas si la hoja en cuestión utiliza los caracteres </text:span><text:span text:style-name="Source_20_Text"><text:span text:style-name="T1">&lt;</text:span></text:span><text:span text:style-name="T1"> o </text:span><text:span text:style-name="Source_20_Text"><text:span text:style-name="T1">&amp;</text:span></text:span><text:span text:style-name="T1"> o </text:span><text:span text:style-name="Source_20_Text"><text:span text:style-name="T1">]]&gt;</text:span></text:span><text:span text:style-name="T1"> o </text:span><text:span text:style-name="Source_20_Text"><text:span text:style-name="T1">--</text:span></text:span><text:span text:style-name="T1">. Usar archivos externos de código si el código utiliza los caracteres </text:span><text:span text:style-name="Source_20_Text"><text:span text:style-name="T1">&lt;</text:span></text:span><text:span text:style-name="T1"> o </text:span><text:span text:style-name="Source_20_Text"><text:span text:style-name="T1">&amp;</text:span></text:span><text:span text:style-name="T1"> o </text:span><text:span text:style-name="Source_20_Text"><text:span text:style-name="T1">]]&gt;</text:span></text:span><text:span text:style-name="T1"> o </text:span><text:span text:style-name="Source_20_Text"><text:span text:style-name="T1">--</text:span></text:span><text:span text:style-name="T1">. Notar que los analizadores XML tienen permitido suprimir el contenido de los comentarios. De esta manera, la práctica común hasta ahora de "esconder" los fragmentos de código (</text:span><text:span text:style-name="Source_20_Text"><text:span text:style-name="T1">script</text:span></text:span><text:span text:style-name="T1">) y hojas de estilo (</text:span><text:span text:style-name="Source_20_Text"><text:span text:style-name="T1">style</text:span></text:span><text:span text:style-name="T1">) entre comentarios, para hacerlos invisibles a antiguos navegadores, normalmente no funcionará en aplicaciones basadas en XML.</text:span></text:p>
      <text:h text:style-name="P40" text:outline-level="2">C.5 Saltos de Línea dentro de Valores de Atributos</text:h>
      <text:p text:style-name="P1">Evitar saltos de línea y múltiples espacios en blanco dentro de los valores de los atributos. Estos son manipulados de manera inconsistente por las aplicaciones de usuario.</text:p>
      <text:h text:style-name="P42" text:outline-level="2"><text:soft-page-break/><text:span text:style-name="T23">C.6 </text:span><text:span text:style-name="Source_20_Text"><text:span text:style-name="T22">Isindex</text:span></text:span></text:h>
      <text:p text:style-name="P3"><text:span text:style-name="T1">No incluir más de un elemento </text:span><text:span text:style-name="Source_20_Text"><text:span text:style-name="T1">isindex</text:span></text:span><text:span text:style-name="T1"> en el </text:span><text:span text:style-name="Source_20_Text"><text:span text:style-name="T1">head</text:span></text:span><text:span text:style-name="T1"> del documento. El elemento </text:span><text:span text:style-name="Source_20_Text"><text:span text:style-name="T1">isindex</text:span></text:span><text:span text:style-name="T1"> se tiende a descartar en favor del elemento </text:span><text:span text:style-name="Source_20_Text"><text:span text:style-name="T1">input</text:span></text:span><text:span text:style-name="T1">.</text:span></text:p>
      <text:h text:style-name="P42" text:outline-level="2"><text:span text:style-name="T23">C.7 Los atributos </text:span><text:span text:style-name="Source_20_Text"><text:span text:style-name="T22">lang</text:span></text:span><text:span text:style-name="T23"> y </text:span><text:span text:style-name="Source_20_Text"><text:span text:style-name="T22">xml:lang</text:span></text:span></text:h>
      <text:p text:style-name="P3"><text:span text:style-name="T1">Úsense ambos atributos, </text:span><text:span text:style-name="Source_20_Text"><text:span text:style-name="T1">lang</text:span></text:span><text:span text:style-name="T1"> y </text:span><text:span text:style-name="Source_20_Text"><text:span text:style-name="T1">xml:lang</text:span></text:span><text:span text:style-name="T1">, cuando se quiera especificar el idioma de un elemento. El valor del atributo </text:span><text:span text:style-name="Source_20_Text"><text:span text:style-name="T1">xml:lang</text:span></text:span><text:span text:style-name="T1"> tiene preferencia.</text:span></text:p>
      <text:h text:style-name="P40" text:outline-level="2">C.8 Identificadores de Fragmentos</text:h>
      <text:p text:style-name="P3"><text:span text:style-name="T1">En XML, los URI [</text:span><text:a xlink:type="simple" xlink:href="#ref-rfc2396">RFC2396</text:a><text:span text:style-name="T1">] que terminan con identificadores de fragmentos de la forma </text:span><text:span text:style-name="Source_20_Text"><text:span text:style-name="T1">"#foo"</text:span></text:span><text:span text:style-name="T1">no se refieren a elementos con un atributo </text:span><text:span text:style-name="Source_20_Text"><text:span text:style-name="T1">name="foo"</text:span></text:span><text:span text:style-name="T1">; por el contrario se refieren a elementos con un atributo del tipo </text:span><text:span text:style-name="Source_20_Text"><text:span text:style-name="T1">ID</text:span></text:span><text:span text:style-name="T1">, e.g., el atributo </text:span><text:span text:style-name="Source_20_Text"><text:span text:style-name="T1">id</text:span></text:span><text:span text:style-name="T1"> de HTML 4.0. Muchos clientes de HTML actuales no soportan este uso de atributos de tipo </text:span><text:span text:style-name="Source_20_Text"><text:span text:style-name="T1">ID</text:span></text:span><text:span text:style-name="T1">, de tal manera que se puede dar valores idénticos a ambos atributos para aseguran la máxima compatibilidad futura y retroactiva (e.g., </text:span><text:span text:style-name="Source_20_Text"><text:span text:style-name="T1">&lt;a id="foo" name="foo"&gt;...&lt;/a&gt;</text:span></text:span><text:span text:style-name="T1">).</text:span></text:p>
      <text:p text:style-name="P3"><text:span text:style-name="T1">Más aún, dado que el conjunto de valores permitidos para atributos del tipo </text:span><text:span text:style-name="Source_20_Text"><text:span text:style-name="T1">ID</text:span></text:span><text:span text:style-name="T1"> es mucho menor que los permitidos para atributos del tipo </text:span><text:span text:style-name="Source_20_Text"><text:span text:style-name="T1">CDATA</text:span></text:span><text:span text:style-name="T1">, el tipo del atributo </text:span><text:span text:style-name="Source_20_Text"><text:span text:style-name="T1">name</text:span></text:span><text:span text:style-name="T1"> ha sido cambiado a</text:span><text:span text:style-name="Source_20_Text"><text:span text:style-name="T1">NMTOKEN</text:span></text:span><text:span text:style-name="T1">. Este atributo está limitado de tal manera que sólo puede tomar los mismos valores que los de tipo </text:span><text:span text:style-name="Source_20_Text"><text:span text:style-name="T1">ID</text:span></text:span><text:span text:style-name="T1"> o los de la producción </text:span><text:span text:style-name="Source_20_Text"><text:span text:style-name="T1">Name</text:span></text:span><text:span text:style-name="T1"> de XML 1.0, sección 2.5, producción 5. Desafortunadamente esta limitación no puede expresarse en las DTD de XHTML 1.0. Debido a este cambio, debe tenerse cuidado cuando se conviertan documentos HTML ya existentes a XHTML 1.0. Los valores de estos atributos deben ser unicos en todo el documento, válidos, y tales que cualquier referencia a estos identificadores de fragmentos (tanto interna como externa) deben actualizarse durante la conversión.</text:span></text:p>
      <text:p text:style-name="P3"><text:span text:style-name="T1">Finalmente, notar que XHTML 1.0 tiende a desechar el atributo </text:span><text:span text:style-name="Source_20_Text"><text:span text:style-name="T1">name</text:span></text:span><text:span text:style-name="T1"> de los elementos </text:span><text:span text:style-name="Source_20_Text"><text:span text:style-name="T1">a</text:span></text:span><text:span text:style-name="T1">, </text:span><text:span text:style-name="Source_20_Text"><text:span text:style-name="T1">applet</text:span></text:span><text:span text:style-name="T1">,</text:span><text:span text:style-name="Source_20_Text"><text:span text:style-name="T1">frame</text:span></text:span><text:span text:style-name="T1">, </text:span><text:span text:style-name="Source_20_Text"><text:span text:style-name="T1">iframe</text:span></text:span><text:span text:style-name="T1">, </text:span><text:span text:style-name="Source_20_Text"><text:span text:style-name="T1">img</text:span></text:span><text:span text:style-name="T1">, y </text:span><text:span text:style-name="Source_20_Text"><text:span text:style-name="T1">map</text:span></text:span><text:span text:style-name="T1">, y será eliminado en versiones posteriores de XHTML.</text:span></text:p>
      <text:h text:style-name="P40" text:outline-level="2">C.9 Codificación de caracteres</text:h>
      <text:p text:style-name="P3"><text:span text:style-name="T1">Para especificar una codificación de caracteres en el documento, usar tanto la especificación del atributo de codificación en la declaración xml (e.g. </text:span><text:span text:style-name="Source_20_Text"><text:span text:style-name="T1">&lt;?xml version="1.0" encoding="EUC-JP"?&gt;</text:span></text:span><text:span text:style-name="T1">) como una sentencia meta http-equiv (e.g. </text:span><text:span text:style-name="Source_20_Text"><text:span text:style-name="T1">&lt;meta http-equiv="Content-type" content='text/html; charset="EUC-JP"' /&gt;</text:span></text:span><text:span text:style-name="T1">). El valor del atributo de codificación de la instrucción de proceso xml tiene preferencia.</text:span></text:p>
      <text:h text:style-name="P40" text:outline-level="2">C.10 Atributos booleanos</text:h>
      <text:p text:style-name="P3"><text:span text:style-name="T1">Algunas aplicaciones de usuario no son capaces de interpretar atributos booleanos cuando estos aparecen en su forma extendida (no minimizada), tal y como requiere XML 1.0. Notar que este problema no afecta a aplicaciones de usuario conformes a la especificación HTML 4.0. Los siguientes atributos se </text:span><text:soft-page-break/><text:span text:style-name="T1">encuentran afectados: </text:span><text:span text:style-name="Source_20_Text"><text:span text:style-name="T1">compact</text:span></text:span><text:span text:style-name="T1">, </text:span><text:span text:style-name="Source_20_Text"><text:span text:style-name="T1">nowrap</text:span></text:span><text:span text:style-name="T1">, </text:span><text:span text:style-name="Source_20_Text"><text:span text:style-name="T1">ismap</text:span></text:span><text:span text:style-name="T1">, </text:span><text:span text:style-name="Source_20_Text"><text:span text:style-name="T1">declare</text:span></text:span><text:span text:style-name="T1">, </text:span><text:span text:style-name="Source_20_Text"><text:span text:style-name="T1">noshade</text:span></text:span><text:span text:style-name="T1">, </text:span><text:span text:style-name="Source_20_Text"><text:span text:style-name="T1">checked</text:span></text:span><text:span text:style-name="T1">,</text:span><text:span text:style-name="Source_20_Text"><text:span text:style-name="T1">disabled</text:span></text:span><text:span text:style-name="T1">, </text:span><text:span text:style-name="Source_20_Text"><text:span text:style-name="T1">readonly</text:span></text:span><text:span text:style-name="T1">, </text:span><text:span text:style-name="Source_20_Text"><text:span text:style-name="T1">multiple</text:span></text:span><text:span text:style-name="T1">, </text:span><text:span text:style-name="Source_20_Text"><text:span text:style-name="T1">selected</text:span></text:span><text:span text:style-name="T1">, </text:span><text:span text:style-name="Source_20_Text"><text:span text:style-name="T1">noresize</text:span></text:span><text:span text:style-name="T1">, </text:span><text:span text:style-name="Source_20_Text"><text:span text:style-name="T1">defer</text:span></text:span><text:span text:style-name="T1">.</text:span></text:p>
      <text:h text:style-name="P40" text:outline-level="2">C.11 EL Modelo del Objeto Documento y XHTML</text:h>
      <text:p text:style-name="P3"><text:span text:style-name="T1">La Recomendación de nivel 1 del Modelo del Objeto Documento [</text:span><text:a xlink:type="simple" xlink:href="#ref-dom">DOM</text:a><text:span text:style-name="T1">] define interfaces del modelo del objeto documento para XML y HTML 4.0. El modelo del objeto documento de HTML 4.0 especifica que los nombres de los elementos y atributos HTML se devuelven en mayúsculas. El modelo del objeto documento de XML especifica que los nombres de los elementos y atributos se devuelven con el tipo en que se hayan escrito en el propio documento. En XHTML 1.0, los elementos y atributos se escriben en minúsculas. Esta diferencia aparente puede ser resuelta de dos modos:</text:span></text:p>
      <text:list xml:id="list950802215" text:style-name="L9">
        <text:list-item>
          <text:p text:style-name="P83"><text:span text:style-name="T1">Las aplicaciones que accedan a documentos XHTML servidos como tipo de soporte Internet </text:span><text:span text:style-name="Source_20_Text"><text:span text:style-name="T1">text/html</text:span></text:span><text:span text:style-name="T1"> via el DOM pueden usar el DOM HTML, y asegurarse así de que los nombres de los elementos y atributos serán devueltos en mayúsculas por dichas interfaces.</text:span></text:p>
        </text:list-item>
        <text:list-item>
          <text:p text:style-name="P72"><text:span text:style-name="T1">Las aplicaciones que accedan a documentos XHTML servidos como tipo de soporte Internet </text:span><text:span text:style-name="Source_20_Text"><text:span text:style-name="T1">text/xml</text:span></text:span><text:span text:style-name="T1"> o </text:span><text:span text:style-name="Source_20_Text"><text:span text:style-name="T1">application/xml</text:span></text:span><text:span text:style-name="T1"> pueden usar también el DOM XML. Los elementos y atributos serán devueltos en minúsculas. Además, algunos elementos XML pueden o no aparecer en el árbol de objetos porque son opcionales en el modelo de contenidos (e.g. el elemento </text:span><text:span text:style-name="Source_20_Text"><text:span text:style-name="T1">tbody</text:span></text:span><text:span text:style-name="T1"> dentro de </text:span><text:span text:style-name="Source_20_Text"><text:span text:style-name="T1">table</text:span></text:span><text:span text:style-name="T1">). Esto ocurre porque en HTML 4.0 a algunos elementos se les permitía ser minimizados de tal manera que tanto la etiqueta de apertura como la de cierre se omitían (una característica de SGML). Esto no es posible en XML. En vez de hacer obligatorios estos elementos que no solían usarse, XHTML ha optado por hacerlos opcionales. Las aplicaciones necesitan adaptarse a ello.</text:span></text:p>
        </text:list-item>
      </text:list>
      <text:h text:style-name="P40" text:outline-level="2">C.12 Uso del carácter &amp; en Valores de Atributos</text:h>
      <text:p text:style-name="P3"><text:span text:style-name="T1">Cuando el valor de un atributo contenga un carácter &amp;, debe expresarse como una referencia a la entidad de tipo carácter (e.g. "</text:span><text:span text:style-name="Source_20_Text"><text:span text:style-name="T1">&amp;amp;</text:span></text:span><text:span text:style-name="T1">"). Por ejemplo, cuando el atributo </text:span><text:span text:style-name="Source_20_Text"><text:span text:style-name="T1">href</text:span></text:span><text:span text:style-name="T1"> deel elemento </text:span><text:span text:style-name="Source_20_Text"><text:span text:style-name="T1">a</text:span></text:span><text:span text:style-name="T1">apunte a un código CGI que tome parámetros , debe expresarse como </text:span><text:span text:style-name="Source_20_Text"><text:span text:style-name="T1">http://my.site.dom/cgi-bin/myscript.pl?class=guest&amp;amp;name=user</text:span></text:span><text:span text:style-name="T1"> en vez de </text:span><text:span text:style-name="Source_20_Text"><text:span text:style-name="T1">http://my.site.dom/cgi-bin/myscript.pl?class=guest&amp;name=user</text:span></text:span><text:span text:style-name="T1">.</text:span></text:p>
      <text:h text:style-name="P40" text:outline-level="2">C.13 Hojas de Estilo en Cascada (CSS) y XHTML</text:h>
      <text:p text:style-name="P3"><text:span text:style-name="T1">La Recomendación de nivel 2 de las Hojas de Estilo en Cascada [</text:span><text:a xlink:type="simple" xlink:href="#ref-css2">CSS2</text:a><text:span text:style-name="T1">] define propiedades de estilo que se aplican al árbol de análisis del documento HTML o XML. Las diferencias en el análisis producirán diversos resultados visibles o auditivos, dependiendo de los selectores usados. Las siguientes pistas reducirán este efecto en los documentos que se sirvan sin modificación como cualquiera de estos tipos de soporte:</text:span></text:p>
      <text:list xml:id="list964712805" text:style-name="L10">
        <text:list-item>
          <text:p text:style-name="P88">Las hojas de estilo CSS para XHTML deberían usar nombres de elementos y atributos en minúsculas.</text:p>
        </text:list-item>
        <text:list-item>
          <text:p text:style-name="P88"><text:soft-page-break/>En las tablas, el elemento tbody será inferido por el analizador de una aplicación de usuario HTML, pero no por el analizador de una aplicación de usuario XML. Por tanto se debería añadir siempre explícitamente un elemento tbody si se hace referencia a él en un selector CSS.</text:p>
        </text:list-item>
        <text:list-item>
          <text:p text:style-name="P88">Dentro del espacio nominal XHTML, se espera que las aplicaciones de usuario reconozcan el atributo "id" como un atributo de tipo ID. Por tanto, las hojas de estilo deberían ser capaces de continuar usando la sintaxis taquigráfica de selectores "#" incluso si la aplicación de usuario no es capaz de leer la DTD.</text:p>
        </text:list-item>
        <text:list-item>
          <text:p text:style-name="P88">Dentro del espacio nominal XHTML, se espera que las aplicaciones de usuario reconozcan el atributo "class". Por tanto, las hojas de estilo deberían ser capaces de continuar usando la sintaxis taquigráfica de selectores ".".</text:p>
        </text:list-item>
        <text:list-item>
          <text:p text:style-name="P79">CSS define diferentes reglas de conformidad para los documentos HTML y XML; téngase en cuenta que las reglas HTML se aplican a los documentos XHTML suministrados como HTML y las reglas XML se aplican a los documentos XHTML suministrados como XML.</text:p>
        </text:list-item>
      </text:list>
      <text:h text:style-name="P43" text:outline-level="1"><text:bookmark text:name="acks"/>Apéndice D. Agradecimientos</text:h>
      <text:p text:style-name="P2">Este apéndice es informativo.</text:p>
      <text:p text:style-name="P1">Esta especificación ha sido escrita con la participación de los miembros del grupo de trabajo de HTML del W3C:</text:p>
      <text:p text:style-name="P44">Steven Pemberton, CWI (HTML Working Group Chair)<text:line-break/>Murray Altheim, Sun Microsystems<text:line-break/>Daniel Austin, AskJeeves (CNET: The Computer Network through July 1999)<text:line-break/>Frank Boumphrey, HTML Writers Guild<text:line-break/>John Burger, Mitre<text:line-break/>Andrew W. Donoho, IBM<text:line-break/>Sam Dooley, IBM<text:line-break/>Klaus Hofrichter, GMD<text:line-break/>Philipp Hoschka, W3C<text:line-break/>Masayasu Ishikawa, W3C<text:line-break/>Warner ten Kate, Philips Electronics<text:line-break/>Peter King, Phone.com<text:line-break/>Paula Klante, JetForm<text:line-break/>Shin'ichi Matsui, Panasonic (W3C visiting engineer through September 1999)<text:line-break/>Shane McCarron, Applied Testing and Technology (The Open Group through August 1999)<text:line-break/>Ann Navarro, HTML Writers Guild<text:line-break/>Zach Nies, Quark<text:line-break/>Dave Raggett, W3C/HP (W3C lead for HTML)<text:line-break/>Patrick Schmitz, Microsoft<text:line-break/>Sebastian Schnitzenbaumer, Stack Overflow<text:line-break/>Peter Stark, Phone.com<text:line-break/>Chris Wilson, Microsoft<text:line-break/>Ted Wugofski, Gateway 2000<text:line-break/>Dan Zigmond, WebTV Networks</text:p>
      <text:h text:style-name="P43" text:outline-level="1"><text:bookmark text:name="refs"/><text:soft-page-break/>Apéndice E. Referencias</text:h>
      <text:p text:style-name="P2">Este apéndice es informativo.</text:p>
      <text:p text:style-name="P5"><text:bookmark text:name="ref-css2"/>[CSS2]</text:p>
      <text:p text:style-name="P8"><text:a xlink:type="simple" xlink:href="http://www.w3.org/TR/REC-CSS2">"Cascading Style Sheets, level 2 (CSS2) Specification"</text:a><text:span text:style-name="T1">, B. Bos, H. W. Lie, C. Lilley, I. Jacobs, 12 May 1998.<text:line-break/>Disponible en: </text:span><text:a xlink:type="simple" xlink:href="http://www.w3.org/TR/REC-CSS2">http://www.w3.org/TR/REC-CSS2</text:a></text:p>
      <text:p text:style-name="P5"><text:bookmark text:name="ref-dom"/>[DOM]</text:p>
      <text:p text:style-name="P8"><text:a xlink:type="simple" xlink:href="http://www.w3.org/TR/REC-DOM-Level-1">"Document Object Model (DOM) Level 1 Specification"</text:a><text:span text:style-name="T1">, Lauren Wood </text:span><text:span text:style-name="T4">et al.</text:span><text:span text:style-name="T1">, 1 October 1998.<text:line-break/>Disponible en: </text:span><text:a xlink:type="simple" xlink:href="http://www.w3.org/TR/REC-DOM-Level-1">http://www.w3.org/TR/REC-DOM-Level-1</text:a></text:p>
      <text:p text:style-name="P5"><text:bookmark text:name="ref-html4"/>[HTML]</text:p>
      <text:p text:style-name="P8"><text:a xlink:type="simple" xlink:href="http://www.w3.org/TR/1999/PR-html40-19990824">"HTML 4.01 Specification"</text:a><text:span text:style-name="T1">, D. Raggett, A. Le Hors, I. Jacobs, 24 August 1999.<text:line-break/>Disponible en: </text:span><text:a xlink:type="simple" xlink:href="http://www.w3.org/TR/1999/PR-html40-19990824">http://www.w3.org/TR/1999/PR-html40-19990824</text:a></text:p>
      <text:p text:style-name="P5"><text:bookmark text:name="ref-posix"/>[POSIX.1]</text:p>
      <text:p text:style-name="P7">"ISO/IEC 9945-1:1990 Information Technology - Portable Operating System Interface (POSIX) - Part 1: System Application Program Interface (API) [C Language]", Institute of Electrical and Electronics Engineers, Inc, 1990.</text:p>
      <text:p text:style-name="P5"><text:bookmark text:name="ref-rfc2046"/>[RFC2046]</text:p>
      <text:p text:style-name="P8"><text:a xlink:type="simple" xlink:href="http://www.ietf.org/rfc/rfc2046.txt">"RFC2046: Multipurpose Internet Mail Extensions (MIME) Part Two: Media Types"</text:a><text:span text:style-name="T1">, N. Freed and N. Borenstein, November 1996.<text:line-break/>Disponible en </text:span><text:a xlink:type="simple" xlink:href="http://www.ietf.org/rfc/rfc2046.txt">http://www.ietf.org/rfc/rfc2046.txt</text:a><text:span text:style-name="T1">. Notar que este RFC deja obsoletos los RFC1521, RFC1522, y RFC1590.</text:span></text:p>
      <text:p text:style-name="P5"><text:bookmark text:name="ref-rfc2119"/>[RFC2119]</text:p>
      <text:p text:style-name="P8"><text:a xlink:type="simple" xlink:href="http://www.ietf.org/rfc/rfc2119.txt">"RFC2119: Key words for use in RFCs to Indicate Requirement Levels"</text:a><text:span text:style-name="T1">, S. Bradner, March 1997.<text:line-break/>Disponible en: </text:span><text:a xlink:type="simple" xlink:href="http://www.ietf.org/rfc/rfc2119.txt">http://www.ietf.org/rfc/rfc2119.txt</text:a></text:p>
      <text:p text:style-name="P5"><text:bookmark text:name="ref-rfc2376"/>[RFC2376]</text:p>
      <text:p text:style-name="P8"><text:a xlink:type="simple" xlink:href="http://www.ietf.org/rfc/rfc2376.txt">"RFC2376: XML Media Types"</text:a><text:span text:style-name="T1">, E. Whitehead, M. Murata, July 1998.<text:line-break/>Disponible en: </text:span><text:a xlink:type="simple" xlink:href="http://www.ietf.org/rfc/rfc2376.txt">http://www.ietf.org/rfc/rfc2376.txt</text:a></text:p>
      <text:p text:style-name="P5"><text:bookmark text:name="ref-rfc2396"/>[RFC2396]</text:p>
      <text:p text:style-name="P8"><text:a xlink:type="simple" xlink:href="http://www.ietf.org/rfc/rfc2396.txt">"RFC2396: Uniform Resource Identifiers (URI): Generic Syntax"</text:a><text:span text:style-name="T1">, T. Berners-Lee, R. Fielding, L. Masinter, August 1998.<text:line-break/>Este documento actualiza los RFC1738 y RFC1808.<text:line-break/>Disponible en: </text:span><text:a xlink:type="simple" xlink:href="http://www.ietf.org/rfc/rfc2396.txt">http://www.ietf.org/rfc/rfc2396.txt</text:a></text:p>
      <text:p text:style-name="P5"><text:bookmark text:name="ref-xml"/>[XML]</text:p>
      <text:p text:style-name="P8"><text:a xlink:type="simple" xlink:href="http://www.w3.org/TR/REC-xml">"Extensible Markup Language (XML) 1.0 Specification"</text:a><text:span text:style-name="T1">, T. Bray, J. Paoli, C. M. Sperberg-McQueen, 10 February 1998.<text:line-break/>Disponible en: </text:span><text:a xlink:type="simple" xlink:href="http://www.w3.org/TR/REC-xml">http://www.w3.org/TR/REC-xml</text:a></text:p>
      <text:p text:style-name="P5"><text:bookmark text:name="ref-xmlns"/>[XMLNAMES]</text:p>
      <text:p text:style-name="P45"><text:a xlink:type="simple" xlink:href="http://www.w3.org/TR/REC-xml-names">"Namespaces in XML"</text:a><text:span text:style-name="T1">, T. Bray, D. Hollander, A. Layman, 14 January 1999.<text:line-break/>Los espacios nominales XML proveen un método simple para calificar los nombres usados en documentos XML asociándolos con espacios nominales identificados con una URI. by URI.<text:line-break/>Disponible en: </text:span><text:a xlink:type="simple" xlink:href="http://www.w3.org/TR/REC-xml-names">http://www.w3.org/TR/REC-xml-names</text:a></text:p>
      <text:h text:style-name="P41" text:outline-level="2"><text:bookmark text:name="h2"/>Primer documento XHTML</text:h>
      <text:list xml:id="list699767105" text:style-name="L11">
        <text:list-item>
          <text:p text:style-name="P93"><text:a xlink:type="simple" xlink:href="#L3060"><text:span text:style-name="T13">1. Introducción</text:span></text:a></text:p>
        </text:list-item>
        <text:list-item>
          <text:p text:style-name="P93"><text:soft-page-break/><text:a xlink:type="simple" xlink:href="#L3154"><text:span text:style-name="T13">2. Fichero XHTML, editor y navegador web</text:span></text:a></text:p>
        </text:list-item>
        <text:list-item>
          <text:p text:style-name="P93"><text:a xlink:type="simple" xlink:href="#L3208"><text:span text:style-name="T13">3. Etiquetas</text:span></text:a></text:p>
        </text:list-item>
        <text:list-item>
          <text:p text:style-name="P93"><text:a xlink:type="simple" xlink:href="#L3325"><text:span text:style-name="T13">4. Primer documento XHTML</text:span></text:a></text:p>
        </text:list-item>
        <text:list-item>
          <text:p text:style-name="P107"><text:a xlink:type="simple" xlink:href="#L3626"><text:span text:style-name="T13">5. Ejemplo</text:span></text:a></text:p>
        </text:list-item>
      </text:list>
      <text:h text:style-name="P19" text:outline-level="2"><text:bookmark text:name="L3060"/>1. Introducción</text:h>
      <text:p text:style-name="P17"><text:span text:style-name="ACRONYM"><text:span text:style-name="T17">XHTML</text:span></text:span><text:span text:style-name="T13"> significa </text:span><text:span text:style-name="Emphasis"><text:span text:style-name="T24">lenguaje de marcado de hipertexto extendido</text:span></text:span><text:span text:style-name="T13">.</text:span></text:p>
      <text:p text:style-name="P17"><text:span text:style-name="T13">Se utiliza para generar documentos y contenidos de </text:span><text:a xlink:type="simple" xlink:href="http://es.wikipedia.org/wiki/Hipertexto">hipertexto</text:a><text:span text:style-name="T13"> generalmente publicados en la </text:span><text:span text:style-name="ACRONYM"><text:span text:style-name="T17">WEB</text:span></text:span><text:span text:style-name="T13">. Es además una reformulación del lenguaje </text:span><text:span text:style-name="ACRONYM"><text:span text:style-name="T13">HTML</text:span></text:span><text:span text:style-name="T13"> que se puede jactar de ser ahora compatible con </text:span><text:span text:style-name="ACRONYM"><text:span text:style-name="T17">XML</text:span></text:span><text:span text:style-name="T13">.</text:span></text:p>
      <text:p text:style-name="P12">Un lenguaje de marcado nos permite dejar indicaciones (marcas) en un documento que sirven para diferenciar distintos tipos de contenidos, estructuras o secciones. Por ejemplo hay marcas (elementos, etiquetas) que pueden "marcar" qué es un título, y su lugar en una jerarquía de importancia, o advertir que una palabra debe estar enfatizada, o bien que una oración es además un enlace hacia otro recurso.</text:p>
      <text:p text:style-name="P17"><text:span text:style-name="T13">Todo esto, es posible de marcar sin ambiguedades con el correcto uso de </text:span><text:span text:style-name="ACRONYM"><text:span text:style-name="T17">XHTML</text:span></text:span><text:span text:style-name="T13">.</text:span></text:p>
      <text:p text:style-name="P12">Otra de sus virtudes es que está ideado para mantener una saludable separación entre el contenido y el diseño. Es decir, que uno no afecte al otro, y se puedan modificar independientemente.</text:p>
      <text:p text:style-name="P17"><text:span text:style-name="T13">A medida que avancen y conozcan la aplicación de </text:span><text:span text:style-name="ACRONYM"><text:span text:style-name="T17">CSS</text:span></text:span><text:span text:style-name="T13"> (hojas de estilo) a los documentos notarán tal separación de manera evidente.</text:span></text:p>
      <text:p text:style-name="P17"><text:span text:style-name="T13">El </text:span><text:span text:style-name="ACRONYM"><text:span text:style-name="T17">XHTML</text:span></text:span><text:span text:style-name="T13"> está diseñado para que sea funcional no sólo a los navegadores sino a varios dispositivos</text:span><text:span text:style-name="ACRONYM"><text:span text:style-name="T17">WEB</text:span></text:span><text:span text:style-name="T13"> (teléfonos móviles, portátiles, etc). A lo largo de este manual haremos uso del término </text:span><text:span text:style-name="Emphasis"><text:span text:style-name="T24">agente de usuario</text:span></text:span><text:span text:style-name="T13"> para referirnos a estos dispositivos capaces de interpretar documentos </text:span><text:span text:style-name="ACRONYM"><text:span text:style-name="T17">XHTML</text:span></text:span><text:span text:style-name="T13">.</text:span></text:p>
      <text:p text:style-name="P17"><text:span text:style-name="T13">Antes de seguir puedes recorrer estos enlaces en la </text:span><text:a xlink:type="simple" xlink:href="http://es.wikipedia.org/">Wikipedia</text:a><text:span text:style-name="T13"> para tener una introducción más amplia y conocer algo sobre la historia de estos lenguajes:</text:span></text:p>
      <text:list xml:id="list680014252" text:style-name="L12">
        <text:list-item>
          <text:p text:style-name="P94"><text:a xlink:type="simple" xlink:href="http://es.wikipedia.org/wiki/Lenguaje_de_Marcación"><text:span text:style-name="T13">Lenguajes de Marcado</text:span></text:a></text:p>
        </text:list-item>
        <text:list-item>
          <text:p text:style-name="P94"><text:a xlink:type="simple" xlink:href="http://es.wikipedia.org/wiki/SGML"><text:span text:style-name="T13">SGML</text:span></text:a></text:p>
        </text:list-item>
        <text:list-item>
          <text:p text:style-name="P94"><text:a xlink:type="simple" xlink:href="http://es.wikipedia.org/wiki/HTML"><text:span text:style-name="T13">HTML</text:span></text:a></text:p>
        </text:list-item>
        <text:list-item>
          <text:p text:style-name="P94"><text:a xlink:type="simple" xlink:href="http://es.wikipedia.org/wiki/XML"><text:span text:style-name="T13">XML</text:span></text:a></text:p>
        </text:list-item>
        <text:list-item>
          <text:p text:style-name="P94"><text:a xlink:type="simple" xlink:href="http://es.wikipedia.org/wiki/XHTML"><text:span text:style-name="T13">XHTML</text:span></text:a></text:p>
        </text:list-item>
        <text:list-item>
          <text:p text:style-name="P94"><text:a xlink:type="simple" xlink:href="http://es.wikipedia.org/wiki/Hojas_de_estilo_en_cascada"><text:span text:style-name="T13">CSS</text:span></text:a></text:p>
        </text:list-item>
        <text:list-item>
          <text:p text:style-name="P108"><text:a xlink:type="simple" xlink:href="http://es.wikipedia.org/wiki/W3C">W3C</text:a><text:span text:style-name="T13"> (World Wide Web Consortium)</text:span></text:p>
        </text:list-item>
      </text:list>
      <text:p text:style-name="P17"><text:span text:style-name="Strong_20_Emphasis"><text:span text:style-name="T13">NOTA:</text:span></text:span><text:span text:style-name="T13"> A lo largo de éste manual muchas palabras apuntarán a la enciclopedia libre </text:span><text:a xlink:type="simple" xlink:href="http://es.wikipedia.org/">Wikipedia</text:a><text:span text:style-name="T13"> y a otros sitios, en un intento de poder ofrecer mayor información o ampliar explicaciones sobre temas y conceptos que escapan al alcance de los objetivos de este manual.</text:span></text:p>
      <text:h text:style-name="P19" text:outline-level="2"><text:bookmark text:name="L3154"/><text:soft-page-break/>2. Fichero XHTML, editor y navegador web</text:h>
      <text:p text:style-name="P17"><text:span text:style-name="T13">El fichero de un documento </text:span><text:span text:style-name="ACRONYM"><text:span text:style-name="T17">XHTML</text:span></text:span><text:span text:style-name="T13">, en sí, es un archivo de texto plano generalmente con alguna de estas extensiónes: </text:span><text:span text:style-name="Strong_20_Emphasis"><text:span text:style-name="T13">.html</text:span></text:span><text:span text:style-name="T13">, </text:span><text:span text:style-name="Strong_20_Emphasis"><text:span text:style-name="T13">.htm</text:span></text:span><text:span text:style-name="T13">, o bien </text:span><text:span text:style-name="Strong_20_Emphasis"><text:span text:style-name="T13">.xhtml</text:span></text:span><text:span text:style-name="T13">. Los agentes de usuario interpretan estos archivos y procesan el código para mostrarlos en pantalla.</text:span></text:p>
      <text:p text:style-name="P17"><text:span text:style-name="T13">Es conveniente que a medida que aparezcan ejemplos, practiquen escribiendo sus propios documentos</text:span><text:span text:style-name="ACRONYM"><text:span text:style-name="T17">XHTML</text:span></text:span><text:span text:style-name="T13">. Pueden editar los ficheros utilizando un </text:span><text:a xlink:type="simple" xlink:href="http://es.wikipedia.org/wiki/Editor_de_texto">editor de textos planos</text:a><text:span text:style-name="T13"> y para poder visualizar los resultados del documento un </text:span><text:a xlink:type="simple" xlink:href="http://es.wikipedia.org/wiki/Navegador">navegador web</text:a><text:span text:style-name="T13"> (o cualquier otro agente de usuario que interprete</text:span><text:span text:style-name="ACRONYM"><text:span text:style-name="T17">XHTML</text:span></text:span><text:span text:style-name="T13">).</text:span></text:p>
      <text:p text:style-name="P17"><text:span text:style-name="T13">Utilicen el editor que ustedes quieran, y al guardarlo se recomienda elegir algunda de estas extensiones, para que su sistema operativo reconozca rápidamente el tipo de fichero (</text:span><text:span text:style-name="Strong_20_Emphasis"><text:span text:style-name="T13">.html</text:span></text:span><text:span text:style-name="T13">, </text:span><text:span text:style-name="Strong_20_Emphasis"><text:span text:style-name="T13">.htm</text:span></text:span><text:span text:style-name="T13">, </text:span><text:span text:style-name="Strong_20_Emphasis"><text:span text:style-name="T13">.xhtml</text:span></text:span><text:span text:style-name="T13">.)</text:span></text:p>
      <text:p text:style-name="P17"><text:span text:style-name="T13">La elección del agente de usuario es menos trivial y se presta a discusión ya que por ejemplo algunos navegadores no cumplen de manera apropiada con los estándares (recomendaciones) que la </text:span><text:span text:style-name="ACRONYM"><text:span text:style-name="T17">W3C</text:span></text:span><text:span text:style-name="T13">propone y que intenta respetar este manual.</text:span></text:p>
      <text:p text:style-name="P17"><text:span text:style-name="T13">Personalmente opto por elegir </text:span><text:a xlink:type="simple" xlink:href="http://www.mozilla-europe.org/es/products/firefox/">Mozilla Firefox</text:a><text:span text:style-name="T13"> o </text:span><text:a xlink:type="simple" xlink:href="http://www.konqueror.org/">Konqueror</text:a><text:span text:style-name="T13">, puedes utilizar el que tú quieras pero asegurate de que cumpla minimamente con los estándares para que los ejemplos aquí presentados funcionen de manera apropiada.</text:span></text:p>
      <text:h text:style-name="P19" text:outline-level="2"><text:bookmark text:name="L3208"/>3. Etiquetas</text:h>
      <text:p text:style-name="P17"><text:span text:style-name="T13">En la escritura de los documentos nos valdremos de </text:span><text:span text:style-name="Emphasis"><text:span text:style-name="T24">etiquetas</text:span></text:span><text:span text:style-name="T13"> (marcas) como principal elemento de sintaxis, que para diferenciarse del contenido, están encerradas por paréntesis angulares.</text:span></text:p>
      <text:p text:style-name="P17"><text:span text:style-name="T13">Ejemplo del uso de etiquetas, con el elemento </text:span><text:span text:style-name="Strong_20_Emphasis"><text:span text:style-name="T13">p</text:span></text:span><text:span text:style-name="T13"> (párrafo):</text:span></text:p>
      <text:p text:style-name="P11"><text:span text:style-name="T43">&lt;p&gt;</text:span>Contenido del parrafo<text:span text:style-name="T43">&lt;/p&gt;</text:span></text:p>
      <text:p text:style-name="P17"><text:span text:style-name="Strong_20_Emphasis"><text:span text:style-name="T13">&lt;p&gt;</text:span></text:span><text:span text:style-name="T13"> marca el inicio de la sección que contendra un párrafo, </text:span><text:span text:style-name="Strong_20_Emphasis"><text:span text:style-name="T13">&lt;/p&gt;</text:span></text:span><text:span text:style-name="T13"> marca el final del párrafo. Toda etiqueta abierta debe ser cerrada escribiendose de nuevo con el agregado de una barra entre la palabra y el parentesis de angular de apertura.</text:span></text:p>
      <text:p text:style-name="P17"><text:span text:style-name="T13">Algunos elementos que no llevan contenido se nos permite escribirlos de manera tal que la apertura y el cierre se representan con una única etiqueta. El elemento </text:span><text:span text:style-name="Strong_20_Emphasis"><text:span text:style-name="T13">br</text:span></text:span><text:span text:style-name="T13"> utilizado para el salto de línea, se puede escribir así </text:span><text:span text:style-name="Strong_20_Emphasis"><text:span text:style-name="T13">&lt;br /&gt;</text:span></text:span><text:span text:style-name="T13"> que es una simplificación de la forma también válida: </text:span><text:span text:style-name="Strong_20_Emphasis"><text:span text:style-name="T13">&lt;br&gt;&lt;/br&gt;</text:span></text:span><text:span text:style-name="T13">.</text:span></text:p>
      <text:p text:style-name="P17"><text:span text:style-name="Strong_20_Emphasis"><text:span text:style-name="T13">NOTA:</text:span></text:span><text:span text:style-name="T13"> Es importante notar el espacio que queda entre el fin de la palabra y la barra, en la versión resumida, de esta manera se conserva compatibilidad con algunos agentes de usuario que no reconocen la etiqueta sin ese espacio.</text:span></text:p>
      <text:p text:style-name="P12">Las etiquetas de apertura pueden contener atributos que especifican características particulares de ésta. Los atributos tienen un nombre seguido de un igual y entre comillas el valor de tal atributo.</text:p>
      <text:p text:style-name="P17"><text:span text:style-name="T13">Ejemplo del elemento </text:span><text:span text:style-name="Strong_20_Emphasis"><text:span text:style-name="T13">a</text:span></text:span><text:span text:style-name="T13"> con atributos:</text:span></text:p>
      <text:p text:style-name="P11"><text:span text:style-name="T43">&lt;a</text:span> <text:span text:style-name="T47">href=</text:span><text:span text:style-name="T50">"http://www.example.com"</text:span><text:span text:style-name="T43">&gt;</text:span>Example<text:span text:style-name="T43">&lt;/a&gt;</text:span></text:p>
      <text:p text:style-name="P17"><text:soft-page-break/><text:span text:style-name="T13">La etiqueta es </text:span><text:span text:style-name="Strong_20_Emphasis"><text:span text:style-name="T13">&lt;a&gt;</text:span></text:span><text:span text:style-name="T13">, el atributo es </text:span><text:span text:style-name="Strong_20_Emphasis"><text:span text:style-name="T13">href</text:span></text:span><text:span text:style-name="T13"> y el </text:span><text:span text:style-name="Strong_20_Emphasis"><text:span text:style-name="T13">valor</text:span></text:span><text:span text:style-name="T13"> es </text:span><text:span text:style-name="Emphasis"><text:span text:style-name="T24">http://www.example.com</text:span></text:span><text:span text:style-name="T13">. Con esta etiqueta se construyen los vínculos. Tanto los elementos, cómo los atributos y valores, deben escribirse en letras minúsculas. Los valores de los atributos van obligatoriamente entre comillas (incluso cuando estos valores sean números).</text:span></text:p>
      <text:p text:style-name="P12">Los elementos soportan anidamiento (con algunas condiciones que ya conoceremos).</text:p>
      <text:p text:style-name="P17"><text:span text:style-name="T13">Ejemplo de anidamiento con los elementos </text:span><text:span text:style-name="Strong_20_Emphasis"><text:span text:style-name="T13">a</text:span></text:span><text:span text:style-name="T13"> e </text:span><text:span text:style-name="Strong_20_Emphasis"><text:span text:style-name="T13">img</text:span></text:span><text:span text:style-name="T13">:</text:span></text:p>
      <text:p text:style-name="P11"><text:span text:style-name="T43">&lt;a</text:span> <text:span text:style-name="T47">href=</text:span><text:span text:style-name="T50">"http://www.example.com"</text:span><text:span text:style-name="T43">&gt;&lt;img</text:span> <text:span text:style-name="T47">src=</text:span><text:span text:style-name="T50">"ejemplo.gif"</text:span><text:span text:style-name="T43">/&gt;&lt;/a&gt;</text:span></text:p>
      <text:p text:style-name="P17"><text:span text:style-name="T13">El enlace que en el ejemplo anterior se lo habíamos aplicado a la palabra </text:span><text:span text:style-name="Emphasis"><text:span text:style-name="T24">Example</text:span></text:span><text:span text:style-name="T13"> ahora se lo aplicamos a una segunda etiqueta ( </text:span><text:span text:style-name="Strong_20_Emphasis"><text:span text:style-name="T13">img</text:span></text:span><text:span text:style-name="T13"> ) la cual tiene la finalidad de mostrar imagenes, por lo que que la etiqueta más externa (elemento </text:span><text:span text:style-name="Strong_20_Emphasis"><text:span text:style-name="T13">a</text:span></text:span><text:span text:style-name="T13">) convierte a la imagen en un vínculo.</text:span></text:p>
      <text:h text:style-name="P19" text:outline-level="2"><text:bookmark text:name="L3325"/>4. Primer documento XHTML</text:h>
      <text:p text:style-name="P11"><text:span text:style-name="T43">&lt;?xml</text:span> version="1.0" encoding="UTF-8"<text:span text:style-name="T43">?&gt;</text:span><text:line-break/><text:span text:style-name="T53">&lt;!DOCTYPE </text:span>html PUBLIC "-//W3C//DTD XHTML 1.0 Strict//EN"<text:line-break/>"http://www.w3.org/TR/xhtml1/DTD/xhtml1-strict.dtd"<text:span text:style-name="T53">&gt;</text:span><text:line-break/><text:span text:style-name="T54">&lt;!--Este es un comentario y no sera tomado en cuenta por el navegador --&gt;</text:span><text:line-break/><text:span text:style-name="T43">&lt;html</text:span><text:span text:style-name="T47"> xmlns=</text:span><text:span text:style-name="T50">"http://www.w3.org/1999/xhtml"</text:span><text:span text:style-name="T47"> xml:lang=</text:span><text:span text:style-name="T50">"es"</text:span><text:span text:style-name="T47"> lang=</text:span><text:span text:style-name="T50">"es"</text:span><text:span text:style-name="T43">&gt;</text:span><text:line-break/><text:span text:style-name="T43">&lt;head&gt;</text:span><text:line-break/><text:span text:style-name="T43">&lt;title&gt;</text:span>Titulo de la pagina<text:span text:style-name="T43">&lt;/title&gt;</text:span><text:line-break/><text:span text:style-name="T43">&lt;/head&gt;</text:span><text:line-break/><text:span text:style-name="T43">&lt;body&gt;</text:span><text:line-break/><text:span text:style-name="T43">&lt;p&gt;</text:span>Primer documento XHTML, es decir un, Hola mundo<text:span text:style-name="T43">&lt;/p&gt;</text:span><text:line-break/><text:span text:style-name="T43">&lt;/body&gt;</text:span><text:line-break/><text:span text:style-name="T43">&lt;/html&gt;</text:span></text:p>
      <text:p text:style-name="P12">Analicemos el código línea a línea:</text:p>
      <text:p text:style-name="P11"><text:span text:style-name="T43">&lt;?xml</text:span> version="1.0" encoding="UTF-8"<text:span text:style-name="T43">?&gt;</text:span></text:p>
      <text:p text:style-name="P17"><text:span text:style-name="T13">Es una declaración </text:span><text:span text:style-name="ACRONYM"><text:span text:style-name="T17">XML</text:span></text:span><text:span text:style-name="T13">, dónde específicamos el atributo </text:span><text:span text:style-name="Strong_20_Emphasis"><text:span text:style-name="T13">enconding</text:span></text:span><text:span text:style-name="T13"> con el valor </text:span><text:span text:style-name="Emphasis"><text:span text:style-name="T24">UTF-8</text:span></text:span><text:span text:style-name="T13">. Este debería ser suficiente en la mayoría de los casos. Si quieres conocer el por qué, puedes investigar más sobre: la</text:span><text:a xlink:type="simple" xlink:href="http://es.wikipedia.org/wiki/Codificación_de_caracteres">codificación de caracteres</text:a><text:span text:style-name="T13"> y </text:span><text:a xlink:type="simple" xlink:href="http://es.wikipedia.org/wiki/UTF-8">UTF-8</text:a><text:span text:style-name="T13"> en la </text:span><text:span text:style-name="Strong_20_Emphasis"><text:span text:style-name="T13">Wikipedia</text:span></text:span><text:span text:style-name="T13">.</text:span></text:p>
      <text:p text:style-name="P11"><text:span text:style-name="T53">&lt;!DOCTYPE </text:span>html PUBLIC "-//W3C//DTD XHTML 1.0 Strict//EN"<text:line-break/>"http://www.w3.org/TR/xhtml1/DTD/xhtml1-strict.dtd"<text:span text:style-name="T53">&gt;</text:span></text:p>
      <text:p text:style-name="P17"><text:span text:style-name="T13">Este es el encabezado que deberían llevar todos los documentos </text:span><text:span text:style-name="ACRONYM"><text:span text:style-name="T17">XHTML</text:span></text:span><text:span text:style-name="Strong_20_Emphasis"><text:span text:style-name="T13">1.0 estríctos</text:span></text:span><text:span text:style-name="T13"> acordes a las</text:span><text:a xlink:type="simple" xlink:href="http://www.w3.org/TR/xhtml1/">específicaciones de la </text:a><text:a xlink:type="simple" xlink:href="http://www.w3.org/TR/xhtml1/"><text:span text:style-name="Strong_20_Emphasis"><text:span text:style-name="T13">W3C</text:span></text:span></text:a><text:span text:style-name="T13">. Es un aviso para que el agente de usuario sepa que tipo de documento va a interpretar. Para ser más específicos diremos que al ser un documento de tipo </text:span><text:span text:style-name="Emphasis"><text:span text:style-name="T24">strict.dtd</text:span></text:span><text:span text:style-name="T13">, los elementos utilizados serán sólo los incluídos en el lenguaje </text:span><text:span text:style-name="ACRONYM"><text:span text:style-name="T17">XHTML</text:span></text:span><text:span text:style-name="T13"> 1.0. Si utilizaramos etiquetas antiguas y declararamos el documento cómo estricto, no podríamos </text:span><text:a xlink:type="simple" xlink:href="http://validator.w3.org/">validar nuestra página XHTML</text:a><text:span text:style-name="T13">.</text:span></text:p>
      <text:p text:style-name="P17"><text:span text:style-name="Strong_20_Emphasis"><text:span text:style-name="T13">NOTA:</text:span></text:span><text:span text:style-name="T13"> Fijarse además que hay un salto de línea a la mitad de la etiqueta, este no es interpretado y tampoco lo es en el contenido a menos que lo explicitemos con la </text:span><text:soft-page-break/><text:span text:style-name="T13">etiqueta </text:span><text:span text:style-name="Strong_20_Emphasis"><text:span text:style-name="T13">&lt;br /&gt;</text:span></text:span><text:span text:style-name="T13">. Simplemente se incluyen saltos de línea para hacer el código más legible.</text:span></text:p>
      <text:p text:style-name="P17"><text:span text:style-name="T13">Hay otros dos tipos de documentos que mantienen compatibilidad con </text:span><text:span text:style-name="Strong_20_Emphasis"><text:span text:style-name="T13">HTML 4</text:span></text:span><text:span text:style-name="T13"> y soporte de frames, que no tratermos en este manual, ya que prefirero explicar un uso más estrícto del lenguaje.</text:span></text:p>
      <text:p text:style-name="P12">Declaración de documentos Transitional:</text:p>
      <text:p text:style-name="P27">&lt;!DOCTYPE html PUBLIC "-//W3C//DTD XHTML 1.0 Transitional//EN"</text:p>
      <text:p text:style-name="P35"><text:s text:c="4"/><text:span text:style-name="T44">"http://www.w3.org/TR/xhtml1/DTD/xhtml1-transitional.dtd"&gt;</text:span></text:p>
      <text:p text:style-name="P12">Declaración de documentos Frameset:</text:p>
      <text:p text:style-name="P27">&lt;!DOCTYPE html PUBLIC "-//W3C//DTD XHTML 1.0 Frameset//EN"</text:p>
      <text:p text:style-name="P35"><text:s text:c="4"/><text:span text:style-name="T44">"http://www.w3.org/TR/xhtml1/DTD/xhtml1-frameset.dtd"&gt;</text:span></text:p>
      <text:p text:style-name="P12">Como dije trataremos de concentrarnos en los documentos declarados como estríctos.</text:p>
      <text:p text:style-name="P16">&lt;!--Este es un comentario y no sera tomado en cuenta por el navegador --&gt;</text:p>
      <text:p text:style-name="P17"><text:span text:style-name="T13">Los comentarios comienzan con </text:span><text:span text:style-name="Strong_20_Emphasis"><text:span text:style-name="T13">&lt;!--</text:span></text:span><text:span text:style-name="T13"> y terminan con </text:span><text:span text:style-name="Strong_20_Emphasis"><text:span text:style-name="T13">--&gt;</text:span></text:span><text:span text:style-name="T13"> (los saltos de línea no los quiebran). No son tomados en cuenta por el agente de usuario, es decir no se interpretan (por lo que no se representan) y se utilizan frecuentemente para hacer aclaraciones en el código.</text:span></text:p>
      <text:p text:style-name="P11"><text:span text:style-name="T43">&lt;html</text:span><text:span text:style-name="T47"> xmlns=</text:span><text:span text:style-name="T50">"http://www.w3.org/1999/xhtml"</text:span><text:span text:style-name="T47"> xml:lang=</text:span><text:span text:style-name="T50">"es"</text:span><text:span text:style-name="T47"> lang=</text:span><text:span text:style-name="T50">"es"</text:span><text:span text:style-name="T43">&gt;</text:span></text:p>
      <text:p text:style-name="P17"><text:span text:style-name="T13">Aquí damos comienzo al documento </text:span><text:span text:style-name="ACRONYM"><text:span text:style-name="T17">XHTML</text:span></text:span><text:span text:style-name="T13">, todo documento debe llevar esta etiqueta de apertura (</text:span><text:span text:style-name="Strong_20_Emphasis"><text:span text:style-name="T13">&lt;html&gt;</text:span></text:span><text:span text:style-name="T13"> ) y al finalizar debemos escribir la etiqueta de cierre que en el ejemplo se encuentra al final del código ( </text:span><text:span text:style-name="Strong_20_Emphasis"><text:span text:style-name="T13">&lt;/html&gt;</text:span></text:span><text:span text:style-name="T13"> ). Además aparecen 3 atributos, el primero específica el tipo de documento, y el segundo y el tercero deben llevar como valores el código del lenguaje en el que será escrito. Para la lengua castellana este valor es </text:span><text:span text:style-name="Strong_20_Emphasis"><text:span text:style-name="T13">es</text:span></text:span><text:span text:style-name="T13">. Puedes averiguar los </text:span><text:a xlink:type="simple" xlink:href="http://es.wikipedia.org/wiki/ISO_639-1">códigos de otras lenguas</text:a><text:span text:style-name="T13">.</text:span></text:p>
      <text:p text:style-name="P11"><text:span text:style-name="T43">&lt;head&gt;</text:span><text:line-break/><text:span text:style-name="T43">&lt;title&gt;</text:span>Titulo de la pagina<text:span text:style-name="T43">&lt;/title&gt;</text:span><text:line-break/><text:span text:style-name="T43">&lt;/head&gt;</text:span></text:p>
      <text:p text:style-name="P17"><text:span text:style-name="T13">Con la etiqueta de apertura </text:span><text:span text:style-name="Strong_20_Emphasis"><text:span text:style-name="T13">&lt;head&gt;</text:span></text:span><text:span text:style-name="T13">comienza lo que se llama el encabezado de las páginas web, aquí se dan ciertas específicaciones y otra </text:span><text:span text:style-name="Emphasis"><text:span text:style-name="T24">META</text:span></text:span><text:span text:style-name="T13"> información acerca del documento que ya veremos con más detalle. Pero entre ellas está el elemento utilizado en el ejemplo, mediante las etiquetas </text:span><text:span text:style-name="Strong_20_Emphasis"><text:span text:style-name="T13">&lt;title&gt;&lt;/title&gt;</text:span></text:span><text:span text:style-name="T13">, que encierran el título de la página. Los navegadores suelen mostrarlo cómo título de la ventana. También es utilizada por los buscadores cuando presentan resultados de los documentos a sus usuarios.</text:span></text:p>
      <text:p text:style-name="P11"><text:span text:style-name="T43">&lt;body&gt;</text:span><text:line-break/><text:span text:style-name="T43">&lt;p&gt;</text:span>Primer documento XHTML, es decir un, Hola mundo<text:span text:style-name="T43">&lt;/p&gt;</text:span><text:line-break/><text:span text:style-name="T43">&lt;/body&gt;</text:span></text:p>
      <text:p text:style-name="P17"><text:span text:style-name="T13">El cuerpo que comienza con </text:span><text:span text:style-name="Strong_20_Emphasis"><text:span text:style-name="T13">&lt;body&gt;</text:span></text:span><text:span text:style-name="T13"> contiene todo el contenido que será representado por el agente de usuario. En nuestro ejemplo sólo utilizamos una etiqueta más, </text:span><text:span text:style-name="Strong_20_Emphasis"><text:span text:style-name="T13">&lt;p&gt;</text:span></text:span><text:span text:style-name="T13"> que sirve para encerrar párrafos.</text:span></text:p>
      <text:p text:style-name="P17"><text:soft-page-break/><text:span text:style-name="Strong_20_Emphasis"><text:span text:style-name="T13">NOTA:</text:span></text:span><text:span text:style-name="T13"> Cada elemento puede ser un elemento de bloque o de línea (</text:span><text:span text:style-name="Emphasis"><text:span text:style-name="T24">block</text:span></text:span><text:span text:style-name="T13"> e </text:span><text:span text:style-name="Emphasis"><text:span text:style-name="T24">inline</text:span></text:span><text:span text:style-name="T13"> respectivamente).</text:span><text:span text:style-name="Strong_20_Emphasis"><text:span text:style-name="T13">p</text:span></text:span><text:span text:style-name="T13"> es un elemento de tipo </text:span><text:span text:style-name="Emphasis"><text:span text:style-name="T24">block</text:span></text:span><text:span text:style-name="T13"> ya que rompe la línea en el lugar dónde es incluído y crea su propio bloque, agregando un salto de línea por encima y por debajo de sus etiquetas de apertura y cierre. Otros elementos, cómo el elemento </text:span><text:span text:style-name="Strong_20_Emphasis"><text:span text:style-name="T13">strong</text:span></text:span><text:span text:style-name="T13">, son </text:span><text:span text:style-name="Emphasis"><text:span text:style-name="T24">inline</text:span></text:span><text:span text:style-name="T13"> ya que pueden insertarse sin romper la línea.</text:span></text:p>
      <text:p text:style-name="P17"><text:span text:style-name="T13">Cerrando el cuerpo (</text:span><text:span text:style-name="Strong_20_Emphasis"><text:span text:style-name="T13">&lt;/body&gt;</text:span></text:span><text:span text:style-name="T13">) y el documento </text:span><text:span text:style-name="ACRONYM"><text:span text:style-name="T17">XHTML</text:span></text:span><text:span text:style-name="T13"> (</text:span><text:span text:style-name="Strong_20_Emphasis"><text:span text:style-name="T13">&lt;/html&gt;</text:span></text:span><text:span text:style-name="T13">) conseguimos nuestra primer página.</text:span></text:p>
      <text:p text:style-name="Standard"/>
      <text:h text:style-name="P41" text:outline-level="2"><text:bookmark text:name="h21"/>Encabezados y marcas de importancia</text:h>
      <text:list xml:id="list2038174416" text:style-name="L13">
        <text:list-item>
          <text:p text:style-name="P109"><text:a xlink:type="simple" xlink:href="#Encabezado"><text:span text:style-name="T13">Encabezados títulos</text:span></text:a></text:p>
        </text:list-item>
      </text:list>
      <text:list xml:id="list1723381198" text:style-name="L14">
        <text:list-item>
          <text:p text:style-name="P95"><text:a xlink:type="simple" xlink:href="#Elemento"><text:span text:style-name="T13">Elemento strong</text:span></text:a></text:p>
        </text:list-item>
        <text:list-item>
          <text:p text:style-name="P110"><text:a xlink:type="simple" xlink:href="#Elemento1"><text:span text:style-name="T13">Elemento em</text:span></text:a></text:p>
        </text:list-item>
      </text:list>
      <text:h text:style-name="P26" text:outline-level="3"><text:bookmark text:name="Encabezado"/>Encabezados títulos</text:h>
      <text:p text:style-name="P17"><text:span text:style-name="T13">Los encabezados o títulos se pueden obtener mediante 6 etiquetas diferentes: </text:span><text:span text:style-name="Strong_20_Emphasis"><text:span text:style-name="T13">h1</text:span></text:span><text:span text:style-name="T13">, </text:span><text:span text:style-name="Strong_20_Emphasis"><text:span text:style-name="T13">h2</text:span></text:span><text:span text:style-name="T13">, </text:span><text:span text:style-name="Strong_20_Emphasis"><text:span text:style-name="T13">h3</text:span></text:span><text:span text:style-name="T13">, </text:span><text:span text:style-name="Strong_20_Emphasis"><text:span text:style-name="T13">h4</text:span></text:span><text:span text:style-name="T13">, </text:span><text:span text:style-name="Strong_20_Emphasis"><text:span text:style-name="T13">h5</text:span></text:span><text:span text:style-name="T13"> y </text:span><text:span text:style-name="Strong_20_Emphasis"><text:span text:style-name="T13">h6</text:span></text:span><text:span text:style-name="T13">que tienen una jerarquía de importancia en la manera en que se representan por los navegadores. Esto significa que </text:span><text:span text:style-name="Strong_20_Emphasis"><text:span text:style-name="T13">h1</text:span></text:span><text:span text:style-name="T13"> será la etiqueta del título de mayor importancia lo que se traduce en, por ejemplo, un tamaño de letra mas grande, </text:span><text:span text:style-name="Strong_20_Emphasis"><text:span text:style-name="T13">h2</text:span></text:span><text:span text:style-name="T13"> representaría un subtítulo con letra más pequeña y así sucesivamente hasta la etiqueta </text:span><text:span text:style-name="Strong_20_Emphasis"><text:span text:style-name="T13">h6</text:span></text:span><text:span text:style-name="T13">.</text:span></text:p>
      <text:p text:style-name="P12">Para dar un ejemplo escribiremos un documento parecido al anterior, pero mostrando los 6 títulos posibles de mayor a menor.</text:p>
      <text:p text:style-name="P11"><text:span text:style-name="T43">&lt;?xml</text:span> version="1.0" encoding="UTF-8"<text:span text:style-name="T43">?&gt;</text:span><text:line-break/><text:span text:style-name="T53">&lt;!DOCTYPE </text:span>html PUBLIC "-//W3C//DTD XHTML 1.0 Strict//EN"<text:line-break/>"http://www.w3.org/TR/xhtml1/DTD/xhtml1-strict.dtd"<text:span text:style-name="T53">&gt;</text:span><text:line-break/><text:span text:style-name="T43">&lt;html</text:span><text:span text:style-name="T47"> xmlns=</text:span><text:span text:style-name="T50">"http://www.w3.org/1999/xhtml"</text:span><text:span text:style-name="T47"> xml:lang=</text:span><text:span text:style-name="T50">"es"</text:span><text:span text:style-name="T47"> lang=</text:span><text:span text:style-name="T50">"es"</text:span><text:span text:style-name="T43">&gt;</text:span><text:line-break/><text:span text:style-name="T43">&lt;head&gt;</text:span><text:line-break/><text:span text:style-name="T43">&lt;title&gt;</text:span>Encabezados y titulos<text:span text:style-name="T43">&lt;/title&gt;</text:span><text:line-break/><text:span text:style-name="T43">&lt;/head&gt;</text:span><text:line-break/><text:span text:style-name="T43">&lt;body&gt;</text:span><text:line-break/><text:span text:style-name="T43">&lt;h1&gt;</text:span>Encabezado con etiqueta h1<text:span text:style-name="T43">&lt;/h1&gt;</text:span><text:line-break/><text:span text:style-name="T43">&lt;h2&gt;</text:span>Encabezado con etiqueta h2<text:span text:style-name="T43">&lt;/h2&gt;</text:span><text:line-break/><text:span text:style-name="T43">&lt;h3&gt;</text:span>Encabezado con etiqueta h3<text:span text:style-name="T43">&lt;/h3&gt;</text:span><text:line-break/><text:span text:style-name="T43">&lt;h4&gt;</text:span>Encabezado con etiqueta h4<text:span text:style-name="T43">&lt;/h4&gt;</text:span><text:line-break/><text:span text:style-name="T43">&lt;h5&gt;</text:span>Encabezado con etiqueta h5<text:span text:style-name="T43">&lt;/h5&gt;</text:span><text:line-break/><text:span text:style-name="T43">&lt;h6&gt;</text:span>Encabezado con etiqueta h6<text:span text:style-name="T43">&lt;/h6&gt;</text:span><text:line-break/><text:span text:style-name="T43">&lt;/body&gt;</text:span><text:line-break/><text:span text:style-name="T43">&lt;/html&gt;</text:span></text:p>
      <text:p text:style-name="P12">Al probar el ejemplo deberíamos ver algo así:</text:p>
      <text:h text:style-name="P22" text:outline-level="1"><text:soft-page-break/>Encabezado con etiqueta h1</text:h>
      <text:h text:style-name="P20" text:outline-level="2"><text:bookmark text:name="Encabezado1"/>Encabezado con etiqueta h2</text:h>
      <text:h text:style-name="P25" text:outline-level="3"><text:bookmark text:name="Encabezado2"/>Encabezado con etiqueta h3</text:h>
      <text:h text:style-name="P31" text:outline-level="4"><text:bookmark text:name="Encabezado3"/>Encabezado con etiqueta h4</text:h>
      <text:h text:style-name="P33" text:outline-level="5"><text:bookmark text:name="Encabezado4"/>Encabezado con etiqueta h5</text:h>
      <text:h text:style-name="P34" text:outline-level="6"><text:bookmark text:name="Encabezado5"/>Encabezado con etiqueta h6</text:h>
      <text:p text:style-name="P17"><text:a xlink:type="simple" xlink:href="http://chulorey.googlepages.com/ejemplo02.html">VER EJEMPLO02.html</text:a><text:span text:style-name="T13">.</text:span></text:p>
      <text:p text:style-name="P17"><text:span text:style-name="Strong_20_Emphasis"><text:span text:style-name="T13">NOTA:</text:span></text:span><text:span text:style-name="T13"> Dependiendo del navegador los tamaños pueden variar, pero la jerarquía se mantendrá en todos.</text:span></text:p>
      <text:h text:style-name="P19" text:outline-level="2"><text:bookmark text:name="Elemento"/>Elemento strong</text:h>
      <text:p text:style-name="P17"><text:span text:style-name="T13">Semánticamente </text:span><text:span text:style-name="Strong_20_Emphasis"><text:span text:style-name="T13">strong</text:span></text:span><text:span text:style-name="T13"> marca contenido al que se le quiere dar más fuerza o importancia que el resto. Los navegadores suelen formatearlo en una tipografía tipo </text:span><text:span text:style-name="Strong_20_Emphasis"><text:span text:style-name="T13">negrita</text:span></text:span><text:span text:style-name="T13">, otros agentes de usuario podrían indicarlo de maneras diferentes. Es un elemento de </text:span><text:span text:style-name="Emphasis"><text:span text:style-name="T24">línea</text:span></text:span><text:span text:style-name="T13">.</text:span></text:p>
      <text:p text:style-name="P12">Ejemplo:</text:p>
      <text:p text:style-name="P11"><text:span text:style-name="T43">&lt;p&gt;</text:span>Superman es oriundo de <text:span text:style-name="T43">&lt;strong&gt;</text:span>Krypton<text:span text:style-name="T43">&lt;/strong&gt;</text:span>, planeta actualmente desaparecido (debido a la radiacion).<text:span text:style-name="T43">&lt;/p&gt;</text:span></text:p>
      <text:p text:style-name="P12">Resultado:</text:p>
      <text:p text:style-name="P17"><text:span text:style-name="T14">Superman es oriundo de </text:span><text:span text:style-name="Strong_20_Emphasis"><text:span text:style-name="T14">Krypton</text:span></text:span><text:span text:style-name="T14">, planeta actualmente desaparecido (debido a la radiacion).</text:span></text:p>
      <text:h text:style-name="P19" text:outline-level="2"><text:bookmark text:name="Elemento1"/>Elemento em</text:h>
      <text:p text:style-name="P17"><text:span text:style-name="T13">El elemento </text:span><text:span text:style-name="Strong_20_Emphasis"><text:span text:style-name="T13">em</text:span></text:span><text:span text:style-name="T13"> agrega énfasis al contenido. Al igual que </text:span><text:span text:style-name="Strong_20_Emphasis"><text:span text:style-name="T13">strong</text:span></text:span><text:span text:style-name="T13"> es un elemento de </text:span><text:span text:style-name="Emphasis"><text:span text:style-name="T24">línea</text:span></text:span><text:span text:style-name="T13">.</text:span></text:p>
      <text:p text:style-name="P12">Ejemplo</text:p>
      <text:p text:style-name="P11"><text:span text:style-name="T43">&lt;p&gt;</text:span>Una corriente filosofica afirma que lo que progresa es la <text:span text:style-name="T43">&lt;em&gt;</text:span>tecnologia<text:span text:style-name="T43">&lt;/em&gt;</text:span>, el hombre no.<text:span text:style-name="T43">&lt;/p&gt;</text:span></text:p>
      <text:p text:style-name="P12">Resultado:</text:p>
      <text:p text:style-name="P17"><text:span text:style-name="T14">Una corriente filosofica afirma que lo que progresa es la </text:span><text:span text:style-name="Emphasis"><text:span text:style-name="T25">tecnologia</text:span></text:span><text:span text:style-name="T14">, el hombre no.</text:span></text:p>
      <text:p text:style-name="P17"><text:span text:style-name="Strong_20_Emphasis"><text:span text:style-name="T13">NOTA:</text:span></text:span><text:span text:style-name="T13"> Usualmente los elementos con énfasis son formateados en tipografía tipo </text:span><text:span text:style-name="Emphasis"><text:span text:style-name="T24">itálica</text:span></text:span><text:span text:style-name="T13">.</text:span></text:p>
      <text:h text:style-name="P41" text:outline-level="2"><text:bookmark text:name="h22"/>Enlaces, vínculos y anchor</text:h>
      <text:list xml:id="list2125657740" text:style-name="L15">
        <text:list-item>
          <text:p text:style-name="P96"><text:soft-page-break/><text:a xlink:type="simple" xlink:href="#L9955"><text:span text:style-name="T13">1. Introducción</text:span></text:a></text:p>
        </text:list-item>
        <text:list-item>
          <text:p text:style-name="P96"><text:a xlink:type="simple" xlink:href="#L9970"><text:span text:style-name="T13">2. Primer link</text:span></text:a></text:p>
        </text:list-item>
        <text:list-item>
          <text:p text:style-name="P96"><text:a xlink:type="simple" xlink:href="#L10010"><text:span text:style-name="T13">3. Enlace a correo electrónico y otros recursos</text:span></text:a></text:p>
        </text:list-item>
        <text:list-item>
          <text:p text:style-name="P96"><text:a xlink:type="simple" xlink:href="#L10074"><text:span text:style-name="T13">4. Enlaces relativos y absolutos</text:span></text:a></text:p>
        </text:list-item>
        <text:list-item>
          <text:p text:style-name="P96"><text:a xlink:type="simple" xlink:href="#L10104"><text:span text:style-name="T13">5. Enlaces hacia anclas en la misma página</text:span></text:a></text:p>
        </text:list-item>
        <text:list-item>
          <text:p text:style-name="P96"><text:a xlink:type="simple" xlink:href="#L10185"><text:span text:style-name="T13">6. El atributo title</text:span></text:a></text:p>
        </text:list-item>
        <text:list-item>
          <text:p text:style-name="P96"><text:a xlink:type="simple" xlink:href="#L10224"><text:span text:style-name="T13">7. Atributos rel y rev</text:span></text:a></text:p>
          <text:list>
            <text:list-item>
              <text:p text:style-name="P96"><text:a xlink:type="simple" xlink:href="#L10284"><text:span text:style-name="T13">7.1. Valor nofollow para rel</text:span></text:a></text:p>
            </text:list-item>
            <text:list-item>
              <text:p text:style-name="P96"><text:a xlink:type="simple" xlink:href="#L10326"><text:span text:style-name="T13">7.2. Valor tag para rel (Technorati)</text:span></text:a></text:p>
            </text:list-item>
          </text:list>
        </text:list-item>
        <text:list-item>
          <text:p text:style-name="P96"><text:a xlink:type="simple" xlink:href="#L10364"><text:span text:style-name="T13">8. Código con todos los ejemplos:</text:span></text:a></text:p>
        </text:list-item>
        <text:list-item>
          <text:p text:style-name="P111"><text:a xlink:type="simple" xlink:href="#L10768"><text:span text:style-name="T13">9. Ejemplo</text:span></text:a></text:p>
        </text:list-item>
      </text:list>
      <text:h text:style-name="P19" text:outline-level="2"><text:bookmark text:name="L9955"/>1. Introducción</text:h>
      <text:p text:style-name="P17"><text:span text:style-name="T13">Los enlaces son los que hacen que naveguemos por la Web, es decir que vayamos saltando por diferentes páginas de un mismo sitio, o de sitios externos. La etiqueta utilizada para crear un vínculo es</text:span><text:span text:style-name="Strong_20_Emphasis"><text:span text:style-name="T13">a</text:span></text:span><text:span text:style-name="T13"> (</text:span><text:span text:style-name="Emphasis"><text:span text:style-name="T24">anchor</text:span></text:span><text:span text:style-name="T13">).</text:span></text:p>
      <text:p text:style-name="P17"><text:span text:style-name="T13">No necesariamente un enlace apuntará a una página web, puede por ejemplo apuntar a una imagen, a un servidor </text:span><text:span text:style-name="ACRONYM"><text:span text:style-name="T17">FTP</text:span></text:span><text:span text:style-name="T13">, a cualquier otro tipo de archivo, a un correo electrónico o incluso puede apuntar a hacia otros sectores de la misma página (previamente marcando estos sectores).</text:span></text:p>
      <text:h text:style-name="P19" text:outline-level="2"><text:bookmark text:name="L9970"/>2. Primer link</text:h>
      <text:p text:style-name="P12">Veamos un ejemplo sencillo:</text:p>
      <text:p text:style-name="P11"><text:span text:style-name="T43">&lt;a</text:span> <text:span text:style-name="T47">href=</text:span><text:span text:style-name="T50">"http://www.example.com"</text:span><text:span text:style-name="T43">&gt;</text:span>Example<text:span text:style-name="T43">&lt;/a&gt;</text:span></text:p>
      <text:p text:style-name="P17"><text:span text:style-name="T13">En el navegador lo que veremos será: </text:span><text:a xlink:type="simple" xlink:href="http://www.example.com/">Example</text:a><text:span text:style-name="T13">. La dirección </text:span><text:span text:style-name="Emphasis"><text:span text:style-name="T24">http://www.example.com </text:span></text:span><text:span text:style-name="T13">es el valor del atributo </text:span><text:span text:style-name="Strong_20_Emphasis"><text:span text:style-name="T13">href</text:span></text:span><text:span text:style-name="T13">, la palabra </text:span><text:span text:style-name="Emphasis"><text:span text:style-name="T24">Example</text:span></text:span><text:span text:style-name="T13">, encerrada entre </text:span><text:span text:style-name="Strong_20_Emphasis"><text:span text:style-name="T13">&lt;a&gt;</text:span></text:span><text:span text:style-name="T13"> y </text:span><text:span text:style-name="Strong_20_Emphasis"><text:span text:style-name="T13">&lt;/a&gt;</text:span></text:span><text:span text:style-name="T13">, es lo que suele llamarse el </text:span><text:span text:style-name="Emphasis"><text:span text:style-name="T24">anchor text</text:span></text:span><text:span text:style-name="T13"> y es el contenido que será visible en el navegador.</text:span></text:p>
      <text:h text:style-name="P19" text:outline-level="2"><text:bookmark text:name="L10010"/>3. Enlace a correo electrónico y otros recursos</text:h>
      <text:p text:style-name="P17"><text:span text:style-name="T13">Para crear un enlace hacia un correo electrónico debemos apuntar en el valor del atributo </text:span><text:span text:style-name="Strong_20_Emphasis"><text:span text:style-name="T13">href</text:span></text:span><text:span text:style-name="T13"> hacia una dirección de correo electrónico, pero es importante agregar al principio de la dirección el </text:span><text:span text:style-name="Emphasis"><text:span text:style-name="T24">mailto:</text:span></text:span><text:span text:style-name="T13">que vendría a representar el protocolo (</text:span><text:span text:style-name="Emphasis"><text:span text:style-name="T24">http://</text:span></text:span><text:span text:style-name="T13">, </text:span><text:span text:style-name="Emphasis"><text:span text:style-name="T24">ftp://</text:span></text:span><text:span text:style-name="T13">, etc).</text:span></text:p>
      <text:p text:style-name="P12">Ejemplo:</text:p>
      <text:p text:style-name="P11"><text:span text:style-name="T43">&lt;a</text:span> <text:span text:style-name="T47">href=</text:span><text:span text:style-name="T50">"</text:span>mailto:mail@example.com<text:span text:style-name="T50">"</text:span><text:span text:style-name="T43">&gt;</text:span>Correo de ejemplo<text:span text:style-name="T43">&lt;/a&gt;</text:span></text:p>
      <text:p text:style-name="P17"><text:span text:style-name="T13">Como en el caso anterior, veremos en nuestro navegador: </text:span><text:a xlink:type="simple" xlink:href="mailto:mail@example.com">Correo de ejemplo</text:a><text:span text:style-name="T13">. Si prueban el enlace seguramente su navegador disparará el cliente de correo por defecto.</text:span></text:p>
      <text:p text:style-name="P17"><text:span text:style-name="T13">Si quieres saber más sobre que </text:span><text:span text:style-name="Strong_20_Emphasis"><text:span text:style-name="T13">URLs</text:span></text:span><text:span text:style-name="T13"> puedes poner en el valor del atributo </text:span><text:span text:style-name="Strong_20_Emphasis"><text:span text:style-name="T13">href</text:span></text:span><text:span text:style-name="T13">puedes leer el artículo de la </text:span><text:span text:style-name="Strong_20_Emphasis"><text:span text:style-name="T13">Wikipedia</text:span></text:span><text:span text:style-name="T13">, </text:span><text:a xlink:type="simple" xlink:href="http://es.wikipedia.org/wiki/URL"><text:span text:style-name="T19">U</text:span></text:a><text:a xlink:type="simple" xlink:href="http://es.wikipedia.org/wiki/URL"><text:span text:style-name="T20">niform </text:span></text:a><text:a xlink:type="simple" xlink:href="http://es.wikipedia.org/wiki/URL"><text:span text:style-name="T19">R</text:span></text:a><text:a xlink:type="simple" xlink:href="http://es.wikipedia.org/wiki/URL"><text:span text:style-name="T20">esource </text:span></text:a><text:a xlink:type="simple" xlink:href="http://es.wikipedia.org/wiki/URL"><text:span text:style-name="T19">L</text:span></text:a><text:a xlink:type="simple" xlink:href="http://es.wikipedia.org/wiki/URL"><text:span text:style-name="T20">ocator</text:span></text:a><text:span text:style-name="T20">.</text:span></text:p>
      <text:h text:style-name="P19" text:outline-level="2"><text:bookmark text:name="L10074"/><text:soft-page-break/>4. Enlaces relativos y absolutos</text:h>
      <text:p text:style-name="P17"><text:span text:style-name="T13">Muchas veces para enlaces entre páginas del mismo sitio y que tengan el mismo dominio, no hace falta utilizar enlaces absolutos. Por ejemplo si estamos en la pagina </text:span><text:span text:style-name="Emphasis"><text:span text:style-name="T24">www.example.com/universidades.html</text:span></text:span><text:span text:style-name="T13"> y queremos enlazar a </text:span><text:span text:style-name="Emphasis"><text:span text:style-name="T24">www.example.com/subdirectorio/colegios.html</text:span></text:span><text:span text:style-name="T13"> podemos crear un enlace de la siguiente manera:</text:span></text:p>
      <text:p text:style-name="P11"><text:span text:style-name="T43">&lt;a</text:span> <text:span text:style-name="T47">href=</text:span><text:span text:style-name="T50">"subdirectorio/colegios.html"</text:span><text:span text:style-name="T43">&gt;</text:span>Ver los colegios<text:span text:style-name="T43">&lt;/a&gt;</text:span></text:p>
      <text:p text:style-name="P12">Hay que destacar que en este caso hacer enlaces absolutos (escribiendo la dirección completa) funcionará también.</text:p>
      <text:p text:style-name="P17"><text:span text:style-name="Strong_20_Emphasis"><text:span text:style-name="T13">NOTA:</text:span></text:span><text:span text:style-name="T13"> Algunos buscadores recomiendan utilizar enlaces absolutos siempre que sea posible, para mejorar la indexación por parte de sus motores.</text:span></text:p>
      <text:h text:style-name="P19" text:outline-level="2"><text:bookmark text:name="L10104"/>5. Enlaces hacia anclas en la misma página</text:h>
      <text:p text:style-name="P12">Veamos ahora cómo crear marcas (algunos las llaman anclas) y enlaces para poder navegar en la misma página, sistema muy útil para crear un índice entre documentos largos.</text:p>
      <text:p text:style-name="P17"><text:span text:style-name="T13">La marca se realiza mediante el atributo </text:span><text:span text:style-name="Strong_20_Emphasis"><text:span text:style-name="T13">id</text:span></text:span><text:span text:style-name="T13"> de la etiqueta </text:span><text:span text:style-name="Strong_20_Emphasis"><text:span text:style-name="T13">a</text:span></text:span><text:span text:style-name="T13">:</text:span></text:p>
      <text:p text:style-name="P17"><text:span text:style-name="T16">&lt;h2&gt;&lt;a</text:span><text:span text:style-name="T15"> </text:span><text:span text:style-name="T27">id=</text:span><text:span text:style-name="T28">"privados"</text:span><text:span text:style-name="Strong_20_Emphasis"><text:span text:style-name="T29">/</text:span></text:span><text:span text:style-name="T16">&gt;</text:span><text:span text:style-name="T15">Colegios Privados</text:span><text:span text:style-name="T16">&lt;/h2&gt;</text:span></text:p>
      <text:p text:style-name="P17"><text:span text:style-name="T13">Hemos establecido un ancla llamada </text:span><text:span text:style-name="Emphasis"><text:span text:style-name="T24">privados</text:span></text:span><text:span text:style-name="T13"> a la altura del título </text:span><text:span text:style-name="Emphasis"><text:span text:style-name="T24">Colegios Privados</text:span></text:span><text:span text:style-name="T13"> ahora nos hará falta colocar un enlace desde otro sector de la página que apunte hacia esa ancla. Para esto:</text:span></text:p>
      <text:p text:style-name="P11"><text:span text:style-name="T43">&lt;a</text:span> <text:span text:style-name="T47">href=</text:span><text:span text:style-name="T50">"#privados"</text:span><text:span text:style-name="T43">&gt;</text:span>Ir a Colegios Privados<text:span text:style-name="T43">&lt;/a&gt;</text:span></text:p>
      <text:p text:style-name="P17"><text:span text:style-name="T13">Noten el agregado del carácter numeral (#). Este se incluye ya que también podríamos construir el enlace utilizando la dirección absoluta lo que implicaría que necesitamos una separación entre las anclas y la dirección de la página, ya que la ancla tiene su propia dirección absoluta, que en este caso sería: </text:span><text:span text:style-name="Emphasis"><text:span text:style-name="T24">http://www.example.com/subdirectorio/colegios.html#privados</text:span></text:span><text:span text:style-name="T13">.</text:span></text:p>
      <text:p text:style-name="P17"><text:span text:style-name="Strong_20_Emphasis"><text:span text:style-name="T13">NOTA 1:</text:span></text:span><text:span text:style-name="T13"> El atributo </text:span><text:span text:style-name="Emphasis"><text:span text:style-name="T24">id</text:span></text:span><text:span text:style-name="T13"> para marcar anclas, se puede utilizar en cualquier etiqueta, sin embargo puede que algunos navegadores no lo reconozcan como un ancla. Por eso se suele "anclar" sobre elementos</text:span><text:span text:style-name="Strong_20_Emphasis"><text:span text:style-name="T13">a</text:span></text:span><text:span text:style-name="T13">.</text:span></text:p>
      <text:p text:style-name="P17"><text:span text:style-name="Strong_20_Emphasis"><text:span text:style-name="T13">NOTA 2:</text:span></text:span><text:span text:style-name="T13"> Es posible también usar el atributo </text:span><text:span text:style-name="Emphasis"><text:span text:style-name="T24">name</text:span></text:span><text:span text:style-name="T13"> de la misma manera que </text:span><text:span text:style-name="Emphasis"><text:span text:style-name="T24">id</text:span></text:span><text:span text:style-name="T13">. La cuestión se reduce a que algunos viejos navegadores, es posible que no reconozcan el atributo </text:span><text:span text:style-name="Emphasis"><text:span text:style-name="T24">id</text:span></text:span><text:span text:style-name="T13">.</text:span></text:p>
      <text:h text:style-name="P19" text:outline-level="2"><text:bookmark text:name="L10185"/>6. El atributo title</text:h>
      <text:p text:style-name="P17"><text:span text:style-name="T13">La etiqueta </text:span><text:span text:style-name="Strong_20_Emphasis"><text:span text:style-name="T13">a</text:span></text:span><text:span text:style-name="T13"> tiene un atributo de importante valor semántico, llamado </text:span><text:span text:style-name="Emphasis"><text:span text:style-name="T24">title</text:span></text:span><text:span text:style-name="T13">. El atributo </text:span><text:span text:style-name="Emphasis"><text:span text:style-name="T24">title</text:span></text:span><text:span text:style-name="T13"> sirve para específicar una pequeña descripción del sitio que estamos enlazando.</text:span></text:p>
      <text:p text:style-name="P12">Los navegadores suelen desplegar un cartelito con el valor de este atributo cuando el usuario señala con el mouse el enlace. Esto es de gran ayuda a los usuarios, que decidirán si seguir el enlace o no.</text:p>
      <text:p text:style-name="P12"><text:soft-page-break/>Se utiliza así:</text:p>
      <text:p text:style-name="P11"><text:span text:style-name="T43">&lt;a</text:span> <text:span text:style-name="T47">href=</text:span><text:span text:style-name="T50">"subdirectorio/colegios.html"</text:span> <text:span text:style-name="T47">title=</text:span><text:span text:style-name="T50">"Lista de Colegios privados de la zona sur"</text:span><text:span text:style-name="T43">&gt;</text:span>Colegios Privados<text:span text:style-name="T43">&lt;/a&gt;</text:span></text:p>
      <text:h text:style-name="P19" text:outline-level="2"><text:bookmark text:name="L10224"/>7. Atributos rel y rev</text:h>
      <text:p text:style-name="P12">Estos atributos sirven para enriquecer semánticamente a los enlaces. Sus objetivos son funcionalmente inversos.</text:p>
      <text:p text:style-name="P17"><text:span text:style-name="T13">El atributo </text:span><text:span text:style-name="Strong_20_Emphasis"><text:span text:style-name="T13">rel</text:span></text:span><text:span text:style-name="T13">, sirve para definir el tipo de relación que tiene el documento contenedor del enlace con el que éste, está apuntando. Por ejemplo podríamos utilizarlo de la siguiente manera:</text:span></text:p>
      <text:p text:style-name="P11"><text:span text:style-name="T43">&lt;a</text:span> <text:span text:style-name="T47">href=</text:span><text:span text:style-name="T50">"pagina_04.html"</text:span> <text:span text:style-name="T47">title=</text:span><text:span text:style-name="T50">"Ir a la pagina 4"</text:span> <text:span text:style-name="T47">rel=</text:span><text:span text:style-name="T50">"next"</text:span><text:span text:style-name="T43">&gt;</text:span>pagina 4<text:span text:style-name="T43">&lt;/a&gt;</text:span></text:p>
      <text:p text:style-name="P17"><text:span text:style-name="T13">El enlace anterior sería muy conveniente usarlo, por ejemplo, en la página </text:span><text:span text:style-name="Emphasis"><text:span text:style-name="T24">pagina_03.html</text:span></text:span><text:span text:style-name="T13"> ya que estaríamos indicando semánticamente que estamos enlazando con la página que continua el contenido de la actual.</text:span></text:p>
      <text:p text:style-name="P17"><text:span text:style-name="T13">Inversamente podríamos indicar en </text:span><text:span text:style-name="Emphasis"><text:span text:style-name="T24">pagina_04.html</text:span></text:span><text:span text:style-name="T13">, mediante el elemento </text:span><text:span text:style-name="Strong_20_Emphasis"><text:span text:style-name="T13">link</text:span></text:span><text:span text:style-name="T13"> y su atributo </text:span><text:span text:style-name="Strong_20_Emphasis"><text:span text:style-name="T13">rev</text:span></text:span><text:span text:style-name="T13"> qué</text:span><text:span text:style-name="Emphasis"><text:span text:style-name="T24">pagina_03.html</text:span></text:span><text:span text:style-name="T13"> es el documento que precede al actual, para esto le damos el valor </text:span><text:span text:style-name="Emphasis"><text:span text:style-name="T24">previus</text:span></text:span><text:span text:style-name="T13">.</text:span></text:p>
      <text:p text:style-name="P17"><text:span text:style-name="T13">Vean también una </text:span><text:a xlink:type="simple" xlink:href="http://www.ics.uci.edu/~ejw/authoring/draft-ietf-html-relrev-00.txt">descripción detallada del uso de de rel y rev</text:a><text:span text:style-name="T13">.</text:span></text:p>
      <text:h text:style-name="P26" text:outline-level="3"><text:bookmark text:name="L10284"/>7.1. Valor nofollow para rel</text:h>
      <text:p text:style-name="P17"><text:span text:style-name="T13">Un valor del atributo </text:span><text:span text:style-name="Strong_20_Emphasis"><text:span text:style-name="T13">rel</text:span></text:span><text:span text:style-name="T13"> que ha tomado mucha popularidad en este último tiempo, es el llamado</text:span><text:span text:style-name="Strong_20_Emphasis"><text:span text:style-name="T13">nofollow</text:span></text:span><text:span text:style-name="T13">. Este fue propuesto por los buscadores cómo una manera de indicarles que el enlace que lo lleva puesto no debe ser considerado en los algoritmos que calculan el posicionamiento de los resultados de búsquedas. El objetivo de poder dar tal indicación, es luchar contra </text:span><text:a xlink:type="simple" xlink:href="http://es.wikipedia.org/wiki/Spam">spammers</text:a><text:span text:style-name="T13"> que suelen, entre otras cosas, promocionar sus webs mediante la inserción de enlaces en sitios cómo la </text:span><text:a xlink:type="simple" xlink:href="http://es.wikipedia.org/">Wikipedia</text:a><text:span text:style-name="T13"> o en los comentarios de los </text:span><text:a xlink:type="simple" xlink:href="http://es.wikipedia.org/wiki/Blog">Weblogs</text:a><text:span text:style-name="T13">.</text:span></text:p>
      <text:p text:style-name="P12">Ejemplo de su uso:</text:p>
      <text:p text:style-name="P11"><text:span text:style-name="T43">&lt;a</text:span> <text:span text:style-name="T47">href=</text:span><text:span text:style-name="T50">"http://www.microsoft.com"</text:span> <text:span text:style-name="T47">title=</text:span><text:span text:style-name="T50">"Sitio que vende software privativo"</text:span><text:span text:style-name="T47">rel=</text:span><text:span text:style-name="T50">"nofollow"</text:span><text:span text:style-name="T43">&gt;</text:span>Microsoft<text:span text:style-name="T43">&lt;/a&gt;</text:span></text:p>
      <text:h text:style-name="P26" text:outline-level="3"><text:bookmark text:name="L10326"/>7.2. Valor tag para rel (Technorati)</text:h>
      <text:p text:style-name="P17"><text:span text:style-name="T13">Mencionemos ahora otro valor para </text:span><text:span text:style-name="Strong_20_Emphasis"><text:span text:style-name="T13">rel</text:span></text:span><text:span text:style-name="T13"> que puede ser utilizado para agregar etiquetados (tags) a nuestras páginas, y que es mayoritariamente utilizado por los </text:span><text:a xlink:type="simple" xlink:href="http://es.wikipedia.org/wiki/Blog">blogs</text:a><text:span text:style-name="T13">. El valor es justamente llamado: </text:span><text:span text:style-name="Strong_20_Emphasis"><text:span text:style-name="T13">tag</text:span></text:span><text:span text:style-name="T13">y su uso es alentado por sitios como </text:span><text:a xlink:type="simple" xlink:href="http://www.technorati.com/">Technorati</text:a><text:span text:style-name="T13"> que cuentan con tecnología para analizar este tipo de enlaces y poder categorizar nuestras webs mediante la aplicación de etiquetas (tags).</text:span></text:p>
      <text:p text:style-name="P17"><text:span text:style-name="T13">Colocando la siguiente linea de código en una página web estaremos automáticamente dandole la oportunidad a Technorati de asociar tal página con la etiqueta </text:span><text:span text:style-name="Emphasis"><text:span text:style-name="T24">animaciones</text:span></text:span><text:span text:style-name="T13">:</text:span></text:p>
      <text:p text:style-name="P11"><text:span text:style-name="T43">&lt;a</text:span> <text:span text:style-name="T47">href=</text:span><text:span text:style-name="T50">"http://www.example.com/png/animaciones"</text:span> <text:span text:style-name="T47">rel=</text:span><text:span text:style-name="T50">"tag"</text:span><text:span text:style-name="T43">&gt;</text:span>animaciones<text:span text:style-name="T43">&lt;/a&gt;</text:span></text:p>
      <text:h text:style-name="P19" text:outline-level="2"><text:bookmark text:name="L10364"/><text:soft-page-break/>8. Código con todos los ejemplos:</text:h>
      <text:p text:style-name="P12">Ahora construyamos una página completa con todos estos ejemplos:</text:p>
      <text:p text:style-name="P10"><text:span text:style-name="T43">&lt;?xml</text:span> version="1.0" encoding="UTF-8"<text:span text:style-name="T43">?&gt;</text:span><text:line-break/><text:span text:style-name="T53">&lt;!DOCTYPE </text:span>html PUBLIC "-//W3C//DTD XHTML 1.0 Strict//EN"<text:line-break/>"http://www.w3.org/TR/xhtml1/DTD/xhtml1-strict.dtd"<text:span text:style-name="T53">&gt;</text:span><text:line-break/><text:span text:style-name="T43">&lt;html</text:span><text:span text:style-name="T47"> xmlns=</text:span><text:span text:style-name="T50">"http://www.w3.org/1999/xhtml"</text:span><text:span text:style-name="T47"> xml:lang=</text:span><text:span text:style-name="T50">"es"</text:span><text:span text:style-name="T47"> lang=</text:span><text:span text:style-name="T50">"es"</text:span><text:span text:style-name="T43">&gt;</text:span><text:line-break/><text:span text:style-name="T43">&lt;head&gt;</text:span><text:line-break/><text:span text:style-name="T43">&lt;title&gt;</text:span>Vinculos, hipervinculos, enlaces<text:span text:style-name="T43">&lt;/title&gt;</text:span><text:line-break/><text:span text:style-name="T43">&lt;/head&gt;</text:span><text:line-break/><text:span text:style-name="T43">&lt;body&gt;</text:span><text:line-break/><text:span text:style-name="T43">&lt;h1&gt;&lt;a</text:span><text:span text:style-name="T47"> id=</text:span><text:span text:style-name="T50">"arriba"</text:span> <text:span text:style-name="T43">/&gt;</text:span>Enlaces<text:span text:style-name="T43">&lt;/h1&gt;</text:span><text:line-break/><text:span text:style-name="T43">&lt;p&gt;&lt;a</text:span><text:span text:style-name="T47"> href=</text:span><text:span text:style-name="T50">"http://www.example.com"</text:span><text:span text:style-name="T47"> title=</text:span><text:span text:style-name="T50">"Apunta hacia example.com"</text:span><text:span text:style-name="T43">&gt;</text:span>Enlace absoluto<text:span text:style-name="T43">&lt;/a&gt;&lt;/p&gt;</text:span><text:line-break/><text:span text:style-name="T43">&lt;p&gt;&lt;a</text:span><text:span text:style-name="T47"> href=</text:span><text:span text:style-name="T50">"ejemplo02.html"</text:span><text:span text:style-name="T47"> title=</text:span><text:span text:style-name="T50">"Ir al ejemplo numero 2"</text:span><text:span text:style-name="T47"> rel=</text:span><text:span text:style-name="T50">"Prev"</text:span><text:span text:style-name="T43">&gt;</text:span>Enlace relativo<text:span text:style-name="T43">&lt;/a&gt;&lt;/p&gt;</text:span><text:line-break/><text:span text:style-name="T43">&lt;p&gt;&lt;a</text:span><text:span text:style-name="T47"> href=</text:span><text:span text:style-name="T50">"#fin"</text:span><text:span text:style-name="T47"> title=</text:span><text:span text:style-name="T50">"Ir al final de la pagina mediante el ancla"</text:span><text:span text:style-name="T43">&gt;</text:span>Enlace hacia ancla<text:span text:style-name="T43">&lt;/a&gt;&lt;/p&gt;</text:span><text:line-break/><text:span text:style-name="T43">&lt;p&gt;&lt;a</text:span><text:span text:style-name="T47"> href=</text:span><text:span text:style-name="T50">"mailto:mail@example.com"</text:span><text:span text:style-name="T43">&gt;</text:span>Correo de ejemplo<text:span text:style-name="T43">&lt;/a&gt;&lt;/p&gt;</text:span><text:line-break/><text:span text:style-name="T43">&lt;p&gt;&lt;a</text:span><text:span text:style-name="T47"> href=</text:span><text:span text:style-name="T50">"ftp://ftp.gnu.org"</text:span><text:span text:style-name="T47"> title=</text:span><text:span text:style-name="T50">"Enlace al ftp del sitio GNU"</text:span><text:span text:style-name="T43">&gt;</text:span>FTP de GNU<text:span text:style-name="T43">&lt;/a&gt;&lt;/p&gt;</text:span><text:line-break/><text:span text:style-name="T43">&lt;p&gt;&lt;a</text:span><text:span text:style-name="T47"> href=</text:span><text:span text:style-name="T50">"http://www.microsoft.com"</text:span><text:span text:style-name="T47"> title=</text:span><text:span text:style-name="T50">"Sitio que vende software privativo"</text:span><text:span text:style-name="T47">rel=</text:span><text:span text:style-name="T50">"nofollow"</text:span><text:span text:style-name="T43">&gt;</text:span>Enlace con NoFollow<text:span text:style-name="T43">&lt;/a&gt;&lt;/p&gt;</text:span><text:line-break/><text:span text:style-name="T43">&lt;p&gt;&lt;a</text:span><text:span text:style-name="T47"> href=</text:span><text:span text:style-name="T50">"http://technorati.com/tag/xhtml"</text:span><text:span text:style-name="T47"> rel=</text:span><text:span text:style-name="T50">"tag"</text:span><text:span text:style-name="T43">&gt;</text:span>xhtml<text:span text:style-name="T43">&lt;/a&gt;</text:span> <text:span text:style-name="T43">&lt;/p&gt;</text:span><text:line-break/><text:span text:style-name="T54">&lt;!--Forzamos varios saltos de linea para notar el uso de los enlaces mediante anclas.--&gt;</text:span><text:line-break/><text:span text:style-name="T43">&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gt;&lt;br</text:span> <text:span text:style-name="T43">/&gt;</text:span><text:line-break/><text:span text:style-name="T43">&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gt;&lt;br</text:span> <text:span text:style-name="T43">/&gt;</text:span><text:line-break/><text:span text:style-name="T43">&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text:span> <text:span text:style-name="T43">/&gt;&lt;br/&gt;&lt;br</text:span> <text:span text:style-name="T43">/&gt;</text:span><text:line-break/><text:span text:style-name="T43">&lt;/p&gt;</text:span><text:line-break/><text:span text:style-name="T43">&lt;h3&gt;&lt;a</text:span><text:span text:style-name="T47"> id=</text:span><text:span text:style-name="T50">"fin"</text:span> <text:span text:style-name="T43">/&gt;</text:span>Sospecho que junto a mi hay un ancla.<text:span text:style-name="T43">&lt;/h3&gt;</text:span><text:line-break/><text:span text:style-name="T43">&lt;p&gt;&lt;a</text:span><text:span text:style-name="T47"> href=</text:span><text:span text:style-name="T50">"#arriba"</text:span><text:span text:style-name="T47"> title=</text:span><text:span text:style-name="T50">"Volver a arriba"</text:span><text:span text:style-name="T43">&gt;</text:span>Volver<text:span text:style-name="T43">&lt;/a&gt;&lt;/p&gt;</text:span><text:line-break/><text:span text:style-name="T43">&lt;/body&gt;</text:span><text:line-break/><text:span text:style-name="T43">&lt;/html&gt;</text:span></text:p>
      <text:p text:style-name="Standard"/>
      <text:p text:style-name="Standard"/>
      <text:h text:style-name="P41" text:outline-level="2"><text:bookmark text:name="h23"/>Citas, abreviaturas y acrónimos</text:h>
      <text:list xml:id="list2111328767" text:style-name="L16">
        <text:list-item>
          <text:p text:style-name="P97"><text:a xlink:type="simple" xlink:href="#Citas"><text:span text:style-name="T13">1. Citas</text:span></text:a></text:p>
        </text:list-item>
        <text:list-item>
          <text:p text:style-name="P97"><text:a xlink:type="simple" xlink:href="#Citas1"><text:span text:style-name="T13">2. Citas con &lt;blockquote&gt;</text:span></text:a></text:p>
        </text:list-item>
        <text:list-item>
          <text:p text:style-name="P97"><text:a xlink:type="simple" xlink:href="#Citas2"><text:span text:style-name="T13">3. Citas con &lt;cite&gt;</text:span></text:a></text:p>
        </text:list-item>
        <text:list-item>
          <text:p text:style-name="P97"><text:a xlink:type="simple" xlink:href="#Abreviatur"><text:span text:style-name="T13">4. Abreviaturas</text:span></text:a></text:p>
        </text:list-item>
        <text:list-item>
          <text:p text:style-name="P97"><text:a xlink:type="simple" xlink:href="#nimos"><text:span text:style-name="T13">5. Acrónimos</text:span></text:a></text:p>
        </text:list-item>
        <text:list-item>
          <text:p text:style-name="P97"><text:soft-page-break/><text:a xlink:type="simple" xlink:href="#L246"><text:span text:style-name="T13">6. Código del ejemplo</text:span></text:a></text:p>
        </text:list-item>
        <text:list-item>
          <text:p text:style-name="P112"><text:a xlink:type="simple" xlink:href="#Ejemplo"><text:span text:style-name="T13">7. Ejemplo</text:span></text:a></text:p>
        </text:list-item>
      </text:list>
      <text:h text:style-name="P19" text:outline-level="2"><text:bookmark text:name="Citas"/>1. Citas</text:h>
      <text:p text:style-name="P12">En muchos documentos citaremos texto desde otras fuentes. Para especificar que estamos citando algún contenido desde otra fuente disponemos de dos etiquetas que se diferencian entre sí en el modo en que se presentará el contenido citado dentro del documento.</text:p>
      <text:h text:style-name="P19" text:outline-level="2"><text:bookmark text:name="Citas1"/>2. Citas con &lt;blockquote&gt;</text:h>
      <text:p text:style-name="P17"><text:span text:style-name="T13">La etiqueta </text:span><text:span text:style-name="Strong_20_Emphasis"><text:span text:style-name="T13">&lt;blockquote&gt;</text:span></text:span><text:span text:style-name="T13">, generalmente se utiliza para contener un párrafo ( </text:span><text:span text:style-name="Strong_20_Emphasis"><text:span text:style-name="T13">p</text:span></text:span><text:span text:style-name="T13"> ) con un texto citado. El contenido citado se contendrá en un bloque que usualmente el navegador lo presentará con una tabulación mayor al resto de los párrafos.</text:span></text:p>
      <text:p text:style-name="P12">Ejemplo:</text:p>
      <text:p text:style-name="P11"><text:span text:style-name="T43">&lt;blockquote&gt;</text:span><text:line-break/><text:span text:style-name="T43">&lt;p&gt;</text:span><text:line-break/>Linus Benedict Torvalds (born December 28, 1969 in Helsinki, Finland) is a Finnish software engineer best known for<text:line-break/>initiating the development of Linux.<text:line-break/>He now acts as the project's coordinator (or Benevolent Dictator for Life).<text:line-break/><text:span text:style-name="T43">&lt;/p&gt;</text:span><text:line-break/><text:span text:style-name="T43">&lt;p&gt;</text:span><text:line-break/>Linus was inspired by Minix (a kernel and operating system developed by Andrew Tanenbaum) to develop a capable <text:line-break/>UNIX-like operating system that<text:line-break/>could be run on a PC. Linux now also runs on many other architectures.<text:line-break/><text:span text:style-name="T43">&lt;/p&gt;</text:span><text:line-break/><text:span text:style-name="T43">&lt;/blockquote&gt;</text:span></text:p>
      <text:p text:style-name="P12">Resultado:</text:p>
      <text:p text:style-name="P55">Linus Benedict Torvalds (born December 28, 1969 in Helsinki, Finland) is a Finnish software engineer best known for initiating the development of Linux.He now acts as the project's coordinator (or Benevolent Dictator for Life).</text:p>
      <text:p text:style-name="P55">Linus was inspired by Minix (a kernel and operating system developed by Andrew Tanenbaum) to develop a capable UNIX-like operating system thatcould be run on a PC. Linux now also runs on many other architectures.</text:p>
      <text:p text:style-name="P17"><text:span text:style-name="T13">La anterior cita, tendrá dos saltos de línea, por encima y por debajo, de la apertura y del cierre del elemento </text:span><text:span text:style-name="Strong_20_Emphasis"><text:span text:style-name="T13">blockquote</text:span></text:span><text:span text:style-name="T13"> respectivamente, ya que conforma un bloque. Si queremos citar sin estos saltos de línea debemos usar el elemento </text:span><text:span text:style-name="Strong_20_Emphasis"><text:span text:style-name="T13">cite</text:span></text:span><text:span text:style-name="T13">.</text:span></text:p>
      <text:h text:style-name="P19" text:outline-level="2"><text:bookmark text:name="Citas2"/><text:soft-page-break/>3. Citas con &lt;cite&gt;</text:h>
      <text:p text:style-name="P12">Veamos ahora como citar en la misma línea en la que estamos escribiendo, que suele utilizarce para pequeños trozos de texto.</text:p>
      <text:p text:style-name="P12">Ejemplo:</text:p>
      <text:p text:style-name="P11">Mi padre sobre Linus Benedict Torvalds alguna vez supo decir <text:span text:style-name="T43">&lt;cite&gt;</text:span>¿Quien es ese?<text:span text:style-name="T43">&lt;/cite&gt;</text:span></text:p>
      <text:p text:style-name="P12">Resultado:</text:p>
      <text:p text:style-name="P17"><text:span text:style-name="T14">Mi padre sobre Linus Benedict Torvalds alguna vez supo decir </text:span><text:span text:style-name="Citation"><text:span text:style-name="T14">¿Quien es ese?</text:span></text:span></text:p>
      <text:p text:style-name="P17"><text:span text:style-name="T13">Al utilizar este elemento la línea no se interrumpe como sucedería con </text:span><text:span text:style-name="Strong_20_Emphasis"><text:span text:style-name="T13">blockquote</text:span></text:span><text:span text:style-name="T13"> que podría resultar molesto para una cita tan corta.</text:span></text:p>
      <text:h text:style-name="P19" text:outline-level="2"><text:bookmark text:name="Abreviatur"/>4. Abreviaturas</text:h>
      <text:p text:style-name="P17"><text:span text:style-name="T13">Al escribir la abreviatura de una palabra podemos valernos del elemento </text:span><text:span text:style-name="Strong_20_Emphasis"><text:span text:style-name="T13">abbr</text:span></text:span><text:span text:style-name="T13"> para marcarla e indicar en el atributo </text:span><text:span text:style-name="Strong_20_Emphasis"><text:span text:style-name="T13">title</text:span></text:span><text:span text:style-name="T13"> qué palabra estamos abreviando, los navegadores en general se encargarán de que al apoyar el puntero del mouse sobre la abreviatura se muestre un cartel con la palabra no abreviada que indicamos.</text:span></text:p>
      <text:p text:style-name="P12">Ejemplo:</text:p>
      <text:p text:style-name="P11"><text:span text:style-name="T43">&lt;abbr</text:span> <text:span text:style-name="T47">title=</text:span><text:span text:style-name="T50">"Telefono"</text:span><text:span text:style-name="T43">&gt;</text:span>Tel<text:span text:style-name="T43">&lt;/abbr&gt;</text:span></text:p>
      <text:p text:style-name="P12">Resultado:</text:p>
      <text:p text:style-name="P13">Tel</text:p>
      <text:h text:style-name="P19" text:outline-level="2"><text:bookmark text:name="nimos"/>5. Acrónimos</text:h>
      <text:p text:style-name="P17"><text:span text:style-name="T13">Los acrónimos se marcan con el elemento </text:span><text:span text:style-name="Strong_20_Emphasis"><text:span text:style-name="T13">acronym</text:span></text:span><text:span text:style-name="T13">, tienen el atributo </text:span><text:span text:style-name="Strong_20_Emphasis"><text:span text:style-name="T13">title</text:span></text:span><text:span text:style-name="T13">, y generalmente, el mismo comportamiento que </text:span><text:span text:style-name="Strong_20_Emphasis"><text:span text:style-name="T13">abbr</text:span></text:span><text:span text:style-name="T13"> en los navegadores. Ejemplo:</text:span></text:p>
      <text:p text:style-name="P11">Mi facultad es parte de la <text:span text:style-name="T43">&lt;acronym</text:span> <text:span text:style-name="T47">title=</text:span><text:span text:style-name="T50">"Universidad Tecnologica Nacional"</text:span><text:span text:style-name="T43">&gt;</text:span>UTN<text:span text:style-name="T43">&lt;/acronym&gt;</text:span><text:span text:style-name="T42"><text:line-break/></text:span>Esta página sigue los estándares de la <text:span text:style-name="T43">&lt;acronym</text:span> <text:span text:style-name="T49">xml:lang=</text:span><text:span text:style-name="T52">"en"</text:span> <text:span text:style-name="T47">title=</text:span><text:span text:style-name="T50">"World Wide Web Consortium"</text:span><text:span text:style-name="T43">&gt;</text:span>W3C<text:span text:style-name="T43">&lt;/acronym&gt;</text:span></text:p>
      <text:p text:style-name="P12">Resultado:</text:p>
      <text:p text:style-name="P17"><text:span text:style-name="T14">Mi facultad es parte de la </text:span><text:span text:style-name="ACRONYM"><text:span text:style-name="T14">UTN</text:span></text:span><text:span text:style-name="T14">. Esta página sigue los estándares de la </text:span><text:span text:style-name="ACRONYM"><text:span text:style-name="T18">W3C</text:span></text:span></text:p>
      <text:p text:style-name="P17"><text:span text:style-name="Strong_20_Emphasis"><text:span text:style-name="T13">NOTA:</text:span></text:span><text:span text:style-name="T13"> Fijarse que en la segunda línea introducimos el valor </text:span><text:span text:style-name="Emphasis"><text:span text:style-name="T24">en</text:span></text:span><text:span text:style-name="T13"> para el atributo </text:span><text:span text:style-name="Strong_20_Emphasis"><text:span text:style-name="T13">xml:lang</text:span></text:span><text:span text:style-name="T13">, este le indica que el acrónimo está escrito en lengua inglesa. Generalmente todas nuestras etiquetas soportan tal atributo, sin embargo no siempre es necesario escribirlo ya que las etiquetas heredan el valor específicado del elemento </text:span><text:span text:style-name="Strong_20_Emphasis"><text:span text:style-name="T13">&lt;html&gt;</text:span></text:span><text:span text:style-name="T13"> (u otros elementos superiores). En nuestro caso el valor puesto en el elemento </text:span><text:span text:style-name="Strong_20_Emphasis"><text:span text:style-name="T13">html</text:span></text:span><text:span text:style-name="T13"> era </text:span><text:span text:style-name="Emphasis"><text:span text:style-name="T24">"es"</text:span></text:span><text:span text:style-name="T13"> por lo que nos vemos obligados a cambiarlo en esta etiqueta específica.</text:span></text:p>
      <text:h text:style-name="P19" text:outline-level="2"><text:bookmark text:name="L246"/><text:soft-page-break/>6. Código del ejemplo</text:h>
      <text:p text:style-name="P12">El siguiente código es el de un documento XHTML que contiene todos los ejemplos expuestos:</text:p>
      <text:p text:style-name="P10"><text:span text:style-name="T43">&lt;?xml</text:span> version="1.0" encoding="UTF-8"<text:span text:style-name="T43">?&gt;</text:span><text:line-break/><text:span text:style-name="T53">&lt;!DOCTYPE </text:span>html PUBLIC "-//W3C//DTD XHTML 1.0 Strict//EN"<text:line-break/>"http://www.w3.org/TR/xhtml1/DTD/xhtml1-strict.dtd"<text:span text:style-name="T53">&gt;</text:span><text:line-break/><text:span text:style-name="T43">&lt;html</text:span><text:span text:style-name="T47"> xmlns=</text:span><text:span text:style-name="T50">"http://www.w3.org/1999/xhtml"</text:span><text:span text:style-name="T47"> xml:lang=</text:span><text:span text:style-name="T50">"es"</text:span><text:span text:style-name="T47"> lang=</text:span><text:span text:style-name="T50">"es"</text:span><text:span text:style-name="T43">&gt;</text:span><text:line-break/><text:span text:style-name="T43">&lt;head&gt;</text:span><text:line-break/><text:span text:style-name="T43">&lt;title&gt;</text:span>Vinculos, hipervinculos, enlaces<text:span text:style-name="T43">&lt;/title&gt;</text:span><text:line-break/><text:span text:style-name="T43">&lt;/head&gt;</text:span><text:line-break/><text:span text:style-name="T43">&lt;body&gt;</text:span><text:line-break/><text:span text:style-name="T43">&lt;h1&gt;&lt;a</text:span><text:span text:style-name="T47"> href=</text:span><text:span text:style-name="T50">"http://manual-xhtml.blogspot.com/"</text:span><text:span text:style-name="T47"> title=</text:span><text:span text:style-name="T50">"Ir al manual"</text:span><text:span text:style-name="T43">&gt;</text:span>Manual XHTML<text:span text:style-name="T43">&lt;/a&gt;&lt;/h1&gt;</text:span><text:line-break/><text:span text:style-name="T43">&lt;h2&gt;</text:span>Citas abreviaturas y acrónimos<text:span text:style-name="T43">&lt;/h2&gt;</text:span><text:line-break/><text:span text:style-name="T43">&lt;h3&gt;</text:span>Cita:<text:span text:style-name="T43">&lt;/h3&gt;</text:span><text:line-break/><text:span text:style-name="T43">&lt;p&gt;</text:span>Cita con <text:span text:style-name="T43">&lt;em&gt;</text:span>blockquote<text:span text:style-name="T43">&lt;/em&gt;</text:span> de la <text:span text:style-name="T43">&lt;a</text:span><text:span text:style-name="T47"> href=</text:span><text:span text:style-name="T50">"http://en.wikipedia.org/wiki/Linus_Torvalds"</text:span><text:span text:style-name="T47">title=</text:span><text:span text:style-name="T50">"ir a la fuente"</text:span><text:span text:style-name="T43">&gt;</text:span> Wikipedia<text:span text:style-name="T43">&lt;/a&gt;</text:span>:<text:span text:style-name="T43">&lt;/p&gt;</text:span><text:line-break/><text:span text:style-name="T43">&lt;blockquote&gt;</text:span><text:line-break/><text:span text:style-name="T43">&lt;p&gt;</text:span><text:line-break/>Linus Benedict Torvalds (born December 28, 1969 in Helsinki, Finland) is a Finnish software engineer best known for initiating the development of Linux.<text:line-break/>He now acts as the project's coordinator (or Benevolent Dictator for Life).<text:line-break/><text:span text:style-name="T43">&lt;/p&gt;</text:span><text:line-break/><text:span text:style-name="T43">&lt;p&gt;</text:span><text:line-break/>Linus was inspired by Minix (a kernel and operating system developed by Andrew Tanenbaum) to develop a capable UNIX-like operating system that<text:line-break/>could be run on a PC. Linux now also runs on many other architectures.<text:line-break/><text:span text:style-name="T43">&lt;/p&gt;</text:span><text:line-break/><text:span text:style-name="T43">&lt;/blockquote&gt;</text:span><text:line-break/><text:span text:style-name="T43">&lt;h3&gt;</text:span>Abreviatura:<text:span text:style-name="T43">&lt;/h3&gt;</text:span><text:line-break/><text:span text:style-name="T43">&lt;p&gt;</text:span>Mi padre sobre Linus Benedict Torvalds alguna vez supo decir <text:span text:style-name="T43">&lt;cite&gt;</text:span>¿Quien es ese?<text:span text:style-name="T43">&lt;/cite&gt;&lt;/p&gt;</text:span><text:line-break/><text:span text:style-name="T43">&lt;p&gt;&lt;abbr</text:span><text:span text:style-name="T47"> title=</text:span><text:span text:style-name="T50">"Recursos Humanos"</text:span><text:span text:style-name="T43">&gt;</text:span>RRHH<text:span text:style-name="T43">&lt;/abbr&gt;</text:span> <text:span text:style-name="T43">&lt;abbr</text:span><text:span text:style-name="T47"> title=</text:span><text:span text:style-name="T50">"Telefono"</text:span><text:span text:style-name="T43">&gt;</text:span>Tel<text:span text:style-name="T43">&lt;/abbr&gt;</text:span> 4000-0000<text:span text:style-name="T43">&lt;/p&gt;</text:span><text:line-break/><text:span text:style-name="T43">&lt;h3&gt;</text:span>Acronimo:<text:span text:style-name="T43">&lt;/h3&gt;</text:span><text:line-break/><text:span text:style-name="T43">&lt;p&gt;</text:span>Mi facultad es parte de la <text:span text:style-name="T43">&lt;acronym</text:span><text:span text:style-name="T47"> title=</text:span><text:span text:style-name="T50">"Universidad Tecnologica Nacional"</text:span><text:span text:style-name="T43">&gt;</text:span>UTN<text:span text:style-name="T43">&lt;/acronym&gt;&lt;/p&gt;</text:span><text:line-break/><text:span text:style-name="T43">&lt;/body&gt;</text:span><text:line-break/><text:span text:style-name="T43">&lt;/html&gt;</text:span></text:p>
      <text:p text:style-name="Standard"/>
      <text:p text:style-name="Standard"/>
      <text:p text:style-name="Standard"/>
      <text:p text:style-name="Standard"/>
      <text:p text:style-name="Standard"/>
      <text:p text:style-name="Standard"/>
      <text:h text:style-name="P41" text:outline-level="2"><text:bookmark text:name="h24"/><text:soft-page-break/>Imagenes</text:h>
      <text:list xml:id="list161039134" text:style-name="L17">
        <text:list-item>
          <text:p text:style-name="P98"><text:a xlink:type="simple" xlink:href="#formatos05"><text:span text:style-name="T13">1. Imagenes formatos</text:span></text:a></text:p>
        </text:list-item>
        <text:list-item>
          <text:p text:style-name="P98"><text:a xlink:type="simple" xlink:href="#elementoimg05"><text:span text:style-name="T13">2. El elemento img</text:span></text:a></text:p>
        </text:list-item>
        <text:list-item>
          <text:p text:style-name="P98"><text:a xlink:type="simple" xlink:href="#altyancho05"><text:span text:style-name="T13">3. Altura y ancho</text:span></text:a></text:p>
        </text:list-item>
        <text:list-item>
          <text:p text:style-name="P98"><text:a xlink:type="simple" xlink:href="#alialign05"><text:span text:style-name="T13">4. Alineación de las imagenes (con atributo align)</text:span></text:a></text:p>
        </text:list-item>
        <text:list-item>
          <text:p text:style-name="P98"><text:a xlink:type="simple" xlink:href="#alifloat05"><text:span text:style-name="T13">5. Alineación de las imagenes (con propiedad float)</text:span></text:a></text:p>
          <text:list>
            <text:list-item>
              <text:p text:style-name="P98"><text:a xlink:type="simple" xlink:href="#L387"><text:span text:style-name="T13">5.1. float: right</text:span></text:a></text:p>
            </text:list-item>
            <text:list-item>
              <text:p text:style-name="P113"><text:a xlink:type="simple" xlink:href="#L426"><text:span text:style-name="T13">5.2. float: left</text:span></text:a></text:p>
            </text:list-item>
          </text:list>
        </text:list-item>
      </text:list>
      <text:h text:style-name="P19" text:outline-level="2"><text:bookmark text:name="formatos05"/>1. Imagenes formatos</text:h>
      <text:p text:style-name="P17"><text:span text:style-name="T13">Además de texto, podemos incorporar al contenido de nuestros documentos </text:span><text:span text:style-name="ACRONYM"><text:span text:style-name="T17">XHTML</text:span></text:span><text:span text:style-name="T13"> archivos de imagenes que pueden contener fotografías, dibujos, diagramas, etc.</text:span></text:p>
      <text:p text:style-name="P17"><text:span text:style-name="T13">Hay una seria discusión acerca de que formato de imagenes es conveniente utilizar para el empleo en la web, que incluye temas variados y complejos cómo: </text:span><text:span text:style-name="Emphasis"><text:span text:style-name="T24">algoritmos de compresión de imagenes</text:span></text:span><text:span text:style-name="T13">, </text:span><text:span text:style-name="Emphasis"><text:span text:style-name="T24">patentes</text:span></text:span><text:span text:style-name="T13">,</text:span><text:span text:style-name="Emphasis"><text:span text:style-name="T24">calidad</text:span></text:span><text:span text:style-name="T13">, y </text:span><text:span text:style-name="Emphasis"><text:span text:style-name="T24">compatibilidad</text:span></text:span><text:span text:style-name="T13">. Personalmente me inclino por el uso de las imagenes libres de patentes</text:span><text:span text:style-name="Strong_20_Emphasis"><text:span text:style-name="T13">PNG</text:span></text:span><text:span text:style-name="T13">. Perto te recomiendo que amplies el tema para que puedas decidir que tipo de imagen utilizar según el caso, en los siguientes artículos de la </text:span><text:a xlink:type="simple" xlink:href="http://es.wikipedia.org/">Wikipedia</text:a><text:span text:style-name="T13">:</text:span></text:p>
      <text:list xml:id="list1306558729" text:style-name="L18">
        <text:list-item>
          <text:p text:style-name="P99"><text:a xlink:type="simple" xlink:href="http://es.wikipedia.org/wiki/PNG"><text:span text:style-name="T13">Formato PNG</text:span></text:a></text:p>
        </text:list-item>
        <text:list-item>
          <text:p text:style-name="P99"><text:a xlink:type="simple" xlink:href="http://es.wikipedia.org/wiki/JPEG"><text:span text:style-name="T13">Formato JPEG</text:span></text:a></text:p>
        </text:list-item>
        <text:list-item>
          <text:p text:style-name="P114"><text:a xlink:type="simple" xlink:href="http://es.wikipedia.org/wiki/GIF"><text:span text:style-name="T13">Formato GIF</text:span></text:a></text:p>
        </text:list-item>
      </text:list>
      <text:h text:style-name="P19" text:outline-level="2"><text:bookmark text:name="elementoimg05"/>2. El elemento img</text:h>
      <text:p text:style-name="P17"><text:span text:style-name="T13">El elemento para insertar imagenes es </text:span><text:span text:style-name="Strong_20_Emphasis"><text:span text:style-name="T13">img</text:span></text:span><text:span text:style-name="T13">. Su principal atributo es </text:span><text:span text:style-name="Emphasis"><text:span text:style-name="T24">src</text:span></text:span><text:span text:style-name="T13"> (de source). Este atributo lleva como valor la dirección (relativa o absoluta) de la ubicación de la imagen.</text:span></text:p>
      <text:p text:style-name="P17"><text:span text:style-name="T13">Ejemplo de uso de </text:span><text:span text:style-name="Strong_20_Emphasis"><text:span text:style-name="T13">img</text:span></text:span><text:span text:style-name="T13">:</text:span></text:p>
      <text:p text:style-name="P11"><text:span text:style-name="T43">&lt;img</text:span><text:span text:style-name="T47"> src=</text:span><text:span text:style-name="T50">"tux.png"</text:span><text:span text:style-name="T47"> alt=</text:span><text:span text:style-name="T50">"Tux, el pinguino de Linux"</text:span> <text:span text:style-name="T43">/&gt;</text:span></text:p>
      <text:p text:style-name="P12">Resultado:</text:p>
      <text:p text:style-name="P14"><text:soft-page-break/><draw:frame draw:style-name="fr1" draw:name="gráficos1" text:anchor-type="as-char" svg:width="6.588cm" svg:height="7.885cm" draw:z-index="0"><draw:image xlink:href="http://chulorey.googlepages.com/tux.png" xlink:type="simple" xlink:show="embed" xlink:actuate="onLoad"/><svg:title>Tux, el pinguino de Linux</svg:title></draw:frame></text:p>
      <text:p text:style-name="P17"><text:span text:style-name="T13">Notar la barra antes de cerrar el parentesis angular. Como ya hemos mencionado esta es necesaria ya que en </text:span><text:span text:style-name="ACRONYM"><text:span text:style-name="T17">XHTML</text:span></text:span><text:span text:style-name="T13"> todos los elementos deben cerrarse aunque no contengan contenido, por eso utilizamos esta sintaxis para abrir y cerrar el elemento en la misma etiqueta.</text:span></text:p>
      <text:p text:style-name="P17"><text:span text:style-name="T13">Además hemos puesto el valor </text:span><text:span text:style-name="Emphasis"><text:span text:style-name="T24">Tux, el pinguino de Linux</text:span></text:span><text:span text:style-name="T13"> al atributo </text:span><text:span text:style-name="Strong_20_Emphasis"><text:span text:style-name="T13">alt</text:span></text:span><text:span text:style-name="T13">, este debe explicar en palabras el contenido de la fotografía. Los agentes de usuario basados en texto mostrarán el valor del atributo en vez de la imagen, otros agentes de usuarios para no videntes podrían leer y reproducir con un sintetizador el valor del atributo. Es muy recomendable su uso, ya que además si la imagen por cualquier motivo no puede ser mostrada, se presentará el valor de </text:span><text:span text:style-name="Strong_20_Emphasis"><text:span text:style-name="T13">alt</text:span></text:span><text:span text:style-name="T13"> en lugar de la imagen.</text:span></text:p>
      <text:h text:style-name="P19" text:outline-level="2"><text:bookmark text:name="altyancho05"/>3. Altura y ancho</text:h>
      <text:p text:style-name="P17"><text:span text:style-name="T13">Podemos además específicar la altura y el ancho de la imagen, mediante el uso de los atributos </text:span><text:span text:style-name="Strong_20_Emphasis"><text:span text:style-name="T13">height</text:span></text:span><text:span text:style-name="T13"> y</text:span><text:span text:style-name="Strong_20_Emphasis"><text:span text:style-name="T13">width</text:span></text:span><text:span text:style-name="T13"> respectivamente.</text:span></text:p>
      <text:p text:style-name="P17"><text:span text:style-name="T13">En el ejemplo anterior mostramos cómo incorporar una imagen a nuestro documento sin específicar estos atributos, el problema de hacerlo de ese modo, es que el agente de usuario no podrá calcular el espacio que ocupará la imagen hasta que no termine de obtenerla. Esto podría resultar en una carga más lenta del renderizado final de la página. Es muy conveniente averiguar el tamaño de nuestras imagenes en </text:span><text:a xlink:type="simple" xlink:href="http://es.wikipedia.org/wiki/Píxel">píxeles</text:a><text:span text:style-name="T13"> y especificarlo en los atributos </text:span><text:span text:style-name="Strong_20_Emphasis"><text:span text:style-name="T13">height</text:span></text:span><text:span text:style-name="T13"> y </text:span><text:span text:style-name="Strong_20_Emphasis"><text:span text:style-name="T13">width</text:span></text:span><text:span text:style-name="T13">.</text:span></text:p>
      <text:p text:style-name="P12">Ejemplo:</text:p>
      <text:p text:style-name="P11"><text:span text:style-name="T43">&lt;img</text:span> <text:span text:style-name="T47">src=</text:span><text:span text:style-name="T50">"tux.png"</text:span> <text:span text:style-name="T47">alt=</text:span><text:span text:style-name="T50">"Tux, el pinguino de Linux"</text:span> <text:span text:style-name="T47">height=</text:span><text:span text:style-name="T50">"298"</text:span> <text:span text:style-name="T47">width=</text:span><text:span text:style-name="T50">"249"</text:span> <text:span text:style-name="T43">/&gt;</text:span></text:p>
      <text:p text:style-name="P12">El resultado es el mismo que antes:</text:p>
      <text:p text:style-name="P14"><text:soft-page-break/><draw:frame draw:style-name="fr1" draw:name="gráficos2" text:anchor-type="as-char" svg:width="6.588cm" svg:height="7.885cm" draw:z-index="0"><draw:image xlink:href="http://chulorey.googlepages.com/tux.png" xlink:type="simple" xlink:show="embed" xlink:actuate="onLoad"/><svg:title>Tux, el pinguino de Linux</svg:title></draw:frame></text:p>
      <text:p text:style-name="P12">Otro motivo para el uso de estos atributos, podría ser que querramos un cambio en las dimensiones y no usar el tamaño de la imagen original, para tal, tengamos en cuenta las siguientes consideraciones:</text:p>
      <text:p text:style-name="P17"><text:span text:style-name="T13">Si achicamos el ancho y la altura, lo haremos sólo en la apariencia del documento. El archivo mantendrá el tamaño original, por lo que podríamos estar gastando recursos innecesariamente. Lo conveniente sería editar y reajustar el tamaño de la imagen con algún software de edición de imagenes (por cierto </text:span><text:a xlink:type="simple" xlink:href="http://www.gimp.org/">The Gimp</text:a><text:span text:style-name="T13"> es muy bueno y es </text:span><text:a xlink:type="simple" xlink:href="http://es.wikipedia.org/wiki/GNU">software GNU</text:a><text:span text:style-name="T13">).</text:span></text:p>
      <text:p text:style-name="P12">Ejemplo:</text:p>
      <text:p text:style-name="P11"><text:span text:style-name="T43">&lt;img</text:span> <text:span text:style-name="T47">src=</text:span><text:span text:style-name="T50">"tux.png"</text:span> <text:span text:style-name="T47">alt=</text:span><text:span text:style-name="T50">"Tux, el pinguino de Linux"</text:span> <text:span text:style-name="T47">height=</text:span><text:span text:style-name="T50">"120"</text:span> <text:span text:style-name="T47">width=</text:span><text:span text:style-name="T50">"100"</text:span> <text:span text:style-name="T43">/&gt;</text:span></text:p>
      <text:p text:style-name="P12">Resultado:</text:p>
      <text:p text:style-name="P14"><draw:frame draw:style-name="fr1" draw:name="gráficos3" text:anchor-type="as-char" svg:width="2.646cm" svg:height="3.175cm" draw:z-index="0"><draw:image xlink:href="http://chulorey.googlepages.com/tux.png" xlink:type="simple" xlink:show="embed" xlink:actuate="onLoad"/><svg:title>Tux, el pinguino de Linux</svg:title></draw:frame></text:p>
      <text:p text:style-name="P12">El caso inverso (aumentar las dimensiones) podría lograr un efecto no deseado que es la "pixelización" (algo así como una notable perdida de calidad) de la imagen. De nuevo es recomendable conseguir imagenes apropiadas y no valerse de estos atributos para obtener imagenes más grandes.</text:p>
      <text:p text:style-name="P12">Ejemplo:</text:p>
      <text:p text:style-name="P11"><text:span text:style-name="T43">&lt;img</text:span> <text:span text:style-name="T47">src=</text:span><text:span text:style-name="T50">"tux.png"</text:span> <text:span text:style-name="T47">alt=</text:span><text:span text:style-name="T50">"Tux, el pinguino de Linux"</text:span> <text:span text:style-name="T47">height=</text:span><text:span text:style-name="T50">"479"</text:span> <text:span text:style-name="T47">width=</text:span><text:span text:style-name="T50">"400"</text:span> <text:span text:style-name="T43">/&gt;</text:span></text:p>
      <text:p text:style-name="P12">En el resultado noten los bordes "pixelados":</text:p>
      <text:p text:style-name="P14"><text:soft-page-break/><draw:frame draw:style-name="fr1" draw:name="gráficos4" text:anchor-type="as-char" svg:width="10.583cm" svg:height="12.674cm" draw:z-index="0"><draw:image xlink:href="http://chulorey.googlepages.com/tux.png" xlink:type="simple" xlink:show="embed" xlink:actuate="onLoad"/><svg:title>Tux, el pinguino de Linux</svg:title></draw:frame></text:p>
      <text:p text:style-name="P12">Observemos también que deberíamos mantener las proporciones al cambiar los valores originales de la imagen mediante height y width, si no deseamos deformar el aspecto original. Una buena idea podría ser sólo reducir o aumentar uno sólo de los valores, luego el agente de usuario calculará y asignará el valor correspondiente a esa proporción para el atributo no específicado (aunque para calcular el espacio debería obtener la imagen primero, con la consecuente perdida de tiempo en el renderizado final del documento).</text:p>
      <text:p text:style-name="P12">Ejemplo:</text:p>
      <text:p text:style-name="P11"><text:span text:style-name="T43">&lt;img</text:span> <text:span text:style-name="T47">src=</text:span><text:span text:style-name="T50">"tux.png"</text:span> <text:span text:style-name="T47">alt=</text:span><text:span text:style-name="T50">"Tux, el pinguino de Linux"</text:span> <text:span text:style-name="T47">height=</text:span><text:span text:style-name="T50">"100"</text:span> <text:span text:style-name="T47">width=</text:span><text:span text:style-name="T50">"300"</text:span><text:span text:style-name="T43">/&gt;</text:span></text:p>
      <text:p text:style-name="P12">El resultado es la deformación de la imagen:</text:p>
      <text:p text:style-name="P14"><draw:frame draw:style-name="fr1" draw:name="gráficos5" text:anchor-type="as-char" svg:width="7.938cm" svg:height="2.646cm" draw:z-index="0"><draw:image xlink:href="http://chulorey.googlepages.com/tux.png" xlink:type="simple" xlink:show="embed" xlink:actuate="onLoad"/><svg:title>Tux, el pinguino de Linux</svg:title></draw:frame></text:p>
      <text:p text:style-name="P12">Con un valor ausente:</text:p>
      <text:p text:style-name="P11"><text:span text:style-name="T43">&lt;img</text:span> <text:span text:style-name="T47">src=</text:span><text:span text:style-name="T50">"tux.png"</text:span> <text:span text:style-name="T47">alt=</text:span><text:span text:style-name="T50">"Tux, el pinguino de Linux"</text:span> <text:span text:style-name="T47">height=</text:span><text:span text:style-name="T50">"100"</text:span> <text:span text:style-name="T43">/&gt;</text:span></text:p>
      <text:p text:style-name="P17"><text:span text:style-name="T13">Ahora se mantiene la proporción ya que el valor ausente de </text:span><text:span text:style-name="Strong_20_Emphasis"><text:span text:style-name="T13">width</text:span></text:span><text:span text:style-name="T13"> es calculado automáticamente:</text:span></text:p>
      <text:p text:style-name="P14"><text:soft-page-break/><draw:frame draw:style-name="fr1" draw:name="gráficos6" text:anchor-type="as-char" svg:width="1.997cm" svg:height="2.646cm" draw:z-index="0"><draw:image xlink:href="http://chulorey.googlepages.com/tux.png" xlink:type="simple" xlink:show="embed" xlink:actuate="onLoad"/><svg:title>Tux, el pinguino de Linux</svg:title></draw:frame></text:p>
      <text:h text:style-name="P19" text:outline-level="2"><text:bookmark text:name="alialign05"/>4. Alineación de las imagenes (con atributo align)</text:h>
      <text:p text:style-name="P17"><text:span text:style-name="T13">El elemento </text:span><text:span text:style-name="Strong_20_Emphasis"><text:span text:style-name="T13">img</text:span></text:span><text:span text:style-name="T13"> también soporta el atributo </text:span><text:span text:style-name="Strong_20_Emphasis"><text:span text:style-name="T13">align</text:span></text:span><text:span text:style-name="T13">, su uso no es recomendado, y se recomienda el uso de la propiedad float de </text:span><text:span text:style-name="Strong_20_Emphasis"><text:span text:style-name="T13">CSS</text:span></text:span><text:span text:style-name="T13">. Sin embargo esta propiedad aún no es soportada por todos los navegadores, veremos ejemplos del uso del atributo </text:span><text:span text:style-name="Strong_20_Emphasis"><text:span text:style-name="T13">align</text:span></text:span><text:span text:style-name="T13">.</text:span></text:p>
      <text:p text:style-name="P17"><text:span text:style-name="Strong_20_Emphasis"><text:span text:style-name="T13">NOTA:</text:span></text:span><text:span text:style-name="T13"> Para mantener este documento acorde al estrícto uso de elementos </text:span><text:span text:style-name="Strong_20_Emphasis"><text:span text:style-name="T13">XHTML 1.0</text:span></text:span><text:span text:style-name="T13">, se mostrarán en otra página los usos del atributo </text:span><text:span text:style-name="Strong_20_Emphasis"><text:span text:style-name="T13">align</text:span></text:span></text:p>
      <text:p text:style-name="P17"><text:a xlink:type="simple" xlink:href="http://chulorey.googlepages.com/05usodealign.html">Uso del atributo align</text:a><text:span text:style-name="T13"> (en otra pagina)</text:span></text:p>
      <text:h text:style-name="P19" text:outline-level="2"><text:bookmark text:name="alifloat05"/>5. Alineación de las imagenes (con propiedad float)</text:h>
      <text:p text:style-name="P17"><text:span text:style-name="T13">Para acomodar las imagenes sin el uso del atributo </text:span><text:span text:style-name="Strong_20_Emphasis"><text:span text:style-name="T13">align</text:span></text:span><text:span text:style-name="T13">, podemos valernos del atributo </text:span><text:span text:style-name="Strong_20_Emphasis"><text:span text:style-name="T13">style</text:span></text:span><text:span text:style-name="T13"> que permite especificar propiedades </text:span><text:span text:style-name="Strong_20_Emphasis"><text:span text:style-name="T13">CSS</text:span></text:span><text:span text:style-name="T13"> de un elemento, en este caso </text:span><text:span text:style-name="Strong_20_Emphasis"><text:span text:style-name="T13">img</text:span></text:span><text:span text:style-name="T13">.</text:span></text:p>
      <text:p text:style-name="P12">Veamos algunos ejemplos:</text:p>
      <text:h text:style-name="P32" text:outline-level="4"><text:bookmark text:name="L387"/>5.1. float: right</text:h>
      <text:p text:style-name="P11"><text:span text:style-name="T43">&lt;p&gt;&lt;img</text:span> <text:span text:style-name="T47">src=</text:span><text:span text:style-name="T50">"tux.png"</text:span> <text:span text:style-name="T47">alt=</text:span><text:span text:style-name="T50">"Tux, el pinguino de Linux"</text:span> <text:span text:style-name="T47">height=</text:span><text:span text:style-name="T50">"100"</text:span> <text:span text:style-name="T47">style=</text:span><text:span text:style-name="T50">“float:</text:span><text:span text:style-name="T47">right</text:span><text:span text:style-name="T46">”</text:span> <text:span text:style-name="T43">/&gt;</text:span>....<text:span text:style-name="T43">&lt;/p&gt;</text:span></text:p>
      <text:p text:style-name="P12">Si en lugar de los 3 puntos ponemos algo de texto, obetendríamos este resultado:</text:p>
      <text:p text:style-name="P13"><draw:frame draw:style-name="fr2" draw:name="gráficos7" text:anchor-type="paragraph" svg:width="1.997cm" svg:height="2.646cm" draw:z-index="1"><draw:image xlink:href="http://chulorey.googlepages.com/tux.png" xlink:type="simple" xlink:show="embed" xlink:actuate="onLoad"/><svg:title>Tux, el pinguino de Linux</svg:title></draw:frame>Tux es el nombre de la mascota oficial del kernel Linux. Tux es un pequeño pingüino de aspecto risueño. La idea de que la mascota de Linux fuera un pingüino provino del mismo Linus Torvalds, creador de Linux. Según se cuenta, cuando era niño le picó un pingüino, y le resultó simpática la idea de asociar un pingüino a su proyecto. Existen dos versiones sobre el origen de su nombre. La primera sugiere que el nombre surge del hecho de que los pingüinos parecen vestir un esmoquín (en inglés tuxedo). La segunda es que las letras que componen Tux provienen de las palabras Torvalds Unix.</text:p>
      <text:h text:style-name="P32" text:outline-level="4"><text:bookmark text:name="L426"/>5.2. float: left</text:h>
      <text:p text:style-name="P11"><text:span text:style-name="T43">&lt;p&gt;&lt;img</text:span> <text:span text:style-name="T47">src=</text:span><text:span text:style-name="T50">"tux.png"</text:span> <text:span text:style-name="T47">alt=</text:span><text:span text:style-name="T50">"Tux, el pinguino de Linux"</text:span> <text:span text:style-name="T47">height=</text:span><text:span text:style-name="T50">"100"</text:span> <text:span text:style-name="T47">style=</text:span><text:span text:style-name="T50">“float:</text:span><text:span text:style-name="T47">left</text:span><text:span text:style-name="T46">”</text:span> <text:span text:style-name="T43">/&gt;</text:span>....<text:span text:style-name="T43">&lt;/p&gt;</text:span></text:p>
      <text:p text:style-name="P12">De nuevo un resultado parecido, pero alineada la imagen en el otro extremo:</text:p>
      <text:p text:style-name="P13"><draw:frame draw:style-name="fr3" draw:name="gráficos8" text:anchor-type="paragraph" svg:width="2.21cm" svg:height="2.646cm" draw:z-index="2"><draw:image xlink:href="http://chulorey.googlepages.com/tux.png" xlink:type="simple" xlink:show="embed" xlink:actuate="onLoad"/><svg:title>Tux, el pinguino de Linux</svg:title></draw:frame>Tux es el nombre de la mascota oficial del kernel Linux. Tux es un pequeño pingüino de aspecto risueño. La idea de que la mascota de Linux fuera un pingüino provino del mismo Linus Torvalds, creador de Linux. Según se cuenta, cuando era niño le picó un pingüino, y le resultó simpática la idea de asociar un pingüino a su proyecto. Existen dos <text:soft-page-break/>versiones sobre el origen de su nombre. La primera sugiere que el nombre surge del hecho de que los pingüinos parecen vestir un esmoquín (en inglés tuxedo). La segunda es que las letras que componen Tux provienen de las palabras Torvalds Unix.</text:p>
      <text:p text:style-name="Standard"/>
      <text:h text:style-name="P41" text:outline-level="2"><text:bookmark text:name="h25"/>Listas</text:h>
      <text:list xml:id="list392900157" text:style-name="L19">
        <text:list-item>
          <text:p text:style-name="P100"><text:a xlink:type="simple" xlink:href="#introduccion06"><text:span text:style-name="T13">1. Introducción</text:span></text:a></text:p>
        </text:list-item>
        <text:list-item>
          <text:p text:style-name="P100"><text:a xlink:type="simple" xlink:href="#numeradas06"><text:span text:style-name="T13">2. Listas ordenadas y númeradas</text:span></text:a></text:p>
          <text:list>
            <text:list-item>
              <text:p text:style-name="P100"><text:a xlink:type="simple" xlink:href="#tiposordenadas06"><text:span text:style-name="T13">2.1. Diferentes tipos de listas ordenadas</text:span></text:a></text:p>
            </text:list-item>
          </text:list>
        </text:list-item>
        <text:list-item>
          <text:p text:style-name="P100"><text:a xlink:type="simple" xlink:href="#desordenadas06"><text:span text:style-name="T13">3. Listas desordenadas</text:span></text:a></text:p>
          <text:list>
            <text:list-item>
              <text:p text:style-name="P100"><text:a xlink:type="simple" xlink:href="#tiposdesordenadas06"><text:span text:style-name="T13">3.1. Diferentes tipos de listas desordenadas</text:span></text:a></text:p>
            </text:list-item>
          </text:list>
        </text:list-item>
        <text:list-item>
          <text:p text:style-name="P100"><text:a xlink:type="simple" xlink:href="#definition06"><text:span text:style-name="T13">4. Listas de definiciones</text:span></text:a></text:p>
        </text:list-item>
        <text:list-item>
          <text:p text:style-name="P115"><text:a xlink:type="simple" xlink:href="#anidamiento06"><text:span text:style-name="T13">5. Listas compuestas mediante anidamiento</text:span></text:a></text:p>
        </text:list-item>
      </text:list>
      <text:h text:style-name="P19" text:outline-level="2"><text:bookmark text:name="introduccion06"/>1. Introducción</text:h>
      <text:p text:style-name="P17"><text:span text:style-name="T13">Las listas ofrecen la posibilidad de presentar cierto tipo de información de una manera útil y simple. No sólo para ordenarla, sino también entre otras cosas para jerarquizarla, o numerarla. Para estos usos,</text:span><text:span text:style-name="Strong_20_Emphasis"><text:span text:style-name="T13">XHTML</text:span></text:span><text:span text:style-name="T13"> nos permite construir diferentes tipos de listas, ya sea simples, o bien compuestas utilizando anidamiento de etiquetas.</text:span></text:p>
      <text:p text:style-name="P12">Por ofrecer un ejemplo inmediato, resaltamos que los índices mismos de este manual utilizan listas para mostrarse.</text:p>
      <text:h text:style-name="P19" text:outline-level="2"><text:bookmark text:name="numeradas06"/>2. Listas ordenadas y númeradas</text:h>
      <text:p text:style-name="P12">Al utilizar este tipo listas, los agentes de usuario se encargarán de agregar una numeración a cada item que por defecto suele ser decimal, creciente y empezando en 1.</text:p>
      <text:p text:style-name="P12">Veamos el siguiente código:</text:p>
      <text:p text:style-name="P11"><text:span text:style-name="T43">&lt;ol&gt;</text:span><text:line-break/><text:span text:style-name="T43">&lt;li&gt;</text:span>Correr el script llamado "borrar_casi_todo_usr_bin.sh"<text:span text:style-name="T43">&lt;/li&gt;</text:span><text:line-break/><text:span text:style-name="T43">&lt;li&gt;</text:span>Correr el comando, "apt-get install emacs21"<text:span text:style-name="T43">&lt;/li&gt;</text:span><text:line-break/><text:span text:style-name="T43">&lt;li&gt;</text:span>Correr el comando, "emacs".<text:span text:style-name="T43">&lt;/li&gt;</text:span><text:line-break/><text:span text:style-name="T43">&lt;li&gt;</text:span>Acostumbrarse al nuevo SO, luego conquistar el mundo.<text:span text:style-name="T43">&lt;/li&gt;</text:span><text:line-break/><text:span text:style-name="T43">&lt;/ol&gt;</text:span></text:p>
      <text:p text:style-name="P12">Este código representa una lista ordenada númericamente, con instrucciones potenciales para conquistar el mundo.</text:p>
      <text:p text:style-name="P12">Veamos cómo queda formateada:</text:p>
      <text:list xml:id="list926648354" text:style-name="L20">
        <text:list-item>
          <text:p text:style-name="P105">Correr el script llamado "borrar_casi_todo_usr_bin.sh"</text:p>
        </text:list-item>
        <text:list-item>
          <text:p text:style-name="P105">Correr el comando, "apt-get install emacs21"</text:p>
        </text:list-item>
        <text:list-item>
          <text:p text:style-name="P105">Correr el comando, "emacs".</text:p>
        </text:list-item>
        <text:list-item>
          <text:p text:style-name="P120">Acostumbrarse al nuevo SO, luego conquistar el mundo.</text:p>
        </text:list-item>
      </text:list>
      <text:p text:style-name="P17"><text:soft-page-break/><text:span text:style-name="T13">El elemento </text:span><text:span text:style-name="Strong_20_Emphasis"><text:span text:style-name="T13">ol</text:span></text:span><text:span text:style-name="T13"> contiene los ítems de la lista que a su vez están contenidos por el elemento </text:span><text:span text:style-name="Strong_20_Emphasis"><text:span text:style-name="T13">li</text:span></text:span><text:span text:style-name="T13">. A cada ítem introducido se le asignará un número empezando por 1.</text:span></text:p>
      <text:h text:style-name="P26" text:outline-level="3"><text:bookmark text:name="tiposordenadas06"/>2.1. Diferentes tipos de listas ordenadas</text:h>
      <text:p text:style-name="P17"><text:span text:style-name="T13">Podemos utilizar el atributo </text:span><text:span text:style-name="Strong_20_Emphasis"><text:span text:style-name="T13">type</text:span></text:span><text:span text:style-name="T13"> para cambiar el sistema de numeración de las listas ordenadas. Los valores soportados por </text:span><text:span text:style-name="Strong_20_Emphasis"><text:span text:style-name="T13">type</text:span></text:span><text:span text:style-name="T13"> son: </text:span><text:span text:style-name="Emphasis"><text:span text:style-name="T24">A</text:span></text:span><text:span text:style-name="T13">, </text:span><text:span text:style-name="Emphasis"><text:span text:style-name="T24">a</text:span></text:span><text:span text:style-name="T13">, </text:span><text:span text:style-name="Emphasis"><text:span text:style-name="T24">1</text:span></text:span><text:span text:style-name="T13"> (por defecto) y </text:span><text:span text:style-name="Emphasis"><text:span text:style-name="T24">I</text:span></text:span><text:span text:style-name="T13">. Sin embargo el cambio de estas propiedades son parte del diseño por lo que no sería correcto su uso en un documento estrícto. Más adelante veremos que con el uso de hojas de estilo </text:span><text:span text:style-name="Strong_20_Emphasis"><text:span text:style-name="T13">CSS</text:span></text:span><text:span text:style-name="T13">, podremos usar aún más tipos, y manteniendo la correcta separación del contenido y el diseño del documento.</text:span></text:p>
      <text:p text:style-name="P17"><text:span text:style-name="T13">Por el momento pueden ver: </text:span><text:a xlink:type="simple" xlink:href="http://chulorey.googlepages.com/06_listas_type.html#typeOrdenadas">ejemplos del uso del atríbuto </text:a><text:a xlink:type="simple" xlink:href="http://chulorey.googlepages.com/06_listas_type.html#typeOrdenadas"><text:span text:style-name="Strong_20_Emphasis"><text:span text:style-name="T13">type</text:span></text:span></text:a><text:span text:style-name="T13"> en otra página.</text:span></text:p>
      <text:h text:style-name="P19" text:outline-level="2"><text:bookmark text:name="desordenadas06"/>3. Listas desordenadas</text:h>
      <text:p text:style-name="P17"><text:span text:style-name="T13">Si cambiamos el elemento </text:span><text:span text:style-name="Strong_20_Emphasis"><text:span text:style-name="T13">ol</text:span></text:span><text:span text:style-name="T13"> por el elemento </text:span><text:span text:style-name="Strong_20_Emphasis"><text:span text:style-name="T13">ul</text:span></text:span><text:span text:style-name="T13">, obtendremos un efecto parecido, sólo que ésta vez las listas no se presentarán con ningún tipo de ordenamiento o numeración, sino con un viñetado.</text:span></text:p>
      <text:p text:style-name="P12">Por ejemplo observemos este código:</text:p>
      <text:p text:style-name="P11"><text:span text:style-name="T43">&lt;ul&gt;</text:span><text:line-break/><text:span text:style-name="T43">&lt;li&gt;&lt;a</text:span> <text:span text:style-name="T47">href=</text:span><text:span text:style-name="T50">"http://www.frba.utn.edu.ar"</text:span><text:span text:style-name="T43">&gt;</text:span>Universidad Tecnológica de Buenos Aires<text:span text:style-name="T43">&lt;/a&gt;&lt;/li&gt;</text:span><text:line-break/><text:span text:style-name="T43">&lt;a&gt;&lt;a</text:span> <text:span text:style-name="T47">href=</text:span><text:span text:style-name="T50">"http://www.uba.ar"</text:span><text:span text:style-name="T43">&gt;</text:span>Universidad de Buenos Aires<text:span text:style-name="T43">&lt;/a&gt;&lt;/li&gt;</text:span><text:line-break/><text:span text:style-name="T43">&lt;li&gt;&lt;a</text:span> <text:span text:style-name="T47">href=</text:span><text:span text:style-name="T50">"http://www.itba.edu.ar"</text:span><text:span text:style-name="T43">&gt;</text:span>Instituto tecnológico de buenos aires<text:span text:style-name="T43">&lt;/a&gt;&lt;/li&gt;</text:span><text:line-break/><text:span text:style-name="T43">&lt;/ul&gt;</text:span></text:p>
      <text:p text:style-name="P12">Que va a quedar representado así:</text:p>
      <text:list xml:id="list699689318" text:style-name="L21">
        <text:list-item>
          <text:p text:style-name="P101"><text:a xlink:type="simple" xlink:href="http://www.frba.utn.edu.ar/"><text:span text:style-name="T14">Universidad Tecnológica de Buenos Aires</text:span></text:a></text:p>
        </text:list-item>
        <text:list-item>
          <text:p text:style-name="P101"><text:a xlink:type="simple" xlink:href="http://www.uba.ar/"><text:span text:style-name="T14">Universidad de Buenos Aires</text:span></text:a></text:p>
        </text:list-item>
        <text:list-item>
          <text:p text:style-name="P116"><text:a xlink:type="simple" xlink:href="http://www.itba.edu.ar/"><text:span text:style-name="T14">Instituto tecnológico de buenos aires</text:span></text:a></text:p>
        </text:list-item>
      </text:list>
      <text:p text:style-name="P17"><text:span text:style-name="T13">Cómo ven tenemos una lista construida con </text:span><text:span text:style-name="Strong_20_Emphasis"><text:span text:style-name="T13">ul</text:span></text:span><text:span text:style-name="T13"> y dónde además cada uno de sus ítems tiene anidado un enlace. No hay ningún tipo de numeración y aunque el orden en como fueron introducidos los ítems se mantiene, no tiene ninguna importancia (recordemos que no hablamos de representación sino de valor semántico, si el orden importara deberíamos usar </text:span><text:span text:style-name="Strong_20_Emphasis"><text:span text:style-name="T13">ol</text:span></text:span><text:span text:style-name="T13">).</text:span></text:p>
      <text:h text:style-name="P26" text:outline-level="3"><text:bookmark text:name="tiposdesordenadas06"/>3.1. Diferentes tipos de listas desordenadas</text:h>
      <text:p text:style-name="P17"><text:span text:style-name="T13">De nuevo debemos decir que específicar tipos de listas mediante el atributo </text:span><text:span text:style-name="Strong_20_Emphasis"><text:span text:style-name="T13">type</text:span></text:span><text:span text:style-name="T13">, no es recomendable. Por el momento veremos como hacerlo en otra página. Luego veremos de que manera es conveniente mediante la aplicación de hojas de estilo CSS.</text:span></text:p>
      <text:p text:style-name="P17"><text:span text:style-name="T13">Ver </text:span><text:a xlink:type="simple" xlink:href="http://chulorey.googlepages.com/06_listas_type.html#typeDesordenadas">tipos de listas desordenadas mediante </text:a><text:a xlink:type="simple" xlink:href="http://chulorey.googlepages.com/06_listas_type.html#typeDesordenadas"><text:span text:style-name="Strong_20_Emphasis"><text:span text:style-name="T13">type</text:span></text:span></text:a><text:span text:style-name="T13"> en otra página.</text:span></text:p>
      <text:h text:style-name="P19" text:outline-level="2"><text:bookmark text:name="definition06"/><text:soft-page-break/>4. Listas de definiciones</text:h>
      <text:p text:style-name="P17"><text:span text:style-name="T13">Con este tipo es posible construir listas de definiciones. Cada ítem de una lista de definición contiene dos secciones, la primera es el contenido (ej. una palabra, una imagen, etc) a definir, y la segunda la definición de la primera. Se construyen con el elemento </text:span><text:span text:style-name="Strong_20_Emphasis"><text:span text:style-name="T13">dl</text:span></text:span><text:span text:style-name="T13">.</text:span></text:p>
      <text:p text:style-name="P12">Ejemplo de código:</text:p>
      <text:p text:style-name="P11"><text:span text:style-name="T43">&lt;dl&gt;</text:span><text:line-break/><text:span text:style-name="T43">&lt;dt&gt;</text:span>p<text:span text:style-name="T43">&lt;/dt&gt;<text:line-break/>&lt;dd&gt;</text:span>Elemento de bloque, para construir párrafos.<text:span text:style-name="T43">&lt;/dd&gt;</text:span><text:line-break/><text:span text:style-name="T43">&lt;dt&gt;</text:span>strong<text:span text:style-name="T43">&lt;/dt&gt;<text:line-break/>&lt;dd&gt;</text:span>Elemento de línea, para remarcar la importancia de un contenido.<text:span text:style-name="T43">&lt;/dd&gt;</text:span><text:line-break/><text:span text:style-name="T43">&lt;dt&gt;</text:span>em<text:span text:style-name="T43">&lt;/dt&gt;<text:line-break/>&lt;dd&gt;</text:span>Elemento de línea, para enfátizar parte del contenido.<text:span text:style-name="T43">&lt;/dd&gt;</text:span><text:line-break/><text:span text:style-name="T43">&lt;/dl&gt;</text:span></text:p>
      <text:p text:style-name="P12">La cual se representará así:</text:p>
      <text:p text:style-name="P24">p</text:p>
      <text:p text:style-name="P50">Elemento de bloque, para construir párrafos.</text:p>
      <text:p text:style-name="P24">strong</text:p>
      <text:p text:style-name="P50">Elemento de línea, para remarcar la importancia de un contenido.</text:p>
      <text:p text:style-name="P24">em</text:p>
      <text:p text:style-name="P49">Elemento de línea, para enfátizar parte del contenido.</text:p>
      <text:p text:style-name="P17"><text:span text:style-name="T13">Cómo sospecharán, el elemento </text:span><text:span text:style-name="Strong_20_Emphasis"><text:span text:style-name="T13">dt</text:span></text:span><text:span text:style-name="T13"> marca el término a defirnir, y el elemento </text:span><text:span text:style-name="Strong_20_Emphasis"><text:span text:style-name="T13">dd</text:span></text:span><text:span text:style-name="T13">, marca la definición del anterior.</text:span></text:p>
      <text:p text:style-name="P12">Debido a que no llevan ni viñetado ni numeración las listas de definición no tienen diferentes tipos, aunque sí podremos modificar su apariencia con la aplicación de hojas de estilo.</text:p>
      <text:h text:style-name="P19" text:outline-level="2"><text:bookmark text:name="anidamiento06"/>5. Listas compuestas mediante anidamiento</text:h>
      <text:p text:style-name="P17"><text:span text:style-name="T13">Podemos anidar varias listas a otras y de diferentes tipos sin restricciones. La sintaxis es sencilla. Supongamos que tenemos una lista ordenada, si quisieramos anidarle otra lista desordenada, deberíamos crear un ítem en la más externa (la ordenada) que hará de título, pero antes de cerrar este ítem con la etiqueta </text:span><text:span text:style-name="Strong_20_Emphasis"><text:span text:style-name="T13">&lt;/li&gt;</text:span></text:span><text:span text:style-name="T13"> debemos poner el código de la lista ordenada.</text:span></text:p>
      <text:p text:style-name="P12">Ejemplo de una lista ordenada con 3 items, el primero normal, el segundo con una lista de definición anidada, y el tercero con otra lista desordenada (que a su vez tiene otro grado de anidamiento). Lo dicho:</text:p>
      <text:p text:style-name="P27">&lt;ol&gt;</text:p>
      <text:p text:style-name="P29"><text:s text:c="2"/><text:span text:style-name="T44">&lt;li&gt;Item normal (lista ordenada)&lt;/li&gt;</text:span></text:p>
      <text:p text:style-name="P29"><text:s text:c="2"/><text:span text:style-name="T44">&lt;li&gt;Item titulo</text:span></text:p>
      <text:p text:style-name="P29"><text:s text:c="3"/><text:span text:style-name="T44">&lt;dl&gt;</text:span></text:p>
      <text:p text:style-name="P29"><text:s text:c="4"/><text:span text:style-name="T44">&lt;dt&gt;Definición1&lt;/dt&gt;</text:span></text:p>
      <text:p text:style-name="P29"><text:s text:c="5"/><text:span text:style-name="T44">&lt;dd&gt;Me llaman la definición 1 :).&lt;/dd&gt;</text:span></text:p>
      <text:p text:style-name="P29"><text:soft-page-break/><text:s text:c="4"/><text:span text:style-name="T44">&lt;dt&gt;Definición2&lt;/dt&gt;</text:span></text:p>
      <text:p text:style-name="P29"><text:s text:c="5"/><text:span text:style-name="T44">&lt;dd&gt;Me llaman la definición 2 :).&lt;/dd&gt;</text:span></text:p>
      <text:p text:style-name="P29"><text:s text:c="4"/><text:span text:style-name="T44">&lt;dt&gt;Definición3&lt;/dt&gt;</text:span></text:p>
      <text:p text:style-name="P29"><text:s text:c="5"/><text:span text:style-name="T44">&lt;dd&gt;Me llaman la definición 3 :).&lt;/dd&gt;</text:span></text:p>
      <text:p text:style-name="P29"><text:s text:c="3"/><text:span text:style-name="T44">&lt;/dl&gt;</text:span></text:p>
      <text:p text:style-name="P29"><text:s text:c="2"/><text:span text:style-name="T44">&lt;/li&gt;</text:span></text:p>
      <text:p text:style-name="P29"><text:s text:c="2"/><text:span text:style-name="T44">&lt;li&gt;Item título con lista anidada.</text:span></text:p>
      <text:p text:style-name="P29"><text:s text:c="3"/><text:span text:style-name="T44">&lt;ul&gt;</text:span></text:p>
      <text:p text:style-name="P29"><text:s text:c="4"/><text:span text:style-name="T44">&lt;li&gt;Primer item (lista desordenada) segundo grado de anidamiento.&lt;/li&gt;</text:span></text:p>
      <text:p text:style-name="P29"><text:s text:c="4"/><text:span text:style-name="T44">&lt;li&gt;Segundo item (lista desordenada) segundo grado de anidamiento.&lt;/li&gt;</text:span></text:p>
      <text:p text:style-name="P29"><text:s text:c="4"/><text:span text:style-name="T44">&lt;li&gt;Item título de segundo grado.</text:span></text:p>
      <text:p text:style-name="P29"><text:s text:c="5"/><text:span text:style-name="T44">&lt;ul&gt;</text:span></text:p>
      <text:p text:style-name="P29"><text:s text:c="6"/><text:span text:style-name="T44">&lt;li&gt;Primer item (lista ordenada) tercer grado de anidamiento.&lt;/li&gt;</text:span></text:p>
      <text:p text:style-name="P29"><text:s text:c="5"/><text:span text:style-name="T44">&lt;/ul&gt;</text:span></text:p>
      <text:p text:style-name="P29"><text:s text:c="4"/><text:span text:style-name="T44">&lt;/li&gt;</text:span></text:p>
      <text:p text:style-name="P29"><text:s text:c="3"/><text:span text:style-name="T44">&lt;/ul&gt;</text:span></text:p>
      <text:p text:style-name="P29"><text:s text:c="2"/><text:span text:style-name="T44">&lt;/li&gt;</text:span></text:p>
      <text:p text:style-name="P35"><text:s/><text:span text:style-name="T44">&lt;/ol&gt;</text:span></text:p>
      <text:p text:style-name="P12">Y el resultado es:</text:p>
      <text:list xml:id="list207250699" text:style-name="L22">
        <text:list-item>
          <text:p text:style-name="P106">Item normal (lista ordenada)</text:p>
        </text:list-item>
        <text:list-item>
          <text:p text:style-name="P121">Item titulo</text:p>
          <text:p text:style-name="P139">Definición1</text:p>
          <text:p text:style-name="P148">Me llaman la definición 1 :).</text:p>
          <text:p text:style-name="P139">Definición2</text:p>
          <text:p text:style-name="P148">Me llaman la definición 2 :).</text:p>
          <text:p text:style-name="P139">Definición3</text:p>
          <text:p text:style-name="P148">Me llaman la definición 3 :).</text:p>
        </text:list-item>
        <text:list-item>
          <text:p text:style-name="P106">Item título con lista anidada.</text:p>
          <text:list>
            <text:list-item>
              <text:p text:style-name="P106">Primer item (lista desordenada) segundo grado de anidamiento.</text:p>
            </text:list-item>
            <text:list-item>
              <text:p text:style-name="P106">Segundo item (lista desordenada) segundo grado de anidamiento.</text:p>
            </text:list-item>
            <text:list-item>
              <text:p text:style-name="P106">Item título de segundo grado.</text:p>
              <text:list>
                <text:list-item>
                  <text:p text:style-name="P121">Primer item (lista ordenada) tercer grado de anidamiento.</text:p>
                </text:list-item>
              </text:list>
            </text:list-item>
          </text:list>
        </text:list-item>
      </text:list>
      <text:p text:style-name="Standard"/>
      <text:p text:style-name="Standard"/>
      <text:h text:style-name="P41" text:outline-level="2"><text:bookmark text:name="h26"/>Texto preformateado</text:h>
      <text:list xml:id="list1928203575" text:style-name="L23">
        <text:list-item>
          <text:p text:style-name="P102"><text:a xlink:type="simple" xlink:href="#pre07"><text:span text:style-name="T13">1. Elemento pre</text:span></text:a></text:p>
        </text:list-item>
        <text:list-item>
          <text:p text:style-name="P117"><text:a xlink:type="simple" xlink:href="#code07"><text:span text:style-name="T13">2. Elemento code</text:span></text:a></text:p>
        </text:list-item>
      </text:list>
      <text:h text:style-name="P19" text:outline-level="2"><text:bookmark text:name="pre07"/>1. Elemento pre</text:h>
      <text:p text:style-name="P17"><text:span text:style-name="T13">En algunas ocasiones podríamos necesitar incluír el contenido de un archivo de texto sin perder el formato, es decir conservando los saltos de línea y el espaciado original. </text:span><text:soft-page-break/><text:span text:style-name="T13">Para esto contamos con el elemento </text:span><text:span text:style-name="Strong_20_Emphasis"><text:span text:style-name="T13">pre</text:span></text:span><text:span text:style-name="T13">, que permite representar texto ya preformateado.</text:span></text:p>
      <text:p text:style-name="P17"><text:span text:style-name="T13">Uno de los usos más comunes de este elemento, es la inclusión de código fuente dentro de nuestros documentos. Los navegadores, suelen representar el contenido de la etiqueta </text:span><text:span text:style-name="Strong_20_Emphasis"><text:span text:style-name="T13">pre</text:span></text:span><text:span text:style-name="T13"> mediante una fuente monoespaciada.</text:span></text:p>
      <text:p text:style-name="P12">Ejemplo incluyendo código fuente:</text:p>
      <text:p text:style-name="P29"><text:s/><text:span text:style-name="T45">&lt;pre&gt;</text:span></text:p>
      <text:p text:style-name="P27">class Libro {</text:p>
      <text:p text:style-name="P29"><text:s text:c="2"/><text:span text:style-name="T44">public:</text:span></text:p>
      <text:p text:style-name="P29"><text:s text:c="3"/><text:span text:style-name="T44">Libro();</text:span></text:p>
      <text:p text:style-name="P29"><text:s text:c="3"/><text:span text:style-name="T44">void establecerTitulo(char *);</text:span></text:p>
      <text:p text:style-name="P29"><text:s text:c="3"/><text:span text:style-name="T44">void establecerPaginas(int);</text:span></text:p>
      <text:p text:style-name="P29"><text:s text:c="3"/><text:span text:style-name="T44">void establecerCodigo(int);</text:span></text:p>
      <text:p text:style-name="P29"><text:s text:c="3"/><text:span text:style-name="T44">void imprime();</text:span></text:p>
      <text:p text:style-name="P29"><text:s text:c="2"/><text:span text:style-name="T44">private:</text:span></text:p>
      <text:p text:style-name="P29"><text:s text:c="3"/><text:span text:style-name="T44">char Titulo[40];</text:span></text:p>
      <text:p text:style-name="P29"><text:s text:c="3"/><text:span text:style-name="T44">int Cantpaginas;</text:span></text:p>
      <text:p text:style-name="P29"><text:s text:c="3"/><text:span text:style-name="T44">int Codigo;</text:span></text:p>
      <text:p text:style-name="P29"><text:s/><text:span text:style-name="T44">};</text:span></text:p>
      <text:p text:style-name="P35"><text:s/><text:span text:style-name="T45">&lt;/pre&gt;</text:span></text:p>
      <text:p text:style-name="P12">Y el resultado sería:</text:p>
      <text:p text:style-name="P30"><text:s/><text:span text:style-name="T44">class Libro {</text:span></text:p>
      <text:p text:style-name="P30"><text:s text:c="2"/><text:span text:style-name="T44">public:</text:span></text:p>
      <text:p text:style-name="P30"><text:s text:c="3"/><text:span text:style-name="T44">Libro();</text:span></text:p>
      <text:p text:style-name="P30"><text:s text:c="3"/><text:span text:style-name="T44">void establecerTitulo(char *);</text:span></text:p>
      <text:p text:style-name="P30"><text:s text:c="3"/><text:span text:style-name="T44">void establecerPaginas(int);</text:span></text:p>
      <text:p text:style-name="P30"><text:s text:c="3"/><text:span text:style-name="T44">void establecerCodigo(int);</text:span></text:p>
      <text:p text:style-name="P30"><text:s text:c="3"/><text:span text:style-name="T44">void imprime();</text:span></text:p>
      <text:p text:style-name="P30"><text:s text:c="2"/><text:span text:style-name="T44">private:</text:span></text:p>
      <text:p text:style-name="P30"><text:s text:c="3"/><text:span text:style-name="T44">char Titulo[40];</text:span></text:p>
      <text:p text:style-name="P30"><text:s text:c="3"/><text:span text:style-name="T44">int Cantpaginas;</text:span></text:p>
      <text:p text:style-name="P30"><text:s text:c="3"/><text:span text:style-name="T44">int Codigo;</text:span></text:p>
      <text:p text:style-name="P30"><text:s/><text:span text:style-name="T44">};</text:span></text:p>
      <text:p text:style-name="P36"><text:s/></text:p>
      <text:p text:style-name="P17"><text:span text:style-name="Strong_20_Emphasis"><text:span text:style-name="T13">NOTA:</text:span></text:span><text:span text:style-name="T13"> Observar que se respetan en la representación todos los espacios y tabulaciones incluídos, y que no hace falta el uso del elemento de salto de línea </text:span><text:span text:style-name="Strong_20_Emphasis"><text:span text:style-name="T13">br</text:span></text:span><text:span text:style-name="T13">.</text:span></text:p>
      <text:h text:style-name="P19" text:outline-level="2"><text:bookmark text:name="code07"/>2. Elemento code</text:h>
      <text:p text:style-name="P17"><text:span text:style-name="T13">Hay que tener en cuenta que </text:span><text:span text:style-name="Strong_20_Emphasis"><text:span text:style-name="T13">pre</text:span></text:span><text:span text:style-name="T13"> es un elemento en </text:span><text:span text:style-name="Emphasis"><text:span text:style-name="T24">bloque</text:span></text:span><text:span text:style-name="T13">, por lo que no se puede incluír en una línea sin romperla. El elemento equivalente en </text:span><text:span text:style-name="Emphasis"><text:span text:style-name="T24">línea</text:span></text:span><text:span text:style-name="T13"> es </text:span><text:span text:style-name="Strong_20_Emphasis"><text:span text:style-name="T13">code</text:span></text:span><text:span text:style-name="T13">, que obviamente no conserva el formato (ya que no puede romper la línea), pero sigue siendo una indicación semántica de la inclusión de código. Además los agentes de usuario suelen representar el contenido de </text:span><text:span text:style-name="Strong_20_Emphasis"><text:span text:style-name="T13">code</text:span></text:span><text:span text:style-name="T13"> con letra monoespaciada.</text:span></text:p>
      <text:p text:style-name="P12"><text:soft-page-break/>Ejemplo de uso de code:</text:p>
      <text:p text:style-name="P11"><text:span text:style-name="T43">&lt;p&gt;</text:span>En el ejemplo anterior incluimos el codigo fuente (en c++) de una clase llamada<text:span text:style-name="T43">&lt;strong&gt;</text:span>Libro<text:span text:style-name="T43">&lt;/strong&gt;</text:span>, con <text:line-break/>las funciones miembro: <text:span text:style-name="T43">&lt;code&gt;</text:span>Libro()<text:span text:style-name="T43">&lt;/code&gt;</text:span>, <text:span text:style-name="T43">&lt;code&gt;</text:span>void establecerTitulo(char *)<text:span text:style-name="T43">&lt;/code&gt;</text:span> y<text:span text:style-name="T43">&lt;code&gt;</text:span>void imprime()<text:span text:style-name="T43">&lt;/code&gt;</text:span> <text:line-break/>entre otras.<text:span text:style-name="T43">&lt;/p&gt;</text:span></text:p>
      <text:p text:style-name="P12">El resultado de este párrafo sería:</text:p>
      <text:p text:style-name="P17"><text:span text:style-name="T14">En el ejemplo anterior incluimos el codigo fuente (en c++) de una clase llamada </text:span><text:span text:style-name="Strong_20_Emphasis"><text:span text:style-name="T14">Libro</text:span></text:span><text:span text:style-name="T14">, con las funciones miembro: </text:span><text:span text:style-name="Source_20_Text"><text:span text:style-name="T14">Libro()</text:span></text:span><text:span text:style-name="T14">, </text:span><text:span text:style-name="Source_20_Text"><text:span text:style-name="T14">void establecerTitulo(char *)</text:span></text:span><text:span text:style-name="T14"> y </text:span><text:span text:style-name="Source_20_Text"><text:span text:style-name="T14">void imprime()</text:span></text:span><text:span text:style-name="T14"> entre otras.</text:span></text:p>
      <text:p text:style-name="P17"><text:span text:style-name="T13">Cómo notaran incluímos varios etiquetados con </text:span><text:span text:style-name="Strong_20_Emphasis"><text:span text:style-name="T13">code</text:span></text:span><text:span text:style-name="T13"> que no rompieron el bloque del elemento superior, párrafo (</text:span><text:span text:style-name="Strong_20_Emphasis"><text:span text:style-name="T13">p</text:span></text:span><text:span text:style-name="T13">).</text:span></text:p>
      <text:p text:style-name="Standard"/>
      <text:h text:style-name="P41" text:outline-level="2"><text:bookmark text:name="h27"/>Tablas</text:h>
      <text:list xml:id="list574634834" text:style-name="L24">
        <text:list-item>
          <text:p text:style-name="P103"><text:a xlink:type="simple" xlink:href="#intro08"><text:span text:style-name="T13">1. Introducción</text:span></text:a></text:p>
        </text:list-item>
        <text:list-item>
          <text:p text:style-name="P103"><text:a xlink:type="simple" xlink:href="#ejem08"><text:span text:style-name="T13">2. Ejemplo sencillo</text:span></text:a></text:p>
        </text:list-item>
        <text:list-item>
          <text:p text:style-name="P103"><text:a xlink:type="simple" xlink:href="#summary08"><text:span text:style-name="T13">3. El atributo summary</text:span></text:a></text:p>
        </text:list-item>
        <text:list-item>
          <text:p text:style-name="P103"><text:a xlink:type="simple" xlink:href="#footer08"><text:span text:style-name="T13">4. El pie de la tabla (footer)</text:span></text:a></text:p>
        </text:list-item>
        <text:list-item>
          <text:p text:style-name="P118"><text:a xlink:type="simple" xlink:href="#grafico08"><text:span text:style-name="T13">5. Elementos de una tabla gráficamente</text:span></text:a></text:p>
        </text:list-item>
      </text:list>
      <text:h text:style-name="P19" text:outline-level="2"><text:bookmark text:name="intro08"/>1. Introducción</text:h>
      <text:p text:style-name="P17"><text:span text:style-name="T13">Las tablas son una interesante herramienta para el </text:span><text:span text:style-name="Strong_20_Emphasis"><text:span text:style-name="T13">marcado de información tabular</text:span></text:span><text:span text:style-name="T13">, otros usos y abusos (como maquetación y diseño) se desaconsejan encarecidamente. De nuevo: </text:span><text:span text:style-name="Strong_20_Emphasis"><text:span text:style-name="T13">mantener por separado, el diseño del contenido</text:span></text:span><text:span text:style-name="T13">.</text:span></text:p>
      <text:h text:style-name="P19" text:outline-level="2"><text:bookmark text:name="ejem08"/>2. Ejemplo sencillo</text:h>
      <text:p text:style-name="P12">Veamos un poco de código para empezar a hablar de tablas:</text:p>
      <text:p text:style-name="P28">&lt;table&gt;</text:p>
      <text:p text:style-name="P29"><text:s text:c="2"/><text:span text:style-name="T45">&lt;caption&gt;</text:span><text:span text:style-name="T44">Elementos XHTML</text:span><text:span text:style-name="T45">&lt;/caption&gt;</text:span></text:p>
      <text:p text:style-name="P29"><text:s/><text:span text:style-name="T45">&lt;thead&gt;</text:span></text:p>
      <text:p text:style-name="P29"><text:s/><text:span text:style-name="T45">&lt;tr&gt;</text:span></text:p>
      <text:p text:style-name="P29"><text:s/><text:span text:style-name="T45">&lt;th&gt;</text:span><text:span text:style-name="T44">ELEMENTO</text:span><text:span text:style-name="T45">&lt;/th&gt;</text:span></text:p>
      <text:p text:style-name="P29"><text:s/><text:span text:style-name="T45">&lt;th&gt;</text:span><text:span text:style-name="T44">TIPO</text:span><text:span text:style-name="T45">&lt;/th&gt;</text:span></text:p>
      <text:p text:style-name="P29"><text:s/><text:span text:style-name="T45">&lt;th&gt;</text:span><text:span text:style-name="T44">SEMANTICA</text:span><text:span text:style-name="T45">&lt;/th&gt;</text:span></text:p>
      <text:p text:style-name="P29"><text:s/><text:span text:style-name="T45">&lt;/tr&gt;</text:span></text:p>
      <text:p text:style-name="P28">&lt;/thead&gt;</text:p>
      <text:p text:style-name="P29"><text:s/><text:span text:style-name="T45">&lt;tbody&gt;</text:span></text:p>
      <text:p text:style-name="P29"><text:s text:c="4"/><text:span text:style-name="T45">&lt;tr&gt;</text:span></text:p>
      <text:p text:style-name="P29"><text:s text:c="6"/><text:span text:style-name="T45">&lt;td&gt;</text:span><text:span text:style-name="T44">em</text:span><text:span text:style-name="T45">&lt;/td&gt;</text:span></text:p>
      <text:p text:style-name="P29"><text:s text:c="6"/><text:span text:style-name="T45">&lt;td&gt;</text:span><text:span text:style-name="T44">línea</text:span><text:span text:style-name="T45">&lt;/td&gt;</text:span></text:p>
      <text:p text:style-name="P29"><text:s text:c="6"/><text:span text:style-name="T45">&lt;td&gt;</text:span><text:span text:style-name="T44">mayor énfasis</text:span><text:span text:style-name="T45">&lt;/td&gt;</text:span></text:p>
      <text:p text:style-name="P29"><text:soft-page-break/><text:s text:c="4"/><text:span text:style-name="T45">&lt;/tr&gt;</text:span></text:p>
      <text:p text:style-name="P29"><text:s text:c="4"/><text:span text:style-name="T45">&lt;tr&gt;</text:span></text:p>
      <text:p text:style-name="P29"><text:s text:c="6"/><text:span text:style-name="T45">&lt;td&gt;</text:span><text:span text:style-name="T44">strong</text:span><text:span text:style-name="T45">&lt;/td&gt;</text:span></text:p>
      <text:p text:style-name="P29"><text:s text:c="6"/><text:span text:style-name="T45">&lt;td&gt;</text:span><text:span text:style-name="T44">línea</text:span><text:span text:style-name="T45">&lt;/td&gt;</text:span></text:p>
      <text:p text:style-name="P29"><text:s text:c="6"/><text:span text:style-name="T45">&lt;td&gt;</text:span><text:span text:style-name="T44">mayor fuerza</text:span><text:span text:style-name="T45">&lt;/td&gt;</text:span></text:p>
      <text:p text:style-name="P29"><text:s text:c="4"/><text:span text:style-name="T45">&lt;/tr&gt;</text:span></text:p>
      <text:p text:style-name="P29"><text:s text:c="4"/><text:span text:style-name="T45">&lt;tr&gt;</text:span></text:p>
      <text:p text:style-name="P29"><text:s text:c="6"/><text:span text:style-name="T45">&lt;td&gt;</text:span><text:span text:style-name="T44">pre</text:span><text:span text:style-name="T45">&lt;/td&gt;</text:span></text:p>
      <text:p text:style-name="P29"><text:s text:c="6"/><text:span text:style-name="T45">&lt;td&gt;</text:span><text:span text:style-name="T44">bloque</text:span><text:span text:style-name="T45">&lt;/td&gt;</text:span></text:p>
      <text:p text:style-name="P29"><text:s text:c="6"/><text:span text:style-name="T45">&lt;td&gt;</text:span><text:span text:style-name="T44">texto preformateado</text:span><text:span text:style-name="T45">&lt;/td&gt;</text:span></text:p>
      <text:p text:style-name="P29"><text:s text:c="4"/><text:span text:style-name="T45">&lt;/tr&gt;</text:span></text:p>
      <text:p text:style-name="P29"><text:s text:c="2"/><text:span text:style-name="T45">&lt;/tbody&gt;</text:span></text:p>
      <text:p text:style-name="P37">&lt;/table&gt;</text:p>
      <text:p text:style-name="P12">El resultado es el siguiente:</text:p>
      <text:p text:style-name="P9"/>
      <text:p text:style-name="P4">Elementos XHTML</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ELEMENTO</text:p>
            </table:table-cell>
            <table:table-cell table:style-name="Tabla1.A1" office:value-type="string">
              <text:p text:style-name="Table_20_Heading">TIPO</text:p>
            </table:table-cell>
            <table:table-cell table:style-name="Tabla1.A1" office:value-type="string">
              <text:p text:style-name="Table_20_Heading">SEMANTICA</text:p>
            </table:table-cell>
          </table:table-row>
        </table:table-header-rows>
        <table:table-row>
          <table:table-cell table:style-name="Tabla1.A1" office:value-type="string">
            <text:p text:style-name="Table_20_Contents">em</text:p>
          </table:table-cell>
          <table:table-cell table:style-name="Tabla1.A1" office:value-type="string">
            <text:p text:style-name="Table_20_Contents">línea</text:p>
          </table:table-cell>
          <table:table-cell table:style-name="Tabla1.A1" office:value-type="string">
            <text:p text:style-name="Table_20_Contents">mayor énfasis</text:p>
          </table:table-cell>
        </table:table-row>
        <table:table-row>
          <table:table-cell table:style-name="Tabla1.A1" office:value-type="string">
            <text:p text:style-name="Table_20_Contents">strong</text:p>
          </table:table-cell>
          <table:table-cell table:style-name="Tabla1.A1" office:value-type="string">
            <text:p text:style-name="Table_20_Contents">línea</text:p>
          </table:table-cell>
          <table:table-cell table:style-name="Tabla1.A1" office:value-type="string">
            <text:p text:style-name="Table_20_Contents">mayor fuerza</text:p>
          </table:table-cell>
        </table:table-row>
        <table:table-row>
          <table:table-cell table:style-name="Tabla1.A1" office:value-type="string">
            <text:p text:style-name="Table_20_Contents">pre</text:p>
          </table:table-cell>
          <table:table-cell table:style-name="Tabla1.A1" office:value-type="string">
            <text:p text:style-name="Table_20_Contents">bloque</text:p>
          </table:table-cell>
          <table:table-cell table:style-name="Tabla1.A1" office:value-type="string">
            <text:p text:style-name="Table_20_Contents">texto preformateado</text:p>
          </table:table-cell>
        </table:table-row>
      </table:table>
      <text:p text:style-name="P18"/>
      <text:p text:style-name="P17"><text:span text:style-name="Strong_20_Emphasis"><text:span text:style-name="T13">NOTA:</text:span></text:span><text:span text:style-name="T13"> cuando pruebes este ejemplo no verás bordes, aquí son mostrados mediante una propiedad</text:span><text:span text:style-name="Strong_20_Emphasis"><text:span text:style-name="T13">CSS</text:span></text:span><text:span text:style-name="T13"> que explicaré más adelante.</text:span></text:p>
      <text:p text:style-name="P17"><text:span text:style-name="T13">El elemento </text:span><text:span text:style-name="Strong_20_Emphasis"><text:span text:style-name="T13">table</text:span></text:span><text:span text:style-name="T13"> da comienzo a la tabla. Dentro tenemos a </text:span><text:span text:style-name="Strong_20_Emphasis"><text:span text:style-name="T13">caption</text:span></text:span><text:span text:style-name="T13"> que encierra el título que llevará la tabla.</text:span></text:p>
      <text:p text:style-name="P17"><text:span text:style-name="T13">A partir de aquí definimos dos partes principales: </text:span><text:span text:style-name="Strong_20_Emphasis"><text:span text:style-name="T13">thead</text:span></text:span><text:span text:style-name="T13"> dónde se ubica el encabezado, y </text:span><text:span text:style-name="Strong_20_Emphasis"><text:span text:style-name="T13">tbody</text:span></text:span><text:span text:style-name="T13"> que encierra a las celdas del cuerpo.</text:span></text:p>
      <text:p text:style-name="P17"><text:span text:style-name="Strong_20_Emphasis"><text:span text:style-name="T13">tr</text:span></text:span><text:span text:style-name="T13"> es el encargado de contener filas, el encabezado tiene una sola fila, cuyas celdas de encabezado se contienen mediante tres etiquetas del elemento </text:span><text:span text:style-name="Strong_20_Emphasis"><text:span text:style-name="T13">th</text:span></text:span><text:span text:style-name="T13">.</text:span></text:p>
      <text:p text:style-name="P17"><text:span text:style-name="T13">Luego dentro del cuerpo (</text:span><text:span text:style-name="Strong_20_Emphasis"><text:span text:style-name="T13">tbody</text:span></text:span><text:span text:style-name="T13">) tenemos 3 filas más (</text:span><text:span text:style-name="Strong_20_Emphasis"><text:span text:style-name="T13">tr</text:span></text:span><text:span text:style-name="T13">) cuyas celdas se contienen mediante el uso del elemento </text:span><text:span text:style-name="Strong_20_Emphasis"><text:span text:style-name="T13">td</text:span></text:span><text:span text:style-name="T13">.</text:span></text:p>
      <text:h text:style-name="P19" text:outline-level="2"><text:bookmark text:name="summary08"/>3. El atributo summary</text:h>
      <text:p text:style-name="P17"><text:span text:style-name="T13">El atributo </text:span><text:span text:style-name="Emphasis"><text:span text:style-name="T24">summary</text:span></text:span><text:span text:style-name="T13"> se puede específicar dentro del elemento </text:span><text:span text:style-name="Strong_20_Emphasis"><text:span text:style-name="T13">table</text:span></text:span><text:span text:style-name="T13">, este nos permite agregar algo de semántica, al ponerle como valor un resumen del contenido de la tabla para que pueda ser reconocido por robots (ej. buscadores) u otros agentes de usuario.</text:span></text:p>
      <text:p text:style-name="P12">Ejemplo de su uso:</text:p>
      <text:p text:style-name="P27"><text:span text:style-name="T43">&lt;table</text:span> <text:span text:style-name="T47">summary=</text:span><text:span text:style-name="T50">"Elementos del lenguaje</text:span></text:p>
      <text:p text:style-name="P38"><text:span text:style-name="T50">XHTML"</text:span><text:span text:style-name="T43">&gt;</text:span>...</text:p>
      <text:p text:style-name="P17"><text:span text:style-name="T13">Los navegadores no suelen representar </text:span><text:span text:style-name="Emphasis"><text:span text:style-name="T24">summary</text:span></text:span><text:span text:style-name="T13">.</text:span></text:p>
      <text:h text:style-name="P19" text:outline-level="2"><text:bookmark text:name="footer08"/><text:soft-page-break/>4. El pie de la tabla (footer)</text:h>
      <text:p text:style-name="P17"><text:span text:style-name="T13">Vimos en el ejemplo anterior como dividir la tabla en dos secciones, mediante los elementos </text:span><text:span text:style-name="Strong_20_Emphasis"><text:span text:style-name="T13">thead</text:span></text:span><text:span text:style-name="T13"> y</text:span><text:span text:style-name="Strong_20_Emphasis"><text:span text:style-name="T13">tbody</text:span></text:span><text:span text:style-name="T13">.</text:span></text:p>
      <text:p text:style-name="P17"><text:span text:style-name="T13">Ahora incluyamos una tercera sección con el elemento </text:span><text:span text:style-name="Strong_20_Emphasis"><text:span text:style-name="T13">tfoot</text:span></text:span><text:span text:style-name="T13">, el cual determinará la sección del pie (al final de la tabla).</text:span></text:p>
      <text:p text:style-name="P12">Utilizamos un código parecido al anterior, pero con la sección foot y otros datos.</text:p>
      <text:p text:style-name="P27"><text:span text:style-name="T43">&lt;table</text:span><text:span text:style-name="T47"> summary=</text:span><text:span text:style-name="T50">"Comparativa de exploits entre IE 6 y Firefox"</text:span><text:span text:style-name="T43">&gt;</text:span></text:p>
      <text:p text:style-name="P29"><text:s/><text:span text:style-name="T45">&lt;caption&gt;</text:span><text:span text:style-name="T44">Comparativa: Exploits IE vs Firefox</text:span><text:span text:style-name="T45">&lt;/caption&gt;</text:span></text:p>
      <text:p text:style-name="P29"><text:s/><text:span text:style-name="T45">&lt;thead&gt;</text:span></text:p>
      <text:p text:style-name="P29"><text:s text:c="2"/><text:span text:style-name="T45">&lt;tr&gt;</text:span></text:p>
      <text:p text:style-name="P29"><text:s text:c="3"/><text:span text:style-name="T45">&lt;th&gt;</text:span><text:span text:style-name="T44">Año</text:span><text:span text:style-name="T45">&lt;/th&gt;</text:span></text:p>
      <text:p text:style-name="P29"><text:s text:c="3"/><text:span text:style-name="T45">&lt;th&gt;</text:span><text:span text:style-name="T44">Firefox</text:span><text:span text:style-name="T45">&lt;/th&gt;</text:span></text:p>
      <text:p text:style-name="P29"><text:s text:c="3"/><text:span text:style-name="T45">&lt;th&gt;</text:span><text:span text:style-name="T44">Internet Explorer</text:span><text:span text:style-name="T45">&lt;/th&gt;</text:span></text:p>
      <text:p text:style-name="P29"><text:s text:c="2"/><text:span text:style-name="T45">&lt;/tr&gt;</text:span></text:p>
      <text:p text:style-name="P29"><text:s/><text:span text:style-name="T45">&lt;/thead&gt;</text:span></text:p>
      <text:p text:style-name="P29"><text:s/><text:span text:style-name="T45">&lt;tbody&gt;</text:span></text:p>
      <text:p text:style-name="P29"><text:s text:c="2"/><text:span text:style-name="T45">&lt;tr&gt;</text:span></text:p>
      <text:p text:style-name="P29"><text:s text:c="3"/><text:span text:style-name="T45">&lt;td&gt;</text:span><text:span text:style-name="T44">2004</text:span><text:span text:style-name="T45">&lt;/td&gt;</text:span></text:p>
      <text:p text:style-name="P29"><text:s text:c="3"/><text:span text:style-name="T45">&lt;td&gt;</text:span><text:span text:style-name="T44">15</text:span><text:span text:style-name="T45">&lt;/td&gt;</text:span></text:p>
      <text:p text:style-name="P29"><text:s text:c="3"/><text:span text:style-name="T45">&lt;td&gt;</text:span><text:span text:style-name="T44">27</text:span><text:span text:style-name="T45">&lt;/td&gt;</text:span></text:p>
      <text:p text:style-name="P29"><text:s text:c="2"/><text:span text:style-name="T45">&lt;/tr&gt;</text:span></text:p>
      <text:p text:style-name="P29"><text:s text:c="2"/><text:span text:style-name="T45">&lt;tr&gt;</text:span></text:p>
      <text:p text:style-name="P29"><text:s text:c="3"/><text:span text:style-name="T45">&lt;td&gt;</text:span><text:span text:style-name="T44">2005</text:span><text:span text:style-name="T45">&lt;/td&gt;</text:span></text:p>
      <text:p text:style-name="P29"><text:s text:c="3"/><text:span text:style-name="T45">&lt;td&gt;</text:span><text:span text:style-name="T44">33</text:span><text:span text:style-name="T45">&lt;/td&gt;</text:span></text:p>
      <text:p text:style-name="P29"><text:s text:c="3"/><text:span text:style-name="T45">&lt;td&gt;</text:span><text:span text:style-name="T44">45</text:span><text:span text:style-name="T45">&lt;/td&gt;</text:span></text:p>
      <text:p text:style-name="P29"><text:s text:c="2"/><text:span text:style-name="T45">&lt;/tr&gt;</text:span></text:p>
      <text:p text:style-name="P29"><text:s text:c="2"/><text:span text:style-name="T45">&lt;tr&gt;</text:span></text:p>
      <text:p text:style-name="P29"><text:s text:c="3"/><text:span text:style-name="T45">&lt;td&gt;</text:span><text:span text:style-name="T44">2006</text:span><text:span text:style-name="T45">&lt;/td&gt;</text:span></text:p>
      <text:p text:style-name="P29"><text:s text:c="3"/><text:span text:style-name="T45">&lt;td&gt;</text:span><text:span text:style-name="T44">37</text:span><text:span text:style-name="T45">&lt;/td&gt;</text:span></text:p>
      <text:p text:style-name="P29"><text:s text:c="3"/><text:span text:style-name="T45">&lt;td&gt;</text:span><text:span text:style-name="T44">49</text:span><text:span text:style-name="T45">&lt;/td&gt;</text:span></text:p>
      <text:p text:style-name="P29"><text:s text:c="2"/><text:span text:style-name="T45">&lt;/tr&gt;</text:span></text:p>
      <text:p text:style-name="P29"><text:s/><text:span text:style-name="T45">&lt;/tbody&gt;</text:span></text:p>
      <text:p text:style-name="P29"><text:s/><text:span text:style-name="T45">&lt;tfoot&gt;</text:span></text:p>
      <text:p text:style-name="P29"><text:s text:c="2"/><text:span text:style-name="T45">&lt;tr&gt;</text:span></text:p>
      <text:p text:style-name="P29"><text:s text:c="3"/><text:span text:style-name="T45">&lt;th&gt;</text:span><text:span text:style-name="T44">Total</text:span><text:span text:style-name="T45">&lt;/th&gt;</text:span></text:p>
      <text:p text:style-name="P29"><text:s text:c="3"/><text:span text:style-name="T45">&lt;td&gt;</text:span><text:span text:style-name="T44">85</text:span><text:span text:style-name="T45">&lt;/td&gt;</text:span></text:p>
      <text:p text:style-name="P29"><text:s text:c="3"/><text:span text:style-name="T45">&lt;td&gt;</text:span><text:span text:style-name="T44">121</text:span><text:span text:style-name="T45">&lt;/td&gt;</text:span></text:p>
      <text:p text:style-name="P29"><text:s text:c="2"/><text:span text:style-name="T45">&lt;/tr&gt;</text:span></text:p>
      <text:p text:style-name="P29"><text:s/><text:span text:style-name="T45">&lt;/tfoot&gt;</text:span></text:p>
      <text:p text:style-name="P37">&lt;/table&gt;</text:p>
      <text:p text:style-name="P12">El resultado es el siguiente:</text:p>
      <text:p text:style-name="P4">Comparativa: Exploits IE vs Firefox</text:p>
      <table:table table:name="Tabla2" table:style-name="Tabla2">
        <table:table-column table:style-name="Tabla2.A"/>
        <table:table-column table:style-name="Tabla2.B"/>
        <table:table-column table:style-name="Tabla2.C"/>
        <table:table-header-rows>
          <text:soft-page-break/>
          <table:table-row>
            <table:table-cell table:style-name="Tabla2.A1" office:value-type="string">
              <text:p text:style-name="Table_20_Heading">Año</text:p>
            </table:table-cell>
            <table:table-cell table:style-name="Tabla2.A1" office:value-type="string">
              <text:p text:style-name="Table_20_Heading">Firefox</text:p>
            </table:table-cell>
            <table:table-cell table:style-name="Tabla2.A1" office:value-type="string">
              <text:p text:style-name="Table_20_Heading">Internet Explorer</text:p>
            </table:table-cell>
          </table:table-row>
        </table:table-header-rows>
        <table:table-row>
          <table:table-cell table:style-name="Tabla2.A1" office:value-type="string">
            <text:p text:style-name="Table_20_Heading">Total</text:p>
          </table:table-cell>
          <table:table-cell table:style-name="Tabla2.A1" office:value-type="string">
            <text:p text:style-name="Table_20_Contents">85</text:p>
          </table:table-cell>
          <table:table-cell table:style-name="Tabla2.A1" office:value-type="string">
            <text:p text:style-name="Table_20_Contents">121</text:p>
          </table:table-cell>
        </table:table-row>
        <table:table-row>
          <table:table-cell table:style-name="Tabla2.A1" office:value-type="string">
            <text:p text:style-name="Table_20_Contents">2004</text:p>
          </table:table-cell>
          <table:table-cell table:style-name="Tabla2.A1" office:value-type="string">
            <text:p text:style-name="Table_20_Contents">15</text:p>
          </table:table-cell>
          <table:table-cell table:style-name="Tabla2.A1" office:value-type="string">
            <text:p text:style-name="Table_20_Contents">27</text:p>
          </table:table-cell>
        </table:table-row>
        <table:table-row>
          <table:table-cell table:style-name="Tabla2.A1" office:value-type="string">
            <text:p text:style-name="Table_20_Contents">2005</text:p>
          </table:table-cell>
          <table:table-cell table:style-name="Tabla2.A1" office:value-type="string">
            <text:p text:style-name="Table_20_Contents">33</text:p>
          </table:table-cell>
          <table:table-cell table:style-name="Tabla2.A1" office:value-type="string">
            <text:p text:style-name="Table_20_Contents">45</text:p>
          </table:table-cell>
        </table:table-row>
        <table:table-row>
          <table:table-cell table:style-name="Tabla2.A1" office:value-type="string">
            <text:p text:style-name="Table_20_Contents">2006</text:p>
          </table:table-cell>
          <table:table-cell table:style-name="Tabla2.A1" office:value-type="string">
            <text:p text:style-name="Table_20_Contents">37</text:p>
          </table:table-cell>
          <table:table-cell table:style-name="Tabla2.A1" office:value-type="string">
            <text:p text:style-name="Table_20_Contents">49</text:p>
          </table:table-cell>
        </table:table-row>
      </table:table>
      <text:p text:style-name="P17"><text:span text:style-name="Strong_20_Emphasis"><text:span text:style-name="T13">NOTA:</text:span></text:span><text:span text:style-name="T13"> Estos datos son inventados y las sumas no fueron verificadas :P.</text:span></text:p>
      <text:p text:style-name="P12">En estos ejemplos podríamos haber omitido marcar secciones (encabezado, cuerpo, pie) y la tabla tendría el mismo aspecto, sin embargo marcar estas secciones no sólo la dotarán de un valor semántico sino que también nos facilitará mucho la aplicación de estilos a estos grupos de celdas.</text:p>
      <text:p text:style-name="P17"><text:span text:style-name="T13">Notar también que en la sección </text:span><text:span text:style-name="Strong_20_Emphasis"><text:span text:style-name="T13">tfoot</text:span></text:span><text:span text:style-name="T13"> la celda </text:span><text:span text:style-name="Emphasis"><text:span text:style-name="T24">Total</text:span></text:span><text:span text:style-name="T13"> fue marcada con </text:span><text:span text:style-name="Strong_20_Emphasis"><text:span text:style-name="T13">th</text:span></text:span><text:span text:style-name="T13"> ya que no es un dato estádistico.</text:span></text:p>
      <text:h text:style-name="P19" text:outline-level="2"><text:bookmark text:name="grafico08"/>5. Elementos de una tabla gráficamente</text:h>
      <text:p text:style-name="P12">Quizá los maree un poco seguir la estructura de la tabla en el código, para ayudar aquí tienen un gráfico que muestra la tabla anterior visualmente y los elementos utilizados para construirla</text:p>
      <text:p text:style-name="P15"><draw:frame draw:style-name="fr1" draw:name="gráficos9" text:anchor-type="as-char" svg:width="15.875cm" svg:height="7.805cm" draw:z-index="0"><draw:image xlink:href="http://photos1.blogger.com/blogger/4325/375/1600/tabla.png" xlink:type="simple" xlink:show="embed" xlink:actuate="onLoad"/><svg:title>ubicación de los elementos XHTML en una tabla</svg:title></draw:frame></text:p>
      <text:p text:style-name="P17"><text:span text:style-name="Strong_20_Emphasis"><text:span text:style-name="T13">Nota:</text:span></text:span><text:span text:style-name="T13"> gráfico creado con </text:span><text:a xlink:type="simple" xlink:href="http://www.koffice.org/kivio/">Kivio</text:a><text:span text:style-name="T13">, software gratuito para el entorno </text:span><text:a xlink:type="simple" xlink:href="http://www.kde.org/">KDE</text:a><text:span text:style-name="T13">.</text:span></text:p>
      <text:p text:style-name="Standard"/>
      <text:h text:style-name="P41" text:outline-level="2"><text:bookmark text:name="h28"/>Formularios</text:h>
      <text:list xml:id="list1163007011" text:style-name="L25">
        <text:list-item>
          <text:p text:style-name="P104"><text:a xlink:type="simple" xlink:href="#intro09"><text:span text:style-name="T13">1. Introducción</text:span></text:a></text:p>
        </text:list-item>
        <text:list-item>
          <text:p text:style-name="P104"><text:a xlink:type="simple" xlink:href="#postget09"><text:span text:style-name="T13">2. Dos métodos post y get</text:span></text:a></text:p>
          <text:list>
            <text:list-item>
              <text:p text:style-name="P104"><text:a xlink:type="simple" xlink:href="#get09"><text:span text:style-name="T13">2.1. Método get</text:span></text:a></text:p>
            </text:list-item>
            <text:list-item>
              <text:p text:style-name="P104"><text:a xlink:type="simple" xlink:href="#post09"><text:span text:style-name="T13">2.2. Método post</text:span></text:a></text:p>
            </text:list-item>
          </text:list>
        </text:list-item>
        <text:list-item>
          <text:p text:style-name="P104"><text:a xlink:type="simple" xlink:href="#primerform09"><text:span text:style-name="T13">3. Empezando con form</text:span></text:a></text:p>
        </text:list-item>
        <text:list-item>
          <text:p text:style-name="P104"><text:a xlink:type="simple" xlink:href="#input09"><text:span text:style-name="T13">4. Elemento input</text:span></text:a></text:p>
        </text:list-item>
        <text:list-item>
          <text:p text:style-name="P104"><text:a xlink:type="simple" xlink:href="#L1552"><text:span text:style-name="T13">5. Campos de texto</text:span></text:a></text:p>
        </text:list-item>
        <text:list-item>
          <text:p text:style-name="P104"><text:soft-page-break/><text:a xlink:type="simple" xlink:href="#radio09"><text:span text:style-name="T13">6. Botones de radio</text:span></text:a></text:p>
        </text:list-item>
        <text:list-item>
          <text:p text:style-name="P104"><text:a xlink:type="simple" xlink:href="#checkbox"><text:span text:style-name="T13">7. Botón de comprobación checkbox</text:span></text:a></text:p>
        </text:list-item>
        <text:list-item>
          <text:p text:style-name="P104"><text:a xlink:type="simple" xlink:href="#botones09"><text:span text:style-name="T13">8. Botones de envio y de reset</text:span></text:a></text:p>
        </text:list-item>
        <text:list-item>
          <text:p text:style-name="P104"><text:a xlink:type="simple" xlink:href="#cajas09"><text:span text:style-name="T13">9. Cajas de texto</text:span></text:a></text:p>
        </text:list-item>
        <text:list-item>
          <text:p text:style-name="P104"><text:a xlink:type="simple" xlink:href="#select09"><text:span text:style-name="T13">10. Seleccionar con select</text:span></text:a></text:p>
        </text:list-item>
        <text:list-item>
          <text:p text:style-name="P104"><text:a xlink:type="simple" xlink:href="#label09"><text:span text:style-name="T13">11. Elemento label</text:span></text:a></text:p>
        </text:list-item>
        <text:list-item>
          <text:p text:style-name="P119"><text:a xlink:type="simple" xlink:href="#fiedlset09"><text:span text:style-name="T13">12. Agrupando con fieldset</text:span></text:a></text:p>
        </text:list-item>
      </text:list>
      <text:h text:style-name="P19" text:outline-level="2"><text:bookmark text:name="intro09"/>1. Introducción</text:h>
      <text:p text:style-name="P17"><text:span text:style-name="T13">Los formularios nos dan la posibilidad de recibir información de parte del usuario. Su utilización nos permitirá construir formularios de entrada de datos que podríamos recibir en nuestro e-mail o bien almacenar en una base de datos dentro de nuestro servidor, para luego por ejemplo, generar una página o una </text:span><text:a xlink:type="simple" xlink:href="http://es.wikipedia.org/wiki/Cookie">cookie</text:a><text:span text:style-name="T13"> de manera dinámica.</text:span></text:p>
      <text:h text:style-name="P19" text:outline-level="2"><text:bookmark text:name="postget09"/>2. Dos métodos post y get</text:h>
      <text:p text:style-name="P17"><text:span text:style-name="T13">Hay dos métodos de envío de información mediante formularios que trataremos aquí: </text:span><text:span text:style-name="Strong_20_Emphasis"><text:span text:style-name="T13">post</text:span></text:span><text:span text:style-name="T13"> y </text:span><text:span text:style-name="Strong_20_Emphasis"><text:span text:style-name="T13">get</text:span></text:span><text:span text:style-name="T13">.</text:span></text:p>
      <text:h text:style-name="P26" text:outline-level="3"><text:bookmark text:name="get09"/>2.1. Método get</text:h>
      <text:p text:style-name="P17"><text:span text:style-name="T13">El método </text:span><text:span text:style-name="Strong_20_Emphasis"><text:span text:style-name="T13">get</text:span></text:span><text:span text:style-name="T13"> envía información al servidor como parte de la </text:span><text:span text:style-name="Emphasis"><text:span text:style-name="T24">URL</text:span></text:span><text:span text:style-name="T13">. El servidor analizará la </text:span><text:span text:style-name="Emphasis"><text:span text:style-name="T24">URL</text:span></text:span><text:span text:style-name="T13"> pedida por el agente de usuario y separará la información relevante para su posterior procesamiento.</text:span></text:p>
      <text:p text:style-name="P13">http://www.example.com/busqueda<text:span text:style-name="T43">?</text:span>palabra=<text:span text:style-name="T43">xhtml</text:span></text:p>
      <text:p text:style-name="P17"><text:span text:style-name="T13">El signo </text:span><text:span text:style-name="Strong_20_Emphasis"><text:span text:style-name="T13">?</text:span></text:span><text:span text:style-name="T13"> es el delimitador que nos permite separar la consulta de la </text:span><text:span text:style-name="Emphasis"><text:span text:style-name="T24">URL</text:span></text:span><text:span text:style-name="T13">. </text:span><text:span text:style-name="Strong_20_Emphasis"><text:span text:style-name="T13">busqueda</text:span></text:span><text:span text:style-name="T13"> podría ser un programa CGI que recibirá la información posterior a </text:span><text:span text:style-name="Strong_20_Emphasis"><text:span text:style-name="T13">?</text:span></text:span><text:span text:style-name="T13"> e interpretará tal cadena para crear una variable</text:span><text:span text:style-name="Strong_20_Emphasis"><text:span text:style-name="T13">palabra</text:span></text:span><text:span text:style-name="T13"> = </text:span><text:span text:style-name="Emphasis"><text:span text:style-name="T24">xhtml</text:span></text:span><text:span text:style-name="T13">. En muchos casos sencillos y para enviar cádenas de pocos carácteres este método funciona bien, sin embargo para otros casos es mejor utilizar otro método de envio.</text:span></text:p>
      <text:h text:style-name="P26" text:outline-level="3"><text:bookmark text:name="post09"/>2.2. Método post</text:h>
      <text:p text:style-name="P17"><text:span text:style-name="T13">Supongamos que quisieramos enviar una contraseña para loguearnos dentro de un servidor. No sería conveniente que la contraseña aparezca en la </text:span><text:span text:style-name="Emphasis"><text:span text:style-name="T24">URL</text:span></text:span><text:span text:style-name="T13"> ya que otras personas podrían ver esta información.</text:span></text:p>
      <text:p text:style-name="P17"><text:span text:style-name="T13">Generalmente en este caso correspondería utilizar el método de envio </text:span><text:span text:style-name="Strong_20_Emphasis"><text:span text:style-name="T13">post</text:span></text:span><text:span text:style-name="T13">. Este método envía la información como parte de la petición del agente de usuario al servidor web (esta petición también incluye la </text:span><text:span text:style-name="Emphasis"><text:span text:style-name="T24">URL</text:span></text:span><text:span text:style-name="T13">, sin embargo nuestra información no formará parte de ella).</text:span></text:p>
      <text:h text:style-name="P19" text:outline-level="2"><text:bookmark text:name="primerform09"/>3. Empezando con form</text:h>
      <text:p text:style-name="P17"><text:span text:style-name="T13">El elemento principal y obligatorio de todo formulario es </text:span><text:span text:style-name="Strong_20_Emphasis"><text:span text:style-name="T13">form</text:span></text:span><text:span text:style-name="T13"> y quizá sus dos atributos más importantes son </text:span><text:span text:style-name="Emphasis"><text:span text:style-name="T24">method</text:span></text:span><text:span text:style-name="T13"> y </text:span><text:span text:style-name="Emphasis"><text:span text:style-name="T24">action</text:span></text:span><text:span text:style-name="T13">. El primero específica el método de </text:span><text:soft-page-break/><text:span text:style-name="T13">envio (</text:span><text:span text:style-name="Strong_20_Emphasis"><text:span text:style-name="T13">get</text:span></text:span><text:span text:style-name="T13"> o bien </text:span><text:span text:style-name="Strong_20_Emphasis"><text:span text:style-name="T13">post</text:span></text:span><text:span text:style-name="T13">), y en el segundo pondremos la </text:span><text:span text:style-name="Emphasis"><text:span text:style-name="T24">URL</text:span></text:span><text:span text:style-name="T13"> del recurso que contendrá la secuencia de comandos encargada de hacer algo con esa información.</text:span></text:p>
      <text:p text:style-name="P12">Sin embargo un formulario sin otros elementos no nos sirve de mucho. Hagamos entonces un recorrido por los elementos más comunes:</text:p>
      <text:h text:style-name="P19" text:outline-level="2"><text:bookmark text:name="input09"/>4. Elemento input</text:h>
      <text:p text:style-name="P17"><text:span text:style-name="T13">Ahora presentaremos al elemento </text:span><text:span text:style-name="Strong_20_Emphasis"><text:span text:style-name="T13">input</text:span></text:span><text:span text:style-name="T13">, que al específicarle su atributo </text:span><text:span text:style-name="Strong_20_Emphasis"><text:span text:style-name="T13">type</text:span></text:span><text:span text:style-name="T13"> nos permite construir diferentes tipos de controles.</text:span></text:p>
      <text:h text:style-name="P19" text:outline-level="2"><text:bookmark text:name="L1552"/>5. Campos de texto</text:h>
      <text:p text:style-name="P12">Código para construir dos campos de texto:</text:p>
      <text:p text:style-name="P28">&lt;form&gt;</text:p>
      <text:p text:style-name="P29"><text:s text:c="2"/><text:span text:style-name="T45">&lt;p&gt;</text:span><text:span text:style-name="T44">Nombre: </text:span><text:span text:style-name="T45">&lt;input</text:span><text:span text:style-name="T48"> type=</text:span><text:span text:style-name="T51">"text"</text:span><text:span text:style-name="T48"> name=</text:span><text:span text:style-name="T51">"nombre"</text:span><text:span text:style-name="T45">/&gt;&lt;/p&gt;</text:span></text:p>
      <text:p text:style-name="P29"><text:s text:c="2"/><text:span text:style-name="T45">&lt;p&gt;</text:span><text:span text:style-name="T44">Apellido: </text:span><text:span text:style-name="T45">&lt;input</text:span><text:span text:style-name="T48"> type=</text:span><text:span text:style-name="T51">"text"</text:span><text:span text:style-name="T48"> name=</text:span><text:span text:style-name="T51">"apellido"</text:span><text:span text:style-name="T45">/&gt;&lt;/p&gt;</text:span></text:p>
      <text:p text:style-name="P37">&lt;/form&gt;</text:p>
      <text:p text:style-name="P17"><text:span text:style-name="T13">El valor </text:span><text:span text:style-name="Emphasis"><text:span text:style-name="T24">text</text:span></text:span><text:span text:style-name="T13"> en el atributo </text:span><text:span text:style-name="Strong_20_Emphasis"><text:span text:style-name="T13">type</text:span></text:span><text:span text:style-name="T13"> indica que será un campo de texto</text:span></text:p>
      <text:p text:style-name="P17"><text:span text:style-name="T13">Ahora si quisieramos enviar esta información el agente de usuario armaría cadenas de texto, con pares del tipo </text:span><text:span text:style-name="Source_20_Text"><text:span text:style-name="T13">nombre=VALOR1</text:span></text:span><text:span text:style-name="T13"> y </text:span><text:span text:style-name="Source_20_Text"><text:span text:style-name="T13">apellido=VALOR2</text:span></text:span><text:span text:style-name="T13"> dónde </text:span><text:span text:style-name="Emphasis"><text:span text:style-name="T24">VALOR1</text:span></text:span><text:span text:style-name="T13"> y </text:span><text:span text:style-name="Emphasis"><text:span text:style-name="T24">VALOR2</text:span></text:span><text:span text:style-name="T13"> es la información escrita en las casillas de texto de Nombre y Apellido respectivamente, dichos valores se asocian al valor escrito en el atributo </text:span><text:span text:style-name="Strong_20_Emphasis"><text:span text:style-name="T13">name</text:span></text:span><text:span text:style-name="T13"> del </text:span><text:span text:style-name="Strong_20_Emphasis"><text:span text:style-name="T13">input</text:span></text:span><text:span text:style-name="T13"> de tipo </text:span><text:span text:style-name="Emphasis"><text:span text:style-name="T24">text</text:span></text:span><text:span text:style-name="T13">.</text:span></text:p>
      <text:p text:style-name="P12">El resultado es el siguiente:</text:p>
      <text:p text:style-name="P13">Nombre: <draw:control text:anchor-type="as-char" draw:z-index="3" draw:style-name="gr1" draw:text-style-name="P151" svg:width="5.927cm" svg:height="0.795cm" draw:control="control1"/></text:p>
      <text:p text:style-name="P13">Apellido: <draw:control text:anchor-type="as-char" draw:z-index="4" draw:style-name="gr1" draw:text-style-name="P151" svg:width="5.927cm" svg:height="0.795cm" draw:control="control2"/></text:p>
      <text:p text:style-name="P17"><text:span text:style-name="T13">Ilustremos ahora algunas características con las que podemos dotar al </text:span><text:span text:style-name="Strong_20_Emphasis"><text:span text:style-name="T13">input</text:span></text:span></text:p>
      <text:p text:style-name="P27"><text:span text:style-name="T43">&lt;form&gt;</text:span> </text:p>
      <text:p text:style-name="P29"><text:s/><text:span text:style-name="T45">&lt;p&gt;</text:span></text:p>
      <text:p text:style-name="P29"><text:s/><text:span text:style-name="T44">E-mail:</text:span></text:p>
      <text:p text:style-name="P29"><text:s/><text:span text:style-name="T45">&lt;input</text:span><text:span text:style-name="T48"> type=</text:span><text:span text:style-name="T51">"text"</text:span><text:span text:style-name="T48"> name=</text:span><text:span text:style-name="T51">"mail"</text:span><text:span text:style-name="T48"> readonly=</text:span><text:span text:style-name="T51">"readonly"</text:span><text:span text:style-name="T48"> value=</text:span><text:span text:style-name="T51">"example@example.com"</text:span><text:span text:style-name="T44"> </text:span><text:span text:style-name="T45">/&gt;</text:span><text:span text:style-name="T44"> </text:span></text:p>
      <text:p text:style-name="P29"><text:s/><text:span text:style-name="T45">&lt;strong&gt;</text:span><text:span text:style-name="T44">readonly</text:span><text:span text:style-name="T45">&lt;/strong&gt;</text:span><text:span text:style-name="T44">=</text:span><text:span text:style-name="T45">&lt;em&gt;</text:span><text:span text:style-name="T44">readonly</text:span><text:span text:style-name="T45">&lt;/em&gt;</text:span><text:span text:style-name="T44"> y </text:span><text:span text:style-name="T45">&lt;strong&gt;</text:span><text:span text:style-name="T44">value</text:span><text:span text:style-name="T45">&lt;/strong&gt;</text:span><text:span text:style-name="T44">=</text:span><text:span text:style-name="T45">&lt;em&gt;</text:span><text:span text:style-name="T44">example@example.com</text:span><text:span text:style-name="T45">&lt;/em&gt;</text:span><text:span text:style-name="T44">.</text:span></text:p>
      <text:p text:style-name="P29"><text:s/><text:span text:style-name="T45">&lt;/p&gt;</text:span></text:p>
      <text:p text:style-name="P29"><text:s/><text:span text:style-name="T45">&lt;p&gt;</text:span></text:p>
      <text:p text:style-name="P29"><text:s/><text:span text:style-name="T44">Contraseña: </text:span></text:p>
      <text:p text:style-name="P29"><text:s/><text:span text:style-name="T45">&lt;input</text:span><text:span text:style-name="T48"> type=</text:span><text:span text:style-name="T51">"password"</text:span><text:span text:style-name="T48"> name=</text:span><text:span text:style-name="T51">"password"</text:span><text:span text:style-name="T44"> <text:s/></text:span><text:span text:style-name="T45">/&gt;</text:span><text:span text:style-name="T44"> </text:span></text:p>
      <text:p text:style-name="P29"><text:s/><text:span text:style-name="T45">&lt;strong&gt;</text:span><text:span text:style-name="T44">type</text:span><text:span text:style-name="T45">&lt;/strong&gt;</text:span><text:span text:style-name="T44">=</text:span><text:span text:style-name="T45">&lt;em&gt;</text:span><text:span text:style-name="T44">password</text:span><text:span text:style-name="T45">&lt;/em&gt;</text:span></text:p>
      <text:p text:style-name="P29"><text:s/><text:span text:style-name="T45">&lt;/p&gt;</text:span></text:p>
      <text:p text:style-name="P29"><text:s/><text:span text:style-name="T45">&lt;p&gt;</text:span></text:p>
      <text:p text:style-name="P29"><text:s/><text:span text:style-name="T44">Iniciales:</text:span></text:p>
      <text:p text:style-name="P29"><text:soft-page-break/><text:s/><text:span text:style-name="T45">&lt;input</text:span><text:span text:style-name="T48"> type=</text:span><text:span text:style-name="T51">"text name"</text:span><text:span text:style-name="T48"> name=</text:span><text:span text:style-name="T51">"inicial"</text:span><text:span text:style-name="T48"> size=</text:span><text:span text:style-name="T51">"5"</text:span><text:span text:style-name="T48"> maxlength=</text:span><text:span text:style-name="T51">"2"</text:span><text:span text:style-name="T44"> </text:span><text:span text:style-name="T45">/&gt;</text:span></text:p>
      <text:p text:style-name="P29"><text:s/><text:span text:style-name="T45">&lt;strong&gt;</text:span><text:span text:style-name="T44">size</text:span><text:span text:style-name="T45">&lt;/strong&gt;</text:span><text:span text:style-name="T44">=</text:span><text:span text:style-name="T45">&lt;em&gt;</text:span><text:span text:style-name="T44">3</text:span><text:span text:style-name="T45">&lt;/em&gt;</text:span><text:span text:style-name="T44"> y </text:span><text:span text:style-name="T45">&lt;strong&gt;</text:span><text:span text:style-name="T44">maxlength</text:span><text:span text:style-name="T45">&lt;/strong&gt;</text:span><text:span text:style-name="T44">=</text:span><text:span text:style-name="T45">&lt;em&gt;</text:span><text:span text:style-name="T44">2</text:span><text:span text:style-name="T45">&lt;/em&gt;</text:span></text:p>
      <text:p text:style-name="P29"><text:s/><text:span text:style-name="T45">&lt;/p&gt;</text:span></text:p>
      <text:p text:style-name="P29"><text:s/><text:span text:style-name="T45">&lt;p&gt;</text:span></text:p>
      <text:p text:style-name="P29"><text:s/><text:span text:style-name="T44">No foco: </text:span></text:p>
      <text:p text:style-name="P29"><text:s/><text:span text:style-name="T45">&lt;input</text:span><text:span text:style-name="T48"> type=</text:span><text:span text:style-name="T51">"text"</text:span><text:span text:style-name="T48"> disabled=</text:span><text:span text:style-name="T51">"disabled"</text:span><text:span text:style-name="T48"> value=</text:span><text:span text:style-name="T51">"jo jo"</text:span><text:span text:style-name="T44"> </text:span><text:span text:style-name="T45">/&gt;</text:span><text:span text:style-name="T44"> </text:span></text:p>
      <text:p text:style-name="P29"><text:s/><text:span text:style-name="T45">&lt;strong&gt;</text:span><text:span text:style-name="T44">disabled</text:span><text:span text:style-name="T45">&lt;/strong&gt;</text:span><text:span text:style-name="T44">=</text:span><text:span text:style-name="T45">&lt;em&gt;</text:span><text:span text:style-name="T44">disabled</text:span><text:span text:style-name="T45">&lt;/em&gt;</text:span><text:span text:style-name="T44"> y </text:span><text:span text:style-name="T45">&lt;strong&gt;</text:span><text:span text:style-name="T44">value</text:span><text:span text:style-name="T45">&lt;/strong&gt;</text:span><text:span text:style-name="T44">=</text:span><text:span text:style-name="T45">&lt;em&gt;</text:span><text:span text:style-name="T44">jo jo</text:span><text:span text:style-name="T45">&lt;/em&gt;</text:span></text:p>
      <text:p text:style-name="P29"><text:s/><text:span text:style-name="T45">&lt;/p&gt;</text:span></text:p>
      <text:p text:style-name="P37">&lt;/form&gt;</text:p>
      <text:p text:style-name="P12">Aquí el resultado:</text:p>
      <text:p text:style-name="P17"><text:span text:style-name="T14">E-mail: </text:span><text:span text:style-name="T14"><draw:control text:anchor-type="as-char" draw:z-index="5" draw:style-name="gr1" draw:text-style-name="P151" svg:width="5.927cm" svg:height="0.795cm" draw:control="control3"/></text:span><text:span text:style-name="T14"> </text:span><text:span text:style-name="Strong_20_Emphasis"><text:span text:style-name="T14">readonly</text:span></text:span><text:span text:style-name="T14">=</text:span><text:span text:style-name="Emphasis"><text:span text:style-name="T25">readonly</text:span></text:span><text:span text:style-name="T14"> y </text:span><text:span text:style-name="Strong_20_Emphasis"><text:span text:style-name="T14">value</text:span></text:span><text:span text:style-name="T14">=</text:span><text:span text:style-name="Emphasis"><text:span text:style-name="T25">example@example.com</text:span></text:span><text:span text:style-name="T14">.</text:span></text:p>
      <text:p text:style-name="P17"><text:span text:style-name="T14">Contraseña: </text:span><text:span text:style-name="T14"><draw:control text:anchor-type="as-char" draw:z-index="6" draw:style-name="gr1" draw:text-style-name="P151" svg:width="5.927cm" svg:height="0.795cm" draw:control="control4"/></text:span><text:span text:style-name="T14"> </text:span><text:span text:style-name="Strong_20_Emphasis"><text:span text:style-name="T14">type</text:span></text:span><text:span text:style-name="T14">=</text:span><text:span text:style-name="Emphasis"><text:span text:style-name="T25">password</text:span></text:span></text:p>
      <text:p text:style-name="P17"><text:span text:style-name="T14">Iniciales: </text:span><text:span text:style-name="T14"><draw:control text:anchor-type="as-char" draw:z-index="7" draw:style-name="gr1" draw:text-style-name="P151" svg:width="1.562cm" svg:height="0.795cm" draw:control="control5"/></text:span><text:span text:style-name="T14"> </text:span><text:span text:style-name="Strong_20_Emphasis"><text:span text:style-name="T14">size</text:span></text:span><text:span text:style-name="T14">=</text:span><text:span text:style-name="Emphasis"><text:span text:style-name="T25">3</text:span></text:span><text:span text:style-name="T14"> y </text:span><text:span text:style-name="Strong_20_Emphasis"><text:span text:style-name="T14">maxlength</text:span></text:span><text:span text:style-name="T14">=</text:span><text:span text:style-name="Emphasis"><text:span text:style-name="T25">2</text:span></text:span></text:p>
      <text:p text:style-name="P17"><text:span text:style-name="T14">No foco: </text:span><text:span text:style-name="T14"><draw:control text:anchor-type="as-char" draw:z-index="8" draw:style-name="gr1" draw:text-style-name="P151" svg:width="5.927cm" svg:height="0.795cm" draw:control="control6"/></text:span><text:span text:style-name="T14"> </text:span><text:span text:style-name="Strong_20_Emphasis"><text:span text:style-name="T14">disabled</text:span></text:span><text:span text:style-name="T14">=</text:span><text:span text:style-name="Emphasis"><text:span text:style-name="T25">disabled</text:span></text:span><text:span text:style-name="T14"> y </text:span><text:span text:style-name="Strong_20_Emphasis"><text:span text:style-name="T14">value</text:span></text:span><text:span text:style-name="T14">=</text:span><text:span text:style-name="Emphasis"><text:span text:style-name="T25">jo jo</text:span></text:span></text:p>
      <text:p text:style-name="P12">Observen detenidamente como varía el comportamiento y la apariencia de los cuadros de texto según los diferentes atributos y valores específicados.</text:p>
      <text:h text:style-name="P19" text:outline-level="2"><text:bookmark text:name="radio09"/>6. Botones de radio</text:h>
      <text:p text:style-name="P17"><text:span text:style-name="T13">Estos botones se suelen presentar en grupo y nos permite elegir una opción entre varias. Para esto se específican valores iguales para el atributo </text:span><text:span text:style-name="Strong_20_Emphasis"><text:span text:style-name="T13">name</text:span></text:span><text:span text:style-name="T13">, mientras que para el </text:span><text:span text:style-name="Strong_20_Emphasis"><text:span text:style-name="T13">type</text:span></text:span><text:span text:style-name="T13"> utilizamos el valor </text:span><text:span text:style-name="Emphasis"><text:span text:style-name="T24">radio</text:span></text:span><text:span text:style-name="T13">.</text:span></text:p>
      <text:p text:style-name="P12">Piquemos código:</text:p>
      <text:p text:style-name="P28">&lt;form&gt;</text:p>
      <text:p text:style-name="P29"><text:s/><text:span text:style-name="T45">&lt;p&gt;</text:span><text:span text:style-name="T44">Sobre su edad:</text:span></text:p>
      <text:p text:style-name="P29"><text:s/><text:span text:style-name="T45">&lt;input</text:span><text:span text:style-name="T48"> type=</text:span><text:span text:style-name="T51">"radio"</text:span><text:span text:style-name="T48"> name=</text:span><text:span text:style-name="T51">"edad"</text:span><text:span text:style-name="T48"> value=</text:span><text:span text:style-name="T51">"mayor"</text:span><text:span text:style-name="T44"> </text:span><text:span text:style-name="T45">/&gt;</text:span><text:span text:style-name="T44"> MAYOR</text:span></text:p>
      <text:p text:style-name="P29"><text:s/><text:span text:style-name="T45">&lt;input</text:span><text:span text:style-name="T48"> type=</text:span><text:span text:style-name="T51">"radio"</text:span><text:span text:style-name="T48"> name=</text:span><text:span text:style-name="T51">"edad"</text:span><text:span text:style-name="T48"> value=</text:span><text:span text:style-name="T51">"menor"</text:span><text:span text:style-name="T44"> </text:span><text:span text:style-name="T45">/&gt;</text:span><text:span text:style-name="T44"> MENOR</text:span></text:p>
      <text:p text:style-name="P29"><text:s/><text:span text:style-name="T45">&lt;/p&gt;</text:span></text:p>
      <text:p text:style-name="P29"><text:s/><text:span text:style-name="T45">&lt;p&gt;</text:span><text:span text:style-name="T44">Su genero:</text:span></text:p>
      <text:p text:style-name="P29"><text:s/><text:span text:style-name="T45">&lt;input</text:span><text:span text:style-name="T48"> type=</text:span><text:span text:style-name="T51">"radio"</text:span><text:span text:style-name="T48"> name=</text:span><text:span text:style-name="T51">"genero"</text:span><text:span text:style-name="T48"> value=</text:span><text:span text:style-name="T51">"hombre"</text:span><text:span text:style-name="T44"> </text:span><text:span text:style-name="T45">/&gt;</text:span><text:span text:style-name="T44"> HOMBRE</text:span></text:p>
      <text:p text:style-name="P29"><text:s/><text:span text:style-name="T45">&lt;input</text:span><text:span text:style-name="T48"> type=</text:span><text:span text:style-name="T51">"radio"</text:span><text:span text:style-name="T48"> name=</text:span><text:span text:style-name="T51">"genero"</text:span><text:span text:style-name="T48"> value=</text:span><text:span text:style-name="T51">"mujer"</text:span><text:span text:style-name="T44"> </text:span><text:span text:style-name="T45">/&gt;</text:span><text:span text:style-name="T44"> MUJER</text:span></text:p>
      <text:p text:style-name="P29"><text:s/><text:span text:style-name="T45">&lt;/p&gt;</text:span></text:p>
      <text:p text:style-name="P37">&lt;/form&gt;</text:p>
      <text:p text:style-name="P12">El resultado:</text:p>
      <text:p text:style-name="P13">Sobre su edad: <draw:control text:anchor-type="as-char" draw:z-index="9" draw:style-name="gr1" draw:text-style-name="P152" svg:width="0.345cm" svg:height="0.345cm" draw:control="control7"/> MAYOR <draw:control text:anchor-type="as-char" draw:z-index="10" draw:style-name="gr1" draw:text-style-name="P152" svg:width="0.345cm" svg:height="0.345cm" draw:control="control8"/> MENOR</text:p>
      <text:p text:style-name="P13">Su genero: <draw:control text:anchor-type="as-char" draw:z-index="11" draw:style-name="gr1" draw:text-style-name="P152" svg:width="0.345cm" svg:height="0.345cm" draw:control="control9"/> HOMBRE <draw:control text:anchor-type="as-char" draw:z-index="12" draw:style-name="gr1" draw:text-style-name="P152" svg:width="0.345cm" svg:height="0.345cm" draw:control="control10"/> MUJER</text:p>
      <text:p text:style-name="P17"><text:soft-page-break/><text:span text:style-name="T13">Al especificar un valor distinto para </text:span><text:span text:style-name="Strong_20_Emphasis"><text:span text:style-name="T13">name</text:span></text:span><text:span text:style-name="T13">, se crea un nuevo grupo, mientras que dentro de un mismo grupo sólo podemos elegir una sola de las opciones.</text:span></text:p>
      <text:h text:style-name="P19" text:outline-level="2"><text:bookmark text:name="checkbox"/>7. Botón de comprobación checkbox</text:h>
      <text:p text:style-name="P17"><text:span text:style-name="T13">Ahora mostremos que pasa al poner en el atributo </text:span><text:span text:style-name="Strong_20_Emphasis"><text:span text:style-name="T13">type</text:span></text:span><text:span text:style-name="T13"> el valor </text:span><text:span text:style-name="Emphasis"><text:span text:style-name="T24">checkbox</text:span></text:span><text:span text:style-name="T13">, que convierte a </text:span><text:span text:style-name="Strong_20_Emphasis"><text:span text:style-name="T13">input</text:span></text:span><text:span text:style-name="T13"> en un</text:span><text:span text:style-name="Emphasis"><text:span text:style-name="T24">Botón de comprobación</text:span></text:span><text:span text:style-name="T13">.</text:span></text:p>
      <text:p text:style-name="P17"><text:span text:style-name="T13">Piquemos algo de código para dos </text:span><text:span text:style-name="Strong_20_Emphasis"><text:span text:style-name="T13">input</text:span></text:span><text:span text:style-name="T13"> de tipo </text:span><text:span text:style-name="Strong_20_Emphasis"><text:span text:style-name="T13">checkbox</text:span></text:span><text:span text:style-name="T13">:</text:span></text:p>
      <text:p text:style-name="P28">&lt;form&gt;</text:p>
      <text:p text:style-name="P29"><text:s/><text:span text:style-name="T45">&lt;p&gt;</text:span></text:p>
      <text:p text:style-name="P29"><text:s text:c="2"/><text:span text:style-name="T45">&lt;input</text:span><text:span text:style-name="T48"> name=</text:span><text:span text:style-name="T51">"fuma"</text:span><text:span text:style-name="T48"> type=</text:span><text:span text:style-name="T51">"checkbox"</text:span><text:span text:style-name="T48"> checked=</text:span><text:span text:style-name="T51">"checked"</text:span><text:span text:style-name="T48"> value=</text:span><text:span text:style-name="T51">"si"</text:span><text:span text:style-name="T44"> </text:span><text:span text:style-name="T45">/&gt;</text:span><text:span text:style-name="T44"> Fumador</text:span></text:p>
      <text:p text:style-name="P29"><text:s text:c="2"/><text:span text:style-name="T45">&lt;input</text:span><text:span text:style-name="T48"> name=</text:span><text:span text:style-name="T51">"deporte"</text:span><text:span text:style-name="T48"> type=</text:span><text:span text:style-name="T51">"checkbox"</text:span><text:span text:style-name="T48"> value=</text:span><text:span text:style-name="T51">"si"</text:span><text:span text:style-name="T44"> </text:span><text:span text:style-name="T45">/&gt;</text:span><text:span text:style-name="T44"> Deportista</text:span></text:p>
      <text:p text:style-name="P29"><text:s/><text:span text:style-name="T45">&lt;/p&gt;</text:span></text:p>
      <text:p text:style-name="P37">&lt;/form&gt;</text:p>
      <text:p text:style-name="P12">Observen el resultado:</text:p>
      <text:p text:style-name="P14"><draw:control text:anchor-type="as-char" draw:z-index="13" draw:style-name="gr1" draw:text-style-name="P152" svg:width="0.345cm" svg:height="0.345cm" draw:control="control11"/> <text:span text:style-name="T44">Fumador </text:span><text:span text:style-name="T44"><draw:control text:anchor-type="as-char" draw:z-index="14" draw:style-name="gr1" draw:text-style-name="P152" svg:width="0.345cm" svg:height="0.345cm" draw:control="control12"/></text:span><text:span text:style-name="T44"> Deportista</text:span></text:p>
      <text:p text:style-name="P17"><text:span text:style-name="T13">Uno de los </text:span><text:span text:style-name="Strong_20_Emphasis"><text:span text:style-name="T13">input</text:span></text:span><text:span text:style-name="T13"> lleva el atributo </text:span><text:span text:style-name="Strong_20_Emphasis"><text:span text:style-name="T13">checked</text:span></text:span><text:span text:style-name="T13"> con el valor </text:span><text:span text:style-name="Emphasis"><text:span text:style-name="T24">checked</text:span></text:span><text:span text:style-name="T13">, de esta forma le indicamos que debe aparecer marcado por defecto ni bien se presente el formulario.</text:span></text:p>
      <text:p text:style-name="P17"><text:span text:style-name="T13">Si enviaramos esta información al servidor, se armarían pares </text:span><text:span text:style-name="Source_20_Text"><text:span text:style-name="T13">deporte=si</text:span></text:span><text:span text:style-name="T13"> y </text:span><text:span text:style-name="Source_20_Text"><text:span text:style-name="T13">fuma=si</text:span></text:span><text:span text:style-name="T13"> en el caso de que las dos esten marcadas.</text:span></text:p>
      <text:h text:style-name="P19" text:outline-level="2"><text:bookmark text:name="botones09"/>8. Botones de envio y de reset</text:h>
      <text:p text:style-name="P17"><text:span text:style-name="T13">Ahora supongamos que queremos enviar esta información a algún servidor. Como dijimos existen dos metodos de envío. Según qué enviaremos y la tecnología del servidor sabremos por cual optar. Para indicarle al agente de usuario el envío de información utilizaremos un botón de envío especificando el valor </text:span><text:span text:style-name="Emphasis"><text:span text:style-name="T24">submit</text:span></text:span><text:span text:style-name="T13"> en el atributo </text:span><text:span text:style-name="Strong_20_Emphasis"><text:span text:style-name="T13">type</text:span></text:span><text:span text:style-name="T13">.</text:span></text:p>
      <text:p text:style-name="P17"><text:span text:style-name="T13">Probemos crear un cuadro de búsqueda para </text:span><text:a xlink:type="simple" xlink:href="http://www.google.com/">Google</text:a><text:span text:style-name="T13">:</text:span></text:p>
      <text:p text:style-name="P27"><text:span text:style-name="T43">&lt;form</text:span><text:span text:style-name="T47"> method=</text:span><text:span text:style-name="T50">"get"</text:span><text:span text:style-name="T47"> action=</text:span><text:span text:style-name="T50">"http://www.google.com/search"</text:span><text:span text:style-name="T43">&gt;</text:span></text:p>
      <text:p text:style-name="P29"><text:s/><text:span text:style-name="T45">&lt;p&gt;</text:span></text:p>
      <text:p text:style-name="P29"><text:s/><text:span text:style-name="T45">&lt;input</text:span><text:span text:style-name="T48"> name=</text:span><text:span text:style-name="T51">"q"</text:span><text:span text:style-name="T48"> type=</text:span><text:span text:style-name="T51">"text"</text:span><text:span text:style-name="T44"> </text:span><text:span text:style-name="T45">/&gt;</text:span><text:span text:style-name="T44"> </text:span></text:p>
      <text:p text:style-name="P29"><text:s text:c="2"/><text:span text:style-name="T45">&lt;input</text:span><text:span text:style-name="T48"> type=</text:span><text:span text:style-name="T51">"submit"</text:span><text:span text:style-name="T48"> value=</text:span><text:span text:style-name="T51">"Busca en Google"</text:span><text:span text:style-name="T44"> </text:span><text:span text:style-name="T45">/&gt;&lt;/p&gt;</text:span></text:p>
      <text:p text:style-name="P37">&lt;/form&gt;</text:p>
      <text:p text:style-name="P17"><text:span text:style-name="T13">La consulta a Google se formula de de esta manera </text:span><text:span text:style-name="Source_20_Text"><text:span text:style-name="T13">http://www.google.com/search?</text:span></text:span><text:span text:style-name="Emphasis"><text:span text:style-name="T24">q=cadena</text:span></text:span><text:span text:style-name="T13">. Para obtener </text:span><text:span text:style-name="Emphasis"><text:span text:style-name="T24">q=cadena</text:span></text:span><text:span text:style-name="T13"> debemos especificar el atributo </text:span><text:span text:style-name="Strong_20_Emphasis"><text:span text:style-name="T13">name</text:span></text:span><text:span text:style-name="T13"> con el valor </text:span><text:span text:style-name="Emphasis"><text:span text:style-name="T24">q</text:span></text:span><text:span text:style-name="T13">, luego </text:span><text:span text:style-name="Emphasis"><text:span text:style-name="T24">cadena</text:span></text:span><text:span text:style-name="T13"> será lo que se introduzca en el cuadro de búsqueda. Por último el input text enviará toda la consulta por el método </text:span><text:span text:style-name="Emphasis"><text:span text:style-name="T24">get</text:span></text:span><text:span text:style-name="T13">.</text:span></text:p>
      <text:p text:style-name="P12">Vean el resultado y testeenlo:</text:p>
      <text:p text:style-name="P14"><draw:control text:anchor-type="as-char" draw:z-index="15" draw:style-name="gr1" draw:text-style-name="P151" svg:width="5.927cm" svg:height="0.795cm" draw:control="control13"/> <draw:control text:anchor-type="as-char" draw:z-index="16" draw:style-name="gr1" draw:text-style-name="P153" svg:width="5.557cm" svg:height="1.138cm" draw:control="control14"/></text:p>
      <text:p text:style-name="P17"><text:soft-page-break/><text:span text:style-name="T13">Otro botón muy utilizado, es el de tipo </text:span><text:span text:style-name="Emphasis"><text:span text:style-name="T24">reset</text:span></text:span><text:span text:style-name="T13"> que se encarga de deshacer todas las modificaciones que haya hecho el usuario sobre el formulario, es decir regresa todos los elementos anidados bajo el elemento </text:span><text:span text:style-name="Strong_20_Emphasis"><text:span text:style-name="T13">form</text:span></text:span><text:span text:style-name="T13"> a los valores originales especificados en el documento.</text:span></text:p>
      <text:p text:style-name="P17"><text:span text:style-name="T13">Prueben cambiar el texto dentro del cuadro y luego presionen </text:span><text:span text:style-name="Strong_20_Emphasis"><text:span text:style-name="T13">Reset</text:span></text:span></text:p>
      <text:p text:style-name="P14"><draw:control text:anchor-type="as-char" draw:z-index="17" draw:style-name="gr1" draw:text-style-name="P151" svg:width="5.927cm" svg:height="0.795cm" draw:control="control15"/> <draw:control text:anchor-type="as-char" draw:z-index="18" draw:style-name="gr1" draw:text-style-name="P153" svg:width="2.303cm" svg:height="1.138cm" draw:control="control16"/></text:p>
      <text:p text:style-name="P12">El código anterior:</text:p>
      <text:p text:style-name="P28">&lt;form&gt;</text:p>
      <text:p text:style-name="P29"><text:s/><text:span text:style-name="T45">&lt;input</text:span><text:span text:style-name="T48"> <text:s/>type=</text:span><text:span text:style-name="T51">"text"</text:span><text:span text:style-name="T48"> value=</text:span><text:span text:style-name="T51">"Soy el original"</text:span><text:span text:style-name="T44"> </text:span><text:span text:style-name="T45">/&gt;</text:span></text:p>
      <text:p text:style-name="P29"><text:s/><text:span text:style-name="T45">&lt;input</text:span><text:span text:style-name="T48"> type=</text:span><text:span text:style-name="T51">"reset"</text:span><text:span text:style-name="T44"> </text:span><text:span text:style-name="T45">/&gt;</text:span></text:p>
      <text:p text:style-name="P37">&lt;/form&gt;</text:p>
      <text:h text:style-name="P19" text:outline-level="2"><text:bookmark text:name="cajas09"/>9. Cajas de texto</text:h>
      <text:p text:style-name="P17"><text:span text:style-name="T13">Las cajas de texto se suelen utilizar para incluír una cantidad de texto mayor y de varias líneas, para la cual el </text:span><text:span text:style-name="Strong_20_Emphasis"><text:span text:style-name="T13">input</text:span></text:span><text:span text:style-name="T13"> de </text:span><text:span text:style-name="Strong_20_Emphasis"><text:span text:style-name="T13">type</text:span></text:span><text:span text:style-name="T13"> </text:span><text:span text:style-name="Emphasis"><text:span text:style-name="T24">text</text:span></text:span><text:span text:style-name="T13"> no sería apropiado.</text:span></text:p>
      <text:p text:style-name="P12">A picar código:</text:p>
      <text:p text:style-name="P28">&lt;form&gt;</text:p>
      <text:p text:style-name="P29"><text:s/><text:span text:style-name="T45">&lt;textarea</text:span><text:span text:style-name="T48"> rows=</text:span><text:span text:style-name="T51">"10"</text:span><text:span text:style-name="T48"> cols=</text:span><text:span text:style-name="T51">"50"</text:span><text:span text:style-name="T44"> </text:span><text:span text:style-name="T45">&gt;</text:span><text:span text:style-name="T44">Quedo adentro del cuadro.</text:span><text:span text:style-name="T45">&lt;/textarea&gt;</text:span></text:p>
      <text:p text:style-name="P37">&lt;/form&gt;</text:p>
      <text:p text:style-name="P12">Como resultado obtendremos:</text:p>
      <text:p text:style-name="P14"><draw:control text:anchor-type="as-char" draw:z-index="19" draw:style-name="gr1" draw:text-style-name="P151" svg:width="15.32cm" svg:height="6.589cm" draw:control="control17"/></text:p>
      <text:p text:style-name="P17"><text:span text:style-name="T13">Los atributos </text:span><text:span text:style-name="Strong_20_Emphasis"><text:span text:style-name="T13">rows</text:span></text:span><text:span text:style-name="T13"> y </text:span><text:span text:style-name="Strong_20_Emphasis"><text:span text:style-name="T13">cols</text:span></text:span><text:span text:style-name="T13">, marcan la cantidad de líneas y el tamaño de ancho respectivamente, de la caja.</text:span></text:p>
      <text:h text:style-name="P19" text:outline-level="2"><text:bookmark text:name="select09"/>10. Seleccionar con select</text:h>
      <text:p text:style-name="P17"><text:span text:style-name="T13">Incluyendo el elemento </text:span><text:span text:style-name="Strong_20_Emphasis"><text:span text:style-name="T13">select</text:span></text:span><text:span text:style-name="T13"> podremos armar una lista de selección múltiple, este elemento se combina con el elemento </text:span><text:span text:style-name="Strong_20_Emphasis"><text:span text:style-name="T13">option</text:span></text:span><text:span text:style-name="T13"> para ir agregando las diferentes opciones.</text:span></text:p>
      <text:p text:style-name="P12"><text:soft-page-break/>Ejemplo de código:</text:p>
      <text:p text:style-name="P28">&lt;form&gt;</text:p>
      <text:p text:style-name="P29"><text:s/><text:span text:style-name="T45">&lt;p&gt;</text:span></text:p>
      <text:p text:style-name="P29"><text:s/><text:span text:style-name="T44">Elija fruta:</text:span></text:p>
      <text:p text:style-name="P29"><text:s/><text:span text:style-name="T45">&lt;select</text:span><text:span text:style-name="T48"> name=</text:span><text:span text:style-name="T51">"fruta"</text:span><text:span text:style-name="T45">&gt;</text:span></text:p>
      <text:p text:style-name="P29"><text:s text:c="2"/><text:span text:style-name="T45">&lt;option&gt;</text:span><text:span text:style-name="T44">Manzana</text:span><text:span text:style-name="T45">&lt;/option&gt;</text:span></text:p>
      <text:p text:style-name="P29"><text:s text:c="2"/><text:span text:style-name="T45">&lt;option&gt;</text:span><text:span text:style-name="T44">Pera</text:span><text:span text:style-name="T45">&lt;/option&gt;</text:span></text:p>
      <text:p text:style-name="P29"><text:s text:c="2"/><text:span text:style-name="T45">&lt;option&gt;</text:span><text:span text:style-name="T44">Kiwi</text:span><text:span text:style-name="T45">&lt;/option&gt;</text:span></text:p>
      <text:p text:style-name="P29"><text:s text:c="2"/><text:span text:style-name="T45">&lt;option&gt;</text:span><text:span text:style-name="T44">Uva</text:span><text:span text:style-name="T45">&lt;/option&gt;</text:span></text:p>
      <text:p text:style-name="P29"><text:s text:c="7"/><text:span text:style-name="T45">&lt;/select&gt;</text:span></text:p>
      <text:p text:style-name="P29"><text:s/><text:span text:style-name="T45">&lt;/p&gt;</text:span></text:p>
      <text:p text:style-name="P37">&lt;/form&gt;</text:p>
      <text:p text:style-name="P12">El resultado es el siguiente:</text:p>
      <text:p text:style-name="P13">Elija fruta: <draw:control text:anchor-type="as-char" draw:z-index="20" draw:style-name="gr1" draw:text-style-name="P152" svg:width="4.234cm" svg:height="0.821cm" draw:control="control18"/></text:p>
      <text:p text:style-name="P17"><text:span text:style-name="T13">De nuevo </text:span><text:span text:style-name="Strong_20_Emphasis"><text:span text:style-name="T13">select</text:span></text:span><text:span text:style-name="T13"> cuenta con el atributo </text:span><text:span text:style-name="Strong_20_Emphasis"><text:span text:style-name="T13">name</text:span></text:span><text:span text:style-name="T13"> con el valor </text:span><text:span text:style-name="Emphasis"><text:span text:style-name="T24">fruta</text:span></text:span><text:span text:style-name="T13">.</text:span></text:p>
      <text:p text:style-name="P17"><text:span text:style-name="T13">Sí se enviara esta información a un servidor, el agente de usuario armará la cadena de carácteres con el par </text:span><text:span text:style-name="Source_20_Text"><text:span text:style-name="T13">fruta=Pera</text:span></text:span><text:span text:style-name="T13"> que se enviará por </text:span><text:span text:style-name="Strong_20_Emphasis"><text:span text:style-name="T13">get</text:span></text:span><text:span text:style-name="T13"> o </text:span><text:span text:style-name="Strong_20_Emphasis"><text:span text:style-name="T13">post</text:span></text:span><text:span text:style-name="T13">, suponiendo que se haya elegido la fruta </text:span><text:span text:style-name="Strong_20_Emphasis"><text:span text:style-name="T13">Pera</text:span></text:span><text:span text:style-name="T13">.</text:span></text:p>
      <text:h text:style-name="P19" text:outline-level="2"><text:bookmark text:name="label09"/>11. Elemento label</text:h>
      <text:p text:style-name="P12">Este elemento nos permite asociar una cadena de texto a un control del formulario. Esto supone una cuota de semántica ya que se identifica al control con un texto y otra de accesibilidad debido a que los agentes de usuario permiten utilizar el control mediante el texto asociado.</text:p>
      <text:p text:style-name="P12">Ejemplo de código:</text:p>
      <text:p text:style-name="P28">&lt;form&gt;</text:p>
      <text:p text:style-name="P29"><text:s/><text:span text:style-name="T45">&lt;p&gt;&lt;label&gt;&lt;input</text:span><text:span text:style-name="T48"> type=</text:span><text:span text:style-name="T51">"checkbox"</text:span><text:span text:style-name="T44"> </text:span><text:span text:style-name="T45">/&gt;</text:span><text:span text:style-name="T44"> Con label</text:span><text:span text:style-name="T45">&lt;/label&gt;&lt;/p&gt;</text:span></text:p>
      <text:p text:style-name="P29"><text:s/><text:span text:style-name="T45">&lt;p&gt;&lt;input</text:span><text:span text:style-name="T48"> type=</text:span><text:span text:style-name="T51">"checkbox"</text:span><text:span text:style-name="T44"> <text:s/></text:span><text:span text:style-name="T45">/&gt;</text:span><text:span text:style-name="T44"> Sin label</text:span><text:span text:style-name="T45">&lt;/p&gt;</text:span></text:p>
      <text:p text:style-name="P37">&lt;/form&gt;</text:p>
      <text:p text:style-name="P12">Observen el resultado:</text:p>
      <text:p text:style-name="P13">type="checkbox"<draw:control text:anchor-type="as-char" draw:z-index="21" draw:style-name="gr1" draw:text-style-name="P152" svg:width="0.345cm" svg:height="0.345cm" draw:control="control19"/> Con label</text:p>
      <text:p text:style-name="P14"><draw:control text:anchor-type="as-char" draw:z-index="22" draw:style-name="gr1" draw:text-style-name="P152" svg:width="0.345cm" svg:height="0.345cm" draw:control="control20"/> <text:span text:style-name="T44">Sin label</text:span></text:p>
      <text:p text:style-name="P17"><text:span text:style-name="T13">En principio parecen identicas, pero prueben hacer clic sobre el texto </text:span><text:span text:style-name="Emphasis"><text:span text:style-name="T24">Con label</text:span></text:span><text:span text:style-name="T13">, al hacerlo la casilla de la izquierda al texto se seleccionara. En cambio al hacer clic sobre </text:span><text:span text:style-name="Emphasis"><text:span text:style-name="T24">Sin label</text:span></text:span><text:span text:style-name="T13"> no ocurre nada.</text:span></text:p>
      <text:p text:style-name="P17"><text:span text:style-name="T13">Siempre que sea posible se recomienda utilizar el elemento </text:span><text:span text:style-name="Strong_20_Emphasis"><text:span text:style-name="T13">label</text:span></text:span></text:p>
      <text:h text:style-name="P19" text:outline-level="2"><text:bookmark text:name="fiedlset09"/><text:soft-page-break/>12. Agrupando con fieldset</text:h>
      <text:p text:style-name="P17"><text:span text:style-name="T13">El agrupamiento es un recurso intersante para estructurar mejor nuestros formularios. El elemento</text:span><text:span text:style-name="Strong_20_Emphasis"><text:span text:style-name="T13">fieldset</text:span></text:span><text:span text:style-name="T13"> nos da la posibilidad de agrupar diferentes secciones bajo un marco que puede llevar una descripción al anidarle otro elemento llamado </text:span><text:span text:style-name="Strong_20_Emphasis"><text:span text:style-name="T13">legend</text:span></text:span><text:span text:style-name="T13">.</text:span></text:p>
      <text:p text:style-name="P12">Escribamos algunos controles y agrupemos bajo dos grupos:</text:p>
      <text:p text:style-name="P12">Código:</text:p>
      <text:p text:style-name="P28">&lt;form&gt;</text:p>
      <text:p text:style-name="P29"><text:s/><text:span text:style-name="T45">&lt;fieldset&gt;</text:span></text:p>
      <text:p text:style-name="P29"><text:s text:c="2"/><text:span text:style-name="T45">&lt;legend&gt;</text:span><text:span text:style-name="T44">Información personal</text:span><text:span text:style-name="T45">&lt;/legend&gt;</text:span></text:p>
      <text:p text:style-name="P29"><text:s text:c="2"/><text:span text:style-name="T45">&lt;label&gt;</text:span><text:span text:style-name="T44">Nombre: </text:span><text:span text:style-name="T45">&lt;input</text:span><text:span text:style-name="T48"> type=</text:span><text:span text:style-name="T51">"text"</text:span><text:span text:style-name="T44"> </text:span><text:span text:style-name="T45">/&gt;&lt;/label&gt;</text:span></text:p>
      <text:p text:style-name="P29"><text:s text:c="2"/><text:span text:style-name="T45">&lt;label&gt;</text:span><text:span text:style-name="T44">Apellido: </text:span><text:span text:style-name="T45">&lt;input</text:span><text:span text:style-name="T48"> type=</text:span><text:span text:style-name="T51">"text"</text:span><text:span text:style-name="T44"> </text:span><text:span text:style-name="T45">/&gt;&lt;/label&gt;</text:span></text:p>
      <text:p text:style-name="P29"><text:s text:c="2"/><text:span text:style-name="T45">&lt;label&gt;&lt;input</text:span><text:span text:style-name="T48"> type=</text:span><text:span text:style-name="T51">"checkbox"</text:span><text:span text:style-name="T44"> </text:span><text:span text:style-name="T45">/&gt;</text:span><text:span text:style-name="T44"> Soltero</text:span><text:span text:style-name="T45">&lt;/label&gt;</text:span></text:p>
      <text:p text:style-name="P29"><text:s/><text:span text:style-name="T45">&lt;/fieldset&gt;</text:span></text:p>
      <text:p text:style-name="P29"><text:s/><text:span text:style-name="T45">&lt;fieldset&gt;</text:span></text:p>
      <text:p text:style-name="P29"><text:s text:c="2"/><text:span text:style-name="T45">&lt;legend&gt;</text:span><text:span text:style-name="T44">Información académica</text:span><text:span text:style-name="T45">&lt;/legend&gt;</text:span></text:p>
      <text:p text:style-name="P29"><text:s text:c="2"/><text:span text:style-name="T45">&lt;label&gt;</text:span><text:span text:style-name="T44">Universidad: </text:span><text:span text:style-name="T45">&lt;input</text:span><text:span text:style-name="T48"> type=</text:span><text:span text:style-name="T51">"text"</text:span><text:span text:style-name="T44"> </text:span><text:span text:style-name="T45">/&gt;&lt;/label&gt;</text:span></text:p>
      <text:p text:style-name="P29"><text:s text:c="2"/><text:span text:style-name="T45">&lt;label&gt;&lt;input</text:span><text:span text:style-name="T48"> type=</text:span><text:span text:style-name="T51">"checkbox"</text:span><text:span text:style-name="T44"> </text:span><text:span text:style-name="T45">/&gt;</text:span><text:span text:style-name="T44"> Título obtenido</text:span><text:span text:style-name="T45">&lt;/label&gt;</text:span></text:p>
      <text:p text:style-name="P29"><text:s/><text:span text:style-name="T45">&lt;/fieldset&gt;</text:span></text:p>
      <text:p text:style-name="P37">&lt;/form&gt;</text:p>
      <text:p text:style-name="P12">Resultado de lo anterior:</text:p>
      <text:p text:style-name="P17"><text:span text:style-name="T14">Información personalNombre:type="text"</text:span><text:span text:style-name="T14"><draw:control text:anchor-type="as-char" draw:z-index="23" draw:style-name="gr1" draw:text-style-name="P151" svg:width="5.927cm" svg:height="0.795cm" draw:control="control21"/></text:span><text:span text:style-name="T14"> Apellido:class="Apple-converted-space" </text:span><text:span text:style-name="T14"><draw:control text:anchor-type="as-char" draw:z-index="24" draw:style-name="gr1" draw:text-style-name="P151" svg:width="5.927cm" svg:height="0.795cm" draw:control="control22"/></text:span><text:span text:style-name="T14"> Solterclass="Apple-converted-space" </text:span><text:span text:style-name="T14"><draw:control text:anchor-type="as-char" draw:z-index="25" draw:style-name="gr1" draw:text-style-name="P152" svg:width="0.345cm" svg:height="0.345cm" draw:control="control23"/></text:span><text:span text:style-name="T14">Información académicaUniversidad:class="Apple-converted-space" </text:span><text:span text:style-name="T14"><draw:control text:anchor-type="as-char" draw:z-index="26" draw:style-name="gr1" draw:text-style-name="P151" svg:width="5.927cm" svg:height="0.795cm" draw:control="control24"/></text:span><text:span text:style-name="T14"> type="checkbox"</text:span><text:span text:style-name="T14"><draw:control text:anchor-type="as-char" draw:z-index="27" draw:style-name="gr1" draw:text-style-name="P152" svg:width="0.345cm" svg:height="0.345cm" draw:control="control25"/></text:span><text:span text:style-name="T14"> Título obtenido</text:span></text:p>
      <text:h text:style-name="P21" text:outline-level="2"><text:bookmark text:name="Diferencias_entre_HTML_y_XHTML"/>Diferencias entre HTML y XHTML</text:h>
      <text:p text:style-name="P60"><text:span text:style-name="T6">Artículo principal:</text:span><text:span text:style-name="T7"> </text:span><text:a xlink:type="simple" xlink:href="/wiki/Anexo:Etiquetas_HTML/XHTML"><text:span text:style-name="T30">Anexo:Etiquetas HTML/XHTML</text:span></text:a></text:p>
      <text:p text:style-name="P61"><text:span text:style-name="T8">La siguiente lista muestra algunas reglas de XHTML 1.0 que lo diferencian de </text:span><text:a xlink:type="simple" xlink:href="/wiki/HTML"><text:span text:style-name="T31">HTML</text:span></text:a><text:span text:style-name="T8"> 4.01. Muchas de estas diferencias vienen con el cambio de ser una aplicación </text:span><text:a xlink:type="simple" xlink:href="/wiki/SGML"><text:span text:style-name="T31">SGML</text:span></text:a><text:span text:style-name="T8"> a ser una aplicación del más estricto </text:span><text:a xlink:type="simple" xlink:href="/wiki/XML"><text:span text:style-name="T31">XML</text:span></text:a><text:span text:style-name="T8">:</text:span></text:p>
      <text:list xml:id="list99918239" text:style-name="L26">
        <text:list-item>
          <text:p text:style-name="P122">Los elementos vacíos deben cerrarse siempre:</text:p>
          <text:list>
            <text:list-item>
              <text:p text:style-name="P124"><text:span text:style-name="T8">Incorrecto: </text:span><text:span text:style-name="Source_20_Text"><text:span text:style-name="T21">&lt;br&gt;</text:span></text:span></text:p>
            </text:list-item>
            <text:list-item>
              <text:p text:style-name="P89"><text:span text:style-name="T8">Correcto: </text:span><text:span text:style-name="Source_20_Text"><text:span text:style-name="T21">&lt;br&gt;&lt;/br&gt; o &lt;br/&gt; o &lt;br /&gt;</text:span></text:span><text:span text:style-name="T8"><text:line-break/>Nota: Cualquiera de las tres formas es válida en XHTML. Para compatibilidad según el "Apéndice C" debe usarse </text:span><text:span text:style-name="Source_20_Text"><text:span text:style-name="T21">&lt;br /&gt;</text:span></text:span><text:span text:style-name="T8">.</text:span></text:p>
            </text:list-item>
          </text:list>
        </text:list-item>
        <text:list-item>
          <text:p text:style-name="P91">Los elementos no vacíos también deben cerrarse siempre:</text:p>
          <text:list>
            <text:list-item>
              <text:p text:style-name="P124"><text:span text:style-name="T8">Incorrecto: </text:span><text:span text:style-name="Source_20_Text"><text:span text:style-name="T21">&lt;p&gt;Primer párrafo&lt;p&gt;Segundo párrafo</text:span></text:span></text:p>
            </text:list-item>
            <text:list-item>
              <text:p text:style-name="P89"><text:span text:style-name="T8">Correcto: </text:span><text:span text:style-name="Source_20_Text"><text:span text:style-name="T21">&lt;p&gt;Primer párrafo&lt;/p&gt;&lt;p&gt;Segundo párrafo&lt;/p&gt;</text:span></text:span></text:p>
            </text:list-item>
          </text:list>
        </text:list-item>
        <text:list-item>
          <text:p text:style-name="P91">Los elementos anidados deben tener un correcto orden de apertura/cierre (el que se abre último, debe cerrarse primero).</text:p>
          <text:list>
            <text:list-item>
              <text:p text:style-name="P124"><text:soft-page-break/><text:span text:style-name="T8">Incorrecto: </text:span><text:span text:style-name="Source_20_Text"><text:span text:style-name="T21">&lt;em&gt;&lt;strong&gt;Texto&lt;/em&gt;&lt;/strong&gt;</text:span></text:span></text:p>
            </text:list-item>
            <text:list-item>
              <text:p text:style-name="P89"><text:span text:style-name="T8">Correcto: </text:span><text:span text:style-name="Source_20_Text"><text:span text:style-name="T21">&lt;em&gt;&lt;strong&gt;Texto&lt;/strong&gt;&lt;/em&gt;</text:span></text:span></text:p>
            </text:list-item>
          </text:list>
        </text:list-item>
        <text:list-item>
          <text:p text:style-name="P91">Los valores de los atributos deben siempre ir encerrados entre comillas (simples o dobles).</text:p>
          <text:list>
            <text:list-item>
              <text:p text:style-name="P124"><text:span text:style-name="T8">Incorrecto: </text:span><text:span text:style-name="Source_20_Text"><text:span text:style-name="T21">&lt;td rowspan=3&gt;</text:span></text:span></text:p>
            </text:list-item>
            <text:list-item>
              <text:p text:style-name="P89"><text:span text:style-name="T8">Correcto: </text:span><text:span text:style-name="Source_20_Text"><text:span text:style-name="T21">&lt;td rowspan="3"&gt;</text:span></text:span></text:p>
            </text:list-item>
            <text:list-item>
              <text:p text:style-name="P89"><text:span text:style-name="T8">Correcto: </text:span><text:span text:style-name="Source_20_Text"><text:span text:style-name="T21">&lt;td rowspan='3'&gt;</text:span></text:span></text:p>
            </text:list-item>
          </text:list>
        </text:list-item>
        <text:list-item>
          <text:p text:style-name="P91">Los nombres de elementos y atributos deben ir en minúsculas.</text:p>
          <text:list>
            <text:list-item>
              <text:p text:style-name="P124"><text:span text:style-name="T8">Incorrecto: </text:span><text:span text:style-name="Source_20_Text"><text:span text:style-name="T21">&lt;A HREF="http://www.domname.com"&gt;Domname&lt;/A&gt;</text:span></text:span></text:p>
            </text:list-item>
            <text:list-item>
              <text:p text:style-name="P89"><text:span text:style-name="T8">Correcto: </text:span><text:span text:style-name="Source_20_Text"><text:span text:style-name="T21">&lt;a href="http://www.domname.com"&gt;Domname&lt;/a&gt;</text:span></text:span></text:p>
            </text:list-item>
          </text:list>
        </text:list-item>
        <text:list-item>
          <text:p text:style-name="P91">No está permitida la minimización de atributos (se usa el nombre del atributo como valor).</text:p>
          <text:list>
            <text:list-item>
              <text:p text:style-name="P124"><text:span text:style-name="T8">Incorrecto: </text:span><text:span text:style-name="Source_20_Text"><text:span text:style-name="T21">&lt;textarea readonly&gt;Solo-lectura&lt;/textarea&gt;</text:span></text:span></text:p>
            </text:list-item>
            <text:list-item>
              <text:p text:style-name="P89"><text:span text:style-name="T8">Correcto: </text:span><text:span text:style-name="Source_20_Text"><text:span text:style-name="T21">&lt;textarea readonly="readonly"&gt;Solo-lectura&lt;/textarea&gt;</text:span></text:span></text:p>
            </text:list-item>
          </text:list>
        </text:list-item>
        <text:list-item>
          <text:p text:style-name="P91">Los atributos desaprobados en HTML 4.01 no forman parte de XHTML.</text:p>
          <text:list>
            <text:list-item>
              <text:p text:style-name="P124"><text:span text:style-name="T8">Incorrecto: </text:span><text:span text:style-name="Source_20_Text"><text:span text:style-name="T21">&lt;font color="#0000FF"&gt;Blue text&lt;/font&gt;</text:span></text:span></text:p>
            </text:list-item>
            <text:list-item>
              <text:p text:style-name="P89"><text:span text:style-name="T8">Correcto: </text:span><text:span text:style-name="Source_20_Text"><text:span text:style-name="T21">&lt;span style="color: #0000FF;"&gt;Blue text&lt;/span&gt;</text:span></text:span></text:p>
            </text:list-item>
          </text:list>
        </text:list-item>
      </text:list>
      <text:h text:style-name="P65" text:outline-level="3"><text:span text:style-name="T8">[</text:span><text:a xlink:type="simple" xlink:href="/w/index.php%3Ftitle=XHTML&amp;action=edit&amp;section=4"><text:span text:style-name="T31">editar</text:span></text:a><text:span text:style-name="T8">]</text:span><text:bookmark text:name="Reglas_para_DTDs_estrictos"/><text:span text:style-name="T9">Reglas para DTDs estrictos</text:span></text:h>
      <text:list xml:id="list730667660" text:style-name="L27">
        <text:list-item>
          <text:p text:style-name="P123">El texto no debe ser insertado directamente en el cuerpo (dentro de la etiqueta <text:span text:style-name="T40">body</text:span>).</text:p>
          <text:list>
            <text:list-item>
              <text:p text:style-name="P125"><text:span text:style-name="T8">Incorrecto: </text:span><text:span text:style-name="Source_20_Text"><text:span text:style-name="T21">&lt;body&gt;Texto plano&lt;/body&gt;</text:span></text:span></text:p>
            </text:list-item>
            <text:list-item>
              <text:p text:style-name="P90"><text:span text:style-name="T8">Correcto: </text:span><text:span text:style-name="Source_20_Text"><text:span text:style-name="T21">&lt;body&gt;&lt;span&gt;Texto plano&lt;/span&gt;&lt;/body&gt;</text:span></text:span></text:p>
            </text:list-item>
          </text:list>
        </text:list-item>
        <text:list-item>
          <text:p text:style-name="P92">No se deben insertar elementos de bloque dentro de elementos de línea.</text:p>
          <text:list>
            <text:list-item>
              <text:p text:style-name="P125"><text:span text:style-name="T8">Incorrecto: </text:span><text:span text:style-name="Source_20_Text"><text:span text:style-name="T21">&lt;em&gt;&lt;h2&gt;Título&lt;/h2&gt;&lt;/em&gt;</text:span></text:span></text:p>
            </text:list-item>
            <text:list-item>
              <text:p text:style-name="P90"><text:span text:style-name="T8">Correcto: </text:span><text:span text:style-name="Source_20_Text"><text:span text:style-name="T21">&lt;h2&gt;&lt;em&gt;Título&lt;/em&gt;&lt;/h2&gt;</text:span></text:span></text:p>
            </text:list-item>
          </text:list>
        </text:list-item>
      </text:list>
      <text:p text:style-name="P13"/>
      <text:h text:style-name="P23" text:outline-level="1">XHTML<text:span text:style-name="T55">™</text:span> 1.1 - XHTML Basado en Módulos</text:h>
      <text:h text:style-name="P57" text:outline-level="2">Recomendación del W3C del 31 de Mayo de 2001</text:h>
      <text:p text:style-name="P5">Esta versión:</text:p>
      <text:p text:style-name="P8"><text:a xlink:type="simple" xlink:href="http://www.w3.org/TR/2001/REC-xhtml11-20010531"><text:span text:style-name="T32">http://www.w3.org/TR/2001/REC-xhtml11-20010531</text:span></text:a><text:span text:style-name="T1"> (</text:span><text:a xlink:type="simple" xlink:href="http://www.w3.org/TR/xhtml11/xhtml11.html"><text:span text:style-name="T32">Single file version</text:span></text:a><text:span text:style-name="T1">, </text:span><text:a xlink:type="simple" xlink:href="http://www.w3.org/TR/xhtml11/xhtml11.ps"><text:span text:style-name="T32">PostScript version</text:span></text:a><text:span text:style-name="T1">,</text:span><text:a xlink:type="simple" xlink:href="http://www.w3.org/TR/xhtml11/xhtml11.pdf"><text:span text:style-name="T32">PDF version</text:span></text:a><text:span text:style-name="T1">, </text:span><text:a xlink:type="simple" xlink:href="http://www.w3.org/TR/xhtml11/xhtml11.zip"><text:span text:style-name="T32">ZIP archive</text:span></text:a><text:span text:style-name="T1">, or </text:span><text:a xlink:type="simple" xlink:href="http://www.w3.org/TR/xhtml11/xhtml11.tgz"><text:span text:style-name="T32">Gzip'd TAR archive</text:span></text:a><text:span text:style-name="T1">)</text:span></text:p>
      <text:p text:style-name="P5">Última versión:</text:p>
      <text:p text:style-name="P8"><text:a xlink:type="simple" xlink:href="http://www.w3.org/TR/xhtml11"><text:span text:style-name="T32">http://www.w3.org/TR/xhtml11</text:span></text:a></text:p>
      <text:p text:style-name="P5">Versión Previa:</text:p>
      <text:p text:style-name="P8"><text:a xlink:type="simple" xlink:href="http://www.w3.org/TR/2001/PR-xhtml11-20010406"><text:span text:style-name="T32">http://www.w3.org/TR/2001/PR-xhtml11-20010406</text:span></text:a></text:p>
      <text:p text:style-name="P5">Editores:</text:p>
      <text:p text:style-name="P45"><text:a xlink:type="simple" xlink:href="mailto:murray.altheim@sun.com"><text:span text:style-name="T32">Murray Altheim</text:span></text:a><text:span text:style-name="T1">, </text:span><text:a xlink:type="simple" xlink:href="http://www.sun.com/"><text:span text:style-name="T32">Sun Microsystems</text:span></text:a><text:span text:style-name="T1"> </text:span><text:a xlink:type="simple" xlink:href="mailto:s.mccarron@opengroup.org"><text:span text:style-name="T32">Shane McCarron</text:span></text:a><text:span text:style-name="T1">, </text:span><text:a xlink:type="simple" xlink:href="http://www.aptest.com/"><text:span text:style-name="T32">Applied Testing and Technology</text:span></text:a></text:p>
      <text:p text:style-name="P3"><text:a xlink:type="simple" xlink:href="http://www.w3.org/Consortium/Legal/ipr-notice-20000612#Copyright"><text:span text:style-name="T35">Copyright</text:span></text:a><text:span text:style-name="T10"> ©2001 </text:span><text:a xlink:type="simple" xlink:href="http://www.w3.org/"><text:span text:style-name="T35">W3C</text:span></text:a><text:span text:style-name="T12">®</text:span><text:span text:style-name="T10"> (</text:span><text:a xlink:type="simple" xlink:href="http://www.lcs.mit.edu/"><text:span text:style-name="T35">MIT</text:span></text:a><text:span text:style-name="T10">, </text:span><text:a xlink:type="simple" xlink:href="http://www.inria.fr/"><text:span text:style-name="T35">INRIA</text:span></text:a><text:span text:style-name="T10">, </text:span><text:a xlink:type="simple" xlink:href="http://www.keio.ac.jp/"><text:span text:style-name="T35">Keio</text:span></text:a><text:span text:style-name="T10">), All Rights Reserved. W3C </text:span><text:a xlink:type="simple" xlink:href="http://www.w3.org/Consortium/Legal/ipr-notice-20000612#Legal_Disclaimer"><text:span text:style-name="T35">liability</text:span></text:a><text:span text:style-name="T10">, </text:span><text:a xlink:type="simple" xlink:href="http://www.w3.org/Consortium/Legal/ipr-notice-20000612#W3C_Trademarks"><text:span text:style-name="T35">trademark</text:span></text:a><text:span text:style-name="T10">, </text:span><text:a xlink:type="simple" xlink:href="http://www.w3.org/Consortium/Legal/copyright-documents-19990405"><text:span text:style-name="T35">document use</text:span></text:a><text:span text:style-name="T10"> and </text:span><text:a xlink:type="simple" xlink:href="http://www.w3.org/Consortium/Legal/copyright-software-19980720"><text:span text:style-name="T35">software licensing</text:span></text:a><text:span text:style-name="T10"> rules apply.</text:span></text:p>
      <text:p text:style-name="P66"/>
      <text:h text:style-name="P57" text:outline-level="2">Resumen</text:h>
      <text:p text:style-name="P3"><text:span text:style-name="T1">Esta recomendación define un nuevo tipo de documento XHTML que está basado en el marco de trabajo de módulos y en dichos módulos definidos en Modularización de XHTML [</text:span><text:a xlink:type="simple" xlink:href="#ref_xhtml_modularization"><text:span text:style-name="T32">XHTMLMOD</text:span></text:a><text:span text:style-name="T1">]. El propósito de este tipo de </text:span><text:soft-page-break/><text:span text:style-name="T1">documento es servir como base para futuros tipos de documento extendidos de la 'familia' XHTML, y proporcionar un tipo de documento consistente, con vistas al futuro, claramente separado de la funcionalidad en desuso del legado de HTML 4 [</text:span><text:a xlink:type="simple" xlink:href="#ref_html4"><text:span text:style-name="T32">HTML4</text:span></text:a><text:span text:style-name="T1">] que fue llevada adelante en los tipos de documento XHTML 1.0 [</text:span><text:a xlink:type="simple" xlink:href="#ref_xhtml1"><text:span text:style-name="T32">XHTML1</text:span></text:a><text:span text:style-name="T1">]. Este tipo de documento es esencialmente una reformulación de XHTML 1.0 Strict usando Módulos XHTML. Esto significa que la mayoría de las facilidades disponibles en otros tipos de documento de la Familia XHTML (e.d., XHTML Frames) no se encuentran disponibles en este tipo de documento. Estas otras facilidades están disponibles mediante módulos definidos en Modularización de XHTML, y los autores de los documentos son libres de definir tipos de documento basados en XHTML 1.1 que utilicen dichas facilidades (ver [</text:span><text:a xlink:type="simple" xlink:href="#ref_xhtml_modularization"><text:span text:style-name="T32">XHTMLMOD</text:span></text:a><text:span text:style-name="T1">] para información sobre la creación de nuevos tipos de documento).</text:span></text:p>
      <text:h text:style-name="P57" text:outline-level="2">Estado de este documento</text:h>
      <text:p text:style-name="P3"><text:span text:style-name="Emphasis"><text:span text:style-name="T1">Esta sección describe el estado de este documento en el momento de su publicación. Otros documentos pueden reemplazar a este documento. El último estado de las series de este documento es mantenido por el W3C.</text:span></text:span></text:p>
      <text:p text:style-name="P1">Este documento ha sido revisado por Miembros del W3C y otras partes interesadas y ha sido avalado por el Director como una Recomendación del W3C. Es un documento estable y puede ser citado como material de referencia o referencia normativa en otro documento. El objetivo del W3C al hacer la Recomendación es llamar la atención sobre la especificación y promover su máxima difusión. Esto potencia la funcionalidad e interoperabilidad en la Web.</text:p>
      <text:p text:style-name="P3"><text:span text:style-name="T1">Este documento ha sido producido como parte de la </text:span><text:a xlink:type="simple" xlink:href="http://www.w3.org/MarkUp/"><text:span text:style-name="T32">Actividad HTML del W3C</text:span></text:a><text:span text:style-name="T1">. Las metas del </text:span><text:a xlink:type="simple" xlink:href="http://www.w3.org/MarkUp/Group/"><text:span text:style-name="T32">Grupo de Trabajo de HTML </text:span></text:a><text:span text:style-name="T4">(</text:span><text:a xlink:type="simple" xlink:href="http://cgi.w3.org/MemberAccess/"><text:span text:style-name="T34">de acceso exclusivo a sus miembros</text:span></text:a><text:span text:style-name="T4">)</text:span><text:span text:style-name="T1"> se discuten en la </text:span><text:a xlink:type="simple" xlink:href="http://www.w3.org/MarkUp/Group/HTMLcharter"><text:span text:style-name="T32">carta del Grupo de Trabajo de HTML</text:span></text:a><text:span text:style-name="T1"> </text:span><text:span text:style-name="T4">(</text:span><text:a xlink:type="simple" xlink:href="http://cgi.w3.org/MemberAccess/"><text:span text:style-name="T34"> de acceso exclusivo a sus miembros</text:span></text:a><text:span text:style-name="T4">)</text:span><text:span text:style-name="T1">. Para contactar por trabajos relacionados con HTML el encargado del grupo de trabajo de HTML del W3C es </text:span><text:a xlink:type="simple" xlink:href="mailto:mimasa@w3.org"><text:span text:style-name="T32">Masayasu Ishikawa</text:span></text:a><text:span text:style-name="T1">.</text:span></text:p>
      <text:p text:style-name="P3"><text:span text:style-name="T1">La discusión pública sobre HTML tiene lugar en </text:span><text:a xlink:type="simple" xlink:href="mailto:www-html@w3.org"><text:span text:style-name="T32">www-html@w3.org</text:span></text:a><text:span text:style-name="T1"> (</text:span><text:a xlink:type="simple" xlink:href="http://lists.w3.org/Archives/Public/www-html/"><text:span text:style-name="T32">archivo</text:span></text:a><text:span text:style-name="T1">). Para subscribirse envíe un email a </text:span><text:a xlink:type="simple" xlink:href="mailto:www-html-request@w3.org"><text:span text:style-name="T32">www-html-request@w3.org</text:span></text:a><text:span text:style-name="T1"> con la palabra </text:span><text:span text:style-name="Emphasis"><text:span text:style-name="T1">subscribe</text:span></text:span><text:span text:style-name="T1"> en la línea del asunto.</text:span></text:p>
      <text:p text:style-name="P3"><text:span text:style-name="T1">Por favor, notifique los errores en este documento a </text:span><text:a xlink:type="simple" xlink:href="mailto:www-html-editor@w3.org"><text:span text:style-name="T32">www-html-editor@w3.org</text:span></text:a><text:span text:style-name="T1"> (</text:span><text:a xlink:type="simple" xlink:href="http://lists.w3.org/Archives/Public/www-html-editor/"><text:span text:style-name="T32">archivo</text:span></text:a><text:span text:style-name="T1">). La lista de</text:span><text:a xlink:type="simple" xlink:href="http://www.w3.org/2001/05/REC-xhtml11-20010531-errata"><text:span text:style-name="T32">errores conocidos</text:span></text:a><text:span text:style-name="T1"> en esta especificación está disponible en http://www.w3.org/2001/05/REC-xhtml11-20010531-errata.</text:span></text:p>
      <text:p text:style-name="P3"><text:span text:style-name="T1">La versión en Inglés de esta especificación es la única versión normativa. Información acerca de</text:span><text:a xlink:type="simple" xlink:href="http://www.w3.org/MarkUp/translations"><text:span text:style-name="T32">traducciones de este documento</text:span></text:a><text:span text:style-name="T1"> está disponible en http://www.w3.org/MarkUp/translations.</text:span></text:p>
      <text:p text:style-name="P3"><text:span text:style-name="T1">Una lista de las actuales Recomendaciones del W3C y otros documentos técnicos puede encontrarse en </text:span><text:a xlink:type="simple" xlink:href="http://www.w3.org/TR"><text:span text:style-name="T32">http://www.w3.org/TR</text:span></text:a><text:span text:style-name="T1">.</text:span></text:p>
      <text:h text:style-name="P56" text:outline-level="1">Breve Tabla de Contenidos</text:h>
      <text:list xml:id="list1752757842" text:style-name="L28">
        <text:list-item>
          <text:p text:style-name="P127"><text:span text:style-name="T2">1. </text:span><text:a xlink:type="simple" xlink:href="#s_intro"><text:span text:style-name="T32">Introducción</text:span></text:a></text:p>
        </text:list-item>
        <text:list-item>
          <text:p text:style-name="P127"><text:span text:style-name="T2">2. </text:span><text:a xlink:type="simple" xlink:href="#s_conform"><text:span text:style-name="T32">Definición de Conformidad</text:span></text:a></text:p>
        </text:list-item>
        <text:list-item>
          <text:p text:style-name="P127"><text:span text:style-name="T2">3. </text:span><text:a xlink:type="simple" xlink:href="#s_doctype"><text:span text:style-name="T32">El Documento del Tipo XHTML 1.1</text:span></text:a></text:p>
        </text:list-item>
        <text:list-item>
          <text:p text:style-name="P127"><text:span text:style-name="T2">A. </text:span><text:a xlink:type="simple" xlink:href="#a_changes"><text:span text:style-name="T32">Cambios respecto a XHTML 1.0 Strict</text:span></text:a></text:p>
        </text:list-item>
        <text:list-item>
          <text:p text:style-name="P127"><text:soft-page-break/><text:span text:style-name="T2">B. </text:span><text:a xlink:type="simple" xlink:href="#a_refs"><text:span text:style-name="T32">Referencias</text:span></text:a></text:p>
        </text:list-item>
        <text:list-item>
          <text:p text:style-name="P127"><text:span text:style-name="T2">C. </text:span><text:a xlink:type="simple" xlink:href="#a_xhtml11_dtd"><text:span text:style-name="T32">Definición del Tipo de Documento XHTML 1.1</text:span></text:a></text:p>
        </text:list-item>
        <text:list-item>
          <text:p text:style-name="P129"><text:span text:style-name="T2">D. </text:span><text:a xlink:type="simple" xlink:href="#a_acks"><text:span text:style-name="T32">Agradecimientos</text:span></text:a></text:p>
        </text:list-item>
      </text:list>
      <text:h text:style-name="P59" text:outline-level="1">Tabla Completa de Contenidos</text:h>
      <text:list xml:id="list1132973098" text:style-name="L29">
        <text:list-item>
          <text:p text:style-name="P128"><text:span text:style-name="T2">1. </text:span><text:a xlink:type="simple" xlink:href="#s_intro"><text:span text:style-name="T32">Introducción</text:span></text:a></text:p>
        </text:list-item>
        <text:list-item>
          <text:p text:style-name="P128"><text:span text:style-name="T2">2. </text:span><text:a xlink:type="simple" xlink:href="#s_conform"><text:span text:style-name="T32">Definición de Conformidad</text:span></text:a></text:p>
          <text:list>
            <text:list-item>
              <text:p text:style-name="P128"><text:span text:style-name="T2">2.1. </text:span><text:a xlink:type="simple" xlink:href="#doccont"><text:span text:style-name="T32">Conformidad del Documento</text:span></text:a></text:p>
              <text:list>
                <text:list-item>
                  <text:p text:style-name="P128"><text:span text:style-name="T2">2.1.1. </text:span><text:a xlink:type="simple" xlink:href="#strict"><text:span text:style-name="T32">Documentos Estrictamente Conformes</text:span></text:a></text:p>
                </text:list-item>
              </text:list>
            </text:list-item>
            <text:list-item>
              <text:p text:style-name="P128"><text:span text:style-name="T2">2.2. </text:span><text:a xlink:type="simple" xlink:href="#uaconf"><text:span text:style-name="T32">Conformidad de los Agentes de Usuario</text:span></text:a></text:p>
            </text:list-item>
          </text:list>
        </text:list-item>
        <text:list-item>
          <text:p text:style-name="P128"><text:span text:style-name="T2">3. </text:span><text:a xlink:type="simple" xlink:href="#s_doctype"><text:span text:style-name="T32">El Tipo de Documento XHTML 1.1</text:span></text:a></text:p>
        </text:list-item>
        <text:list-item>
          <text:p text:style-name="P128"><text:span text:style-name="T2">A. </text:span><text:a xlink:type="simple" xlink:href="#a_changes"><text:span text:style-name="T32">Cambios respecto a XHTML 1.0 Strict</text:span></text:a></text:p>
        </text:list-item>
        <text:list-item>
          <text:p text:style-name="P128"><text:span text:style-name="T2">B. </text:span><text:a xlink:type="simple" xlink:href="#a_refs"><text:span text:style-name="T32">Referencias</text:span></text:a></text:p>
          <text:list>
            <text:list-item>
              <text:p text:style-name="P128"><text:span text:style-name="T2">B.1. </text:span><text:a xlink:type="simple" xlink:href="#a_normrefs"><text:span text:style-name="T32">Referencias Normativas</text:span></text:a></text:p>
            </text:list-item>
            <text:list-item>
              <text:p text:style-name="P128"><text:span text:style-name="T2">B.2. </text:span><text:a xlink:type="simple" xlink:href="#a_inforefs"><text:span text:style-name="T32">Referencias Informativas</text:span></text:a></text:p>
            </text:list-item>
          </text:list>
        </text:list-item>
        <text:list-item>
          <text:p text:style-name="P128"><text:span text:style-name="T2">C. </text:span><text:a xlink:type="simple" xlink:href="#a_xhtml11_dtd"><text:span text:style-name="T32">Definición del Tipo de Documento XHTML 1.1</text:span></text:a></text:p>
          <text:list>
            <text:list-item>
              <text:p text:style-name="P128"><text:span text:style-name="T2">C.1. </text:span><text:a xlink:type="simple" xlink:href="#a_xhtml11_catalog"><text:span text:style-name="T32">Entrada del Catálogo Abierto SGML para XHTML 1.1</text:span></text:a></text:p>
            </text:list-item>
            <text:list-item>
              <text:p text:style-name="P128"><text:span text:style-name="T2">C.2. </text:span><text:a xlink:type="simple" xlink:href="#a_xhtml11_driver"><text:span text:style-name="T32">Driver XHTML 1.1</text:span></text:a></text:p>
            </text:list-item>
            <text:list-item>
              <text:p text:style-name="P128"><text:span text:style-name="T2">C.3. </text:span><text:a xlink:type="simple" xlink:href="#a_xhtml11_customization"><text:span text:style-name="T32">Personalizaciones de XHTML 1.1</text:span></text:a></text:p>
            </text:list-item>
          </text:list>
        </text:list-item>
        <text:list-item>
          <text:p text:style-name="P130"><text:span text:style-name="T2">D. </text:span><text:a xlink:type="simple" xlink:href="#a_acks"><text:span text:style-name="T32">Agradecimientos</text:span></text:a></text:p>
        </text:list-item>
      </text:list>
      <text:h text:style-name="P59" text:outline-level="1"><text:bookmark text:name="s_intro"/>1. Introducción</text:h>
      <text:p text:style-name="P3"><text:span text:style-name="T1">Esta sección es </text:span><text:span text:style-name="Emphasis"><text:span text:style-name="T1">normativa</text:span></text:span><text:span text:style-name="T1">.</text:span></text:p>
      <text:p text:style-name="P3"><text:span text:style-name="T1">Con la introducción de la familia de módulos y documentos del tipo XHTML, el W3C ha contribuido a trasladar a la comunidad de desarrolladores de contenido de Internet desde los días del marcado mal formado, no-estándar hasta el mundo bien formado y válido de XML [</text:span><text:a xlink:type="simple" xlink:href="#ref_xml"><text:span text:style-name="T32">XML</text:span></text:a><text:span text:style-name="T1">]. En XHTML 1.0, este movimiento fue moderado por la meta de proporcionar una migración fácil desde el contenido existente, basado en HTML 4 (o anterior) a XHTML y XML. Con el advenimiento de los módulos XHTML definidos en Modularización de XHTML, el W3C ha eliminado el soporte para elementos y atributos en desuso de la familia XHTML. Estos elementos y atributos tenían una funcionalidad ampliamente orientada a la presentación que se maneja mejor vía hojas de estilo o comportamientos por defecto específicos de los clientes.</text:span></text:p>
      <text:p text:style-name="P1">En lo sucesivo, los documentos de los tipos de la familia XHTML van a estar basados en esta nueva, más estructural colección de funcionalidades. En esta especificación, el Grupo de Trabajo de HTML del W3C ha definido un tipo de documento inicial basado exclusivamente en módulos. Este tipo de documento está diseñado para ser portable a una amplia colección de dispositivos clientes, y aplicable a la mayoría de contenidos de Internet. Los desarrolladores de Contenido que basen sus contenidos sobre la funcionalidad expresada en esta especificación pueden confiar en que van a ser consistentemente portable a través de la familia de agentes de usuario de conformidad XHTML.</text:p>
      <text:h text:style-name="P56" text:outline-level="1"><text:bookmark text:name="s_conform"/><text:soft-page-break/>2. Definición de Conformidad</text:h>
      <text:p text:style-name="P3"><text:span text:style-name="T1">Esta sección es </text:span><text:span text:style-name="Emphasis"><text:span text:style-name="T1">normativa</text:span></text:span><text:span text:style-name="T1">.</text:span></text:p>
      <text:p text:style-name="P3"><text:span text:style-name="T1">Las palabras clave "MUST", "MUST NOT", "REQUIRED", "SHALL", "SHALL NOT", "SHOULD", "RECOMMENDED", "MAY", y "OPTIONAL" en este documento van a ser interpretadas como en</text:span><text:a xlink:type="simple" xlink:href="#ref_RFC2119"><text:span text:style-name="T32">[RFC2119]</text:span></text:a><text:span text:style-name="T1">.</text:span></text:p>
      <text:p text:style-name="P64"><text:span text:style-name="T1">Nota del traductor:<text:line-break/>Dado que el enlace proporcionado por el w3c hace referencia a los términos en inglés, se ha optado por no traducirlos, con el fin de no incluir contenido adicional al de la recomendación del W3C. Para consultar el significado de dichos términos en castellano, puede dirigirse al siguiente enlace:</text:span><text:a xlink:type="simple" xlink:href="http://www.sidar.org/traduc/xhtml1.htm#terms"><text:span text:style-name="T26">http://www.sidar.org/traduc/xhtml1.htm#terms</text:span></text:a><text:span text:style-name="T1">.</text:span></text:p>
      <text:h text:style-name="P57" text:outline-level="2"><text:bookmark text:name="doccont"/>2.1. Conformidad de Documento</text:h>
      <text:p text:style-name="P1">Esta versión de XHTML proporciona una definición de documentos XHTML estrictamente conformes, que están restringidos a elementos y atributos procedentes del espacio de nombres XHTML.</text:p>
      <text:h text:style-name="P58" text:outline-level="3"><text:bookmark text:name="strict1"/>2.1.1. Documentos Estrictamente Conformes</text:h>
      <text:p text:style-name="P1">Un documento estrictamente conforme con XHTML 1.1 es un documento que requiere sólo las facilidades descritas como obligatorias en esta especificación. Por tanto, un documento debe seguir todos los criterios siguientes:</text:p>
      <text:list xml:id="list1422334651" text:style-name="L30">
        <text:list-item>
          <text:p text:style-name="P73"><text:span text:style-name="T1">El documento debe ser conforme a los apremios expresados en el </text:span><text:a xlink:type="simple" xlink:href="#a_xhtml11_dtd"><text:span text:style-name="T32">Apéndice C</text:span></text:a><text:span text:style-name="T1">.</text:span></text:p>
        </text:list-item>
        <text:list-item>
          <text:p text:style-name="P73"><text:span text:style-name="T1">El elemento raíz del documento debe ser </text:span><text:span text:style-name="Source_20_Text"><text:span text:style-name="T36">&lt;html&gt;</text:span></text:span><text:span text:style-name="T1">.</text:span></text:p>
        </text:list-item>
        <text:list-item>
          <text:p text:style-name="P73"><text:span text:style-name="T1">El elemento raíz del documento debe designar el espacio de nombres XHTML usando el atributo </text:span><text:span text:style-name="Source_20_Text"><text:span text:style-name="T36">xmlns</text:span></text:span><text:span text:style-name="T1"> </text:span><text:a xlink:type="simple" xlink:href="#ref_xmlns"><text:span text:style-name="T32">[XMLNAMES]</text:span></text:a><text:span text:style-name="T1">. El espacio de nombres designado para XHTML es "</text:span><text:span text:style-name="Source_20_Text"><text:span text:style-name="T36">http://www.w3.org/1999/xhtml</text:span></text:span><text:span text:style-name="T1">".</text:span></text:p>
        </text:list-item>
        <text:list-item>
          <text:p text:style-name="P73"><text:span text:style-name="T1">Debe existir una declaración DOCTYPE en el documento previa al elemento raíz. Si está presente, el identificador público incluido en la declaración DOCTYPE debe hacer referencia a la DTD que se encuentra en el </text:span><text:a xlink:type="simple" xlink:href="#a_xhtml11_dtd"><text:span text:style-name="T32">Apéndice C</text:span></text:a><text:span text:style-name="T1"> usando su Identificador Formal Público. El identificador system debe ser modificado apropiadamente.</text:span></text:p>
          <text:p text:style-name="P145">&lt;!DOCTYPE html PUBLIC "-//W3C//DTD XHTML 1.1//EN" "http://www.w3.org/TR/xhtml11/DTD/xhtml11.dtd"&gt;</text:p>
        </text:list-item>
      </text:list>
      <text:p text:style-name="P1">Aquí hay un ejemplo de un documento XHTML 1.1.</text:p>
      <text:p text:style-name="P46">&lt;?xml version="1.0" encoding="UTF-8"?&gt;&lt;!DOCTYPE html PUBLIC "-//W3C//DTD XHTML 1.1//EN" <text:s text:c="3"/>"http://www.w3.org/TR/xhtml11/DTD/xhtml11.dtd"&gt;&lt;html xmlns="http://www.w3.org/1999/xhtml" xml:lang="en" &gt; <text:s/>&lt;head&gt; <text:s text:c="3"/>&lt;title&gt;Virtual Library&lt;/title&gt; <text:s/>&lt;/head&gt; <text:s/>&lt;body&gt; <text:s text:c="3"/>&lt;p&gt;Moved to &lt;a href="http://vlib.org/"&gt;vlib.org&lt;/a&gt;.&lt;/p&gt; <text:s/>&lt;/body&gt;&lt;/html&gt;</text:p>
      <text:p text:style-name="P1">Notar que en este ejemplo, la declaración XML está incluida. Una declaración XML como la de arriba no está requerida en todos los documentos XML. Se anima fuertemente a autores de documentos XHTML al uso de declaraciones XML en todos sus documentos. En cualquier caso una declaración está <text:soft-page-break/>requerida cuando la codificación de los caracteres del documento es distinta de las codificaciones por defecto UTF-8 o UTF-16.</text:p>
      <text:h text:style-name="P57" text:outline-level="2"><text:bookmark text:name="uaconf1"/>2.2. Conformidad de Agente de Usuario</text:h>
      <text:p text:style-name="P3"><text:span text:style-name="T1">Un agente de usuario conforme debe seguir todos los requerimientos de conformidad definidos en [</text:span><text:a xlink:type="simple" xlink:href="#ref_xhtml_modularization"><text:span text:style-name="T32">XHTMLMOD</text:span></text:a><text:span text:style-name="T1">].</text:span></text:p>
      <text:h text:style-name="P56" text:outline-level="1"><text:bookmark text:name="s_doctype"/>3. El Tipo de Documento XHTML 1.1</text:h>
      <text:p text:style-name="P3"><text:span text:style-name="T1">Esta sección es </text:span><text:span text:style-name="Emphasis"><text:span text:style-name="T1">normativa</text:span></text:span><text:span text:style-name="T1">.</text:span></text:p>
      <text:p text:style-name="P3"><text:span text:style-name="T1">El tipo de documento XHTML 1.1 es un tipo de documento completamente funcional con rica semántica. No es, en cualquier caso, tan variado en su funcionalidad como los tipos de documento XHTML 1.0 Transitional o Frameset. Dichos tipos de documento definían muchos componentes presentacionales que se manejan mejor mediante hojas de estilos u otros mecanismos similares. Más aún, partiendo de que el tipo de documento XHTML 1.1 está basado exclusivamente en las facilidades definidas en los módulos XHTML [</text:span><text:a xlink:type="simple" xlink:href="#ref_xhtml_modularization"><text:span text:style-name="T32">XHTMLMOD</text:span></text:a><text:span text:style-name="T1">], no va a contener ninguna de las funcionalidades en desuso de XHTML 1.0 ni de HTML 4. Quitando estas excepciones, o quizá debido a ellas, el tipo de documento XHTML 1.1 es una base sólida para futuros tipos de documento que estén destinados a entornos de agentes de usuario variados.</text:span></text:p>
      <text:p text:style-name="P3"><text:span text:style-name="T1">El tipo de documento XHTML 1.1 está construido a partir de los siguientes módulos XHTML. Los elementos, atributos, y modelos mínimos de contenido asociados con dichos módulos son definidos en "Modularización de XHTML" [</text:span><text:a xlink:type="simple" xlink:href="#ref_xhtml_modularization"><text:span text:style-name="T32">XHTMLMOD</text:span></text:a><text:span text:style-name="T1">]). Los elementos son listados aquí con propósitos informativos, pero las definiciones de "Modularización de XHTML" deberían ser consideradas definitivas. En la versión on-line de este documento, los nombres de los módulos en la lista siguiente enlazan a las definiciones de dichos módulos contenidas en la versión actual de "Modularización de XHTML".</text:span></text:p>
      <text:p text:style-name="P6"><text:a xlink:type="simple" xlink:href="http://www.w3.org/TR/xhtml-modularization/abstract_modules.html#s_structuremodule"><text:span text:style-name="T33">Módulo de Estructura</text:span></text:a><text:span text:style-name="T3">*</text:span></text:p>
      <text:p text:style-name="P8"><text:span text:style-name="Source_20_Text"><text:span text:style-name="T36">body, head, html, title</text:span></text:span></text:p>
      <text:p text:style-name="P6"><text:a xlink:type="simple" xlink:href="http://www.w3.org/TR/xhtml-modularization/abstract_modules.html#s_textmodule"><text:span text:style-name="T33">Módulo de Texto</text:span></text:a><text:span text:style-name="T3">*</text:span></text:p>
      <text:p text:style-name="P8"><text:span text:style-name="Source_20_Text"><text:span text:style-name="T36">abbr, acronym, address, blockquote, br, cite, code, dfn, div, em, h1, h2, h3, h4, h5, h6, kbd, p, pre, q, samp, span, strong, var</text:span></text:span></text:p>
      <text:p text:style-name="P6"><text:a xlink:type="simple" xlink:href="http://www.w3.org/TR/xhtml-modularization/abstract_modules.html#s_hypertextmodule"><text:span text:style-name="T33">Módulo de Hipertexto</text:span></text:a><text:span text:style-name="T3">*</text:span></text:p>
      <text:p text:style-name="P8"><text:span text:style-name="Source_20_Text"><text:span text:style-name="T36">a</text:span></text:span></text:p>
      <text:p text:style-name="P6"><text:a xlink:type="simple" xlink:href="http://www.w3.org/TR/xhtml-modularization/abstract_modules.html#s_listmodule"><text:span text:style-name="T33">Módulo de Lista</text:span></text:a><text:span text:style-name="T3">*</text:span></text:p>
      <text:p text:style-name="P8"><text:span text:style-name="Source_20_Text"><text:span text:style-name="T36">dl, dt, dd, ol, ul, li</text:span></text:span></text:p>
      <text:p text:style-name="P6"><text:a xlink:type="simple" xlink:href="http://www.w3.org/TR/xhtml-modularization/abstract_modules.html#s_objectmodule"><text:span text:style-name="T33">Módulo de Objetos</text:span></text:a></text:p>
      <text:p text:style-name="P8"><text:span text:style-name="Source_20_Text"><text:span text:style-name="T36">object, param</text:span></text:span></text:p>
      <text:p text:style-name="P6"><text:a xlink:type="simple" xlink:href="http://www.w3.org/TR/xhtml-modularization/abstract_modules.html#s_presentationmodule"><text:span text:style-name="T33">Módulo de Presentación</text:span></text:a></text:p>
      <text:p text:style-name="P8"><text:span text:style-name="Source_20_Text"><text:span text:style-name="T36">b, big, hr, i, small, sub, sup, tt</text:span></text:span></text:p>
      <text:p text:style-name="P6"><text:a xlink:type="simple" xlink:href="http://www.w3.org/TR/xhtml-modularization/abstract_modules.html#s_editmodule"><text:span text:style-name="T33">Módulo de Edición</text:span></text:a></text:p>
      <text:p text:style-name="P8"><text:span text:style-name="Source_20_Text"><text:span text:style-name="T36">del, ins</text:span></text:span></text:p>
      <text:p text:style-name="P6"><text:a xlink:type="simple" xlink:href="http://www.w3.org/TR/xhtml-modularization/abstract_modules.html#s_bdomodule"><text:span text:style-name="T33">Módulo de Texto Bidireccional</text:span></text:a></text:p>
      <text:p text:style-name="P8"><text:span text:style-name="Source_20_Text"><text:span text:style-name="T36">bdo</text:span></text:span></text:p>
      <text:p text:style-name="P6"><text:a xlink:type="simple" xlink:href="http://www.w3.org/TR/xhtml-modularization/abstract_modules.html#s_extformsmodule"><text:span text:style-name="T33">Módulo de Formularios</text:span></text:a></text:p>
      <text:p text:style-name="P8"><text:soft-page-break/><text:span text:style-name="Source_20_Text"><text:span text:style-name="T36">button, fieldset, form, input, label, legend, select, optgroup, option, textarea</text:span></text:span></text:p>
      <text:p text:style-name="P6"><text:a xlink:type="simple" xlink:href="http://www.w3.org/TR/xhtml-modularization/abstract_modules.html#s_tablemodule"><text:span text:style-name="T33">Módulo de Tablas</text:span></text:a></text:p>
      <text:p text:style-name="P8"><text:span text:style-name="Source_20_Text"><text:span text:style-name="T36">caption, col, colgroup, table, tbody, td, tfoot, th, thead, tr</text:span></text:span></text:p>
      <text:p text:style-name="P6"><text:a xlink:type="simple" xlink:href="http://www.w3.org/TR/xhtml-modularization/abstract_modules.html#s_imagemodule"><text:span text:style-name="T33">Módulo de Imagen</text:span></text:a></text:p>
      <text:p text:style-name="P8"><text:span text:style-name="Source_20_Text"><text:span text:style-name="T36">img</text:span></text:span></text:p>
      <text:p text:style-name="P6"><text:a xlink:type="simple" xlink:href="http://www.w3.org/TR/xhtml-modularization/abstract_modules.html#s_imapmodule"><text:span text:style-name="T33">Módulo de Mapa de Imagen del lado Cliente</text:span></text:a></text:p>
      <text:p text:style-name="P8"><text:span text:style-name="Source_20_Text"><text:span text:style-name="T36">area, map</text:span></text:span></text:p>
      <text:p text:style-name="P6"><text:a xlink:type="simple" xlink:href="http://www.w3.org/TR/xhtml-modularization/abstract_modules.html#s_servermapmodule"><text:span text:style-name="T33">Módulo de Mapa de Imagen del lado Servidor</text:span></text:a></text:p>
      <text:p text:style-name="P8"><text:span text:style-name="T1">Attribute </text:span><text:span text:style-name="Source_20_Text"><text:span text:style-name="T36">ismap</text:span></text:span><text:span text:style-name="T1"> on </text:span><text:span text:style-name="Source_20_Text"><text:span text:style-name="T36">img</text:span></text:span></text:p>
      <text:p text:style-name="P6"><text:a xlink:type="simple" xlink:href="http://www.w3.org/TR/xhtml-modularization/abstract_modules.html#s_intrinsiceventsmodule"><text:span text:style-name="T33">Módulo de Eventos Intrínsecos</text:span></text:a></text:p>
      <text:p text:style-name="P7">Events attributes</text:p>
      <text:p text:style-name="P6"><text:a xlink:type="simple" xlink:href="http://www.w3.org/TR/xhtml-modularization/abstract_modules.html#s_metamodule"><text:span text:style-name="T33">Módulo de Metainformación</text:span></text:a></text:p>
      <text:p text:style-name="P8"><text:span text:style-name="Source_20_Text"><text:span text:style-name="T36">meta</text:span></text:span></text:p>
      <text:p text:style-name="P6"><text:a xlink:type="simple" xlink:href="http://www.w3.org/TR/xhtml-modularization/abstract_modules.html#s_scriptmodule"><text:span text:style-name="T33">Módulo de Scripting</text:span></text:a></text:p>
      <text:p text:style-name="P8"><text:span text:style-name="Source_20_Text"><text:span text:style-name="T36">noscript, script</text:span></text:span></text:p>
      <text:p text:style-name="P6"><text:a xlink:type="simple" xlink:href="http://www.w3.org/TR/xhtml-modularization/abstract_modules.html#s_stylemodule"><text:span text:style-name="T33">Módulo de Hoja de Estilo</text:span></text:a></text:p>
      <text:p text:style-name="P8"><text:span text:style-name="Source_20_Text"><text:span text:style-name="T36">style</text:span></text:span><text:span text:style-name="T1"> element</text:span></text:p>
      <text:p text:style-name="P6"><text:a xlink:type="simple" xlink:href="http://www.w3.org/TR/xhtml-modularization/abstract_modules.html#s_styleattributemodule"><text:span text:style-name="T33">Módulo del Atributo Style</text:span></text:a><text:span text:style-name="T3"> </text:span><text:span text:style-name="Emphasis"><text:span text:style-name="T3">En desuso</text:span></text:span></text:p>
      <text:p text:style-name="P8"><text:span text:style-name="Source_20_Text"><text:span text:style-name="T36">style</text:span></text:span><text:span text:style-name="T1"> attribute</text:span></text:p>
      <text:p text:style-name="P6"><text:a xlink:type="simple" xlink:href="http://www.w3.org/TR/xhtml-modularization/abstract_modules.html#s_linkmodule"><text:span text:style-name="T33">Módulo de Link</text:span></text:a></text:p>
      <text:p text:style-name="P8"><text:span text:style-name="Source_20_Text"><text:span text:style-name="T36">link</text:span></text:span></text:p>
      <text:p text:style-name="P6"><text:a xlink:type="simple" xlink:href="http://www.w3.org/TR/xhtml-modularization/abstract_modules.html#s_basemodule"><text:span text:style-name="T33">Módulo de Base</text:span></text:a></text:p>
      <text:p text:style-name="P45"><text:span text:style-name="Source_20_Text"><text:span text:style-name="T36">base</text:span></text:span></text:p>
      <text:p text:style-name="P3"><text:span text:style-name="T1">XHTML también utiliza el módulo Ruby Annotation como es definido en [</text:span><text:a xlink:type="simple" xlink:href="#ref_ruby"><text:span text:style-name="T32">RUBY</text:span></text:a><text:span text:style-name="T1">]:</text:span></text:p>
      <text:p text:style-name="P5">Ruby Annotation Module</text:p>
      <text:p text:style-name="P45"><text:span text:style-name="Source_20_Text"><text:span text:style-name="T36">ruby, rbc, rtc, rb, rt, rp</text:span></text:span></text:p>
      <text:p text:style-name="P3"><text:span text:style-name="T1">No hay definiciones adicionales requeridas por este tipo de documento. Una implementación de este tipo de documento como DTD de XML se define en el </text:span><text:a xlink:type="simple" xlink:href="#a_xhtml11_dtd"><text:span text:style-name="T32">Apéndice C</text:span></text:a><text:span text:style-name="T1">.</text:span></text:p>
      <text:h text:style-name="P56" text:outline-level="1"><text:bookmark text:name="a_changes"/>A. Cambios respecto a XHTML 1.0</text:h>
      <text:p text:style-name="P3"><text:span text:style-name="T1">Este apéndice es </text:span><text:span text:style-name="Emphasis"><text:span text:style-name="T1">informativo</text:span></text:span><text:span text:style-name="T1">.</text:span></text:p>
      <text:p text:style-name="P1">Este Apéndice describe las diferencias entre XHTML 1.1 y XHTML 1.0 Strict. XHTML 1.1 representa una salida tanto de HTML 4 como XHTML 1.0. Lo más significativo es la eliminación de características que estaban en desuso. En general, la estrategia es definir un lenguaje de marcado que sea rico en funcionalidad estructural, pero que delegue en las hojas de estilo para la presentación.</text:p>
      <text:p text:style-name="P1">Las diferencias pueden resumirse como sigue:</text:p>
      <text:list xml:id="list1082780460" text:style-name="L31">
        <text:list-item>
          <text:p text:style-name="P84"><text:span text:style-name="T1">En todos los elementos, el atributo </text:span><text:span text:style-name="Teletype"><text:span text:style-name="T37">lang</text:span></text:span><text:span text:style-name="T1"> ha sido eliminado en favor del atributo </text:span><text:span text:style-name="Teletype"><text:span text:style-name="T37">xml:lang</text:span></text:span><text:span text:style-name="T1">  (como se ha definido en [</text:span><text:a xlink:type="simple" xlink:href="#ref_xhtml_modularization"><text:span text:style-name="T32">XHTMLMOD</text:span></text:a><text:span text:style-name="T1">]).</text:span></text:p>
        </text:list-item>
        <text:list-item>
          <text:p text:style-name="P84"><text:span text:style-name="T1">En los elementos </text:span><text:span text:style-name="Teletype"><text:span text:style-name="T37">a</text:span></text:span><text:span text:style-name="T1"> y </text:span><text:span text:style-name="Teletype"><text:span text:style-name="T37">map</text:span></text:span><text:span text:style-name="T1">, el atributo </text:span><text:span text:style-name="Teletype"><text:span text:style-name="T37">name</text:span></text:span><text:span text:style-name="T1"> ha sido eliminado en favor del atributo </text:span><text:span text:style-name="Teletype"><text:span text:style-name="T37">id</text:span></text:span><text:span text:style-name="T1"> (como se ha definido en [</text:span><text:a xlink:type="simple" xlink:href="#ref_xhtml_modularization"><text:span text:style-name="T32">XHTMLMOD</text:span></text:a><text:span text:style-name="T1">]).</text:span></text:p>
        </text:list-item>
        <text:list-item>
          <text:p text:style-name="P74"><text:span text:style-name="T1">La colección de elementos "</text:span><text:span text:style-name="Teletype"><text:span text:style-name="T37">ruby</text:span></text:span><text:span text:style-name="T1">" ha sido añadida (como se ha definido en [</text:span><text:a xlink:type="simple" xlink:href="#ref_ruby"><text:span text:style-name="T32">RUBY</text:span></text:a><text:span text:style-name="T1">]).</text:span></text:p>
        </text:list-item>
      </text:list>
      <text:h text:style-name="P56" text:outline-level="1"><text:bookmark text:name="a_refs"/><text:soft-page-break/>B. Referencias</text:h>
      <text:p text:style-name="P3"><text:span text:style-name="T1">Este apéndice es </text:span><text:span text:style-name="Emphasis"><text:span text:style-name="T1">normativo</text:span></text:span><text:span text:style-name="T1">.</text:span></text:p>
      <text:h text:style-name="P57" text:outline-level="2"><text:bookmark text:name="a_normrefs"/>B.1. Referencias Normativas</text:h>
      <text:p text:style-name="P5"><text:bookmark text:name="ref_html4"/>[HTML4]</text:p>
      <text:p text:style-name="P8"><text:a xlink:type="simple" xlink:href="http://www.w3.org/TR/1999/REC-html401-19991224"><text:span text:style-name="Citation"><text:span text:style-name="T32">HTML 4.01 Specification</text:span></text:span></text:a><text:span text:style-name="T1">, W3C Recommendation, Dave Raggett, Arnaud Le Hors, Ian Jacobs, 24 December 1999. See: http://www.w3.org/TR/1999/REC-html401-19991224</text:span></text:p>
      <text:p text:style-name="P5"><text:bookmark text:name="ref_xhtml1"/>[XHTML1]</text:p>
      <text:p text:style-name="P8"><text:a xlink:type="simple" xlink:href="http://www.w3.org/TR/2000/REC-xhtml1-20000126"><text:span text:style-name="Citation"><text:span text:style-name="T32">XHTML 1.0: The Extensible HyperText Markup Language</text:span></text:span></text:a><text:span text:style-name="T1">, W3C Recommendation, Steven Pemberton, et al., 26 January 2000. See: http://www.w3.org/TR/2000/REC-xhtml1-20000126</text:span></text:p>
      <text:p text:style-name="P5"><text:bookmark text:name="ref_xhtml_modularization"/>[XHTMLMOD]</text:p>
      <text:p text:style-name="P8"><text:a xlink:type="simple" xlink:href="http://www.w3.org/TR/2001/REC-xhtml-modularization-20010410"><text:span text:style-name="Citation"><text:span text:style-name="T32">Modularization of XHTML</text:span></text:span></text:a><text:span text:style-name="T1">, W3C Recommendation, Murray Altheim, et al., 10 April 2001 See: http://www.w3.org/TR/2001/REC-xhtml-modularization-20010410</text:span></text:p>
      <text:p text:style-name="P5"><text:bookmark text:name="ref_xml"/>[XML]</text:p>
      <text:p text:style-name="P8"><text:a xlink:type="simple" xlink:href="http://www.w3.org/TR/2000/REC-xml-20001006"><text:span text:style-name="Citation"><text:span text:style-name="T32">Extensible Markup Language (XML) 1.0 (Second Edition)</text:span></text:span></text:a><text:span text:style-name="T1">, W3C Recommendation, Tim Bray, Jean Paoli, C. M. Sperberg-McQueen, Eve Maler, 6 October 2000. See: http://www.w3.org/TR/2000/REC-xml-20001006</text:span></text:p>
      <text:p text:style-name="P5"><text:bookmark text:name="ref_ruby"/>[RUBY]</text:p>
      <text:p text:style-name="P45"><text:a xlink:type="simple" xlink:href="http://www.w3.org/TR/2001/REC-ruby-20010531"><text:span text:style-name="Citation"><text:span text:style-name="T32">Ruby Annotation</text:span></text:span></text:a><text:span text:style-name="T1">, W3C Recommendation, Marcin Sawicki, et al., 31 May 2001. See: http://www.w3.org/TR/2001/REC-ruby-20010531</text:span></text:p>
      <text:h text:style-name="P57" text:outline-level="2"><text:bookmark text:name="a_inforefs"/>B.2. Referencias Informativas</text:h>
      <text:p text:style-name="P5"><text:bookmark text:name="ref_catalog"/>[CATALOG]</text:p>
      <text:p text:style-name="P8"><text:a xlink:type="simple" xlink:href="http://www.oasis-open.org/html/a401.htm"><text:span text:style-name="Citation"><text:span text:style-name="T32">Entity Management: OASIS Technical Resolution 9401:1997 (Amendment 2 to TR 9401)</text:span></text:span></text:a><text:span text:style-name="T1">, Paul Grosso, Chair, Entity Management Subcommittee, SGML Open, 10 September 1997. See: http://www.oasis-open.org/html/a401.htm</text:span></text:p>
      <text:p text:style-name="P5"><text:bookmark text:name="ref_RFC2119"/>[RFC2119]</text:p>
      <text:p text:style-name="P8"><text:span text:style-name="T1">"</text:span><text:a xlink:type="simple" xlink:href="http://www.ietf.org/rfc/rfc2119.txt"><text:span text:style-name="Citation"><text:span text:style-name="T32">Key words for use in RFCs to indicate requirement levels</text:span></text:span></text:a><text:span text:style-name="T1">", RFC 2119, S. Bradner, March 1997. Available at: http://www.ietf.org/rfc/rfc2119.txt</text:span></text:p>
      <text:p text:style-name="P5"><text:bookmark text:name="ref_xmlns"/>[XMLNAMES]</text:p>
      <text:p text:style-name="P45"><text:span text:style-name="T1">"</text:span><text:a xlink:type="simple" xlink:href="http://www.w3.org/TR/1999/REC-xml-names-19990114"><text:span text:style-name="Citation"><text:span text:style-name="T32">Namespaces in XML</text:span></text:span></text:a><text:span text:style-name="T1">", W3C Recommendation, Tim Bray, Dave Hollander, Andrew Layman, 14 January 1999. Available at: http://www.w3.org/TR/1999/REC-xml-names-19990114</text:span></text:p>
      <text:h text:style-name="P56" text:outline-level="1"><text:bookmark text:name="a_xhtml11_dtd"/>C. Definición del Tipo de Documento XHTML 1.1</text:h>
      <text:p text:style-name="P3"><text:span text:style-name="T1">Este apéndice es </text:span><text:span text:style-name="Emphasis"><text:span text:style-name="T1">normativo</text:span></text:span><text:span text:style-name="T1">.</text:span></text:p>
      <text:h text:style-name="P57" text:outline-level="2"><text:bookmark text:name="a_xhtml11_catalog"/><text:soft-page-break/>C.1. Entrada del Catálogo Abierto SGML para XHTML 1.1</text:h>
      <text:p text:style-name="P3"><text:span text:style-name="T1">Esta sección contiene la definición en el formato del Catálogo Abierto SGML [</text:span><text:a xlink:type="simple" xlink:href="#ref_catalog"><text:span text:style-name="T32">CATALOG</text:span></text:a><text:span text:style-name="T1">] del XHTML 1.1 FPI.</text:span></text:p>
      <text:p text:style-name="P62">-- .......................................................................... ---- File catalog <text:s/>............................................................ ---- <text:s/>XHTML 1.1 Catalog Data File <text:s text:c="3"/>Revision: <text:s/>@(#)xhtml11.cat 1.9 2001/04/04 SMI <text:s text:c="3"/>See "Entity Management", SGML Open Technical Resolution 9401 for detailed <text:s text:c="3"/>information on supplying and using catalog data. This document is available <text:s text:c="3"/>from OASIS at URL: <text:s text:c="7"/>&lt;http://www.oasis-open.org/html/tr9401.html&gt;---- .......................................................................... ---- SGML declaration associated with XHTML <text:s/>.................................. --OVERRIDE YESSGMLDECL "xml1.dcl"-- :::::::::::::::::::::::::::::::::::::::::::::::::::::::::::::::::::::::::: ---- XHTML 1.1 DTD modular driver file <text:s/>....................................... ---- note that this uses the local, flattened version of the DTD. If you want <text:s text:c="2"/>your catalog to use the master version of the XHTML Modules, change the <text:s text:c="3"/>entry to reference xhtml11.dtd instead of xhtml11-flat.dtd--PUBLIC "-//W3C//DTD XHTML 1.1//EN" <text:s text:c="31"/>"xhtml11-flat.dtd"-- XHTML 1.1 framework modules .............................................. --PUBLIC "-//W3C//ENTITIES XHTML 1.1 Document Model 1.0//EN" <text:s text:c="7"/>"xhtml11-model-1.mod"-- End of catalog data <text:s/>..................................................... ---- .......................................................................... --</text:p>
      <text:h text:style-name="P57" text:outline-level="2"><text:bookmark text:name="a_xhtml11_driver"/>C.2. XHTML 1.1 Driver</text:h>
      <text:p text:style-name="P3"><text:span text:style-name="T1">Esta sección contiene el driver para la implementación del tipo de documento XHTML 1.1 como una DTD XML. Se basa en las implementaciones de módulos XHTML definidas en [</text:span><text:a xlink:type="simple" xlink:href="#ref_xhtml_modularization"><text:span text:style-name="T32">XHTMLMOD</text:span></text:a><text:span text:style-name="T1">] y en [</text:span><text:a xlink:type="simple" xlink:href="#ref_ruby"><text:span text:style-name="T32">RUBY</text:span></text:a><text:span text:style-name="T1">].</text:span></text:p>
      <text:p text:style-name="P63">&lt;!-- ....................................................................... --&gt;&lt;!-- XHTML 1.1 DTD <text:s/>........................................................ --&gt;&lt;!-- file: xhtml11.dtd--&gt;&lt;!-- XHTML 1.1 DTD <text:s text:c="4"/>This is XHTML, a reformulation of HTML as a modular XML application. <text:s text:c="4"/>The Extensible HyperText Markup Language (XHTML) <text:s text:c="4"/>Copyright 1998-2001 World Wide Web Consortium <text:s text:c="7"/>(Massachusetts Institute of Technology, Institut National de <text:s text:c="8"/>Recherche en Informatique et en Automatique, Keio University). <text:s text:c="8"/>All Rights Reserved. <text:s text:c="4"/>Permission to use, copy, modify and distribute the XHTML DTD and its <text:s text:c="5"/>accompanying documentation for any purpose and without fee is hereby <text:s text:c="5"/>granted in perpetuity, provided that the above copyright notice and <text:s text:c="5"/>this paragraph appear in all copies. <text:s/>The copyright holders make no <text:s text:c="5"/>representation about the suitability of the DTD for any purpose. <text:s text:c="4"/>It is provided "as is" without expressed or implied warranty. <text:s text:c="7"/>Author: <text:s text:c="4"/>Murray M. Altheim &lt;altheim@eng.sun.com&gt; <text:s text:c="7"/>Revision: <text:s text:c="2"/>$Id: xhtml11.dtd,v 1.21 2001/05/29 16:37:01 ahby Exp $--&gt;&lt;!-- This is the driver file for version 1.1 of the XHTML DTD. <text:s text:c="4"/>Please use this formal public identifier to identify it: <text:s text:c="8"/>"-//W3C//DTD XHTML 1.1//EN"--&gt;&lt;!ENTITY <text:span text:style-name="T46">% XHTML.version</text:span> <text:s/>"-//W3C//DTD XHTML 1.1//EN" &gt;&lt;!-- Use this URI to identify the default namespace: <text:s text:c="8"/>"http://www.w3.org/1999/xhtml" <text:s text:c="4"/>See the Qualified Names module for information <text:s text:c="4"/>on the use of namespace prefixes in the DTD.--&gt;&lt;!ENTITY <text:span text:style-name="T46">% NS.prefixed</text:span> "IGNORE" &gt;&lt;!ENTITY <text:span text:style-name="T46">% XHTML.prefix</text:span> "" &gt;&lt;!-- Reserved for use with the XLink namespace:--&gt;&lt;!ENTITY <text:span text:style-name="T46">% XLINK.xmlns</text:span> "" &gt;&lt;!ENTITY <text:span text:style-name="T46">% XLINK.xmlns.attrib</text:span> "" &gt;&lt;!-- For example, if you are using XHTML 1.1 directly, use the FPI <text:s text:c="4"/>in the DOCTYPE declaration, with the xmlns attribute on the <text:s text:c="4"/>document element to <text:soft-page-break/>identify the default namespace: <text:s text:c="6"/>&lt;?xml version="1.0"?&gt; <text:s text:c="6"/>&lt;!DOCTYPE html PUBLIC "-//W3C//DTD XHTML 1.1//EN" "xhtml11.dtd"&gt; <text:s text:c="6"/>&lt;html xmlns="http://www.w3.org/1999/xhtml" <text:s text:c="12"/>xml:lang="en"&gt; <text:s text:c="6"/>... <text:s text:c="6"/>&lt;/html&gt; <text:s text:c="4"/>Revisions: <text:s text:c="4"/>(none)--&gt;&lt;!-- reserved for future use with document profiles --&gt;&lt;!ENTITY <text:span text:style-name="T46">% XHTML.profile</text:span> <text:s/>"" &gt;&lt;!-- Bidirectional Text features <text:s text:c="4"/>This feature-test entity is used to declare elements <text:s text:c="4"/>and attributes used for bidirectional text support.--&gt;&lt;!ENTITY <text:span text:style-name="T46">% XHTML.bidi</text:span> <text:s/>"INCLUDE" &gt;&lt;?doc type="doctype" role="title" { XHTML 1.1 } ?&gt;&lt;!-- ::::::::::::::::::::::::::::::::::::::::::::::::::::::::::::::::::::::: --&gt;&lt;!-- Pre-Framework Redeclaration placeholder <text:s/>.................... --&gt;&lt;!-- this serves as a location to insert markup declarations <text:s text:c="4"/>into the DTD prior to the framework declarations.--&gt;&lt;!ENTITY <text:span text:style-name="T46">% xhtml-prefw-redecl.module</text:span> "IGNORE" &gt;&lt;![%xhtml-prefw-redecl.module;[%xhtml-prefw-redecl.mod;&lt;!-- end of xhtml-prefw-redecl.module --&gt;]]&gt;&lt;!ENTITY <text:span text:style-name="T46">% xhtml-events.module</text:span> "INCLUDE" &gt;&lt;!-- Inline Style Module <text:s/>........................................ --&gt;&lt;!ENTITY <text:span text:style-name="T46">% xhtml-inlstyle.module</text:span> "INCLUDE" &gt;&lt;![%xhtml-inlstyle.module;[&lt;!ENTITY <text:span text:style-name="T46">% xhtml-inlstyle.mod</text:span></text:p>
      <text:p text:style-name="P53"><text:s text:c="5"/><text:span text:style-name="T41">PUBLIC "-//W3C//ELEMENTS XHTML Inline Style 1.0//EN"</text:span></text:p>
      <text:p text:style-name="P53"><text:s text:c="12"/><text:span text:style-name="T41">"http://www.w3.org/TR/xhtml-modularization/DTD/xhtml-inlstyle-1.mod" &gt;</text:span></text:p>
      <text:p text:style-name="P52">%xhtml-inlstyle.mod;]]&gt;</text:p>
      <text:p text:style-name="P54"/>
      <text:p text:style-name="P52">&lt;!-- declare Document Model module instantiated in framework</text:p>
      <text:p text:style-name="P52">--&gt;</text:p>
      <text:p text:style-name="P52">&lt;!ENTITY <text:span text:style-name="T46">% xhtml-model.mod</text:span></text:p>
      <text:p text:style-name="P53"><text:s text:c="5"/><text:span text:style-name="T41">PUBLIC "-//W3C//ENTITIES XHTML 1.1 Document Model 1.0//EN"</text:span></text:p>
      <text:p text:style-name="P53"><text:s text:c="12"/><text:span text:style-name="T41">"xhtml11-model-1.mod" &gt;</text:span></text:p>
      <text:p text:style-name="P54"/>
      <text:p text:style-name="P52">&lt;!-- Modular Framework Module (required) ......................... --&gt;</text:p>
      <text:p text:style-name="P52">&lt;!ENTITY <text:span text:style-name="T46">% xhtml-framework.module</text:span> "INCLUDE" &gt;&lt;![%xhtml-framework.module;[&lt;!ENTITY <text:span text:style-name="T46">% xhtml-framework.mod</text:span></text:p>
      <text:p text:style-name="P53"><text:s text:c="5"/><text:span text:style-name="T41">PUBLIC "-//W3C//ENTITIES XHTML Modular Framework 1.0//EN"</text:span></text:p>
      <text:p text:style-name="P53"><text:s text:c="12"/><text:span text:style-name="T41">"http://www.w3.org/TR/xhtml-modularization/DTD/xhtml-framework-1.mod" &gt;</text:span></text:p>
      <text:p text:style-name="P52">%xhtml-framework.mod;]]&gt;</text:p>
      <text:p text:style-name="P54"/>
      <text:p text:style-name="P52">&lt;!-- Post-Framework Redeclaration placeholder <text:s/>................... --&gt;</text:p>
      <text:p text:style-name="P52">&lt;!-- this serves as a location to insert markup declarations</text:p>
      <text:p text:style-name="P53"><text:s text:c="5"/><text:span text:style-name="T41">into the DTD following the framework declarations.</text:span></text:p>
      <text:p text:style-name="P52">--&gt;</text:p>
      <text:p text:style-name="P52">&lt;!ENTITY <text:span text:style-name="T46">% xhtml-postfw-redecl.module</text:span> "IGNORE" &gt;&lt;![%xhtml-postfw-redecl.module;[%xhtml-postfw-redecl.mod;&lt;!-- end of xhtml-postfw-redecl.module --&gt;]]&gt;&lt;!-- Text Module (Required) <text:s/>..................................... --&gt;&lt;!ENTITY <text:span text:style-name="T46">% xhtml-text.module</text:span> "INCLUDE" &gt;&lt;![%xhtml-text.module;[&lt;!ENTITY <text:span text:style-name="T46">% xhtml-text.mod</text:span></text:p>
      <text:p text:style-name="P53"><text:s text:c="5"/><text:span text:style-name="T41">PUBLIC "-//W3C//ELEMENTS XHTML Text 1.0//EN"</text:span></text:p>
      <text:p text:style-name="P53"><text:s text:c="12"/><text:span text:style-name="T41">"http://www.w3.org/TR/xhtml-modularization/DTD/xhtml-text-1.mod" &gt;</text:span></text:p>
      <text:p text:style-name="P52">%xhtml-text.mod;]]&gt;</text:p>
      <text:p text:style-name="P54"/>
      <text:p text:style-name="P52">&lt;!-- Hypertext Module (required) ................................. --&gt;</text:p>
      <text:p text:style-name="P52">&lt;!ENTITY <text:span text:style-name="T46">% xhtml-hypertext.module</text:span> "INCLUDE" &gt;&lt;![%xhtml-hypertext.module;[&lt;!ENTITY <text:span text:style-name="T46">% xhtml-hypertext.mod</text:span></text:p>
      <text:p text:style-name="P53"><text:s text:c="5"/><text:span text:style-name="T41">PUBLIC "-//W3C//ELEMENTS XHTML Hypertext 1.0//EN"</text:span></text:p>
      <text:p text:style-name="P53"><text:s text:c="12"/><text:span text:style-name="T41">"http://www.w3.org/TR/xhtml-modularization/DTD/xhtml-hypertext-1.mod" &gt;</text:span></text:p>
      <text:p text:style-name="P52">%xhtml-hypertext.mod;]]&gt;</text:p>
      <text:p text:style-name="P54"/>
      <text:p text:style-name="P52">&lt;!-- Lists Module (required) <text:s/>.................................... --&gt;</text:p>
      <text:p text:style-name="P52">&lt;!ENTITY <text:span text:style-name="T46">% xhtml-list.module</text:span> "INCLUDE" &gt;&lt;![%xhtml-list.module;[&lt;!ENTITY <text:span text:style-name="T46">% xhtml-list.mod</text:span></text:p>
      <text:p text:style-name="P53"><text:s text:c="5"/><text:span text:style-name="T41">PUBLIC "-//W3C//ELEMENTS XHTML Lists 1.0//EN"</text:span></text:p>
      <text:p text:style-name="P53"><text:s text:c="12"/><text:span text:style-name="T41">"http://www.w3.org/TR/xhtml-modularization/DTD/xhtml-list-1.mod" &gt;</text:span></text:p>
      <text:p text:style-name="P52">%xhtml-list.mod;]]&gt;</text:p>
      <text:p text:style-name="P54"><text:soft-page-break/></text:p>
      <text:p text:style-name="P52">&lt;!-- ::::::::::::::::::::::::::::::::::::::::::::::::::::::::::::::::::::::: --&gt;</text:p>
      <text:p text:style-name="P54"/>
      <text:p text:style-name="P52">&lt;!-- Edit Module <text:s/>................................................ --&gt;</text:p>
      <text:p text:style-name="P52">&lt;!ENTITY <text:span text:style-name="T46">% xhtml-edit.module</text:span> "INCLUDE" &gt;&lt;![%xhtml-edit.module;[&lt;!ENTITY <text:span text:style-name="T46">% xhtml-edit.mod</text:span></text:p>
      <text:p text:style-name="P53"><text:s text:c="5"/><text:span text:style-name="T41">PUBLIC "-//W3C//ELEMENTS XHTML Editing Elements 1.0//EN"</text:span></text:p>
      <text:p text:style-name="P53"><text:s text:c="12"/><text:span text:style-name="T41">"http://www.w3.org/TR/xhtml-modularization/DTD/xhtml-edit-1.mod" &gt;</text:span></text:p>
      <text:p text:style-name="P52">%xhtml-edit.mod;]]&gt;</text:p>
      <text:p text:style-name="P54"/>
      <text:p text:style-name="P52">&lt;!-- BIDI Override Module <text:s/>....................................... --&gt;</text:p>
      <text:p text:style-name="P52">&lt;!ENTITY <text:span text:style-name="T46">% xhtml-bdo.module</text:span> "%XHTML.bidi;" &gt;&lt;![%xhtml-bdo.module;[&lt;!ENTITY <text:span text:style-name="T46">% xhtml-bdo.mod</text:span></text:p>
      <text:p text:style-name="P53"><text:s text:c="5"/><text:span text:style-name="T41">PUBLIC "-//W3C//ELEMENTS XHTML BIDI Override Element 1.0//EN"</text:span></text:p>
      <text:p text:style-name="P53"><text:s text:c="12"/><text:span text:style-name="T41">"http://www.w3.org/TR/xhtml-modularization/DTD/xhtml-bdo-1.mod" &gt;</text:span></text:p>
      <text:p text:style-name="P52">%xhtml-bdo.mod;]]&gt;</text:p>
      <text:p text:style-name="P54"/>
      <text:p text:style-name="P52">&lt;!-- Ruby Module <text:s/>................................................ --&gt;</text:p>
      <text:p text:style-name="P52">&lt;!ENTITY <text:span text:style-name="T46">% Ruby.common.attlists</text:span> "INCLUDE" &gt;&lt;!ENTITY <text:span text:style-name="T46">% Ruby.common.attrib</text:span> "%Common.attrib;" &gt;&lt;!ENTITY <text:span text:style-name="T46">% xhtml-ruby.module</text:span> "INCLUDE" &gt;&lt;![%xhtml-ruby.module;[&lt;!ENTITY <text:span text:style-name="T46">% xhtml-ruby.mod</text:span></text:p>
      <text:p text:style-name="P53"><text:s text:c="5"/><text:span text:style-name="T41">PUBLIC "-//W3C//ELEMENTS XHTML Ruby 1.0//EN"</text:span></text:p>
      <text:p text:style-name="P53"><text:s text:c="12"/><text:span text:style-name="T41">"http://www.w3.org/TR/ruby/xhtml-ruby-1.mod" &gt;</text:span></text:p>
      <text:p text:style-name="P52">%xhtml-ruby.mod;]]&gt;</text:p>
      <text:p text:style-name="P54"/>
      <text:p text:style-name="P52">&lt;!-- Presentation Module <text:s/>........................................ --&gt;</text:p>
      <text:p text:style-name="P52">&lt;!ENTITY <text:span text:style-name="T46">% xhtml-pres.module</text:span> "INCLUDE" &gt;&lt;![%xhtml-pres.module;[&lt;!ENTITY <text:span text:style-name="T46">% xhtml-pres.mod</text:span></text:p>
      <text:p text:style-name="P53"><text:s text:c="5"/><text:span text:style-name="T41">PUBLIC "-//W3C//ELEMENTS XHTML Presentation 1.0//EN"</text:span></text:p>
      <text:p text:style-name="P53"><text:s text:c="12"/><text:span text:style-name="T41">"http://www.w3.org/TR/xhtml-modularization/DTD/xhtml-pres-1.mod" &gt;</text:span></text:p>
      <text:p text:style-name="P52">%xhtml-pres.mod;]]&gt;</text:p>
      <text:p text:style-name="P54"/>
      <text:p text:style-name="P52">&lt;!-- Link Element Module <text:s/>........................................ --&gt;</text:p>
      <text:p text:style-name="P52">&lt;!ENTITY <text:span text:style-name="T46">% xhtml-link.module</text:span> "INCLUDE" &gt;&lt;![%xhtml-link.module;[&lt;!ENTITY <text:span text:style-name="T46">% xhtml-link.mod</text:span></text:p>
      <text:p text:style-name="P53"><text:s text:c="5"/><text:span text:style-name="T41">PUBLIC "-//W3C//ELEMENTS XHTML Link Element 1.0//EN"</text:span></text:p>
      <text:p text:style-name="P53"><text:s text:c="12"/><text:span text:style-name="T41">"http://www.w3.org/TR/xhtml-modularization/DTD/xhtml-link-1.mod" &gt;</text:span></text:p>
      <text:p text:style-name="P52">%xhtml-link.mod;]]&gt;</text:p>
      <text:p text:style-name="P54"/>
      <text:p text:style-name="P52">&lt;!-- Document Metainformation Module <text:s/>............................ --&gt;</text:p>
      <text:p text:style-name="P52">&lt;!ENTITY <text:span text:style-name="T46">% xhtml-meta.module</text:span> "INCLUDE" &gt;&lt;![%xhtml-meta.module;[&lt;!ENTITY <text:span text:style-name="T46">% xhtml-meta.mod</text:span></text:p>
      <text:p text:style-name="P53"><text:s text:c="5"/><text:span text:style-name="T41">PUBLIC "-//W3C//ELEMENTS XHTML Metainformation 1.0//EN"</text:span></text:p>
      <text:p text:style-name="P53"><text:s text:c="12"/><text:span text:style-name="T41">"http://www.w3.org/TR/xhtml-modularization/DTD/xhtml-meta-1.mod" &gt;</text:span></text:p>
      <text:p text:style-name="P52">%xhtml-meta.mod;]]&gt;</text:p>
      <text:p text:style-name="P54"/>
      <text:p text:style-name="P52">&lt;!-- Base Element Module <text:s/>........................................ --&gt;</text:p>
      <text:p text:style-name="P52">&lt;!ENTITY <text:span text:style-name="T46">% xhtml-base.module</text:span> "INCLUDE" &gt;&lt;![%xhtml-base.module;[&lt;!ENTITY <text:span text:style-name="T46">% xhtml-base.mod</text:span></text:p>
      <text:p text:style-name="P53"><text:s text:c="5"/><text:span text:style-name="T41">PUBLIC "-//W3C//ELEMENTS XHTML Base Element 1.0//EN"</text:span></text:p>
      <text:p text:style-name="P53"><text:s text:c="12"/><text:span text:style-name="T41">"http://www.w3.org/TR/xhtml-modularization/DTD/xhtml-base-1.mod" &gt;</text:span></text:p>
      <text:p text:style-name="P52">%xhtml-base.mod;]]&gt;</text:p>
      <text:p text:style-name="P54"/>
      <text:p text:style-name="P52">&lt;!-- Scripting Module <text:s/>........................................... --&gt;</text:p>
      <text:p text:style-name="P52">&lt;!ENTITY <text:span text:style-name="T46">% xhtml-script.module</text:span> "INCLUDE" &gt;&lt;![%xhtml-script.module;[&lt;!ENTITY <text:span text:style-name="T46">% xhtml-script.mod</text:span></text:p>
      <text:p text:style-name="P53"><text:s text:c="5"/><text:span text:style-name="T41">PUBLIC "-//W3C//ELEMENTS XHTML Scripting 1.0//EN"</text:span></text:p>
      <text:p text:style-name="P53"><text:s text:c="12"/><text:span text:style-name="T41">"http://www.w3.org/TR/xhtml-modularization/DTD/xhtml-script-1.mod" &gt;</text:span></text:p>
      <text:p text:style-name="P52">%xhtml-script.mod;]]&gt;</text:p>
      <text:p text:style-name="P54"/>
      <text:p text:style-name="P52">&lt;!-- Style Sheets Module <text:s/>......................................... --&gt;</text:p>
      <text:p text:style-name="P52"><text:soft-page-break/>&lt;!ENTITY <text:span text:style-name="T46">% xhtml-style.module</text:span> "INCLUDE" &gt;&lt;![%xhtml-style.module;[&lt;!ENTITY <text:span text:style-name="T46">% xhtml-style.mod</text:span></text:p>
      <text:p text:style-name="P53"><text:s text:c="5"/><text:span text:style-name="T41">PUBLIC "-//W3C//ELEMENTS XHTML Style Sheets 1.0//EN"</text:span></text:p>
      <text:p text:style-name="P53"><text:s text:c="12"/><text:span text:style-name="T41">"http://www.w3.org/TR/xhtml-modularization/DTD/xhtml-style-1.mod" &gt;</text:span></text:p>
      <text:p text:style-name="P52">%xhtml-style.mod;]]&gt;</text:p>
      <text:p text:style-name="P54"/>
      <text:p text:style-name="P52">&lt;!-- Image Module <text:s/>............................................... --&gt;</text:p>
      <text:p text:style-name="P52">&lt;!ENTITY <text:span text:style-name="T46">% xhtml-image.module</text:span> "INCLUDE" &gt;&lt;![%xhtml-image.module;[&lt;!ENTITY <text:span text:style-name="T46">% xhtml-image.mod</text:span></text:p>
      <text:p text:style-name="P53"><text:s text:c="5"/><text:span text:style-name="T41">PUBLIC "-//W3C//ELEMENTS XHTML Images 1.0//EN"</text:span></text:p>
      <text:p text:style-name="P53"><text:s text:c="12"/><text:span text:style-name="T41">"http://www.w3.org/TR/xhtml-modularization/DTD/xhtml-image-1.mod" &gt;</text:span></text:p>
      <text:p text:style-name="P52">%xhtml-image.mod;]]&gt;</text:p>
      <text:p text:style-name="P54"/>
      <text:p text:style-name="P52">&lt;!-- Client-side Image Map Module <text:s/>............................... --&gt;</text:p>
      <text:p text:style-name="P52">&lt;!ENTITY <text:span text:style-name="T46">% xhtml-csismap.module</text:span> "INCLUDE" &gt;&lt;![%xhtml-csismap.module;[&lt;!ENTITY <text:span text:style-name="T46">% xhtml-csismap.mod</text:span></text:p>
      <text:p text:style-name="P53"><text:s text:c="5"/><text:span text:style-name="T41">PUBLIC "-//W3C//ELEMENTS XHTML Client-side Image Maps 1.0//EN"</text:span></text:p>
      <text:p text:style-name="P53"><text:s text:c="12"/><text:span text:style-name="T41">"http://www.w3.org/TR/xhtml-modularization/DTD/xhtml-csismap-1.mod" &gt;</text:span></text:p>
      <text:p text:style-name="P52">%xhtml-csismap.mod;]]&gt;</text:p>
      <text:p text:style-name="P54"/>
      <text:p text:style-name="P52">&lt;!-- Server-side Image Map Module <text:s/>............................... --&gt;</text:p>
      <text:p text:style-name="P52">&lt;!ENTITY <text:span text:style-name="T46">% xhtml-ssismap.module</text:span> "INCLUDE" &gt;&lt;![%xhtml-ssismap.module;[&lt;!ENTITY <text:span text:style-name="T46">% xhtml-ssismap.mod</text:span></text:p>
      <text:p text:style-name="P53"><text:s text:c="5"/><text:span text:style-name="T41">PUBLIC "-//W3C//ELEMENTS XHTML Server-side Image Maps 1.0//EN"</text:span></text:p>
      <text:p text:style-name="P53"><text:s text:c="12"/><text:span text:style-name="T41">"http://www.w3.org/TR/xhtml-modularization/DTD/xhtml-ssismap-1.mod" &gt;</text:span></text:p>
      <text:p text:style-name="P52">%xhtml-ssismap.mod;]]&gt;</text:p>
      <text:p text:style-name="P54"/>
      <text:p text:style-name="P52">&lt;!-- Param Element Module <text:s/>....................................... --&gt;</text:p>
      <text:p text:style-name="P52">&lt;!ENTITY <text:span text:style-name="T46">% xhtml-param.module</text:span> "INCLUDE" &gt;&lt;![%xhtml-param.module;[&lt;!ENTITY <text:span text:style-name="T46">% xhtml-param.mod</text:span></text:p>
      <text:p text:style-name="P53"><text:s text:c="5"/><text:span text:style-name="T41">PUBLIC "-//W3C//ELEMENTS XHTML Param Element 1.0//EN"</text:span></text:p>
      <text:p text:style-name="P53"><text:s text:c="12"/><text:span text:style-name="T41">"http://www.w3.org/TR/xhtml-modularization/DTD/xhtml-param-1.mod" &gt;</text:span></text:p>
      <text:p text:style-name="P52">%xhtml-param.mod;]]&gt;</text:p>
      <text:p text:style-name="P54"/>
      <text:p text:style-name="P52">&lt;!-- Embedded Object Module <text:s/>..................................... --&gt;</text:p>
      <text:p text:style-name="P52">&lt;!ENTITY <text:span text:style-name="T46">% xhtml-object.module</text:span> "INCLUDE" &gt;&lt;![%xhtml-object.module;[&lt;!ENTITY <text:span text:style-name="T46">% xhtml-object.mod</text:span></text:p>
      <text:p text:style-name="P53"><text:s text:c="5"/><text:span text:style-name="T41">PUBLIC "-//W3C//ELEMENTS XHTML Embedded Object 1.0//EN"</text:span></text:p>
      <text:p text:style-name="P53"><text:s text:c="12"/><text:span text:style-name="T41">"http://www.w3.org/TR/xhtml-modularization/DTD/xhtml-object-1.mod" &gt;</text:span></text:p>
      <text:p text:style-name="P52">%xhtml-object.mod;]]&gt;</text:p>
      <text:p text:style-name="P54"/>
      <text:p text:style-name="P52">&lt;!-- Tables Module ............................................... --&gt;</text:p>
      <text:p text:style-name="P52">&lt;!ENTITY <text:span text:style-name="T46">% xhtml-table.module</text:span> "INCLUDE" &gt;&lt;![%xhtml-table.module;[&lt;!ENTITY <text:span text:style-name="T46">% xhtml-table.mod</text:span></text:p>
      <text:p text:style-name="P53"><text:s text:c="5"/><text:span text:style-name="T41">PUBLIC "-//W3C//ELEMENTS XHTML Tables 1.0//EN"</text:span></text:p>
      <text:p text:style-name="P53"><text:s text:c="12"/><text:span text:style-name="T41">"http://www.w3.org/TR/xhtml-modularization/DTD/xhtml-table-1.mod" &gt;</text:span></text:p>
      <text:p text:style-name="P52">%xhtml-table.mod;]]&gt;</text:p>
      <text:p text:style-name="P54"/>
      <text:p text:style-name="P52">&lt;!-- Forms Module <text:s/>............................................... --&gt;</text:p>
      <text:p text:style-name="P52">&lt;!ENTITY <text:span text:style-name="T46">% xhtml-form.module</text:span> "INCLUDE" &gt;&lt;![%xhtml-form.module;[&lt;!ENTITY <text:span text:style-name="T46">% xhtml-form.mod</text:span></text:p>
      <text:p text:style-name="P53"><text:s text:c="5"/><text:span text:style-name="T41">PUBLIC "-//W3C//ELEMENTS XHTML Forms 1.0//EN"</text:span></text:p>
      <text:p text:style-name="P53"><text:s text:c="12"/><text:span text:style-name="T41">"http://www.w3.org/TR/xhtml-modularization/DTD/xhtml-form-1.mod" &gt;</text:span></text:p>
      <text:p text:style-name="P52">%xhtml-form.mod;]]&gt;</text:p>
      <text:p text:style-name="P54"/>
      <text:p text:style-name="P52">&lt;!-- Legacy Markup ............................................... --&gt;</text:p>
      <text:p text:style-name="P52">&lt;!ENTITY <text:span text:style-name="T46">% xhtml-legacy.module</text:span> "IGNORE" &gt;&lt;![%xhtml-legacy.module;[&lt;!ENTITY <text:span text:style-name="T46">% xhtml-legacy.mod</text:span></text:p>
      <text:p text:style-name="P53"><text:s text:c="5"/><text:span text:style-name="T41">PUBLIC "-//W3C//ELEMENTS XHTML Legacy Markup 1.0//EN"</text:span></text:p>
      <text:p text:style-name="P53"><text:s text:c="12"/><text:span text:style-name="T41">"http://www.w3.org/TR/xhtml-modularization/DTD/xhtml-legacy-1.mod" &gt;</text:span></text:p>
      <text:p text:style-name="P52"><text:soft-page-break/>%xhtml-legacy.mod;]]&gt;</text:p>
      <text:p text:style-name="P54"/>
      <text:p text:style-name="P52">&lt;!-- Document Structure Module (required) <text:s/>....................... --&gt;</text:p>
      <text:p text:style-name="P52">&lt;!ENTITY <text:span text:style-name="T46">% xhtml-struct.module</text:span> "INCLUDE" &gt;&lt;![%xhtml-struct.module;[&lt;!ENTITY <text:span text:style-name="T46">% xhtml-struct.mod</text:span></text:p>
      <text:p text:style-name="P53"><text:s text:c="5"/><text:span text:style-name="T41">PUBLIC "-//W3C//ELEMENTS XHTML Document Structure 1.0//EN"</text:span></text:p>
      <text:p text:style-name="P53"><text:s text:c="12"/><text:span text:style-name="T41">"http://www.w3.org/TR/xhtml-modularization/DTD/xhtml-struct-1.mod" &gt;</text:span></text:p>
      <text:p text:style-name="P52">%xhtml-struct.mod;]]&gt;</text:p>
      <text:p text:style-name="P54"/>
      <text:p text:style-name="P52">&lt;!-- end of XHTML 1.1 DTD <text:s/>................................................. --&gt;</text:p>
      <text:p text:style-name="P52">&lt;!-- ....................................................................... --&gt;</text:p>
      <text:p text:style-name="P48"/>
      <text:h text:style-name="P57" text:outline-level="2"><text:bookmark text:name="a_xhtml11_customization"/>C.3. Personalizaciones de XHTML 1.1</text:h>
      <text:p text:style-name="P1">Un Tipo de Documento de la Familia XHTML (como es XHTML 1.1) debe definir el modelo de contenido que utiliza. Esto se realiza mediante un módulo separado de modelo de contenido que es instanciado por el Marco de Trabajo Modular de XHTML. El módulo del modelo de contenido y el Driver XHTML 1.1 (arriba) trabajan juntos para personalizar las implementaciones de módulos a los requerimientos específicos de los distintos tipos de documentos. El módulo del modelo de contenido para XHTML 1.1 se define a continuación:</text:p>
      <text:p text:style-name="P63">&lt;!-- ....................................................................... --&gt;&lt;!-- XHTML 1.1 Document Model Module <text:s/>...................................... --&gt;&lt;!-- file: xhtml11-model-1.mod <text:s text:c="4"/>This is XHTML 1.1, a reformulation of HTML as a modular XML application. <text:s text:c="4"/>Copyright 1998-2001 W3C (MIT, INRIA, Keio), All Rights Reserved. <text:s text:c="4"/>Revision: $Id: xhtml11-model-1.mod,v 1.13 2001/05/29 16:37:01 ahby Exp $ SMI <text:s text:c="4"/>This DTD module is identified by the PUBLIC and SYSTEM identifiers: <text:s text:c="6"/>PUBLIC "-//W3C//ENTITIES XHTML 1.1 Document Model 1.0//EN" <text:s text:c="6"/>SYSTEM "http://www.w3.org/TR/xhtml11/DTD/xhtml11-model-1.mod" <text:s text:c="4"/>Revisions: <text:s text:c="4"/>(none) <text:s text:c="4"/>....................................................................... --&gt;&lt;!-- XHTML 1.1 Document Model <text:s text:c="4"/>This module describes the groupings of elements that make up <text:s text:c="4"/>common content models for XHTML elements. <text:s text:c="4"/>XHTML has three basic content models: <text:s text:c="8"/>%Inline.mix; <text:s/>character-level elements <text:s text:c="8"/>%Block.mix; <text:s text:c="2"/>block-like elements, eg., paragraphs and lists <text:s text:c="8"/>%Flow.mix; <text:s text:c="3"/>any block or inline elements <text:s text:c="4"/>Any parameter entities declared in this module may be used <text:s text:c="4"/>to create element content models, but the above three are <text:s text:c="4"/>considered 'global' (insofar as that term applies here). <text:s text:c="4"/>The reserved word '#PCDATA' (indicating a text string) is now <text:s text:c="4"/>included explicitly with each element declaration that is <text:s text:c="4"/>declared as mixed content, as XML requires that this token <text:s text:c="4"/>occur first in a content model specification.--&gt;&lt;!-- Extending the Model <text:s text:c="4"/>While in some cases this module may need to be rewritten to <text:s text:c="4"/>accommodate changes to the document model, minor extensions <text:s text:c="4"/>may be accomplished by redeclaring any of the three *.extra; <text:s text:c="4"/>parameter entities to contain extension element types as follows: <text:s text:c="8"/>%Misc.extra; <text:s text:c="3"/>whose parent may be any block or <text:s text:c="24"/>inline element. <text:s text:c="8"/>%Inline.extra; <text:s/>whose parent may be any inline element. <text:s text:c="8"/>%Block.extra; <text:s text:c="2"/>whose parent may be any block element. <text:s text:c="4"/>If used, these parameter entities must be an OR-separated <text:s text:c="4"/>list beginning with an OR separator ("|"), eg., "| a | b | c" <text:s text:c="4"/>All block and inline *.class parameter entities not part <text:s text:c="4"/>of the *struct.class classes begin with "| " to allow for <text:s text:c="4"/>exclusion from mixes.--&gt;&lt;!-- .............. <text:s/>Optional Elements in head <text:s/>.................. --&gt;&lt;!ENTITY <text:span text:style-name="T46">% HeadOpts.mix</text:span></text:p>
      <text:p text:style-name="P53"><text:s text:c="5"/><text:span text:style-name="T41">"( %script.qname; | %style.qname; | %meta.qname;</text:span></text:p>
      <text:p text:style-name="P53"><text:s text:c="6"/><text:span text:style-name="T41">| %link.qname; | %object.qname; )*"</text:span></text:p>
      <text:p text:style-name="P52">&gt;</text:p>
      <text:p text:style-name="P54"/>
      <text:p text:style-name="P52">&lt;!-- ................. <text:s/>Miscellaneous Elements <text:s/>.................. --&gt;</text:p>
      <text:p text:style-name="P54"><text:soft-page-break/></text:p>
      <text:p text:style-name="P52">&lt;!-- ins and del are used to denote editing changes</text:p>
      <text:p text:style-name="P52">--&gt;</text:p>
      <text:p text:style-name="P52">&lt;!ENTITY <text:span text:style-name="T46">% Edit.class</text:span> "| %ins.qname; | %del.qname;" &gt;&lt;!-- script and noscript are used to contain scripts <text:s text:c="4"/>and alternative content--&gt;&lt;!ENTITY <text:span text:style-name="T46">% Script.class</text:span> "| %script.qname; | %noscript.qname;" &gt;&lt;!ENTITY <text:span text:style-name="T46">% Misc.extra</text:span> "" &gt;&lt;!-- These elements are neither block nor inline, and can <text:s text:c="4"/>essentially be used anywhere in the document body.--&gt;&lt;!ENTITY <text:span text:style-name="T46">% Misc.class</text:span></text:p>
      <text:p text:style-name="P53"><text:s text:c="5"/><text:span text:style-name="T41">"%Edit.class;</text:span></text:p>
      <text:p text:style-name="P53"><text:s text:c="6"/><text:span text:style-name="T41">%Script.class;</text:span></text:p>
      <text:p text:style-name="P53"><text:s text:c="6"/><text:span text:style-name="T41">%Misc.extra;"</text:span></text:p>
      <text:p text:style-name="P52">&gt;</text:p>
      <text:p text:style-name="P54"/>
      <text:p text:style-name="P52">&lt;!-- .................... <text:s/>Inline Elements <text:s/>...................... --&gt;</text:p>
      <text:p text:style-name="P54"/>
      <text:p text:style-name="P52">&lt;!ENTITY <text:span text:style-name="T46">% InlStruct.class</text:span> "%br.qname; | %span.qname;" &gt;&lt;!ENTITY <text:span text:style-name="T46">% InlPhras.class</text:span></text:p>
      <text:p text:style-name="P53"><text:s text:c="5"/><text:span text:style-name="T41">"| %em.qname; | %strong.qname; | %dfn.qname; | %code.qname;</text:span></text:p>
      <text:p text:style-name="P53"><text:s text:c="6"/><text:span text:style-name="T41">| %samp.qname; | %kbd.qname; | %var.qname; | %cite.qname;</text:span></text:p>
      <text:p text:style-name="P53"><text:s text:c="6"/><text:span text:style-name="T41">| %abbr.qname; | %acronym.qname; | %q.qname;" &gt;</text:span></text:p>
      <text:p text:style-name="P54"/>
      <text:p text:style-name="P52">&lt;!ENTITY <text:span text:style-name="T46">% InlPres.class</text:span></text:p>
      <text:p text:style-name="P53"><text:s text:c="5"/><text:span text:style-name="T41">"| %tt.qname; | %i.qname; | %b.qname; | %big.qname;</text:span></text:p>
      <text:p text:style-name="P53"><text:s text:c="6"/><text:span text:style-name="T41">| %small.qname; | %sub.qname; | %sup.qname;" &gt;</text:span></text:p>
      <text:p text:style-name="P54"/>
      <text:p text:style-name="P52">&lt;!ENTITY <text:span text:style-name="T46">% I18n.class</text:span> "| %bdo.qname;" &gt;&lt;!ENTITY <text:span text:style-name="T46">% Anchor.class</text:span> "| %a.qname;" &gt;&lt;!ENTITY <text:span text:style-name="T46">% InlSpecial.class</text:span></text:p>
      <text:p text:style-name="P53"><text:s text:c="5"/><text:span text:style-name="T41">"| %img.qname; | %map.qname;</text:span></text:p>
      <text:p text:style-name="P53"><text:s text:c="6"/><text:span text:style-name="T41">| %object.qname;" &gt;</text:span></text:p>
      <text:p text:style-name="P54"/>
      <text:p text:style-name="P52">&lt;!ENTITY <text:span text:style-name="T46">% InlForm.class</text:span></text:p>
      <text:p text:style-name="P53"><text:s text:c="5"/><text:span text:style-name="T41">"| %input.qname; | %select.qname; | %textarea.qname;</text:span></text:p>
      <text:p text:style-name="P53"><text:s text:c="6"/><text:span text:style-name="T41">| %label.qname; | %button.qname;" &gt;</text:span></text:p>
      <text:p text:style-name="P54"/>
      <text:p text:style-name="P52">&lt;!ENTITY <text:span text:style-name="T46">% Inline.extra</text:span> "" &gt;&lt;!ENTITY <text:span text:style-name="T46">% Ruby.class</text:span> "| %ruby.qname;" &gt;&lt;!-- %Inline.class; includes all inline elements, <text:s text:c="4"/>used as a component in mixes--&gt;&lt;!ENTITY <text:span text:style-name="T46">% Inline.class</text:span></text:p>
      <text:p text:style-name="P53"><text:s text:c="5"/><text:span text:style-name="T41">"%InlStruct.class;</text:span></text:p>
      <text:p text:style-name="P53"><text:s text:c="6"/><text:span text:style-name="T41">%InlPhras.class;</text:span></text:p>
      <text:p text:style-name="P53"><text:s text:c="6"/><text:span text:style-name="T41">%InlPres.class;</text:span></text:p>
      <text:p text:style-name="P53"><text:s text:c="6"/><text:span text:style-name="T41">%I18n.class;</text:span></text:p>
      <text:p text:style-name="P53"><text:s text:c="6"/><text:span text:style-name="T41">%Anchor.class;</text:span></text:p>
      <text:p text:style-name="P53"><text:s text:c="6"/><text:span text:style-name="T41">%InlSpecial.class;</text:span></text:p>
      <text:p text:style-name="P53"><text:s text:c="6"/><text:span text:style-name="T41">%InlForm.class;</text:span></text:p>
      <text:p text:style-name="P53"><text:s text:c="6"/><text:span text:style-name="T41">%Ruby.class;</text:span></text:p>
      <text:p text:style-name="P53"><text:s text:c="6"/><text:span text:style-name="T41">%Inline.extra;"</text:span></text:p>
      <text:p text:style-name="P52">&gt;</text:p>
      <text:p text:style-name="P54"/>
      <text:p text:style-name="P52">&lt;!-- %InlNoRuby.class; includes all inline elements</text:p>
      <text:p text:style-name="P53"><text:s text:c="5"/><text:span text:style-name="T41">except ruby, used as a component in mixes</text:span></text:p>
      <text:p text:style-name="P52">--&gt;</text:p>
      <text:p text:style-name="P52">&lt;!ENTITY <text:span text:style-name="T46">% InlNoRuby.class</text:span></text:p>
      <text:p text:style-name="P53"><text:s text:c="5"/><text:span text:style-name="T41">"%InlStruct.class;</text:span></text:p>
      <text:p text:style-name="P53"><text:s text:c="6"/><text:span text:style-name="T41">%InlPhras.class;</text:span></text:p>
      <text:p text:style-name="P53"><text:s text:c="6"/><text:span text:style-name="T41">%InlPres.class;</text:span></text:p>
      <text:p text:style-name="P53"><text:s text:c="6"/><text:span text:style-name="T41">%I18n.class;</text:span></text:p>
      <text:p text:style-name="P53"><text:s text:c="6"/><text:span text:style-name="T41">%Anchor.class;</text:span></text:p>
      <text:p text:style-name="P53"><text:s text:c="6"/><text:span text:style-name="T41">%InlSpecial.class;</text:span></text:p>
      <text:p text:style-name="P53"><text:s text:c="6"/><text:span text:style-name="T41">%InlForm.class;</text:span></text:p>
      <text:p text:style-name="P53"><text:s text:c="6"/><text:span text:style-name="T41">%Inline.extra;"</text:span></text:p>
      <text:p text:style-name="P52">&gt;</text:p>
      <text:p text:style-name="P54"/>
      <text:p text:style-name="P52"><text:soft-page-break/>&lt;!-- %NoRuby.content; includes all inlines except ruby</text:p>
      <text:p text:style-name="P52">--&gt;</text:p>
      <text:p text:style-name="P52">&lt;!ENTITY <text:span text:style-name="T46">% NoRuby.content</text:span></text:p>
      <text:p text:style-name="P53"><text:s text:c="5"/><text:span text:style-name="T41">"( #PCDATA</text:span></text:p>
      <text:p text:style-name="P53"><text:s text:c="6"/><text:span text:style-name="T41">| %InlNoRuby.class;</text:span></text:p>
      <text:p text:style-name="P53"><text:s text:c="6"/><text:span text:style-name="T41">%Misc.class; )*"</text:span></text:p>
      <text:p text:style-name="P52">&gt;</text:p>
      <text:p text:style-name="P54"/>
      <text:p text:style-name="P52">&lt;!-- %InlNoAnchor.class; includes all non-anchor inlines,</text:p>
      <text:p text:style-name="P53"><text:s text:c="5"/><text:span text:style-name="T41">used as a component in mixes</text:span></text:p>
      <text:p text:style-name="P52">--&gt;</text:p>
      <text:p text:style-name="P52">&lt;!ENTITY <text:span text:style-name="T46">% InlNoAnchor.class</text:span></text:p>
      <text:p text:style-name="P53"><text:s text:c="5"/><text:span text:style-name="T41">"%InlStruct.class;</text:span></text:p>
      <text:p text:style-name="P53"><text:s text:c="6"/><text:span text:style-name="T41">%InlPhras.class;</text:span></text:p>
      <text:p text:style-name="P53"><text:s text:c="6"/><text:span text:style-name="T41">%InlPres.class;</text:span></text:p>
      <text:p text:style-name="P53"><text:s text:c="6"/><text:span text:style-name="T41">%I18n.class;</text:span></text:p>
      <text:p text:style-name="P53"><text:s text:c="6"/><text:span text:style-name="T41">%InlSpecial.class;</text:span></text:p>
      <text:p text:style-name="P53"><text:s text:c="6"/><text:span text:style-name="T41">%InlForm.class;</text:span></text:p>
      <text:p text:style-name="P53"><text:s text:c="6"/><text:span text:style-name="T41">%Ruby.class;</text:span></text:p>
      <text:p text:style-name="P53"><text:s text:c="6"/><text:span text:style-name="T41">%Inline.extra;"</text:span></text:p>
      <text:p text:style-name="P52">&gt;</text:p>
      <text:p text:style-name="P54"/>
      <text:p text:style-name="P52">&lt;!-- %InlNoAnchor.mix; includes all non-anchor inlines</text:p>
      <text:p text:style-name="P52">--&gt;</text:p>
      <text:p text:style-name="P52">&lt;!ENTITY <text:span text:style-name="T46">% InlNoAnchor.mix</text:span></text:p>
      <text:p text:style-name="P53"><text:s text:c="5"/><text:span text:style-name="T41">"%InlNoAnchor.class;</text:span></text:p>
      <text:p text:style-name="P53"><text:s text:c="6"/><text:span text:style-name="T41">%Misc.class;"</text:span></text:p>
      <text:p text:style-name="P52">&gt;</text:p>
      <text:p text:style-name="P54"/>
      <text:p text:style-name="P52">&lt;!-- %Inline.mix; includes all inline elements, including %Misc.class;</text:p>
      <text:p text:style-name="P52">--&gt;</text:p>
      <text:p text:style-name="P52">&lt;!ENTITY <text:span text:style-name="T46">% Inline.mix</text:span></text:p>
      <text:p text:style-name="P53"><text:s text:c="5"/><text:span text:style-name="T41">"%Inline.class;</text:span></text:p>
      <text:p text:style-name="P53"><text:s text:c="6"/><text:span text:style-name="T41">%Misc.class;"</text:span></text:p>
      <text:p text:style-name="P52">&gt;</text:p>
      <text:p text:style-name="P54"/>
      <text:p text:style-name="P52">&lt;!-- ..................... <text:s/>Block Elements <text:s/>...................... --&gt;</text:p>
      <text:p text:style-name="P54"/>
      <text:p text:style-name="P52">&lt;!-- In the HTML 4.0 DTD, heading and list elements were included</text:p>
      <text:p text:style-name="P53"><text:s text:c="5"/><text:span text:style-name="T41">in the %block; parameter entity. The %Heading.class; and</text:span></text:p>
      <text:p text:style-name="P53"><text:s text:c="5"/><text:span text:style-name="T41">%List.class; parameter entities must now be included explicitly</text:span></text:p>
      <text:p text:style-name="P53"><text:s text:c="5"/><text:span text:style-name="T41">on element declarations where desired.</text:span></text:p>
      <text:p text:style-name="P52">--&gt;</text:p>
      <text:p text:style-name="P54"/>
      <text:p text:style-name="P52">&lt;!ENTITY <text:span text:style-name="T46">% Heading.class</text:span></text:p>
      <text:p text:style-name="P53"><text:s text:c="5"/><text:span text:style-name="T41">"%h1.qname; | %h2.qname; | %h3.qname;</text:span></text:p>
      <text:p text:style-name="P53"><text:s text:c="6"/><text:span text:style-name="T41">| %h4.qname; | %h5.qname; | %h6.qname;" &gt;</text:span></text:p>
      <text:p text:style-name="P54"/>
      <text:p text:style-name="P52">&lt;!ENTITY <text:span text:style-name="T46">% List.class</text:span> "%ul.qname; | %ol.qname; | %dl.qname;" &gt;&lt;!ENTITY <text:span text:style-name="T46">% Table.class</text:span> "| %table.qname;" &gt;&lt;!ENTITY <text:span text:style-name="T46">% Form.class</text:span> <text:s/>"| %form.qname;" &gt;&lt;!ENTITY <text:span text:style-name="T46">% Fieldset.class</text:span> <text:s/>"| %fieldset.qname;" &gt;&lt;!ENTITY <text:span text:style-name="T46">% BlkStruct.class</text:span> "%p.qname; | %div.qname;" &gt;&lt;!ENTITY <text:span text:style-name="T46">% BlkPhras.class</text:span></text:p>
      <text:p text:style-name="P53"><text:s text:c="5"/><text:span text:style-name="T41">"| %pre.qname; | %blockquote.qname; | %address.qname;" &gt;</text:span></text:p>
      <text:p text:style-name="P54"/>
      <text:p text:style-name="P52">&lt;!ENTITY <text:span text:style-name="T46">% BlkPres.class</text:span> "| %hr.qname;" &gt;&lt;!ENTITY <text:span text:style-name="T46">% BlkSpecial.class</text:span></text:p>
      <text:p text:style-name="P53"><text:s text:c="5"/><text:span text:style-name="T41">"%Table.class;</text:span></text:p>
      <text:p text:style-name="P53"><text:s text:c="6"/><text:span text:style-name="T41">%Form.class;</text:span></text:p>
      <text:p text:style-name="P53"><text:s text:c="6"/><text:span text:style-name="T41">%Fieldset.class;"</text:span></text:p>
      <text:p text:style-name="P52">&gt;</text:p>
      <text:p text:style-name="P54"/>
      <text:p text:style-name="P52">&lt;!ENTITY <text:span text:style-name="T46">% Block.extra</text:span> "" &gt;&lt;!-- %Block.class; includes all block elements, <text:s text:c="4"/>used as an component in mixes--&gt;&lt;!ENTITY <text:span text:style-name="T46">% Block.class</text:span></text:p>
      <text:p text:style-name="P53"><text:soft-page-break/><text:s text:c="5"/><text:span text:style-name="T41">"%BlkStruct.class;</text:span></text:p>
      <text:p text:style-name="P53"><text:s text:c="6"/><text:span text:style-name="T41">%BlkPhras.class;</text:span></text:p>
      <text:p text:style-name="P53"><text:s text:c="6"/><text:span text:style-name="T41">%BlkPres.class;</text:span></text:p>
      <text:p text:style-name="P53"><text:s text:c="6"/><text:span text:style-name="T41">%BlkSpecial.class;</text:span></text:p>
      <text:p text:style-name="P53"><text:s text:c="6"/><text:span text:style-name="T41">%Block.extra;"</text:span></text:p>
      <text:p text:style-name="P52">&gt;</text:p>
      <text:p text:style-name="P54"/>
      <text:p text:style-name="P52">&lt;!-- %Block.mix; includes all block elements plus %Misc.class;</text:p>
      <text:p text:style-name="P52">--&gt;</text:p>
      <text:p text:style-name="P52">&lt;!ENTITY <text:span text:style-name="T46">% Block.mix</text:span></text:p>
      <text:p text:style-name="P53"><text:s text:c="5"/><text:span text:style-name="T41">"%Heading.class;</text:span></text:p>
      <text:p text:style-name="P53"><text:s text:c="6"/><text:span text:style-name="T41">| %List.class;</text:span></text:p>
      <text:p text:style-name="P53"><text:s text:c="6"/><text:span text:style-name="T41">| %Block.class;</text:span></text:p>
      <text:p text:style-name="P53"><text:s text:c="6"/><text:span text:style-name="T41">%Misc.class;"</text:span></text:p>
      <text:p text:style-name="P52">&gt;</text:p>
      <text:p text:style-name="P54"/>
      <text:p text:style-name="P52">&lt;!-- ................ <text:s/>All Content Elements <text:s/>.................. --&gt;</text:p>
      <text:p text:style-name="P54"/>
      <text:p text:style-name="P52">&lt;!-- %Flow.mix; includes all text content, block and inline</text:p>
      <text:p text:style-name="P52">--&gt;</text:p>
      <text:p text:style-name="P52">&lt;!ENTITY <text:span text:style-name="T46">% Flow.mix</text:span></text:p>
      <text:p text:style-name="P53"><text:s text:c="5"/><text:span text:style-name="T41">"%Heading.class;</text:span></text:p>
      <text:p text:style-name="P53"><text:s text:c="6"/><text:span text:style-name="T41">| %List.class;</text:span></text:p>
      <text:p text:style-name="P53"><text:s text:c="6"/><text:span text:style-name="T41">| %Block.class;</text:span></text:p>
      <text:p text:style-name="P53"><text:s text:c="6"/><text:span text:style-name="T41">| %Inline.class;</text:span></text:p>
      <text:p text:style-name="P53"><text:s text:c="6"/><text:span text:style-name="T41">%Misc.class;"</text:span></text:p>
      <text:p text:style-name="P52">&gt;</text:p>
      <text:p text:style-name="P54"/>
      <text:p text:style-name="P46">&lt;!-- end of xhtml11-model-1.mod --&gt;</text:p>
      <text:h text:style-name="P138" text:outline-level="1"><text:bookmark text:name="inicio"/><text:span text:style-name="T56">Guía Breve de </text:span><text:span text:style-name="ACRONYM"><text:span text:style-name="T56">XHTML</text:span></text:span></text:h>
      <text:p text:style-name="P126"><text:span text:style-name="T1">[</text:span><text:a xlink:type="simple" xlink:href="#intro"><text:span text:style-name="T32">¿Qué es?</text:span></text:a><text:span text:style-name="T1">] [</text:span><text:a xlink:type="simple" xlink:href="#uso"><text:span text:style-name="T32">¿Para qué sirve?</text:span></text:a><text:span text:style-name="T1">] [</text:span><text:a xlink:type="simple" xlink:href="#funcionamiento"><text:span text:style-name="T32">¿Cómo funciona?</text:span></text:a><text:span text:style-name="T1">] [</text:span><text:a xlink:type="simple" xlink:href="#ejemplo"><text:span text:style-name="T32">Ejemplos</text:span></text:a><text:span text:style-name="T1">] [</text:span><text:a xlink:type="simple" xlink:href="#masinfo"><text:span text:style-name="T32">Más información</text:span></text:a><text:span text:style-name="T1">]</text:span></text:p>
      <text:h text:style-name="P136" text:outline-level="2"><text:bookmark text:name="intro"/>¿Qué es XHTML?</text:h>
      <text:p text:style-name="P132"><text:span text:style-name="T1">XHTML (Lenguaje de Marcado de Hipertexto Extensible) es una versión más estricta y limpia de </text:span><text:a xlink:type="simple" xlink:href="http://w3.org/MarkUp/"><text:span text:style-name="ACRONYM"><text:span text:style-name="T32">HTML</text:span></text:span></text:a><text:span text:style-name="T1">, que nace precisamente con el objetivo de remplazar a HTML ante su limitación de uso con las cada vez más abundantes herramientas basadas en </text:span><text:a xlink:type="simple" xlink:href="http://w3.org/XML/"><text:span text:style-name="ACRONYM"><text:span text:style-name="T32">XML</text:span></text:span></text:a><text:a xlink:type="simple" xlink:href="http://w3.org/XML/"><text:span text:style-name="T32"> </text:span></text:a><text:span text:style-name="T1">. XHTML extiende HTML 4.0 combinando la sintaxis de HTML, diseñado para mostrar datos, con la de XML, diseñado para describir los datos.</text:span></text:p>
      <text:h text:style-name="P136" text:outline-level="2"><text:bookmark text:name="uso"/>¿Para qué sirve?</text:h>
      <text:p text:style-name="P132"><text:span text:style-name="T1">Ante la llegada al mercado de un gran número de dispositivos, XHTML surge como el lenguaje cuyo etiquetado, más estricto que HTML, va a permitir una correcta interpretación de la información independientemente del dispositivo desde el que se accede a ella. XHTML </text:span><text:soft-page-break/><text:span text:style-name="T1">puede incluir otros lenguajes como </text:span><text:a xlink:type="simple" xlink:href="http://www.w3.org/TR/MathML/"><text:span text:style-name="ACRONYM"><text:span text:style-name="T32">MathML</text:span></text:span></text:a><text:a xlink:type="simple" xlink:href="http://www.w3.org/TR/MathML/"><text:span text:style-name="T32"> </text:span></text:a><text:span text:style-name="T1">, </text:span><text:a xlink:type="simple" xlink:href="http://www.w3.org/TR/SMIL/"><text:span text:style-name="ACRONYM"><text:span text:style-name="T32">SMIL</text:span></text:span></text:a><text:a xlink:type="simple" xlink:href="http://www.w3.org/TR/SMIL/"><text:span text:style-name="T32"> </text:span></text:a><text:span text:style-name="T1">o </text:span><text:a xlink:type="simple" xlink:href="http://w3.org/Graphics/SVG/"><text:span text:style-name="ACRONYM"><text:span text:style-name="T32">SVG</text:span></text:span></text:a><text:a xlink:type="simple" xlink:href="http://w3.org/Graphics/SVG/"><text:span text:style-name="T32"> </text:span></text:a><text:span text:style-name="T1">, al contrario que HTML.</text:span></text:p>
      <text:h text:style-name="P136" text:outline-level="2"><text:bookmark text:name="funcionamiento"/>¿Cómo funciona?</text:h>
      <text:p text:style-name="P131">XHTML, al estar orientado al uso de un etiquetado correcto, exige una serie de requisitos básicos a cumplir en lo que a código se refiere. Entre estos requisitos básicos se puede mencionar una estructuración coherente dentro del documento donde se incluirían elementos correctamente anidados, etiquetas en minúsculas, elementos cerrados correctamente, atributos de valores entrecomillados, etc.</text:p>
      <text:h text:style-name="P136" text:outline-level="2"><text:bookmark text:name="ejemplo"/>Ejemplos</text:h>
      <text:p text:style-name="P131">A continuación se pueden ver algunos ejemplos de los aspectos más importantes a tener en cuenta a la hora de utilizar XHTML.</text:p>
      <text:list xml:id="list1002962972" text:style-name="L32">
        <text:list-item>
          <text:p text:style-name="P134"><text:span text:style-name="T1">Los documentos deben estar </text:span><text:span text:style-name="Emphasis"><text:span text:style-name="T1">bien formados</text:span></text:span><text:span text:style-name="T1">:</text:span></text:p>
          <text:p text:style-name="P135">Un formato correcto en un documento XHTML es muy importante. Esto quiere decir que todos los elementos deben tener etiquetas de cierre, deben estar escritos de una forma determinada y además todos los elementos deben estar anidados correctamente.</text:p>
          <text:p text:style-name="P135">Código de elementos anidados:</text:p>
          <text:p text:style-name="P146"><text:span text:style-name="Source_20_Text"><text:span text:style-name="T38">&lt;p&gt;</text:span></text:span><text:span text:style-name="T1">Ejemplo de elementos bien </text:span><text:span text:style-name="Source_20_Text"><text:span text:style-name="T38">&lt;em&gt;</text:span></text:span><text:span text:style-name="T1">anidados</text:span><text:span text:style-name="Source_20_Text"><text:span text:style-name="T38">&lt;/em&gt;</text:span></text:span><text:span text:style-name="T1">.</text:span><text:span text:style-name="Source_20_Text"><text:span text:style-name="T38">&lt;/p&gt;</text:span></text:span></text:p>
          <text:p text:style-name="P147"><text:span text:style-name="Source_20_Text"><text:span text:style-name="T38">&lt;p&gt;</text:span></text:span><text:span text:style-name="T1">Ejemplo de elementos mal </text:span><text:span text:style-name="Source_20_Text"><text:span text:style-name="T38">&lt;em&gt;</text:span></text:span><text:span text:style-name="T1">anidados</text:span><text:span text:style-name="Source_20_Text"><text:span text:style-name="T38">&lt;/p&gt;</text:span></text:span><text:span text:style-name="T1">.</text:span><text:span text:style-name="Source_20_Text"><text:span text:style-name="T38">&lt;/em&gt;</text:span></text:span></text:p>
        </text:list-item>
        <text:list-item>
          <text:p text:style-name="P133">Los nombres de atributos y elementos deben ir en minúsculas:</text:p>
          <text:p text:style-name="P135">Tanto los elementos como los atributos deben ir en minúsculas para todos los elementos HTML y los nombres de atributos. Esto es importante ya que XML interpreta las mayúsculas y las minúsculas de forma diferente.</text:p>
          <text:p text:style-name="P146"><text:span text:style-name="Source_20_Text"><text:span text:style-name="T38">&lt;body&gt;</text:span></text:span><text:span text:style-name="T1">Ejemplo correcto</text:span><text:span text:style-name="Source_20_Text"><text:span text:style-name="T38">&lt;/body&gt;</text:span></text:span></text:p>
          <text:p text:style-name="P147"><text:span text:style-name="Source_20_Text"><text:span text:style-name="T38">&lt;BODY&gt;</text:span></text:span><text:span text:style-name="T1">Ejemplo incorrecto</text:span><text:span text:style-name="Source_20_Text"><text:span text:style-name="T38">&lt;/BODY&gt;</text:span></text:span></text:p>
        </text:list-item>
        <text:list-item>
          <text:p text:style-name="P133">Los elementos que no estén vacios necesitan etiquetas de cierre:</text:p>
          <text:p text:style-name="P146"><text:span text:style-name="Source_20_Text"><text:span text:style-name="T38">&lt;p&gt;</text:span></text:span><text:span text:style-name="T1">Ejemplo correcto.</text:span><text:span text:style-name="Source_20_Text"><text:span text:style-name="T38">&lt;/p&gt;</text:span></text:span></text:p>
          <text:p text:style-name="P146"><text:span text:style-name="Source_20_Text"><text:span text:style-name="T38">&lt;p&gt;</text:span></text:span><text:span text:style-name="T1">Ejemplo correcto.</text:span><text:span text:style-name="Source_20_Text"><text:span text:style-name="T38">&lt;/p&gt;</text:span></text:span></text:p>
          <text:p text:style-name="P147"><text:span text:style-name="Source_20_Text"><text:span text:style-name="T38">&lt;p&gt;</text:span></text:span><text:span text:style-name="T1">Ejemplo incorrecto.</text:span><text:span text:style-name="Source_20_Text"><text:span text:style-name="T38">&lt;p&gt;</text:span></text:span><text:span text:style-name="T1">Ejemplo incorrecto.</text:span><text:span text:style-name="Source_20_Text"><text:span text:style-name="T38">&lt;/p&gt;</text:span></text:span></text:p>
        </text:list-item>
        <text:list-item>
          <text:p text:style-name="P133">Los valores de las etiquetas deben ir siempre entre comillas:</text:p>
          <text:p text:style-name="P135"><text:soft-page-break/>Todos los valores de los atributos deben ir entre comillas, incluso aquellos que sean numéricos.</text:p>
          <text:p text:style-name="P146"><text:span text:style-name="Source_20_Text"><text:span text:style-name="T38">&lt;table rows="3"&gt;</text:span></text:span></text:p>
          <text:p text:style-name="P147"><text:span text:style-name="Source_20_Text"><text:span text:style-name="T38">&lt;table rows=3&gt;</text:span></text:span><text:span text:style-name="T1"> ejemplo incorrecto</text:span></text:p>
        </text:list-item>
        <text:list-item>
          <text:p text:style-name="P134"><text:span text:style-name="T1">Existen varias versiones de XHTML (1.0, 1.1, Básico, etc.). Para utilizar una versión concreta, se debe incluir antes del elemento </text:span><text:span text:style-name="Source_20_Text"><text:span text:style-name="T38">html</text:span></text:span><text:span text:style-name="T1"> del código de la página Web, la Definición del Tipo de Documento (DTD) que se pretende utilizar. Por ejemplo, un documento en XHTML 1.1 podría especificarse de la siguiente forma:</text:span></text:p>
          <text:p text:style-name="P146"><text:span text:style-name="Source_20_Text"><text:span text:style-name="T38">&lt;?xml version="1.0" encoding="UTF-8"?&gt;</text:span></text:span></text:p>
          <text:p text:style-name="P146"><text:span text:style-name="Emphasis"><text:span text:style-name="T38">&lt;!DOCTYPE </text:span></text:span></text:p>
          <text:p text:style-name="P146"><text:span text:style-name="Emphasis"><text:span text:style-name="T39"><text:s text:c="4"/></text:span></text:span><text:span text:style-name="Emphasis"><text:span text:style-name="T38">html PUBLIC "-//W3C//DTD XHTML 1.1//EN"</text:span></text:span></text:p>
          <text:p text:style-name="P146"><text:span text:style-name="Source_20_Text"><text:span text:style-name="Emphasis"><text:span text:style-name="T39"><text:s text:c="4"/></text:span></text:span></text:span><text:span text:style-name="Source_20_Text"><text:span text:style-name="Emphasis"><text:span text:style-name="T38">"http://www.w3.org/TR/xhtml11/DTD/xhtml11.dtd"&gt;</text:span></text:span></text:span></text:p>
          <text:p text:style-name="P146"><text:span text:style-name="Source_20_Text"><text:span text:style-name="T38">&lt;html xmlns="http://www.w3.org/1999/xhtml" xml:lang="es"&gt;</text:span></text:span></text:p>
          <text:p text:style-name="P146"><text:span text:style-name="Source_20_Text"><text:span text:style-name="T39"><text:s text:c="2"/></text:span></text:span><text:span text:style-name="Source_20_Text"><text:span text:style-name="T38">&lt;head&gt;</text:span></text:span></text:p>
          <text:p text:style-name="P146"><text:span text:style-name="Source_20_Text"><text:span text:style-name="T39"><text:s text:c="4"/></text:span></text:span><text:span text:style-name="Source_20_Text"><text:span text:style-name="T38">&lt;title&gt;Título&lt;/title&gt;</text:span></text:span></text:p>
          <text:p text:style-name="P146"><text:span text:style-name="Source_20_Text"><text:span text:style-name="T39"><text:s text:c="2"/></text:span></text:span><text:span text:style-name="Source_20_Text"><text:span text:style-name="T38">&lt;/head&gt;</text:span></text:span></text:p>
          <text:p text:style-name="P146"><text:span text:style-name="Source_20_Text"><text:span text:style-name="T39"><text:s text:c="2"/></text:span></text:span><text:span text:style-name="Source_20_Text"><text:span text:style-name="T38">&lt;body&gt;</text:span></text:span></text:p>
          <text:p text:style-name="P146"><text:span text:style-name="Source_20_Text"><text:span text:style-name="T39"><text:s text:c="4"/></text:span></text:span><text:span text:style-name="Source_20_Text"><text:span text:style-name="T38">.</text:span></text:span></text:p>
          <text:p text:style-name="P146"><text:span text:style-name="Source_20_Text"><text:span text:style-name="T39"><text:s text:c="4"/></text:span></text:span><text:span text:style-name="Source_20_Text"><text:span text:style-name="T38">.</text:span></text:span></text:p>
          <text:p text:style-name="P146"><text:span text:style-name="Source_20_Text"><text:span text:style-name="T39"><text:s text:c="4"/></text:span></text:span><text:span text:style-name="Source_20_Text"><text:span text:style-name="T38">.</text:span></text:span></text:p>
          <text:p text:style-name="P146"><text:span text:style-name="Source_20_Text"><text:span text:style-name="T39"><text:s text:c="2"/></text:span></text:span><text:span text:style-name="Source_20_Text"><text:span text:style-name="T38">&lt;/body&gt;</text:span></text:span></text:p>
          <text:p text:style-name="P147"><text:span text:style-name="Source_20_Text"><text:span text:style-name="T38">&lt;/html&gt;</text:span></text:span></text:p>
        </text:list-item>
      </text:list>
      <text:h text:style-name="P137" text:outline-level="2"><text:bookmark text:name="masinfo"/>Más información sobre XHTML</text:h>
      <text:p text:style-name="P140"><text:a xlink:type="simple" xlink:href="http://w3.org/MarkUp/"><text:span text:style-name="T32">Página Principal de XHTML</text:span></text:a></text:p>
      <text:p text:style-name="P149">Toda la información sobre el Lenguaje Extensible de Etiquetado de HiperTexto.</text:p>
      <text:p text:style-name="P140"><text:a xlink:type="simple" xlink:href="http://www.w3.org/MarkUp/2004/xhtml-faq"><text:span text:style-name="T32">Preguntas frecuentes sobre HTML y XHTML</text:span></text:a><text:span text:style-name="T1">. Disponibles versiones </text:span><text:a xlink:type="simple" xlink:href="http://www.w3c.es/Traducciones/es/Markup/2004/xhtml-faq.htm"><text:span text:style-name="T32">en español</text:span></text:a><text:span text:style-name="T1"> y </text:span><text:a xlink:type="simple" xlink:href="http://css.artnau.com/traduccions/w3c/xhtml-faq-ca.html"><text:span text:style-name="T32">català</text:span></text:a><text:span text:style-name="T1">.</text:span></text:p>
      <text:p text:style-name="P149">Respuestas a dudas frecuentes sobre HTML y XHTML.</text:p>
      <text:p text:style-name="P140"><text:a xlink:type="simple" xlink:href="http://www.w3.org/MarkUp/#recommendations"><text:span text:style-name="T32">Recomendaciones (X)HTML</text:span></text:a></text:p>
      <text:p text:style-name="P150"><text:span text:style-name="T1">Especificaciones de HTML y XHTML del </text:span><text:span text:style-name="ACRONYM"><text:span text:style-name="T1">W3C</text:span></text:span><text:span text:style-name="T1">.</text:span></text:p>
      <text:p text:style-name="P140"><text:a xlink:type="simple" xlink:href="http://validator.w3.org/"><text:span text:style-name="T32">Validador de XHTML</text:span></text:a></text:p>
      <text:p text:style-name="P149">Servicio del W3C online y gratuito que nos permite comprobar la validez de los documentos (X)HTML.</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orgia" svg:font-family="Georgia, 'Times New Roman', Times, serif"/>
    <style:font-face style:name="OpenSymbol" svg:font-family="OpenSymbol"/>
    <style:font-face style:name="Times New Roman1" svg:font-family="'Times New Roman'"/>
    <style:font-face style:name="mon" svg:font-family="mon"/>
    <style:font-face style:name="monospace" svg:font-family="monospace"/>
    <style:font-face style:name="monospace1" svg:font-family="monospace, 'Courier New'"/>
    <style:font-face style:name="sans-serif" svg:font-family="sans-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DejaVu Sans" style:font-size-asian="7pt" style:font-weight-asian="bold" style:font-name-complex="DejaVu Sans" style:font-size-complex="7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usuario </meta:initial-creator>
    <meta:creation-date>2011-11-08T08:34:26</meta:creation-date>
    <dc:date>2011-11-08T08:53:38</dc:date>
    <dc:creator>usuario </dc:creator>
    <meta:editing-duration>PT00H13M05S</meta:editing-duration>
    <meta:editing-cycles>7</meta:editing-cycles>
    <meta:generator>OpenOffice.org/3.1$Linux OpenOffice.org_project/310m19$Build-9420</meta:generator>
    <meta:document-statistic meta:table-count="2" meta:image-count="9" meta:object-count="0" meta:page-count="71" meta:paragraph-count="1538" meta:word-count="19712" meta:character-count="136840"/>
    <meta:user-defined meta:name="Información 1"/>
    <meta:user-defined meta:name="Información 2"/>
    <meta:user-defined meta:name="Información 3"/>
    <meta:user-defined meta:name="Información 4"/>
  </office:meta>
</office:document-meta>
</file>